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1.66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2839in"/>
    </style:style>
    <style:style style:name="co4" style:family="table-column">
      <style:table-column-properties fo:break-before="auto" style:column-width="4.448in"/>
    </style:style>
    <style:style style:name="co5" style:family="table-column">
      <style:table-column-properties fo:break-before="auto" style:column-width="1.3453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7.7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7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2-hops subsumption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?a <text:s/>&lt;ns:people.person.place_of_birth&gt; <text:s/>?b <text:s/>?a <text:s/>&lt;ns:people.person.spouse_s..people.marriage.location_of_ceremony&gt; <text:s/>?b <text:s text:c="2"/>=&gt; ?a <text:s/>&lt;wasBornIn&gt; <text:s/>?b</text:p>
          </table:table-cell>
          <table:table-cell office:value-type="float" office:value="0.000050533">
            <text:p>0.000050533</text:p>
          </table:table-cell>
          <table:table-cell office:value-type="float" office:value="0.011538462">
            <text:p>0.011538462</text:p>
          </table:table-cell>
          <table:table-cell office:value-type="percentage" office:value="0.306122449">
            <text:p>30.61%</text:p>
          </table:table-cell>
          <table:table-cell office:value-type="percentage" office:value="0.9375">
            <text:p>93.75%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place_of_birth&gt; <text:s/>?b <text:s/>?a <text:s/>&lt;ns:people.person.places_lived..people.place_lived.location&gt; <text:s/>?b <text:s text:c="2"/>=&gt; ?a <text:s/>&lt;wasBornIn&gt; <text:s/>?b</text:p>
          </table:table-cell>
          <table:table-cell office:value-type="float" office:value="0.000970239">
            <text:p>0.000970239</text:p>
          </table:table-cell>
          <table:table-cell office:value-type="float" office:value="0.221538462">
            <text:p>0.221538462</text:p>
          </table:table-cell>
          <table:table-cell office:value-type="percentage" office:value="0.361355082">
            <text:p>36.14%</text:p>
          </table:table-cell>
          <table:table-cell office:value-type="percentage" office:value="0.891640867">
            <text:p>89.16%</text:p>
          </table:table-cell>
          <table:table-cell office:value-type="float" office:value="288">
            <text:p>288</text:p>
          </table:table-cell>
          <table:table-cell office:value-type="float" office:value="797">
            <text:p>79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/>?a <text:s/>&lt;wasBornIn&gt; <text:s/>?b <text:s text:c="2"/>=&gt; ?a <text:s/>&lt;ns:people.person.place_of_birth&gt; <text:s/>?b</text:p>
          </table:table-cell>
          <table:table-cell office:value-type="float" office:value="0.000232453">
            <text:p>0.000232453</text:p>
          </table:table-cell>
          <table:table-cell office:value-type="float" office:value="0.012002087">
            <text:p>0.012002087</text:p>
          </table:table-cell>
          <table:table-cell office:value-type="percentage" office:value="0.841463415">
            <text:p>84.15%</text:p>
          </table:table-cell>
          <table:table-cell office:value-type="percentage" office:value="0.851851852">
            <text:p>85.19%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b <text:s/>?b <text:s/>&lt;ns:people.person.parents&gt; <text:s/>?a <text:s text:c="2"/>=&gt; ?a <text:s/>&lt;hasChild&gt; <text:s/>?b</text:p>
          </table:table-cell>
          <table:table-cell office:value-type="float" office:value="0.009160002">
            <text:p>0.009160002</text:p>
          </table:table-cell>
          <table:table-cell office:value-type="float" office:value="0.827953715">
            <text:p>0.827953715</text:p>
          </table:table-cell>
          <table:table-cell office:value-type="percentage" office:value="0.427650204">
            <text:p>42.77%</text:p>
          </table:table-cell>
          <table:table-cell office:value-type="percentage" office:value="0.764408209">
            <text:p>76.44%</text:p>
          </table:table-cell>
          <table:table-cell office:value-type="float" office:value="2719">
            <text:p>2719</text:p>
          </table:table-cell>
          <table:table-cell office:value-type="float" office:value="6358">
            <text:p>63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hasChild&gt; <text:s/>?b <text:s/>?a <text:s/>&lt;isMarriedTo&gt; <text:s/>?f <text:s text:c="2"/>=&gt; ?a <text:s/>&lt;ns:people.person.children&gt; <text:s/>?b</text:p>
          </table:table-cell>
          <table:table-cell office:value-type="float" office:value="0.00744187">
            <text:p>0.00744187</text:p>
          </table:table-cell>
          <table:table-cell office:value-type="float" office:value="0.253674782">
            <text:p>0.253674782</text:p>
          </table:table-cell>
          <table:table-cell office:value-type="percentage" office:value="0.701047287">
            <text:p>70.10%</text:p>
          </table:table-cell>
          <table:table-cell office:value-type="percentage" office:value="0.725689882">
            <text:p>72.57%</text:p>
          </table:table-cell>
          <table:table-cell office:value-type="float" office:value="2209">
            <text:p>2209</text:p>
          </table:table-cell>
          <table:table-cell office:value-type="float" office:value="3151">
            <text:p>315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hasChild&gt; <text:s/>?a <text:s/>?b <text:s/>&lt;isMarriedTo&gt; <text:s/>?f <text:s text:c="2"/>=&gt; ?a <text:s/>&lt;ns:people.person.parents&gt; <text:s/>?b</text:p>
          </table:table-cell>
          <table:table-cell office:value-type="float" office:value="0.006892741">
            <text:p>0.006892741</text:p>
          </table:table-cell>
          <table:table-cell office:value-type="float" office:value="0.260206028">
            <text:p>0.260206028</text:p>
          </table:table-cell>
          <table:table-cell office:value-type="percentage" office:value="0.649317677">
            <text:p>64.93%</text:p>
          </table:table-cell>
          <table:table-cell office:value-type="percentage" office:value="0.720422535">
            <text:p>72.04%</text:p>
          </table:table-cell>
          <table:table-cell office:value-type="float" office:value="2046">
            <text:p>2046</text:p>
          </table:table-cell>
          <table:table-cell office:value-type="float" office:value="3151">
            <text:p>31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/>?a <text:s/>&lt;wasBornIn&gt; <text:s/>?b <text:s text:c="2"/>=&gt; ?a <text:s/>&lt;ns:people.person.places_lived..people.place_lived.location&gt; <text:s/>?b</text:p>
          </table:table-cell>
          <table:table-cell office:value-type="float" office:value="0.000067378">
            <text:p>0.000067378</text:p>
          </table:table-cell>
          <table:table-cell office:value-type="float" office:value="0.011540681">
            <text:p>0.011540681</text:p>
          </table:table-cell>
          <table:table-cell office:value-type="percentage" office:value="0.243902439">
            <text:p>24.39%</text:p>
          </table:table-cell>
          <table:table-cell office:value-type="percentage" office:value="0.714285714">
            <text:p>71.43%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sibling_s..people.sibling_relationship.sibling&gt; <text:s/>?b <text:s text:c="2"/>=&gt; ?a <text:s/>&lt;hasChild&gt; <text:s/>?b</text:p>
          </table:table-cell>
          <table:table-cell office:value-type="float" office:value="0.0026311">
            <text:p>0.0026311</text:p>
          </table:table-cell>
          <table:table-cell office:value-type="float" office:value="0.237819732">
            <text:p>0.237819732</text:p>
          </table:table-cell>
          <table:table-cell office:value-type="percentage" office:value="0.363424849">
            <text:p>36.34%</text:p>
          </table:table-cell>
          <table:table-cell office:value-type="percentage" office:value="0.696699376">
            <text:p>69.67%</text:p>
          </table:table-cell>
          <table:table-cell office:value-type="float" office:value="781">
            <text:p>781</text:p>
          </table:table-cell>
          <table:table-cell office:value-type="float" office:value="2149">
            <text:p>2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hasChild&gt; <text:s/>?a <text:s/>?e <text:s/>&lt;isMarriedTo&gt; <text:s/>?b <text:s text:c="2"/>=&gt; ?a <text:s/>&lt;ns:people.person.parents&gt; <text:s/>?b</text:p>
          </table:table-cell>
          <table:table-cell office:value-type="float" office:value="0.006980332">
            <text:p>0.006980332</text:p>
          </table:table-cell>
          <table:table-cell office:value-type="float" office:value="0.263512654">
            <text:p>0.263512654</text:p>
          </table:table-cell>
          <table:table-cell office:value-type="percentage" office:value="0.575395723">
            <text:p>57.54%</text:p>
          </table:table-cell>
          <table:table-cell office:value-type="percentage" office:value="0.679790026">
            <text:p>67.98%</text:p>
          </table:table-cell>
          <table:table-cell office:value-type="float" office:value="2072">
            <text:p>2072</text:p>
          </table:table-cell>
          <table:table-cell office:value-type="float" office:value="3601">
            <text:p>360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parents&gt; <text:s/>?a <text:s/>?b <text:s/>&lt;ns:people.person.sibling_s..people.sibling_relationship.sibling&gt; <text:s/>?f <text:s text:c="2"/>=&gt; ?a <text:s/>&lt;hasChild&gt; <text:s/>?b</text:p>
          </table:table-cell>
          <table:table-cell office:value-type="float" office:value="0.002563722">
            <text:p>0.002563722</text:p>
          </table:table-cell>
          <table:table-cell office:value-type="float" office:value="0.231729598">
            <text:p>0.231729598</text:p>
          </table:table-cell>
          <table:table-cell office:value-type="percentage" office:value="0.367277992">
            <text:p>36.73%</text:p>
          </table:table-cell>
          <table:table-cell office:value-type="percentage" office:value="0.672261484">
            <text:p>67.23%</text:p>
          </table:table-cell>
          <table:table-cell office:value-type="float" office:value="761">
            <text:p>761</text:p>
          </table:table-cell>
          <table:table-cell office:value-type="float" office:value="2072">
            <text:p>207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ns:people.person.parents&gt; <text:s/>?a <text:s/>?e <text:s/>&lt;ns:people.person.sibling_s..people.sibling_relationship.sibling&gt; <text:s/>?b <text:s text:c="2"/>=&gt; ?a <text:s/>&lt;hasChild&gt; <text:s/>?b</text:p>
          </table:table-cell>
          <table:table-cell office:value-type="float" office:value="0.002634469">
            <text:p>0.002634469</text:p>
          </table:table-cell>
          <table:table-cell office:value-type="float" office:value="0.238124239">
            <text:p>0.238124239</text:p>
          </table:table-cell>
          <table:table-cell office:value-type="percentage" office:value="0.302865995">
            <text:p>30.29%</text:p>
          </table:table-cell>
          <table:table-cell office:value-type="percentage" office:value="0.668376068">
            <text:p>66.84%</text:p>
          </table:table-cell>
          <table:table-cell office:value-type="float" office:value="782">
            <text:p>782</text:p>
          </table:table-cell>
          <table:table-cell office:value-type="float" office:value="2582">
            <text:p>258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nationality&gt; <text:s/>?b <text:s/>?a <text:s/>&lt;ns:people.person.places_lived..people.place_lived.location&gt; <text:s/>?b <text:s text:c="2"/>=&gt; ?a <text:s/>&lt;livesIn&gt; <text:s/>?b</text:p>
          </table:table-cell>
          <table:table-cell office:value-type="float" office:value="0.000006738">
            <text:p>0.000006738</text:p>
          </table:table-cell>
          <table:table-cell office:value-type="float" office:value="0.013422819">
            <text:p>0.013422819</text:p>
          </table:table-cell>
          <table:table-cell office:value-type="percentage" office:value="0.166666667">
            <text:p>16.67%</text:p>
          </table:table-cell>
          <table:table-cell office:value-type="percentage" office:value="0.666666667">
            <text:p>66.67%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hasChild&gt; <text:s/>?b <text:s/>?e <text:s/>&lt;isMarriedTo&gt; <text:s/>?a <text:s text:c="2"/>=&gt; ?a <text:s/>&lt;ns:people.person.children&gt; <text:s/>?b</text:p>
          </table:table-cell>
          <table:table-cell office:value-type="float" office:value="0.00744187">
            <text:p>0.00744187</text:p>
          </table:table-cell>
          <table:table-cell office:value-type="float" office:value="0.253674782">
            <text:p>0.253674782</text:p>
          </table:table-cell>
          <table:table-cell office:value-type="percentage" office:value="0.613440711">
            <text:p>61.34%</text:p>
          </table:table-cell>
          <table:table-cell office:value-type="percentage" office:value="0.635317803">
            <text:p>63.53%</text:p>
          </table:table-cell>
          <table:table-cell office:value-type="float" office:value="2209">
            <text:p>2209</text:p>
          </table:table-cell>
          <table:table-cell office:value-type="float" office:value="3601">
            <text:p>360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ns:people.person.children&gt; <text:s/>?b <text:s/>?a <text:s/>&lt;ns:people.person.spouse_s..people.marriage.spouse&gt; <text:s/>?f <text:s text:c="2"/>=&gt; ?a <text:s/>&lt;hasChild&gt; <text:s/>?b</text:p>
          </table:table-cell>
          <table:table-cell office:value-type="float" office:value="0.008846695">
            <text:p>0.008846695</text:p>
          </table:table-cell>
          <table:table-cell office:value-type="float" office:value="0.799634592">
            <text:p>0.799634592</text:p>
          </table:table-cell>
          <table:table-cell office:value-type="percentage" office:value="0.315738848">
            <text:p>31.57%</text:p>
          </table:table-cell>
          <table:table-cell office:value-type="percentage" office:value="0.58174568">
            <text:p>58.17%</text:p>
          </table:table-cell>
          <table:table-cell office:value-type="float" office:value="2626">
            <text:p>2626</text:p>
          </table:table-cell>
          <table:table-cell office:value-type="float" office:value="8317">
            <text:p>831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hasCapital&gt; <text:s/>?f <text:s/>?a <text:s/>&lt;wasBornIn&gt; <text:s/>?f <text:s text:c="2"/>=&gt; ?a <text:s/>&lt;ns:people.person.nationality&gt; <text:s/>?b</text:p>
          </table:table-cell>
          <table:table-cell office:value-type="float" office:value="0.000380684">
            <text:p>0.000380684</text:p>
          </table:table-cell>
          <table:table-cell office:value-type="float" office:value="0.02534769">
            <text:p>0.02534769</text:p>
          </table:table-cell>
          <table:table-cell office:value-type="percentage" office:value="0.350931677">
            <text:p>35.09%</text:p>
          </table:table-cell>
          <table:table-cell office:value-type="percentage" office:value="0.567839196">
            <text:p>56.78%</text:p>
          </table:table-cell>
          <table:table-cell office:value-type="float" office:value="113">
            <text:p>113</text:p>
          </table:table-cell>
          <table:table-cell office:value-type="float" office:value="322">
            <text:p>32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ns:people.person.parents&gt; <text:s/>?f <text:s/>?f <text:s/>&lt;ns:people.person.spouse_s..people.marriage.spouse&gt; <text:s/>?a <text:s text:c="2"/>=&gt; ?a <text:s/>&lt;hasChild&gt; <text:s/>?b</text:p>
          </table:table-cell>
          <table:table-cell office:value-type="float" office:value="0.008199869">
            <text:p>0.008199869</text:p>
          </table:table-cell>
          <table:table-cell office:value-type="float" office:value="0.741169306">
            <text:p>0.741169306</text:p>
          </table:table-cell>
          <table:table-cell office:value-type="percentage" office:value="0.310815988">
            <text:p>31.08%</text:p>
          </table:table-cell>
          <table:table-cell office:value-type="percentage" office:value="0.53635963">
            <text:p>53.64%</text:p>
          </table:table-cell>
          <table:table-cell office:value-type="float" office:value="2434">
            <text:p>2434</text:p>
          </table:table-cell>
          <table:table-cell office:value-type="float" office:value="7831">
            <text:p>783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ns:people.person.children&gt; <text:s/>?b <text:s/>?e <text:s/>&lt;ns:people.person.spouse_s..people.marriage.spouse&gt; <text:s/>?a <text:s text:c="2"/>=&gt; ?a <text:s/>&lt;hasChild&gt; <text:s/>?b</text:p>
          </table:table-cell>
          <table:table-cell office:value-type="float" office:value="0.008846695">
            <text:p>0.008846695</text:p>
          </table:table-cell>
          <table:table-cell office:value-type="float" office:value="0.799634592">
            <text:p>0.799634592</text:p>
          </table:table-cell>
          <table:table-cell office:value-type="percentage" office:value="0.261788456">
            <text:p>26.18%</text:p>
          </table:table-cell>
          <table:table-cell office:value-type="percentage" office:value="0.513894325">
            <text:p>51.39%</text:p>
          </table:table-cell>
          <table:table-cell office:value-type="float" office:value="2626">
            <text:p>2626</text:p>
          </table:table-cell>
          <table:table-cell office:value-type="float" office:value="10031">
            <text:p>1003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parents&gt; <text:s/>?b <text:s text:c="2"/>=&gt; ?a <text:s/>&lt;isMarriedTo&gt; <text:s/>?b</text:p>
          </table:table-cell>
          <table:table-cell office:value-type="float" office:value="0.004099935">
            <text:p>0.004099935</text:p>
          </table:table-cell>
          <table:table-cell office:value-type="float" office:value="0.528441164">
            <text:p>0.528441164</text:p>
          </table:table-cell>
          <table:table-cell office:value-type="percentage" office:value="0.248519502">
            <text:p>24.85%</text:p>
          </table:table-cell>
          <table:table-cell office:value-type="percentage" office:value="0.485634477">
            <text:p>48.56%</text:p>
          </table:table-cell>
          <table:table-cell office:value-type="float" office:value="1217">
            <text:p>1217</text:p>
          </table:table-cell>
          <table:table-cell office:value-type="float" office:value="4897">
            <text:p>489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f <text:s/>&lt;ns:people.person.parents&gt; <text:s/>?a <text:s text:c="2"/>=&gt; ?a <text:s/>&lt;isMarriedTo&gt; <text:s/>?b</text:p>
          </table:table-cell>
          <table:table-cell office:value-type="float" office:value="0.003995499">
            <text:p>0.003995499</text:p>
          </table:table-cell>
          <table:table-cell office:value-type="float" office:value="0.51498046">
            <text:p>0.51498046</text:p>
          </table:table-cell>
          <table:table-cell office:value-type="percentage" office:value="0.242189095">
            <text:p>24.22%</text:p>
          </table:table-cell>
          <table:table-cell office:value-type="percentage" office:value="0.471945881">
            <text:p>47.19%</text:p>
          </table:table-cell>
          <table:table-cell office:value-type="float" office:value="1186">
            <text:p>1186</text:p>
          </table:table-cell>
          <table:table-cell office:value-type="float" office:value="4897">
            <text:p>489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ns:people.person.parents&gt; <text:s/>?a <text:s/>?e <text:s/>&lt;ns:people.person.parents&gt; <text:s/>?b <text:s text:c="2"/>=&gt; ?a <text:s/>&lt;isMarriedTo&gt; <text:s/>?b</text:p>
          </table:table-cell>
          <table:table-cell office:value-type="float" office:value="0.004133624">
            <text:p>0.004133624</text:p>
          </table:table-cell>
          <table:table-cell office:value-type="float" office:value="0.532783326">
            <text:p>0.532783326</text:p>
          </table:table-cell>
          <table:table-cell office:value-type="percentage" office:value="0.197393822">
            <text:p>19.74%</text:p>
          </table:table-cell>
          <table:table-cell office:value-type="percentage" office:value="0.469036697">
            <text:p>46.90%</text:p>
          </table:table-cell>
          <table:table-cell office:value-type="float" office:value="1227">
            <text:p>1227</text:p>
          </table:table-cell>
          <table:table-cell office:value-type="float" office:value="6216">
            <text:p>621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ns:people.person.places_lived..people.place_lived.location&gt; <text:s/>?b <text:s/>?a <text:s/>&lt;ns:people.person.sibling_s..people.sibling_relationship.sibling&gt; <text:s/>?f <text:s text:c="2"/>=&gt; ?a <text:s/>&lt;wasBornIn&gt; <text:s/>?b</text:p>
          </table:table-cell>
          <table:table-cell office:value-type="float" office:value="0.000171813">
            <text:p>0.000171813</text:p>
          </table:table-cell>
          <table:table-cell office:value-type="float" office:value="0.039230769">
            <text:p>0.039230769</text:p>
          </table:table-cell>
          <table:table-cell office:value-type="percentage" office:value="0.071629213">
            <text:p>7.16%</text:p>
          </table:table-cell>
          <table:table-cell office:value-type="percentage" office:value="0.439655172">
            <text:p>43.97%</text:p>
          </table:table-cell>
          <table:table-cell office:value-type="float" office:value="51">
            <text:p>51</text:p>
          </table:table-cell>
          <table:table-cell office:value-type="float" office:value="712">
            <text:p>71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s_lived..people.place_lived.location&gt; <text:s/>?b <text:s/>?e <text:s/>&lt;ns:people.person.sibling_s..people.sibling_relationship.sibling&gt; <text:s/>?a <text:s text:c="2"/>=&gt; ?a <text:s/>&lt;wasBornIn&gt; <text:s/>?b</text:p>
          </table:table-cell>
          <table:table-cell office:value-type="float" office:value="0.000171813">
            <text:p>0.000171813</text:p>
          </table:table-cell>
          <table:table-cell office:value-type="float" office:value="0.039230769">
            <text:p>0.039230769</text:p>
          </table:table-cell>
          <table:table-cell office:value-type="percentage" office:value="0.055254605">
            <text:p>5.53%</text:p>
          </table:table-cell>
          <table:table-cell office:value-type="percentage" office:value="0.439655172">
            <text:p>43.97%</text:p>
          </table:table-cell>
          <table:table-cell office:value-type="float" office:value="51">
            <text:p>51</text:p>
          </table:table-cell>
          <table:table-cell office:value-type="float" office:value="923">
            <text:p>92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place_of_birth&gt; <text:s/>?b <text:s/>?a <text:s/>&lt;ns:people.person.sibling_s..people.sibling_relationship.sibling&gt; <text:s/>?f <text:s text:c="2"/>=&gt; ?a <text:s/>&lt;wasBornIn&gt; <text:s/>?b</text:p>
          </table:table-cell>
          <table:table-cell office:value-type="float" office:value="0.000411004">
            <text:p>0.000411004</text:p>
          </table:table-cell>
          <table:table-cell office:value-type="float" office:value="0.093846154">
            <text:p>0.093846154</text:p>
          </table:table-cell>
          <table:table-cell office:value-type="percentage" office:value="0.076489028">
            <text:p>7.65%</text:p>
          </table:table-cell>
          <table:table-cell office:value-type="percentage" office:value="0.425087108">
            <text:p>42.51%</text:p>
          </table:table-cell>
          <table:table-cell office:value-type="float" office:value="122">
            <text:p>122</text:p>
          </table:table-cell>
          <table:table-cell office:value-type="float" office:value="1595">
            <text:p>15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_of_birth&gt; <text:s/>?b <text:s/>?e <text:s/>&lt;ns:people.person.sibling_s..people.sibling_relationship.sibling&gt; <text:s/>?a <text:s text:c="2"/>=&gt; ?a <text:s/>&lt;wasBornIn&gt; <text:s/>?b</text:p>
          </table:table-cell>
          <table:table-cell office:value-type="float" office:value="0.000411004">
            <text:p>0.000411004</text:p>
          </table:table-cell>
          <table:table-cell office:value-type="float" office:value="0.093846154">
            <text:p>0.093846154</text:p>
          </table:table-cell>
          <table:table-cell office:value-type="percentage" office:value="0.061803445">
            <text:p>6.18%</text:p>
          </table:table-cell>
          <table:table-cell office:value-type="percentage" office:value="0.419243986">
            <text:p>41.92%</text:p>
          </table:table-cell>
          <table:table-cell office:value-type="float" office:value="122">
            <text:p>122</text:p>
          </table:table-cell>
          <table:table-cell office:value-type="float" office:value="1974">
            <text:p>197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created&gt; <text:s/>?b <text:s/>?e <text:s/>&lt;hasChild&gt; <text:s/>?a <text:s text:c="2"/>=&gt; ?a <text:s/>&lt;ns:people.person.employment_history..business.employment_tenure.company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7241379">
            <text:p>0.017241379</text:p>
          </table:table-cell>
          <table:table-cell office:value-type="percentage" office:value="0.009615385">
            <text:p>0.96%</text:p>
          </table:table-cell>
          <table:table-cell office:value-type="percentage" office:value="0.416666667">
            <text:p>41.67%</text:p>
          </table:table-cell>
          <table:table-cell office:value-type="float" office:value="5">
            <text:p>5</text:p>
          </table:table-cell>
          <table:table-cell office:value-type="float" office:value="520">
            <text:p>52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Child&gt; <text:s/>?f <text:s/>?b <text:s/>&lt;hasChild&gt; <text:s/>?f <text:s text:c="2"/>=&gt; ?a <text:s/>&lt;ns:people.person.spouse_s..people.marriage.spouse&gt; <text:s/>?b</text:p>
          </table:table-cell>
          <table:table-cell office:value-type="float" office:value="0.00284334">
            <text:p>0.00284334</text:p>
          </table:table-cell>
          <table:table-cell office:value-type="float" office:value="0.16839585">
            <text:p>0.16839585</text:p>
          </table:table-cell>
          <table:table-cell office:value-type="percentage" office:value="0.367435786">
            <text:p>36.74%</text:p>
          </table:table-cell>
          <table:table-cell office:value-type="percentage" office:value="0.38876094">
            <text:p>38.88%</text:p>
          </table:table-cell>
          <table:table-cell office:value-type="float" office:value="844">
            <text:p>844</text:p>
          </table:table-cell>
          <table:table-cell office:value-type="float" office:value="2297">
            <text:p>229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hasChild&gt; <text:s/>?a <text:s/>?e <text:s/>&lt;hasChild&gt; <text:s/>?b <text:s text:c="2"/>=&gt; ?a <text:s/>&lt;ns:people.person.sibling_s..people.sibling_relationship.sibling&gt; <text:s/>?b</text:p>
          </table:table-cell>
          <table:table-cell office:value-type="float" office:value="0.003443002">
            <text:p>0.003443002</text:p>
          </table:table-cell>
          <table:table-cell office:value-type="float" office:value="0.310355299">
            <text:p>0.310355299</text:p>
          </table:table-cell>
          <table:table-cell office:value-type="percentage" office:value="0.086266565">
            <text:p>8.63%</text:p>
          </table:table-cell>
          <table:table-cell office:value-type="percentage" office:value="0.374221897">
            <text:p>37.42%</text:p>
          </table:table-cell>
          <table:table-cell office:value-type="float" office:value="1022">
            <text:p>1022</text:p>
          </table:table-cell>
          <table:table-cell office:value-type="float" office:value="11847">
            <text:p>1184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spouse_s..people.marriage.from&gt; <text:s/>?f <text:s/>?b <text:s/>&lt;ns:people.person.spouse_s..people.marriage.from&gt; <text:s/>?f <text:s text:c="2"/>=&gt; ?a <text:s/>&lt;isMarriedTo&gt; <text:s/>?b</text:p>
          </table:table-cell>
          <table:table-cell office:value-type="float" office:value="0.003321722">
            <text:p>0.003321722</text:p>
          </table:table-cell>
          <table:table-cell office:value-type="float" office:value="0.428137212">
            <text:p>0.428137212</text:p>
          </table:table-cell>
          <table:table-cell office:value-type="percentage" office:value="0.153558636">
            <text:p>15.36%</text:p>
          </table:table-cell>
          <table:table-cell office:value-type="percentage" office:value="0.325412541">
            <text:p>32.54%</text:p>
          </table:table-cell>
          <table:table-cell office:value-type="float" office:value="986">
            <text:p>986</text:p>
          </table:table-cell>
          <table:table-cell office:value-type="float" office:value="6421">
            <text:p>642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diedOnDate&gt; <text:s/>?b <text:s/>?a <text:s/>&lt;isMarriedTo&gt; <text:s/>?f <text:s text:c="2"/>=&gt; ?a <text:s/>&lt;ns:people.person.spouse_s..people.marriage.to&gt; <text:s/>?b</text:p>
          </table:table-cell>
          <table:table-cell office:value-type="float" office:value="0.000731048">
            <text:p>0.000731048</text:p>
          </table:table-cell>
          <table:table-cell office:value-type="float" office:value="0.104679209">
            <text:p>0.104679209</text:p>
          </table:table-cell>
          <table:table-cell office:value-type="percentage" office:value="0.129784689">
            <text:p>12.98%</text:p>
          </table:table-cell>
          <table:table-cell office:value-type="percentage" office:value="0.313131313">
            <text:p>31.31%</text:p>
          </table:table-cell>
          <table:table-cell office:value-type="float" office:value="217">
            <text:p>217</text:p>
          </table:table-cell>
          <table:table-cell office:value-type="float" office:value="1672">
            <text:p>167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diedOnDate&gt; <text:s/>?b <text:s/>?e <text:s/>&lt;isMarriedTo&gt; <text:s/>?a <text:s text:c="2"/>=&gt; ?a <text:s/>&lt;ns:people.person.spouse_s..people.marriage.to&gt; <text:s/>?b</text:p>
          </table:table-cell>
          <table:table-cell office:value-type="float" office:value="0.000731048">
            <text:p>0.000731048</text:p>
          </table:table-cell>
          <table:table-cell office:value-type="float" office:value="0.104679209">
            <text:p>0.104679209</text:p>
          </table:table-cell>
          <table:table-cell office:value-type="percentage" office:value="0.109817814">
            <text:p>10.98%</text:p>
          </table:table-cell>
          <table:table-cell office:value-type="percentage" office:value="0.313131313">
            <text:p>31.31%</text:p>
          </table:table-cell>
          <table:table-cell office:value-type="float" office:value="217">
            <text:p>217</text:p>
          </table:table-cell>
          <table:table-cell office:value-type="float" office:value="1976">
            <text:p>19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spouse_s..people.marriage.to&gt; <text:s/>?f <text:s/>?b <text:s/>&lt;ns:people.person.spouse_s..people.marriage.to&gt; <text:s/>?f <text:s text:c="2"/>=&gt; ?a <text:s/>&lt;isMarriedTo&gt; <text:s/>?b</text:p>
          </table:table-cell>
          <table:table-cell office:value-type="float" office:value="0.002735536">
            <text:p>0.002735536</text:p>
          </table:table-cell>
          <table:table-cell office:value-type="float" office:value="0.352583587">
            <text:p>0.352583587</text:p>
          </table:table-cell>
          <table:table-cell office:value-type="percentage" office:value="0.152431012">
            <text:p>15.24%</text:p>
          </table:table-cell>
          <table:table-cell office:value-type="percentage" office:value="0.297109404">
            <text:p>29.71%</text:p>
          </table:table-cell>
          <table:table-cell office:value-type="float" office:value="812">
            <text:p>812</text:p>
          </table:table-cell>
          <table:table-cell office:value-type="float" office:value="5327">
            <text:p>532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Child&gt; <text:s/>?f <text:s/>?f <text:s/>&lt;wasBornIn&gt; <text:s/>?b <text:s text:c="2"/>=&gt; ?a <text:s/>&lt;ns:people.person.spouse_s..people.marriage.location_of_ceremony&gt; <text:s/>?b</text:p>
          </table:table-cell>
          <table:table-cell office:value-type="float" office:value="0.000043796">
            <text:p>0.000043796</text:p>
          </table:table-cell>
          <table:table-cell office:value-type="float" office:value="0.026915114">
            <text:p>0.026915114</text:p>
          </table:table-cell>
          <table:table-cell office:value-type="percentage" office:value="0.025440313">
            <text:p>2.54%</text:p>
          </table:table-cell>
          <table:table-cell office:value-type="percentage" office:value="0.288888889">
            <text:p>28.89%</text:p>
          </table:table-cell>
          <table:table-cell office:value-type="float" office:value="13">
            <text:p>13</text:p>
          </table:table-cell>
          <table:table-cell office:value-type="float" office:value="511">
            <text:p>51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nationality&gt; <text:s/>?b <text:s/>?a <text:s/>&lt;ns:people.person.place_of_birth&gt; <text:s/>?b <text:s text:c="2"/>=&gt; ?a <text:s/>&lt;isCitizenOf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24390244">
            <text:p>0.024390244</text:p>
          </table:table-cell>
          <table:table-cell office:value-type="percentage" office:value="0.025157233">
            <text:p>2.52%</text:p>
          </table:table-cell>
          <table:table-cell office:value-type="percentage" office:value="0.285714286">
            <text:p>28.57%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spouse_s..people.marriage.location_of_ceremony&gt; <text:s/>?f <text:s/>?b <text:s/>&lt;ns:people.person.spouse_s..people.marriage.location_of_ceremony&gt; <text:s/>?f <text:s text:c="2"/>=&gt; ?a <text:s/>&lt;isMarriedTo&gt; <text:s/>?b</text:p>
          </table:table-cell>
          <table:table-cell office:value-type="float" office:value="0.000714204">
            <text:p>0.000714204</text:p>
          </table:table-cell>
          <table:table-cell office:value-type="float" office:value="0.092053843">
            <text:p>0.092053843</text:p>
          </table:table-cell>
          <table:table-cell office:value-type="percentage" office:value="0.136950904">
            <text:p>13.70%</text:p>
          </table:table-cell>
          <table:table-cell office:value-type="percentage" office:value="0.279314888">
            <text:p>27.93%</text:p>
          </table:table-cell>
          <table:table-cell office:value-type="float" office:value="212">
            <text:p>212</text:p>
          </table:table-cell>
          <table:table-cell office:value-type="float" office:value="1548">
            <text:p>154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diedIn&gt; <text:s/>?b <text:s/>?e <text:s/>&lt;hasChild&gt; <text:s/>?a <text:s text:c="2"/>=&gt; ?a <text:s/>&lt;ns:people.person.places_lived..people.place_lived.location&gt; <text:s/>?b</text:p>
          </table:table-cell>
          <table:table-cell office:value-type="float" office:value="0.000128018">
            <text:p>0.000128018</text:p>
          </table:table-cell>
          <table:table-cell office:value-type="float" office:value="0.021927294">
            <text:p>0.021927294</text:p>
          </table:table-cell>
          <table:table-cell office:value-type="percentage" office:value="0.054131054">
            <text:p>5.41%</text:p>
          </table:table-cell>
          <table:table-cell office:value-type="percentage" office:value="0.260273973">
            <text:p>26.03%</text:p>
          </table:table-cell>
          <table:table-cell office:value-type="float" office:value="38">
            <text:p>38</text:p>
          </table:table-cell>
          <table:table-cell office:value-type="float" office:value="702">
            <text:p>7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diedIn&gt; <text:s/>?b <text:s/>?e <text:s/>&lt;hasChild&gt; <text:s/>?a <text:s text:c="2"/>=&gt; ?a <text:s/>&lt;ns:people.person.place_of_birth&gt; <text:s/>?b</text:p>
          </table:table-cell>
          <table:table-cell office:value-type="float" office:value="0.000451431">
            <text:p>0.000451431</text:p>
          </table:table-cell>
          <table:table-cell office:value-type="float" office:value="0.023308401">
            <text:p>0.023308401</text:p>
          </table:table-cell>
          <table:table-cell office:value-type="percentage" office:value="0.190883191">
            <text:p>19.09%</text:p>
          </table:table-cell>
          <table:table-cell office:value-type="percentage" office:value="0.253308129">
            <text:p>25.33%</text:p>
          </table:table-cell>
          <table:table-cell office:value-type="float" office:value="134">
            <text:p>134</text:p>
          </table:table-cell>
          <table:table-cell office:value-type="float" office:value="702">
            <text:p>7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places_lived..people.place_lived.location&gt; <text:s/>?b <text:s text:c="2"/>=&gt; ?a <text:s/>&lt;diedIn&gt; <text:s/>?b</text:p>
          </table:table-cell>
          <table:table-cell office:value-type="float" office:value="0.000178551">
            <text:p>0.000178551</text:p>
          </table:table-cell>
          <table:table-cell office:value-type="float" office:value="0.06625">
            <text:p>0.06625</text:p>
          </table:table-cell>
          <table:table-cell office:value-type="percentage" office:value="0.048094374">
            <text:p>4.81%</text:p>
          </table:table-cell>
          <table:table-cell office:value-type="percentage" office:value="0.252380952">
            <text:p>25.24%</text:p>
          </table:table-cell>
          <table:table-cell office:value-type="float" office:value="53">
            <text:p>53</text:p>
          </table:table-cell>
          <table:table-cell office:value-type="float" office:value="1102">
            <text:p>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arents&gt; <text:s/>?a <text:s/>?e <text:s/>&lt;ns:people.person.places_lived..people.place_lived.location&gt; <text:s/>?b <text:s text:c="2"/>=&gt; ?a <text:s/>&lt;diedIn&gt; <text:s/>?b</text:p>
          </table:table-cell>
          <table:table-cell office:value-type="float" office:value="0.000178551">
            <text:p>0.000178551</text:p>
          </table:table-cell>
          <table:table-cell office:value-type="float" office:value="0.06625">
            <text:p>0.06625</text:p>
          </table:table-cell>
          <table:table-cell office:value-type="percentage" office:value="0.037192982">
            <text:p>3.72%</text:p>
          </table:table-cell>
          <table:table-cell office:value-type="percentage" office:value="0.252380952">
            <text:p>25.24%</text:p>
          </table:table-cell>
          <table:table-cell office:value-type="float" office:value="53">
            <text:p>53</text:p>
          </table:table-cell>
          <table:table-cell office:value-type="float" office:value="1425">
            <text:p>142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nationality&gt; <text:s/>?b <text:s/>?a <text:s/>&lt;ns:people.person.parents&gt; <text:s/>?f <text:s text:c="2"/>=&gt; ?a <text:s/>&lt;isCitizenOf&gt; <text:s/>?b</text:p>
          </table:table-cell>
          <table:table-cell office:value-type="float" office:value="0.000023582">
            <text:p>0.000023582</text:p>
          </table:table-cell>
          <table:table-cell office:value-type="float" office:value="0.042682927">
            <text:p>0.042682927</text:p>
          </table:table-cell>
          <table:table-cell office:value-type="percentage" office:value="0.002149217">
            <text:p>0.21%</text:p>
          </table:table-cell>
          <table:table-cell office:value-type="percentage" office:value="0.25">
            <text:p>25.00%</text:p>
          </table:table-cell>
          <table:table-cell office:value-type="float" office:value="7">
            <text:p>7</text:p>
          </table:table-cell>
          <table:table-cell office:value-type="float" office:value="3257">
            <text:p>325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children&gt; <text:s/>?a <text:s/>?e <text:s/>&lt;ns:people.person.nationality&gt; <text:s/>?b <text:s text:c="2"/>=&gt; ?a <text:s/>&lt;isCitizenOf&gt; <text:s/>?b</text:p>
          </table:table-cell>
          <table:table-cell office:value-type="float" office:value="0.000023582">
            <text:p>0.000023582</text:p>
          </table:table-cell>
          <table:table-cell office:value-type="float" office:value="0.042682927">
            <text:p>0.042682927</text:p>
          </table:table-cell>
          <table:table-cell office:value-type="percentage" office:value="0.001843075">
            <text:p>0.18%</text:p>
          </table:table-cell>
          <table:table-cell office:value-type="percentage" office:value="0.24137931">
            <text:p>24.14%</text:p>
          </table:table-cell>
          <table:table-cell office:value-type="float" office:value="7">
            <text:p>7</text:p>
          </table:table-cell>
          <table:table-cell office:value-type="float" office:value="3798">
            <text:p>379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Child&gt; <text:s/>?f <text:s/>?f <text:s/>&lt;wasBornIn&gt; <text:s/>?b <text:s text:c="2"/>=&gt; ?a <text:s/>&lt;ns:people.person.places_lived..people.place_lived.location&gt; <text:s/>?b</text:p>
          </table:table-cell>
          <table:table-cell office:value-type="float" office:value="0.000104435">
            <text:p>0.000104435</text:p>
          </table:table-cell>
          <table:table-cell office:value-type="float" office:value="0.017888055">
            <text:p>0.017888055</text:p>
          </table:table-cell>
          <table:table-cell office:value-type="percentage" office:value="0.060665362">
            <text:p>6.07%</text:p>
          </table:table-cell>
          <table:table-cell office:value-type="percentage" office:value="0.224637681">
            <text:p>22.46%</text:p>
          </table:table-cell>
          <table:table-cell office:value-type="float" office:value="31">
            <text:p>31</text:p>
          </table:table-cell>
          <table:table-cell office:value-type="float" office:value="511">
            <text:p>51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parents&gt; <text:s/>?f <text:s/>?f <text:s/>&lt;ns:people.person.places_lived..people.place_lived.location&gt; <text:s/>?b <text:s text:c="2"/>=&gt; ?a <text:s/>&lt;wasBornIn&gt; <text:s/>?b</text:p>
          </table:table-cell>
          <table:table-cell office:value-type="float" office:value="0.000293093">
            <text:p>0.000293093</text:p>
          </table:table-cell>
          <table:table-cell office:value-type="float" office:value="0.066923077">
            <text:p>0.066923077</text:p>
          </table:table-cell>
          <table:table-cell office:value-type="percentage" office:value="0.045813586">
            <text:p>4.58%</text:p>
          </table:table-cell>
          <table:table-cell office:value-type="percentage" office:value="0.223076923">
            <text:p>22.31%</text:p>
          </table:table-cell>
          <table:table-cell office:value-type="float" office:value="87">
            <text:p>87</text:p>
          </table:table-cell>
          <table:table-cell office:value-type="float" office:value="1899">
            <text:p>189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children&gt; <text:s/>?a <text:s/>?e <text:s/>&lt;ns:people.person.places_lived..people.place_lived.location&gt; <text:s/>?b <text:s text:c="2"/>=&gt; ?a <text:s/>&lt;wasBornIn&gt; <text:s/>?b</text:p>
          </table:table-cell>
          <table:table-cell office:value-type="float" office:value="0.000293093">
            <text:p>0.000293093</text:p>
          </table:table-cell>
          <table:table-cell office:value-type="float" office:value="0.066923077">
            <text:p>0.066923077</text:p>
          </table:table-cell>
          <table:table-cell office:value-type="percentage" office:value="0.037355088">
            <text:p>3.74%</text:p>
          </table:table-cell>
          <table:table-cell office:value-type="percentage" office:value="0.223076923">
            <text:p>22.31%</text:p>
          </table:table-cell>
          <table:table-cell office:value-type="float" office:value="87">
            <text:p>87</text:p>
          </table:table-cell>
          <table:table-cell office:value-type="float" office:value="2329">
            <text:p>232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hasChild&gt; <text:s/>?a <text:s/>?e <text:s/>&lt;wasBornIn&gt; <text:s/>?b <text:s text:c="2"/>=&gt; ?a <text:s/>&lt;ns:people.person.places_lived..people.place_lived.location&gt; <text:s/>?b</text:p>
          </table:table-cell>
          <table:table-cell office:value-type="float" office:value="0.000131387">
            <text:p>0.000131387</text:p>
          </table:table-cell>
          <table:table-cell office:value-type="float" office:value="0.022504328">
            <text:p>0.022504328</text:p>
          </table:table-cell>
          <table:table-cell office:value-type="percentage" office:value="0.046818727">
            <text:p>4.68%</text:p>
          </table:table-cell>
          <table:table-cell office:value-type="percentage" office:value="0.222857143">
            <text:p>22.29%</text:p>
          </table:table-cell>
          <table:table-cell office:value-type="float" office:value="39">
            <text:p>39</text:p>
          </table:table-cell>
          <table:table-cell office:value-type="float" office:value="833">
            <text:p>83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parents&gt; <text:s/>?f <text:s/>?f <text:s/>&lt;ns:people.person.spouse_s..people.marriage.location_of_ceremony&gt; <text:s/>?b <text:s text:c="2"/>=&gt; ?a <text:s/>&lt;wasBornIn&gt; <text:s/>?b</text:p>
          </table:table-cell>
          <table:table-cell office:value-type="float" office:value="0.000057271">
            <text:p>0.000057271</text:p>
          </table:table-cell>
          <table:table-cell office:value-type="float" office:value="0.013076923">
            <text:p>0.013076923</text:p>
          </table:table-cell>
          <table:table-cell office:value-type="percentage" office:value="0.03640257">
            <text:p>3.64%</text:p>
          </table:table-cell>
          <table:table-cell office:value-type="percentage" office:value="0.217948718">
            <text:p>21.79%</text:p>
          </table:table-cell>
          <table:table-cell office:value-type="float" office:value="17">
            <text:p>17</text:p>
          </table:table-cell>
          <table:table-cell office:value-type="float" office:value="467">
            <text:p>46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children&gt; <text:s/>?a <text:s/>?e <text:s/>&lt;ns:people.person.spouse_s..people.marriage.location_of_ceremony&gt; <text:s/>?b <text:s text:c="2"/>=&gt; ?a <text:s/>&lt;wasBornIn&gt; <text:s/>?b</text:p>
          </table:table-cell>
          <table:table-cell office:value-type="float" office:value="0.000057271">
            <text:p>0.000057271</text:p>
          </table:table-cell>
          <table:table-cell office:value-type="float" office:value="0.013076923">
            <text:p>0.013076923</text:p>
          </table:table-cell>
          <table:table-cell office:value-type="percentage" office:value="0.024602026">
            <text:p>2.46%</text:p>
          </table:table-cell>
          <table:table-cell office:value-type="percentage" office:value="0.217948718">
            <text:p>21.79%</text:p>
          </table:table-cell>
          <table:table-cell office:value-type="float" office:value="17">
            <text:p>17</text:p>
          </table:table-cell>
          <table:table-cell office:value-type="float" office:value="691">
            <text:p>69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languages&gt; <text:s/>?b <text:s/>?e <text:s/>&lt;ns:people.person.nationality&gt; <text:s/>?a <text:s text:c="2"/>=&gt; ?a <text:s/>&lt;hasOfficialLanguage&gt; <text:s/>?b</text:p>
          </table:table-cell>
          <table:table-cell office:value-type="float" office:value="0.000010107">
            <text:p>0.000010107</text:p>
          </table:table-cell>
          <table:table-cell office:value-type="float" office:value="0.019607843">
            <text:p>0.019607843</text:p>
          </table:table-cell>
          <table:table-cell office:value-type="percentage" office:value="0.085714286">
            <text:p>8.57%</text:p>
          </table:table-cell>
          <table:table-cell office:value-type="percentage" office:value="0.214285714">
            <text:p>21.43%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diedIn&gt; <text:s/>?b <text:s/>?e <text:s/>&lt;hasChild&gt; <text:s/>?a <text:s text:c="2"/>=&gt; ?a <text:s/>&lt;ns:people.person.spouse_s..people.marriage.location_of_ceremony&gt; <text:s/>?b</text:p>
          </table:table-cell>
          <table:table-cell office:value-type="float" office:value="0.000047164">
            <text:p>0.000047164</text:p>
          </table:table-cell>
          <table:table-cell office:value-type="float" office:value="0.028985507">
            <text:p>0.028985507</text:p>
          </table:table-cell>
          <table:table-cell office:value-type="percentage" office:value="0.01994302">
            <text:p>1.99%</text:p>
          </table:table-cell>
          <table:table-cell office:value-type="percentage" office:value="0.205882353">
            <text:p>20.59%</text:p>
          </table:table-cell>
          <table:table-cell office:value-type="float" office:value="14">
            <text:p>14</text:p>
          </table:table-cell>
          <table:table-cell office:value-type="float" office:value="702">
            <text:p>7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place_of_birth&gt; <text:s/>?b <text:s text:c="2"/>=&gt; ?a <text:s/>&lt;diedIn&gt; <text:s/>?b</text:p>
          </table:table-cell>
          <table:table-cell office:value-type="float" office:value="0.000437955">
            <text:p>0.000437955</text:p>
          </table:table-cell>
          <table:table-cell office:value-type="float" office:value="0.1625">
            <text:p>0.1625</text:p>
          </table:table-cell>
          <table:table-cell office:value-type="percentage" office:value="0.037281331">
            <text:p>3.73%</text:p>
          </table:table-cell>
          <table:table-cell office:value-type="percentage" office:value="0.203125">
            <text:p>20.31%</text:p>
          </table:table-cell>
          <table:table-cell office:value-type="float" office:value="130">
            <text:p>130</text:p>
          </table:table-cell>
          <table:table-cell office:value-type="float" office:value="3487">
            <text:p>348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arents&gt; <text:s/>?a <text:s/>?e <text:s/>&lt;ns:people.person.place_of_birth&gt; <text:s/>?b <text:s text:c="2"/>=&gt; ?a <text:s/>&lt;diedIn&gt; <text:s/>?b</text:p>
          </table:table-cell>
          <table:table-cell office:value-type="float" office:value="0.000437955">
            <text:p>0.000437955</text:p>
          </table:table-cell>
          <table:table-cell office:value-type="float" office:value="0.1625">
            <text:p>0.1625</text:p>
          </table:table-cell>
          <table:table-cell office:value-type="percentage" office:value="0.030537938">
            <text:p>3.05%</text:p>
          </table:table-cell>
          <table:table-cell office:value-type="percentage" office:value="0.202492212">
            <text:p>20.25%</text:p>
          </table:table-cell>
          <table:table-cell office:value-type="float" office:value="130">
            <text:p>130</text:p>
          </table:table-cell>
          <table:table-cell office:value-type="float" office:value="4257">
            <text:p>425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nationality&gt; <text:s/>?b <text:s/>?e <text:s/>&lt;ns:people.person.place_of_birth&gt; <text:s/>?a <text:s text:c="2"/>=&gt; ?a <text:s/>&lt;isLocatedIn&gt; <text:s/>?b</text:p>
          </table:table-cell>
          <table:table-cell office:value-type="float" office:value="0.000953395">
            <text:p>0.000953395</text:p>
          </table:table-cell>
          <table:table-cell office:value-type="float" office:value="0.035918264">
            <text:p>0.035918264</text:p>
          </table:table-cell>
          <table:table-cell office:value-type="percentage" office:value="0.132801502">
            <text:p>13.28%</text:p>
          </table:table-cell>
          <table:table-cell office:value-type="percentage" office:value="0.199015471">
            <text:p>19.90%</text:p>
          </table:table-cell>
          <table:table-cell office:value-type="float" office:value="283">
            <text:p>283</text:p>
          </table:table-cell>
          <table:table-cell office:value-type="float" office:value="2131">
            <text:p>213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places_lived..people.place_lived.location&gt; <text:s/>?b <text:s text:c="2"/>=&gt; ?a <text:s/>&lt;wasBornIn&gt; <text:s/>?b</text:p>
          </table:table-cell>
          <table:table-cell office:value-type="float" office:value="0.000134755">
            <text:p>0.000134755</text:p>
          </table:table-cell>
          <table:table-cell office:value-type="float" office:value="0.030769231">
            <text:p>0.030769231</text:p>
          </table:table-cell>
          <table:table-cell office:value-type="percentage" office:value="0.036297641">
            <text:p>3.63%</text:p>
          </table:table-cell>
          <table:table-cell office:value-type="percentage" office:value="0.174672489">
            <text:p>17.47%</text:p>
          </table:table-cell>
          <table:table-cell office:value-type="float" office:value="40">
            <text:p>40</text:p>
          </table:table-cell>
          <table:table-cell office:value-type="float" office:value="1102">
            <text:p>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arents&gt; <text:s/>?a <text:s/>?e <text:s/>&lt;ns:people.person.places_lived..people.place_lived.location&gt; <text:s/>?b <text:s text:c="2"/>=&gt; ?a <text:s/>&lt;wasBornIn&gt; <text:s/>?b</text:p>
          </table:table-cell>
          <table:table-cell office:value-type="float" office:value="0.000134755">
            <text:p>0.000134755</text:p>
          </table:table-cell>
          <table:table-cell office:value-type="float" office:value="0.030769231">
            <text:p>0.030769231</text:p>
          </table:table-cell>
          <table:table-cell office:value-type="percentage" office:value="0.028070175">
            <text:p>2.81%</text:p>
          </table:table-cell>
          <table:table-cell office:value-type="percentage" office:value="0.174672489">
            <text:p>17.47%</text:p>
          </table:table-cell>
          <table:table-cell office:value-type="float" office:value="40">
            <text:p>40</text:p>
          </table:table-cell>
          <table:table-cell office:value-type="float" office:value="1425">
            <text:p>142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hasChild&gt; <text:s/>?a <text:s/>?e <text:s/>&lt;wasBornIn&gt; <text:s/>?b <text:s text:c="2"/>=&gt; ?a <text:s/>&lt;ns:people.person.place_of_birth&gt; <text:s/>?b</text:p>
          </table:table-cell>
          <table:table-cell office:value-type="float" office:value="0.000384053">
            <text:p>0.000384053</text:p>
          </table:table-cell>
          <table:table-cell office:value-type="float" office:value="0.019829536">
            <text:p>0.019829536</text:p>
          </table:table-cell>
          <table:table-cell office:value-type="percentage" office:value="0.136854742">
            <text:p>13.69%</text:p>
          </table:table-cell>
          <table:table-cell office:value-type="percentage" office:value="0.172989378">
            <text:p>17.30%</text:p>
          </table:table-cell>
          <table:table-cell office:value-type="float" office:value="114">
            <text:p>114</text:p>
          </table:table-cell>
          <table:table-cell office:value-type="float" office:value="833">
            <text:p>83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FamilyName&gt; <text:s/>?f <text:s/>?a <text:s/>rdfs:label <text:s/>?f <text:s text:c="2"/>=&gt; ?a <text:s/>&lt;ns:people.person.sibling_s..people.sibling_relationship.sibling&gt; <text:s/>?b</text:p>
          </table:table-cell>
          <table:table-cell office:value-type="float" office:value="0.000195395">
            <text:p>0.000195395</text:p>
          </table:table-cell>
          <table:table-cell office:value-type="float" office:value="0.017613119">
            <text:p>0.017613119</text:p>
          </table:table-cell>
          <table:table-cell office:value-type="percentage" office:value="0.052158273">
            <text:p>5.22%</text:p>
          </table:table-cell>
          <table:table-cell office:value-type="percentage" office:value="0.16909621">
            <text:p>16.91%</text:p>
          </table:table-cell>
          <table:table-cell office:value-type="float" office:value="58">
            <text:p>58</text:p>
          </table:table-cell>
          <table:table-cell office:value-type="float" office:value="1112">
            <text:p>111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place_of_birth&gt; <text:s/>?b <text:s/>?a <text:s/>&lt;ns:people.person.places_lived..people.place_lived.location&gt; <text:s/>?b <text:s text:c="2"/>=&gt; ?a <text:s/>&lt;diedIn&gt; <text:s/>?b</text:p>
          </table:table-cell>
          <table:table-cell office:value-type="float" office:value="0.000070747">
            <text:p>0.000070747</text:p>
          </table:table-cell>
          <table:table-cell office:value-type="float" office:value="0.02625">
            <text:p>0.02625</text:p>
          </table:table-cell>
          <table:table-cell office:value-type="percentage" office:value="0.026348808">
            <text:p>2.63%</text:p>
          </table:table-cell>
          <table:table-cell office:value-type="percentage" office:value="0.166666667">
            <text:p>16.67%</text:p>
          </table:table-cell>
          <table:table-cell office:value-type="float" office:value="21">
            <text:p>21</text:p>
          </table:table-cell>
          <table:table-cell office:value-type="float" office:value="797">
            <text:p>79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nationality&gt; <text:s/>?b <text:s text:c="2"/>=&gt; ?a <text:s/>&lt;isCitizenOf&gt; <text:s/>?b</text:p>
          </table:table-cell>
          <table:table-cell office:value-type="float" office:value="0.000006738">
            <text:p>0.000006738</text:p>
          </table:table-cell>
          <table:table-cell office:value-type="float" office:value="0.012195122">
            <text:p>0.012195122</text:p>
          </table:table-cell>
          <table:table-cell office:value-type="percentage" office:value="0.000961076">
            <text:p>0.10%</text:p>
          </table:table-cell>
          <table:table-cell office:value-type="percentage" office:value="0.166666667">
            <text:p>16.67%</text:p>
          </table:table-cell>
          <table:table-cell office:value-type="float" office:value="2">
            <text:p>2</text:p>
          </table:table-cell>
          <table:table-cell office:value-type="float" office:value="2081">
            <text:p>208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spouse_s..people.marriage.spouse&gt; <text:s/>?a <text:s/>?e <text:s/>&lt;ns:people.person.spouse_s..people.marriage.to&gt; <text:s/>?b <text:s text:c="2"/>=&gt; ?a <text:s/>&lt;diedOnDate&gt; <text:s/>?b</text:p>
          </table:table-cell>
          <table:table-cell office:value-type="float" office:value="0.000933182">
            <text:p>0.000933182</text:p>
          </table:table-cell>
          <table:table-cell office:value-type="float" office:value="0.068700397">
            <text:p>0.068700397</text:p>
          </table:table-cell>
          <table:table-cell office:value-type="percentage" office:value="0.079052511">
            <text:p>7.91%</text:p>
          </table:table-cell>
          <table:table-cell office:value-type="percentage" office:value="0.162272994">
            <text:p>16.23%</text:p>
          </table:table-cell>
          <table:table-cell office:value-type="float" office:value="277">
            <text:p>277</text:p>
          </table:table-cell>
          <table:table-cell office:value-type="float" office:value="3504">
            <text:p>350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sibling_s..people.sibling_relationship.sibling&gt; <text:s/>?f <text:s/>?f <text:s/>&lt;ns:people.person.spouse_s..people.marriage.location_of_ceremony&gt; <text:s/>?b <text:s text:c="2"/>=&gt; ?a <text:s/>&lt;wasBornIn&gt; <text:s/>?b</text:p>
          </table:table-cell>
          <table:table-cell office:value-type="float" office:value="0.000050533">
            <text:p>0.000050533</text:p>
          </table:table-cell>
          <table:table-cell office:value-type="float" office:value="0.011538462">
            <text:p>0.011538462</text:p>
          </table:table-cell>
          <table:table-cell office:value-type="percentage" office:value="0.028195489">
            <text:p>2.82%</text:p>
          </table:table-cell>
          <table:table-cell office:value-type="percentage" office:value="0.161290323">
            <text:p>16.13%</text:p>
          </table:table-cell>
          <table:table-cell office:value-type="float" office:value="15">
            <text:p>15</text:p>
          </table:table-cell>
          <table:table-cell office:value-type="float" office:value="532">
            <text:p>53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sibling_s..people.sibling_relationship.sibling&gt; <text:s/>?a <text:s/>?e <text:s/>&lt;ns:people.person.spouse_s..people.marriage.location_of_ceremony&gt; <text:s/>?b <text:s text:c="2"/>=&gt; ?a <text:s/>&lt;wasBornIn&gt; <text:s/>?b</text:p>
          </table:table-cell>
          <table:table-cell office:value-type="float" office:value="0.000050533">
            <text:p>0.000050533</text:p>
          </table:table-cell>
          <table:table-cell office:value-type="float" office:value="0.011538462">
            <text:p>0.011538462</text:p>
          </table:table-cell>
          <table:table-cell office:value-type="percentage" office:value="0.023112481">
            <text:p>2.31%</text:p>
          </table:table-cell>
          <table:table-cell office:value-type="percentage" office:value="0.161290323">
            <text:p>16.13%</text:p>
          </table:table-cell>
          <table:table-cell office:value-type="float" office:value="15">
            <text:p>15</text:p>
          </table:table-cell>
          <table:table-cell office:value-type="float" office:value="649">
            <text:p>64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spouse_s..people.marriage.spouse&gt; <text:s/>?f <text:s/>?f <text:s/>&lt;ns:people.person.spouse_s..people.marriage.to&gt; <text:s/>?b <text:s text:c="2"/>=&gt; ?a <text:s/>&lt;diedOnDate&gt; <text:s/>?b</text:p>
          </table:table-cell>
          <table:table-cell office:value-type="float" office:value="0.000912968">
            <text:p>0.000912968</text:p>
          </table:table-cell>
          <table:table-cell office:value-type="float" office:value="0.067212302">
            <text:p>0.067212302</text:p>
          </table:table-cell>
          <table:table-cell office:value-type="percentage" office:value="0.106399686">
            <text:p>10.64%</text:p>
          </table:table-cell>
          <table:table-cell office:value-type="percentage" office:value="0.160545024">
            <text:p>16.05%</text:p>
          </table:table-cell>
          <table:table-cell office:value-type="float" office:value="271">
            <text:p>271</text:p>
          </table:table-cell>
          <table:table-cell office:value-type="float" office:value="2547">
            <text:p>254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_of_birth&gt; <text:s/>?a <text:s/>?e <text:s/>&lt;ns:people.person.places_lived..people.place_lived.location&gt; <text:s/>?b <text:s text:c="2"/>=&gt; ?a <text:s/>&lt;isLocatedIn&gt; <text:s/>?b</text:p>
          </table:table-cell>
          <table:table-cell office:value-type="float" office:value="0.000380684">
            <text:p>0.000380684</text:p>
          </table:table-cell>
          <table:table-cell office:value-type="float" office:value="0.014341922">
            <text:p>0.014341922</text:p>
          </table:table-cell>
          <table:table-cell office:value-type="percentage" office:value="0.109073359">
            <text:p>10.91%</text:p>
          </table:table-cell>
          <table:table-cell office:value-type="percentage" office:value="0.158041958">
            <text:p>15.80%</text:p>
          </table:table-cell>
          <table:table-cell office:value-type="float" office:value="113">
            <text:p>113</text:p>
          </table:table-cell>
          <table:table-cell office:value-type="float" office:value="1036">
            <text:p>103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parents&gt; <text:s/>?f <text:s/>?f <text:s/>&lt;ns:people.person.place_of_birth&gt; <text:s/>?b <text:s text:c="2"/>=&gt; ?a <text:s/>&lt;wasBornIn&gt; <text:s/>?b</text:p>
          </table:table-cell>
          <table:table-cell office:value-type="float" office:value="0.000559235">
            <text:p>0.000559235</text:p>
          </table:table-cell>
          <table:table-cell office:value-type="float" office:value="0.127692308">
            <text:p>0.127692308</text:p>
          </table:table-cell>
          <table:table-cell office:value-type="percentage" office:value="0.029302736">
            <text:p>2.93%</text:p>
          </table:table-cell>
          <table:table-cell office:value-type="percentage" office:value="0.155430712">
            <text:p>15.54%</text:p>
          </table:table-cell>
          <table:table-cell office:value-type="float" office:value="166">
            <text:p>166</text:p>
          </table:table-cell>
          <table:table-cell office:value-type="float" office:value="5665">
            <text:p>566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children&gt; <text:s/>?a <text:s/>?e <text:s/>&lt;ns:people.person.place_of_birth&gt; <text:s/>?b <text:s text:c="2"/>=&gt; ?a <text:s/>&lt;wasBornIn&gt; <text:s/>?b</text:p>
          </table:table-cell>
          <table:table-cell office:value-type="float" office:value="0.000559235">
            <text:p>0.000559235</text:p>
          </table:table-cell>
          <table:table-cell office:value-type="float" office:value="0.127692308">
            <text:p>0.127692308</text:p>
          </table:table-cell>
          <table:table-cell office:value-type="percentage" office:value="0.023370407">
            <text:p>2.34%</text:p>
          </table:table-cell>
          <table:table-cell office:value-type="percentage" office:value="0.154850746">
            <text:p>15.49%</text:p>
          </table:table-cell>
          <table:table-cell office:value-type="float" office:value="166">
            <text:p>166</text:p>
          </table:table-cell>
          <table:table-cell office:value-type="float" office:value="7103">
            <text:p>710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nationality&gt; <text:s/>?b <text:s/>?e <text:s/>&lt;ns:people.person.places_lived..people.place_lived.location&gt; <text:s/>?a <text:s text:c="2"/>=&gt; ?a <text:s/>&lt;isLocatedIn&gt; <text:s/>?b</text:p>
          </table:table-cell>
          <table:table-cell office:value-type="float" office:value="0.000313306">
            <text:p>0.000313306</text:p>
          </table:table-cell>
          <table:table-cell office:value-type="float" office:value="0.011803528">
            <text:p>0.011803528</text:p>
          </table:table-cell>
          <table:table-cell office:value-type="percentage" office:value="0.116834171">
            <text:p>11.68%</text:p>
          </table:table-cell>
          <table:table-cell office:value-type="percentage" office:value="0.154228856">
            <text:p>15.42%</text:p>
          </table:table-cell>
          <table:table-cell office:value-type="float" office:value="93">
            <text:p>93</text:p>
          </table:table-cell>
          <table:table-cell office:value-type="float" office:value="796">
            <text:p>79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FamilyName&gt; <text:s/>?f <text:s/>?b <text:s/>rdfs:label <text:s/>?f <text:s text:c="2"/>=&gt; ?a <text:s/>&lt;ns:people.person.sibling_s..people.sibling_relationship.sibling&gt; <text:s/>?b</text:p>
          </table:table-cell>
          <table:table-cell office:value-type="float" office:value="0.000195395">
            <text:p>0.000195395</text:p>
          </table:table-cell>
          <table:table-cell office:value-type="float" office:value="0.017613119">
            <text:p>0.017613119</text:p>
          </table:table-cell>
          <table:table-cell office:value-type="percentage" office:value="0.052158273">
            <text:p>5.22%</text:p>
          </table:table-cell>
          <table:table-cell office:value-type="percentage" office:value="0.153439153">
            <text:p>15.34%</text:p>
          </table:table-cell>
          <table:table-cell office:value-type="float" office:value="58">
            <text:p>58</text:p>
          </table:table-cell>
          <table:table-cell office:value-type="float" office:value="1112">
            <text:p>111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places_lived..people.place_lived.location&gt; <text:s/>?b <text:s/>?a <text:s/>&lt;ns:people.person.sibling_s..people.sibling_relationship.sibling&gt; <text:s/>?f <text:s text:c="2"/>=&gt; ?a <text:s/>&lt;diedIn&gt; <text:s/>?b</text:p>
          </table:table-cell>
          <table:table-cell office:value-type="float" office:value="0.000047164">
            <text:p>0.000047164</text:p>
          </table:table-cell>
          <table:table-cell office:value-type="float" office:value="0.0175">
            <text:p>0.0175</text:p>
          </table:table-cell>
          <table:table-cell office:value-type="percentage" office:value="0.019662921">
            <text:p>1.97%</text:p>
          </table:table-cell>
          <table:table-cell office:value-type="percentage" office:value="0.14893617">
            <text:p>14.89%</text:p>
          </table:table-cell>
          <table:table-cell office:value-type="float" office:value="14">
            <text:p>14</text:p>
          </table:table-cell>
          <table:table-cell office:value-type="float" office:value="712">
            <text:p>71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s_lived..people.place_lived.location&gt; <text:s/>?b <text:s/>?e <text:s/>&lt;ns:people.person.sibling_s..people.sibling_relationship.sibling&gt; <text:s/>?a <text:s text:c="2"/>=&gt; ?a <text:s/>&lt;diedIn&gt; <text:s/>?b</text:p>
          </table:table-cell>
          <table:table-cell office:value-type="float" office:value="0.000047164">
            <text:p>0.000047164</text:p>
          </table:table-cell>
          <table:table-cell office:value-type="float" office:value="0.0175">
            <text:p>0.0175</text:p>
          </table:table-cell>
          <table:table-cell office:value-type="percentage" office:value="0.015167931">
            <text:p>1.52%</text:p>
          </table:table-cell>
          <table:table-cell office:value-type="percentage" office:value="0.14893617">
            <text:p>14.89%</text:p>
          </table:table-cell>
          <table:table-cell office:value-type="float" office:value="14">
            <text:p>14</text:p>
          </table:table-cell>
          <table:table-cell office:value-type="float" office:value="923">
            <text:p>92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nationality&gt; <text:s/>?b <text:s/>?e <text:s/>&lt;ns:people.person.parents&gt; <text:s/>?a <text:s text:c="2"/>=&gt; ?a <text:s/>&lt;isCitizenOf&gt; <text:s/>?b</text:p>
          </table:table-cell>
          <table:table-cell office:value-type="float" office:value="0.000006738">
            <text:p>0.000006738</text:p>
          </table:table-cell>
          <table:table-cell office:value-type="float" office:value="0.012195122">
            <text:p>0.012195122</text:p>
          </table:table-cell>
          <table:table-cell office:value-type="percentage" office:value="0.000864304">
            <text:p>0.09%</text:p>
          </table:table-cell>
          <table:table-cell office:value-type="percentage" office:value="0.142857143">
            <text:p>14.29%</text:p>
          </table:table-cell>
          <table:table-cell office:value-type="float" office:value="2">
            <text:p>2</text:p>
          </table:table-cell>
          <table:table-cell office:value-type="float" office:value="2314">
            <text:p>231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MarriedTo&gt; <text:s/>?f <text:s/>?f <text:s/>&lt;wasBornIn&gt; <text:s/>?b <text:s text:c="2"/>=&gt; ?a <text:s/>&lt;ns:people.person.spouse_s..people.marriage.location_of_ceremony&gt; <text:s/>?b</text:p>
          </table:table-cell>
          <table:table-cell office:value-type="float" office:value="0.000043796">
            <text:p>0.000043796</text:p>
          </table:table-cell>
          <table:table-cell office:value-type="float" office:value="0.026915114">
            <text:p>0.026915114</text:p>
          </table:table-cell>
          <table:table-cell office:value-type="percentage" office:value="0.023423423">
            <text:p>2.34%</text:p>
          </table:table-cell>
          <table:table-cell office:value-type="percentage" office:value="0.139784946">
            <text:p>13.98%</text:p>
          </table:table-cell>
          <table:table-cell office:value-type="float" office:value="13">
            <text:p>13</text:p>
          </table:table-cell>
          <table:table-cell office:value-type="float" office:value="555">
            <text:p>55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isMarriedTo&gt; <text:s/>?a <text:s/>?e <text:s/>&lt;wasBornIn&gt; <text:s/>?b <text:s text:c="2"/>=&gt; ?a <text:s/>&lt;ns:people.person.spouse_s..people.marriage.location_of_ceremony&gt; <text:s/>?b</text:p>
          </table:table-cell>
          <table:table-cell office:value-type="float" office:value="0.000043796">
            <text:p>0.000043796</text:p>
          </table:table-cell>
          <table:table-cell office:value-type="float" office:value="0.026915114">
            <text:p>0.026915114</text:p>
          </table:table-cell>
          <table:table-cell office:value-type="percentage" office:value="0.020217729">
            <text:p>2.02%</text:p>
          </table:table-cell>
          <table:table-cell office:value-type="percentage" office:value="0.139784946">
            <text:p>13.98%</text:p>
          </table:table-cell>
          <table:table-cell office:value-type="float" office:value="13">
            <text:p>13</text:p>
          </table:table-cell>
          <table:table-cell office:value-type="float" office:value="643">
            <text:p>64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FamilyName&gt; <text:s/>?f <text:s/>?b <text:s/>&lt;hasFamilyName&gt; <text:s/>?f <text:s text:c="2"/>=&gt; ?a <text:s/>&lt;ns:people.person.sibling_s..people.sibling_relationship.sibling&gt; <text:s/>?b</text:p>
          </table:table-cell>
          <table:table-cell office:value-type="float" office:value="0.001563163">
            <text:p>0.001563163</text:p>
          </table:table-cell>
          <table:table-cell office:value-type="float" office:value="0.14090495">
            <text:p>0.14090495</text:p>
          </table:table-cell>
          <table:table-cell office:value-type="percentage" office:value="0.045232989">
            <text:p>4.52%</text:p>
          </table:table-cell>
          <table:table-cell office:value-type="percentage" office:value="0.138301043">
            <text:p>13.83%</text:p>
          </table:table-cell>
          <table:table-cell office:value-type="float" office:value="464">
            <text:p>464</text:p>
          </table:table-cell>
          <table:table-cell office:value-type="float" office:value="10258">
            <text:p>102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Child&gt; <text:s/>?f <text:s/>?f <text:s/>&lt;wasBornIn&gt; <text:s/>?b <text:s text:c="2"/>=&gt; ?a <text:s/>&lt;ns:people.person.place_of_birth&gt; <text:s/>?b</text:p>
          </table:table-cell>
          <table:table-cell office:value-type="float" office:value="0.000222346">
            <text:p>0.000222346</text:p>
          </table:table-cell>
          <table:table-cell office:value-type="float" office:value="0.011480257">
            <text:p>0.011480257</text:p>
          </table:table-cell>
          <table:table-cell office:value-type="percentage" office:value="0.129158513">
            <text:p>12.92%</text:p>
          </table:table-cell>
          <table:table-cell office:value-type="percentage" office:value="0.138075314">
            <text:p>13.81%</text:p>
          </table:table-cell>
          <table:table-cell office:value-type="float" office:value="66">
            <text:p>66</text:p>
          </table:table-cell>
          <table:table-cell office:value-type="float" office:value="511">
            <text:p>51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_of_birth&gt; <text:s/>?a <text:s/>?e <text:s/>&lt;ns:people.person.places_lived..people.place_lived.location&gt; <text:s/>?b <text:s text:c="2"/>=&gt; ?a <text:s/>&lt;hasCapital&gt; <text:s/>?b</text:p>
          </table:table-cell>
          <table:table-cell office:value-type="float" office:value="0.000010107">
            <text:p>0.000010107</text:p>
          </table:table-cell>
          <table:table-cell office:value-type="float" office:value="0.017241379">
            <text:p>0.017241379</text:p>
          </table:table-cell>
          <table:table-cell office:value-type="percentage" office:value="0.002895753">
            <text:p>0.29%</text:p>
          </table:table-cell>
          <table:table-cell office:value-type="percentage" office:value="0.136363636">
            <text:p>13.64%</text:p>
          </table:table-cell>
          <table:table-cell office:value-type="float" office:value="3">
            <text:p>3</text:p>
          </table:table-cell>
          <table:table-cell office:value-type="float" office:value="1036">
            <text:p>103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education..education.education.institution&gt; <text:s/>?b <text:s/>?a <text:s/>&lt;ns:people.person.sibling_s..people.sibling_relationship.sibling&gt; <text:s/>?f <text:s text:c="2"/>=&gt; ?a <text:s/>&lt;graduatedFrom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38709677">
            <text:p>0.038709677</text:p>
          </table:table-cell>
          <table:table-cell office:value-type="percentage" office:value="0.00747198">
            <text:p>0.75%</text:p>
          </table:table-cell>
          <table:table-cell office:value-type="percentage" office:value="0.136363636">
            <text:p>13.64%</text:p>
          </table:table-cell>
          <table:table-cell office:value-type="float" office:value="6">
            <text:p>6</text:p>
          </table:table-cell>
          <table:table-cell office:value-type="float" office:value="803">
            <text:p>80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education..education.education.institution&gt; <text:s/>?b <text:s/>?e <text:s/>&lt;ns:people.person.sibling_s..people.sibling_relationship.sibling&gt; <text:s/>?a <text:s text:c="2"/>=&gt; ?a <text:s/>&lt;graduatedFrom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38709677">
            <text:p>0.038709677</text:p>
          </table:table-cell>
          <table:table-cell office:value-type="percentage" office:value="0.005612722">
            <text:p>0.56%</text:p>
          </table:table-cell>
          <table:table-cell office:value-type="percentage" office:value="0.136363636">
            <text:p>13.64%</text:p>
          </table:table-cell>
          <table:table-cell office:value-type="float" office:value="6">
            <text:p>6</text:p>
          </table:table-cell>
          <table:table-cell office:value-type="float" office:value="1069">
            <text:p>106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arents&gt; <text:s/>?a <text:s/>?e <text:s/>&lt;ns:people.person.place_of_birth&gt; <text:s/>?b <text:s text:c="2"/>=&gt; ?a <text:s/>&lt;wasBornIn&gt; <text:s/>?b</text:p>
          </table:table-cell>
          <table:table-cell office:value-type="float" office:value="0.000323413">
            <text:p>0.000323413</text:p>
          </table:table-cell>
          <table:table-cell office:value-type="float" office:value="0.073846154">
            <text:p>0.073846154</text:p>
          </table:table-cell>
          <table:table-cell office:value-type="percentage" office:value="0.022551092">
            <text:p>2.26%</text:p>
          </table:table-cell>
          <table:table-cell office:value-type="percentage" office:value="0.132963989">
            <text:p>13.30%</text:p>
          </table:table-cell>
          <table:table-cell office:value-type="float" office:value="96">
            <text:p>96</text:p>
          </table:table-cell>
          <table:table-cell office:value-type="float" office:value="4257">
            <text:p>425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place_of_birth&gt; <text:s/>?b <text:s text:c="2"/>=&gt; ?a <text:s/>&lt;wasBornIn&gt; <text:s/>?b</text:p>
          </table:table-cell>
          <table:table-cell office:value-type="float" office:value="0.000320044">
            <text:p>0.000320044</text:p>
          </table:table-cell>
          <table:table-cell office:value-type="float" office:value="0.073076923">
            <text:p>0.073076923</text:p>
          </table:table-cell>
          <table:table-cell office:value-type="percentage" office:value="0.027244049">
            <text:p>2.72%</text:p>
          </table:table-cell>
          <table:table-cell office:value-type="percentage" office:value="0.132496513">
            <text:p>13.25%</text:p>
          </table:table-cell>
          <table:table-cell office:value-type="float" office:value="95">
            <text:p>95</text:p>
          </table:table-cell>
          <table:table-cell office:value-type="float" office:value="3487">
            <text:p>348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education..education.education.institution&gt; <text:s/>?a <text:s/>?e <text:s/>&lt;ns:people.person.places_lived..people.place_lived.location&gt; <text:s/>?b <text:s text:c="2"/>=&gt; ?a <text:s/>&lt;isLocatedIn&gt; <text:s/>?b</text:p>
          </table:table-cell>
          <table:table-cell office:value-type="float" office:value="0.000357102">
            <text:p>0.000357102</text:p>
          </table:table-cell>
          <table:table-cell office:value-type="float" office:value="0.013453484">
            <text:p>0.013453484</text:p>
          </table:table-cell>
          <table:table-cell office:value-type="percentage" office:value="0.090909091">
            <text:p>9.09%</text:p>
          </table:table-cell>
          <table:table-cell office:value-type="percentage" office:value="0.128174123">
            <text:p>12.82%</text:p>
          </table:table-cell>
          <table:table-cell office:value-type="float" office:value="106">
            <text:p>106</text:p>
          </table:table-cell>
          <table:table-cell office:value-type="float" office:value="1166">
            <text:p>11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isLocatedIn&gt; <text:s/>?b <text:s/>?a <text:s/>&lt;wasBornIn&gt; <text:s/>?f <text:s text:c="2"/>=&gt; ?a <text:s/>&lt;ns:people.person.nationality&gt; <text:s/>?b</text:p>
          </table:table-cell>
          <table:table-cell office:value-type="float" office:value="0.000714204">
            <text:p>0.000714204</text:p>
          </table:table-cell>
          <table:table-cell office:value-type="float" office:value="0.047554957">
            <text:p>0.047554957</text:p>
          </table:table-cell>
          <table:table-cell office:value-type="percentage" office:value="0.087530966">
            <text:p>8.75%</text:p>
          </table:table-cell>
          <table:table-cell office:value-type="percentage" office:value="0.123399302">
            <text:p>12.34%</text:p>
          </table:table-cell>
          <table:table-cell office:value-type="float" office:value="212">
            <text:p>212</text:p>
          </table:table-cell>
          <table:table-cell office:value-type="float" office:value="2422">
            <text:p>242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spouse_s..people.marriage.location_of_ceremony&gt; <text:s/>?b <text:s text:c="2"/>=&gt; ?a <text:s/>&lt;diedIn&gt; <text:s/>?b</text:p>
          </table:table-cell>
          <table:table-cell office:value-type="float" office:value="0.000057271">
            <text:p>0.000057271</text:p>
          </table:table-cell>
          <table:table-cell office:value-type="float" office:value="0.02125">
            <text:p>0.02125</text:p>
          </table:table-cell>
          <table:table-cell office:value-type="percentage" office:value="0.02681388">
            <text:p>2.68%</text:p>
          </table:table-cell>
          <table:table-cell office:value-type="percentage" office:value="0.115646259">
            <text:p>11.56%</text:p>
          </table:table-cell>
          <table:table-cell office:value-type="float" office:value="17">
            <text:p>17</text:p>
          </table:table-cell>
          <table:table-cell office:value-type="float" office:value="634">
            <text:p>63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arents&gt; <text:s/>?a <text:s/>?e <text:s/>&lt;ns:people.person.spouse_s..people.marriage.location_of_ceremony&gt; <text:s/>?b <text:s text:c="2"/>=&gt; ?a <text:s/>&lt;diedIn&gt; <text:s/>?b</text:p>
          </table:table-cell>
          <table:table-cell office:value-type="float" office:value="0.000057271">
            <text:p>0.000057271</text:p>
          </table:table-cell>
          <table:table-cell office:value-type="float" office:value="0.02125">
            <text:p>0.02125</text:p>
          </table:table-cell>
          <table:table-cell office:value-type="percentage" office:value="0.022280472">
            <text:p>2.23%</text:p>
          </table:table-cell>
          <table:table-cell office:value-type="percentage" office:value="0.115646259">
            <text:p>11.56%</text:p>
          </table:table-cell>
          <table:table-cell office:value-type="float" office:value="17">
            <text:p>17</text:p>
          </table:table-cell>
          <table:table-cell office:value-type="float" office:value="763">
            <text:p>76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diedIn&gt; <text:s/>?b <text:s/>?a <text:s/>&lt;isMarriedTo&gt; <text:s/>?f <text:s text:c="2"/>=&gt; ?a <text:s/>&lt;ns:people.person.spouse_s..people.marriage.location_of_ceremony&gt; <text:s/>?b</text:p>
          </table:table-cell>
          <table:table-cell office:value-type="float" office:value="0.000023582">
            <text:p>0.000023582</text:p>
          </table:table-cell>
          <table:table-cell office:value-type="float" office:value="0.014492754">
            <text:p>0.014492754</text:p>
          </table:table-cell>
          <table:table-cell office:value-type="percentage" office:value="0.016706444">
            <text:p>1.67%</text:p>
          </table:table-cell>
          <table:table-cell office:value-type="percentage" office:value="0.112903226">
            <text:p>11.29%</text:p>
          </table:table-cell>
          <table:table-cell office:value-type="float" office:value="7">
            <text:p>7</text:p>
          </table:table-cell>
          <table:table-cell office:value-type="float" office:value="419">
            <text:p>41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diedIn&gt; <text:s/>?b <text:s/>?e <text:s/>&lt;isMarriedTo&gt; <text:s/>?a <text:s text:c="2"/>=&gt; ?a <text:s/>&lt;ns:people.person.spouse_s..people.marriage.location_of_ceremony&gt; <text:s/>?b</text:p>
          </table:table-cell>
          <table:table-cell office:value-type="float" office:value="0.000023582">
            <text:p>0.000023582</text:p>
          </table:table-cell>
          <table:table-cell office:value-type="float" office:value="0.014492754">
            <text:p>0.014492754</text:p>
          </table:table-cell>
          <table:table-cell office:value-type="percentage" office:value="0.013944223">
            <text:p>1.39%</text:p>
          </table:table-cell>
          <table:table-cell office:value-type="percentage" office:value="0.112903226">
            <text:p>11.29%</text:p>
          </table:table-cell>
          <table:table-cell office:value-type="float" office:value="7">
            <text:p>7</text:p>
          </table:table-cell>
          <table:table-cell office:value-type="float" office:value="502">
            <text:p>5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spouse_s..people.marriage.location_of_ceremony&gt; <text:s/>?b <text:s/>?a <text:s/>&lt;ns:people.person.spouse_s..people.marriage.spouse&gt; <text:s/>?f <text:s text:c="2"/>=&gt; ?a <text:s/>&lt;wasBornIn&gt; <text:s/>?b</text:p>
          </table:table-cell>
          <table:table-cell office:value-type="float" office:value="0.000047164">
            <text:p>0.000047164</text:p>
          </table:table-cell>
          <table:table-cell office:value-type="float" office:value="0.010769231">
            <text:p>0.010769231</text:p>
          </table:table-cell>
          <table:table-cell office:value-type="percentage" office:value="0.028169014">
            <text:p>2.82%</text:p>
          </table:table-cell>
          <table:table-cell office:value-type="percentage" office:value="0.103703704">
            <text:p>10.37%</text:p>
          </table:table-cell>
          <table:table-cell office:value-type="float" office:value="14">
            <text:p>14</text:p>
          </table:table-cell>
          <table:table-cell office:value-type="float" office:value="497">
            <text:p>49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spouse_s..people.marriage.location_of_ceremony&gt; <text:s/>?b <text:s/>?e <text:s/>&lt;ns:people.person.spouse_s..people.marriage.spouse&gt; <text:s/>?a <text:s text:c="2"/>=&gt; ?a <text:s/>&lt;wasBornIn&gt; <text:s/>?b</text:p>
          </table:table-cell>
          <table:table-cell office:value-type="float" office:value="0.000047164">
            <text:p>0.000047164</text:p>
          </table:table-cell>
          <table:table-cell office:value-type="float" office:value="0.010769231">
            <text:p>0.010769231</text:p>
          </table:table-cell>
          <table:table-cell office:value-type="percentage" office:value="0.020408163">
            <text:p>2.04%</text:p>
          </table:table-cell>
          <table:table-cell office:value-type="percentage" office:value="0.103703704">
            <text:p>10.37%</text:p>
          </table:table-cell>
          <table:table-cell office:value-type="float" office:value="14">
            <text:p>14</text:p>
          </table:table-cell>
          <table:table-cell office:value-type="float" office:value="686">
            <text:p>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education..education.education.institution&gt; <text:s/>?a <text:s/>?e <text:s/>&lt;ns:people.person.nationality&gt; <text:s/>?b <text:s text:c="2"/>=&gt; ?a <text:s/>&lt;isLocatedIn&gt; <text:s/>?b</text:p>
          </table:table-cell>
          <table:table-cell office:value-type="float" office:value="0.000269511">
            <text:p>0.000269511</text:p>
          </table:table-cell>
          <table:table-cell office:value-type="float" office:value="0.010153573">
            <text:p>0.010153573</text:p>
          </table:table-cell>
          <table:table-cell office:value-type="percentage" office:value="0.074557316">
            <text:p>7.46%</text:p>
          </table:table-cell>
          <table:table-cell office:value-type="percentage" office:value="0.103225806">
            <text:p>10.32%</text:p>
          </table:table-cell>
          <table:table-cell office:value-type="float" office:value="80">
            <text:p>80</text:p>
          </table:table-cell>
          <table:table-cell office:value-type="float" office:value="1073">
            <text:p>107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nationality&gt; <text:s/>?a <text:s/>?e <text:s/>&lt;ns:people.person.nationality&gt; <text:s/>?b <text:s text:c="2"/>=&gt; ?a <text:s/>&lt;dealsWith&gt; <text:s/>?b</text:p>
          </table:table-cell>
          <table:table-cell office:value-type="float" office:value="0.000064009">
            <text:p>0.000064009</text:p>
          </table:table-cell>
          <table:table-cell office:value-type="float" office:value="0.036750484">
            <text:p>0.036750484</text:p>
          </table:table-cell>
          <table:table-cell office:value-type="percentage" office:value="0.039175258">
            <text:p>3.92%</text:p>
          </table:table-cell>
          <table:table-cell office:value-type="percentage" office:value="0.101604278">
            <text:p>10.16%</text:p>
          </table:table-cell>
          <table:table-cell office:value-type="float" office:value="19">
            <text:p>19</text:p>
          </table:table-cell>
          <table:table-cell office:value-type="float" office:value="485">
            <text:p>48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ns:people.person.places_lived..people.place_lived.location&gt; <text:s/>?b <text:s/>?a <text:s/>&lt;ns:people.person.spouse_s..people.marriage.spouse&gt; <text:s/>?f <text:s text:c="2"/>=&gt; ?a <text:s/>&lt;diedIn&gt; <text:s/>?b</text:p>
          </table:table-cell>
          <table:table-cell office:value-type="float" office:value="0.00006064">
            <text:p>0.00006064</text:p>
          </table:table-cell>
          <table:table-cell office:value-type="float" office:value="0.0225">
            <text:p>0.0225</text:p>
          </table:table-cell>
          <table:table-cell office:value-type="percentage" office:value="0.015437393">
            <text:p>1.54%</text:p>
          </table:table-cell>
          <table:table-cell office:value-type="percentage" office:value="0.095238095">
            <text:p>9.52%</text:p>
          </table:table-cell>
          <table:table-cell office:value-type="float" office:value="18">
            <text:p>18</text:p>
          </table:table-cell>
          <table:table-cell office:value-type="float" office:value="1166">
            <text:p>11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s_lived..people.place_lived.location&gt; <text:s/>?b <text:s/>?e <text:s/>&lt;ns:people.person.spouse_s..people.marriage.spouse&gt; <text:s/>?a <text:s text:c="2"/>=&gt; ?a <text:s/>&lt;diedIn&gt; <text:s/>?b</text:p>
          </table:table-cell>
          <table:table-cell office:value-type="float" office:value="0.00006064">
            <text:p>0.00006064</text:p>
          </table:table-cell>
          <table:table-cell office:value-type="float" office:value="0.0225">
            <text:p>0.0225</text:p>
          </table:table-cell>
          <table:table-cell office:value-type="percentage" office:value="0.011583012">
            <text:p>1.16%</text:p>
          </table:table-cell>
          <table:table-cell office:value-type="percentage" office:value="0.095238095">
            <text:p>9.52%</text:p>
          </table:table-cell>
          <table:table-cell office:value-type="float" office:value="18">
            <text:p>18</text:p>
          </table:table-cell>
          <table:table-cell office:value-type="float" office:value="1554">
            <text:p>15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f <text:s/>?f <text:s/>&lt;isLocatedIn&gt; <text:s/>?b <text:s text:c="2"/>=&gt; ?a <text:s/>&lt;ns:people.person.nationality&gt; <text:s/>?b</text:p>
          </table:table-cell>
          <table:table-cell office:value-type="float" office:value="0.000192027">
            <text:p>0.000192027</text:p>
          </table:table-cell>
          <table:table-cell office:value-type="float" office:value="0.012786003">
            <text:p>0.012786003</text:p>
          </table:table-cell>
          <table:table-cell office:value-type="percentage" office:value="0.054441261">
            <text:p>5.44%</text:p>
          </table:table-cell>
          <table:table-cell office:value-type="percentage" office:value="0.094684385">
            <text:p>9.47%</text:p>
          </table:table-cell>
          <table:table-cell office:value-type="float" office:value="57">
            <text:p>57</text:p>
          </table:table-cell>
          <table:table-cell office:value-type="float" office:value="1047">
            <text:p>104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place_of_birth&gt; <text:s/>?b <text:s/>?a <text:s/>&lt;ns:people.person.sibling_s..people.sibling_relationship.sibling&gt; <text:s/>?f <text:s text:c="2"/>=&gt; ?a <text:s/>&lt;diedIn&gt; <text:s/>?b</text:p>
          </table:table-cell>
          <table:table-cell office:value-type="float" office:value="0.000067378">
            <text:p>0.000067378</text:p>
          </table:table-cell>
          <table:table-cell office:value-type="float" office:value="0.025">
            <text:p>0.025</text:p>
          </table:table-cell>
          <table:table-cell office:value-type="percentage" office:value="0.012539185">
            <text:p>1.25%</text:p>
          </table:table-cell>
          <table:table-cell office:value-type="percentage" office:value="0.091743119">
            <text:p>9.17%</text:p>
          </table:table-cell>
          <table:table-cell office:value-type="float" office:value="20">
            <text:p>20</text:p>
          </table:table-cell>
          <table:table-cell office:value-type="float" office:value="1595">
            <text:p>15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_of_birth&gt; <text:s/>?b <text:s/>?e <text:s/>&lt;ns:people.person.sibling_s..people.sibling_relationship.sibling&gt; <text:s/>?a <text:s text:c="2"/>=&gt; ?a <text:s/>&lt;diedIn&gt; <text:s/>?b</text:p>
          </table:table-cell>
          <table:table-cell office:value-type="float" office:value="0.000067378">
            <text:p>0.000067378</text:p>
          </table:table-cell>
          <table:table-cell office:value-type="float" office:value="0.025">
            <text:p>0.025</text:p>
          </table:table-cell>
          <table:table-cell office:value-type="percentage" office:value="0.010131712">
            <text:p>1.01%</text:p>
          </table:table-cell>
          <table:table-cell office:value-type="percentage" office:value="0.091324201">
            <text:p>9.13%</text:p>
          </table:table-cell>
          <table:table-cell office:value-type="float" office:value="20">
            <text:p>20</text:p>
          </table:table-cell>
          <table:table-cell office:value-type="float" office:value="1974">
            <text:p>197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education..education.education.institution&gt; <text:s/>?b <text:s/>?a <text:s/>&lt;ns:people.person.parents&gt; <text:s/>?f <text:s text:c="2"/>=&gt; ?a <text:s/>&lt;graduatedFrom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32258065">
            <text:p>0.032258065</text:p>
          </table:table-cell>
          <table:table-cell office:value-type="percentage" office:value="0.005235602">
            <text:p>0.52%</text:p>
          </table:table-cell>
          <table:table-cell office:value-type="percentage" office:value="0.086206897">
            <text:p>8.62%</text:p>
          </table:table-cell>
          <table:table-cell office:value-type="float" office:value="5">
            <text:p>5</text:p>
          </table:table-cell>
          <table:table-cell office:value-type="float" office:value="955">
            <text:p>95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children&gt; <text:s/>?a <text:s/>?e <text:s/>&lt;ns:people.person.education..education.education.institution&gt; <text:s/>?b <text:s text:c="2"/>=&gt; ?a <text:s/>&lt;graduatedFrom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32258065">
            <text:p>0.032258065</text:p>
          </table:table-cell>
          <table:table-cell office:value-type="percentage" office:value="0.003436426">
            <text:p>0.34%</text:p>
          </table:table-cell>
          <table:table-cell office:value-type="percentage" office:value="0.086206897">
            <text:p>8.62%</text:p>
          </table:table-cell>
          <table:table-cell office:value-type="float" office:value="5">
            <text:p>5</text:p>
          </table:table-cell>
          <table:table-cell office:value-type="float" office:value="1455">
            <text:p>145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education..education.education.institution&gt; <text:s/>?a <text:s/>?e <text:s/>&lt;ns:people.person.place_of_birth&gt; <text:s/>?b <text:s text:c="2"/>=&gt; ?a <text:s/>&lt;isLocatedIn&gt; <text:s/>?b</text:p>
          </table:table-cell>
          <table:table-cell office:value-type="float" office:value="0.000326782">
            <text:p>0.000326782</text:p>
          </table:table-cell>
          <table:table-cell office:value-type="float" office:value="0.012311207">
            <text:p>0.012311207</text:p>
          </table:table-cell>
          <table:table-cell office:value-type="percentage" office:value="0.063481675">
            <text:p>6.35%</text:p>
          </table:table-cell>
          <table:table-cell office:value-type="percentage" office:value="0.081718618">
            <text:p>8.17%</text:p>
          </table:table-cell>
          <table:table-cell office:value-type="float" office:value="97">
            <text:p>97</text:p>
          </table:table-cell>
          <table:table-cell office:value-type="float" office:value="1528">
            <text:p>152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nationality&gt; <text:s/>?b <text:s/>?e <text:s/>&lt;ns:people.person.spouse_s..people.marriage.spouse&gt; <text:s/>?a <text:s text:c="2"/>=&gt; ?a <text:s/>&lt;isCitizenOf&gt; <text:s/>?b</text:p>
          </table:table-cell>
          <table:table-cell office:value-type="float" office:value="0.000010107">
            <text:p>0.000010107</text:p>
          </table:table-cell>
          <table:table-cell office:value-type="float" office:value="0.018292683">
            <text:p>0.018292683</text:p>
          </table:table-cell>
          <table:table-cell office:value-type="percentage" office:value="0.001299264">
            <text:p>0.13%</text:p>
          </table:table-cell>
          <table:table-cell office:value-type="percentage" office:value="0.081081081">
            <text:p>8.11%</text:p>
          </table:table-cell>
          <table:table-cell office:value-type="float" office:value="3">
            <text:p>3</text:p>
          </table:table-cell>
          <table:table-cell office:value-type="float" office:value="2309">
            <text:p>230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f <text:s/>?b <text:s/>&lt;isLocatedIn&gt; <text:s/>?f <text:s text:c="2"/>=&gt; ?a <text:s/>&lt;ns:people.person.employment_history..business.employment_tenure.company&gt; <text:s/>?b</text:p>
          </table:table-cell>
          <table:table-cell office:value-type="float" office:value="0.000023582">
            <text:p>0.000023582</text:p>
          </table:table-cell>
          <table:table-cell office:value-type="float" office:value="0.024137931">
            <text:p>0.024137931</text:p>
          </table:table-cell>
          <table:table-cell office:value-type="percentage" office:value="0.002881844">
            <text:p>0.29%</text:p>
          </table:table-cell>
          <table:table-cell office:value-type="percentage" office:value="0.078651685">
            <text:p>7.87%</text:p>
          </table:table-cell>
          <table:table-cell office:value-type="float" office:value="7">
            <text:p>7</text:p>
          </table:table-cell>
          <table:table-cell office:value-type="float" office:value="2429">
            <text:p>242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place_of_birth&gt; <text:s/>?b <text:s/>?a <text:s/>&lt;ns:people.person.spouse_s..people.marriage.spouse&gt; <text:s/>?f <text:s text:c="2"/>=&gt; ?a <text:s/>&lt;diedIn&gt; <text:s/>?b</text:p>
          </table:table-cell>
          <table:table-cell office:value-type="float" office:value="0.000131387">
            <text:p>0.000131387</text:p>
          </table:table-cell>
          <table:table-cell office:value-type="float" office:value="0.04875">
            <text:p>0.04875</text:p>
          </table:table-cell>
          <table:table-cell office:value-type="percentage" office:value="0.013118063">
            <text:p>1.31%</text:p>
          </table:table-cell>
          <table:table-cell office:value-type="percentage" office:value="0.077075099">
            <text:p>7.71%</text:p>
          </table:table-cell>
          <table:table-cell office:value-type="float" office:value="39">
            <text:p>39</text:p>
          </table:table-cell>
          <table:table-cell office:value-type="float" office:value="2973">
            <text:p>297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_of_birth&gt; <text:s/>?b <text:s/>?e <text:s/>&lt;ns:people.person.spouse_s..people.marriage.spouse&gt; <text:s/>?a <text:s text:c="2"/>=&gt; ?a <text:s/>&lt;diedIn&gt; <text:s/>?b</text:p>
          </table:table-cell>
          <table:table-cell office:value-type="float" office:value="0.000131387">
            <text:p>0.000131387</text:p>
          </table:table-cell>
          <table:table-cell office:value-type="float" office:value="0.04875">
            <text:p>0.04875</text:p>
          </table:table-cell>
          <table:table-cell office:value-type="percentage" office:value="0.010064516">
            <text:p>1.01%</text:p>
          </table:table-cell>
          <table:table-cell office:value-type="percentage" office:value="0.076470588">
            <text:p>7.65%</text:p>
          </table:table-cell>
          <table:table-cell office:value-type="float" office:value="39">
            <text:p>39</text:p>
          </table:table-cell>
          <table:table-cell office:value-type="float" office:value="3875">
            <text:p>387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_of_birth&gt; <text:s/>?b <text:s/>?e <text:s/>&lt;ns:people.person.places_lived..people.place_lived.location&gt; <text:s/>?a <text:s text:c="2"/>=&gt; ?a <text:s/>&lt;hasCapital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34482759">
            <text:p>0.034482759</text:p>
          </table:table-cell>
          <table:table-cell office:value-type="percentage" office:value="0.005791506">
            <text:p>0.58%</text:p>
          </table:table-cell>
          <table:table-cell office:value-type="percentage" office:value="0.069767442">
            <text:p>6.98%</text:p>
          </table:table-cell>
          <table:table-cell office:value-type="float" office:value="6">
            <text:p>6</text:p>
          </table:table-cell>
          <table:table-cell office:value-type="float" office:value="1036">
            <text:p>103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FamilyName&gt; <text:s/>?f <text:s/>?b <text:s/>rdfs:label <text:s/>?f <text:s text:c="2"/>=&gt; ?a <text:s/>&lt;ns:people.person.employment_history..business.employment_tenure.company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7241379">
            <text:p>0.017241379</text:p>
          </table:table-cell>
          <table:table-cell office:value-type="percentage" office:value="0.004496403">
            <text:p>0.45%</text:p>
          </table:table-cell>
          <table:table-cell office:value-type="percentage" office:value="0.068493151">
            <text:p>6.85%</text:p>
          </table:table-cell>
          <table:table-cell office:value-type="float" office:value="5">
            <text:p>5</text:p>
          </table:table-cell>
          <table:table-cell office:value-type="float" office:value="1112">
            <text:p>111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FamilyName&gt; <text:s/>?f <text:s/>?b <text:s/>&lt;hasFamilyName&gt; <text:s/>?f <text:s text:c="2"/>=&gt; ?a <text:s/>&lt;ns:people.person.children&gt; <text:s/>?b</text:p>
          </table:table-cell>
          <table:table-cell office:value-type="float" office:value="0.001246488">
            <text:p>0.001246488</text:p>
          </table:table-cell>
          <table:table-cell office:value-type="float" office:value="0.042489665">
            <text:p>0.042489665</text:p>
          </table:table-cell>
          <table:table-cell office:value-type="percentage" office:value="0.036069409">
            <text:p>3.61%</text:p>
          </table:table-cell>
          <table:table-cell office:value-type="percentage" office:value="0.067889908">
            <text:p>6.79%</text:p>
          </table:table-cell>
          <table:table-cell office:value-type="float" office:value="370">
            <text:p>370</text:p>
          </table:table-cell>
          <table:table-cell office:value-type="float" office:value="10258">
            <text:p>102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f <text:s/>&lt;ns:people.person.places_lived..people.place_lived.location&gt; <text:s/>?b <text:s text:c="2"/>=&gt; ?a <text:s/>&lt;diedIn&gt; <text:s/>?b</text:p>
          </table:table-cell>
          <table:table-cell office:value-type="float" office:value="0.000064009">
            <text:p>0.000064009</text:p>
          </table:table-cell>
          <table:table-cell office:value-type="float" office:value="0.02375">
            <text:p>0.02375</text:p>
          </table:table-cell>
          <table:table-cell office:value-type="percentage" office:value="0.010005266">
            <text:p>1.00%</text:p>
          </table:table-cell>
          <table:table-cell office:value-type="percentage" office:value="0.063122924">
            <text:p>6.31%</text:p>
          </table:table-cell>
          <table:table-cell office:value-type="float" office:value="19">
            <text:p>19</text:p>
          </table:table-cell>
          <table:table-cell office:value-type="float" office:value="1899">
            <text:p>189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children&gt; <text:s/>?a <text:s/>?e <text:s/>&lt;ns:people.person.places_lived..people.place_lived.location&gt; <text:s/>?b <text:s text:c="2"/>=&gt; ?a <text:s/>&lt;diedIn&gt; <text:s/>?b</text:p>
          </table:table-cell>
          <table:table-cell office:value-type="float" office:value="0.000064009">
            <text:p>0.000064009</text:p>
          </table:table-cell>
          <table:table-cell office:value-type="float" office:value="0.02375">
            <text:p>0.02375</text:p>
          </table:table-cell>
          <table:table-cell office:value-type="percentage" office:value="0.008158008">
            <text:p>0.82%</text:p>
          </table:table-cell>
          <table:table-cell office:value-type="percentage" office:value="0.063122924">
            <text:p>6.31%</text:p>
          </table:table-cell>
          <table:table-cell office:value-type="float" office:value="19">
            <text:p>19</text:p>
          </table:table-cell>
          <table:table-cell office:value-type="float" office:value="2329">
            <text:p>232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nationality&gt; <text:s/>?a <text:s/>?e <text:s/>&lt;ns:people.person.places_lived..people.place_lived.location&gt; <text:s/>?b <text:s text:c="2"/>=&gt; ?a <text:s/>&lt;hasCapital&gt; <text:s/>?b</text:p>
          </table:table-cell>
          <table:table-cell office:value-type="float" office:value="0.000064009">
            <text:p>0.000064009</text:p>
          </table:table-cell>
          <table:table-cell office:value-type="float" office:value="0.109195402">
            <text:p>0.109195402</text:p>
          </table:table-cell>
          <table:table-cell office:value-type="percentage" office:value="0.023869347">
            <text:p>2.39%</text:p>
          </table:table-cell>
          <table:table-cell office:value-type="percentage" office:value="0.058282209">
            <text:p>5.83%</text:p>
          </table:table-cell>
          <table:table-cell office:value-type="float" office:value="19">
            <text:p>19</text:p>
          </table:table-cell>
          <table:table-cell office:value-type="float" office:value="796">
            <text:p>79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FamilyName&gt; <text:s/>?f <text:s/>?b <text:s/>&lt;hasFamilyName&gt; <text:s/>?f <text:s text:c="2"/>=&gt; ?a <text:s/>&lt;ns:people.person.parents&gt; <text:s/>?b</text:p>
          </table:table-cell>
          <table:table-cell office:value-type="float" office:value="0.001246488">
            <text:p>0.001246488</text:p>
          </table:table-cell>
          <table:table-cell office:value-type="float" office:value="0.047055831">
            <text:p>0.047055831</text:p>
          </table:table-cell>
          <table:table-cell office:value-type="percentage" office:value="0.036069409">
            <text:p>3.61%</text:p>
          </table:table-cell>
          <table:table-cell office:value-type="percentage" office:value="0.05777639">
            <text:p>5.78%</text:p>
          </table:table-cell>
          <table:table-cell office:value-type="float" office:value="370">
            <text:p>370</text:p>
          </table:table-cell>
          <table:table-cell office:value-type="float" office:value="10258">
            <text:p>102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nationality&gt; <text:s/>?b <text:s/>?a <text:s/>&lt;ns:people.person.spouse_s..people.marriage.spouse&gt; <text:s/>?f <text:s text:c="2"/>=&gt; ?a <text:s/>&lt;isCitizenOf&gt; <text:s/>?b</text:p>
          </table:table-cell>
          <table:table-cell office:value-type="float" office:value="0.000006738">
            <text:p>0.000006738</text:p>
          </table:table-cell>
          <table:table-cell office:value-type="float" office:value="0.012195122">
            <text:p>0.012195122</text:p>
          </table:table-cell>
          <table:table-cell office:value-type="percentage" office:value="0.000976086">
            <text:p>0.10%</text:p>
          </table:table-cell>
          <table:table-cell office:value-type="percentage" office:value="0.057142857">
            <text:p>5.71%</text:p>
          </table:table-cell>
          <table:table-cell office:value-type="float" office:value="2">
            <text:p>2</text:p>
          </table:table-cell>
          <table:table-cell office:value-type="float" office:value="2049">
            <text:p>204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nationality&gt; <text:s/>?a <text:s/>?e <text:s/>&lt;ns:people.person.spouse_s..people.marriage.location_of_ceremony&gt; <text:s/>?b <text:s text:c="2"/>=&gt; ?a <text:s/>&lt;hasCapital&gt; <text:s/>?b</text:p>
          </table:table-cell>
          <table:table-cell office:value-type="float" office:value="0.000033689">
            <text:p>0.000033689</text:p>
          </table:table-cell>
          <table:table-cell office:value-type="float" office:value="0.057471264">
            <text:p>0.057471264</text:p>
          </table:table-cell>
          <table:table-cell office:value-type="percentage" office:value="0.029850746">
            <text:p>2.99%</text:p>
          </table:table-cell>
          <table:table-cell office:value-type="percentage" office:value="0.057142857">
            <text:p>5.71%</text:p>
          </table:table-cell>
          <table:table-cell office:value-type="float" office:value="10">
            <text:p>10</text:p>
          </table:table-cell>
          <table:table-cell office:value-type="float" office:value="335">
            <text:p>3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parents&gt; <text:s/>?f <text:s/>?f <text:s/>&lt;ns:people.person.place_of_birth&gt; <text:s/>?b <text:s text:c="2"/>=&gt; ?a <text:s/>&lt;diedIn&gt; <text:s/>?b</text:p>
          </table:table-cell>
          <table:table-cell office:value-type="float" office:value="0.000168444">
            <text:p>0.000168444</text:p>
          </table:table-cell>
          <table:table-cell office:value-type="float" office:value="0.0625">
            <text:p>0.0625</text:p>
          </table:table-cell>
          <table:table-cell office:value-type="percentage" office:value="0.008826125">
            <text:p>0.88%</text:p>
          </table:table-cell>
          <table:table-cell office:value-type="percentage" office:value="0.054884742">
            <text:p>5.49%</text:p>
          </table:table-cell>
          <table:table-cell office:value-type="float" office:value="50">
            <text:p>50</text:p>
          </table:table-cell>
          <table:table-cell office:value-type="float" office:value="5665">
            <text:p>566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children&gt; <text:s/>?a <text:s/>?e <text:s/>&lt;ns:people.person.place_of_birth&gt; <text:s/>?b <text:s text:c="2"/>=&gt; ?a <text:s/>&lt;diedIn&gt; <text:s/>?b</text:p>
          </table:table-cell>
          <table:table-cell office:value-type="float" office:value="0.000168444">
            <text:p>0.000168444</text:p>
          </table:table-cell>
          <table:table-cell office:value-type="float" office:value="0.0625">
            <text:p>0.0625</text:p>
          </table:table-cell>
          <table:table-cell office:value-type="percentage" office:value="0.007039279">
            <text:p>0.70%</text:p>
          </table:table-cell>
          <table:table-cell office:value-type="percentage" office:value="0.054824561">
            <text:p>5.48%</text:p>
          </table:table-cell>
          <table:table-cell office:value-type="float" office:value="50">
            <text:p>50</text:p>
          </table:table-cell>
          <table:table-cell office:value-type="float" office:value="7103">
            <text:p>710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place_of_birth&gt; <text:s/>?b <text:s text:c="2"/>=&gt; ?a <text:s/>&lt;isLeaderOf&gt; <text:s/>?b</text:p>
          </table:table-cell>
          <table:table-cell office:value-type="float" office:value="0.000006738">
            <text:p>0.000006738</text:p>
          </table:table-cell>
          <table:table-cell office:value-type="float" office:value="0.018518519">
            <text:p>0.018518519</text:p>
          </table:table-cell>
          <table:table-cell office:value-type="percentage" office:value="0.000573559">
            <text:p>0.06%</text:p>
          </table:table-cell>
          <table:table-cell office:value-type="percentage" office:value="0.054054054">
            <text:p>5.41%</text:p>
          </table:table-cell>
          <table:table-cell office:value-type="float" office:value="2">
            <text:p>2</text:p>
          </table:table-cell>
          <table:table-cell office:value-type="float" office:value="3487">
            <text:p>348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LocatedIn&gt; <text:s/>?f <text:s/>?a <text:s/>&lt;wasBornIn&gt; <text:s/>?f <text:s text:c="2"/>=&gt; ?a <text:s/>&lt;ns:people.person.education..education.education.institution&gt; <text:s/>?b</text:p>
          </table:table-cell>
          <table:table-cell office:value-type="float" office:value="0.000195395">
            <text:p>0.000195395</text:p>
          </table:table-cell>
          <table:table-cell office:value-type="float" office:value="0.030382399">
            <text:p>0.030382399</text:p>
          </table:table-cell>
          <table:table-cell office:value-type="percentage" office:value="0.017597087">
            <text:p>1.76%</text:p>
          </table:table-cell>
          <table:table-cell office:value-type="percentage" office:value="0.048945148">
            <text:p>4.89%</text:p>
          </table:table-cell>
          <table:table-cell office:value-type="float" office:value="58">
            <text:p>58</text:p>
          </table:table-cell>
          <table:table-cell office:value-type="float" office:value="3296">
            <text:p>329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education..education.education.institution&gt; <text:s/>?b <text:s text:c="2"/>=&gt; ?a <text:s/>&lt;graduatedFrom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25806452">
            <text:p>0.025806452</text:p>
          </table:table-cell>
          <table:table-cell office:value-type="percentage" office:value="0.004333694">
            <text:p>0.43%</text:p>
          </table:table-cell>
          <table:table-cell office:value-type="percentage" office:value="0.047058824">
            <text:p>4.71%</text:p>
          </table:table-cell>
          <table:table-cell office:value-type="float" office:value="4">
            <text:p>4</text:p>
          </table:table-cell>
          <table:table-cell office:value-type="float" office:value="923">
            <text:p>92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education..education.education.institution&gt; <text:s/>?b <text:s/>?e <text:s/>&lt;ns:people.person.parents&gt; <text:s/>?a <text:s text:c="2"/>=&gt; ?a <text:s/>&lt;graduatedFrom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25806452">
            <text:p>0.025806452</text:p>
          </table:table-cell>
          <table:table-cell office:value-type="percentage" office:value="0.003120125">
            <text:p>0.31%</text:p>
          </table:table-cell>
          <table:table-cell office:value-type="percentage" office:value="0.047058824">
            <text:p>4.71%</text:p>
          </table:table-cell>
          <table:table-cell office:value-type="float" office:value="4">
            <text:p>4</text:p>
          </table:table-cell>
          <table:table-cell office:value-type="float" office:value="1282">
            <text:p>128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nationality&gt; <text:s/>?a <text:s/>?e <text:s/>&lt;ns:people.person.place_of_birth&gt; <text:s/>?b <text:s text:c="2"/>=&gt; ?a <text:s/>&lt;hasCapital&gt; <text:s/>?b</text:p>
          </table:table-cell>
          <table:table-cell office:value-type="float" office:value="0.000165075">
            <text:p>0.000165075</text:p>
          </table:table-cell>
          <table:table-cell office:value-type="float" office:value="0.281609195">
            <text:p>0.281609195</text:p>
          </table:table-cell>
          <table:table-cell office:value-type="percentage" office:value="0.0229939">
            <text:p>2.30%</text:p>
          </table:table-cell>
          <table:table-cell office:value-type="percentage" office:value="0.045623836">
            <text:p>4.56%</text:p>
          </table:table-cell>
          <table:table-cell office:value-type="float" office:value="49">
            <text:p>49</text:p>
          </table:table-cell>
          <table:table-cell office:value-type="float" office:value="2131">
            <text:p>213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arents&gt; <text:s/>?a <text:s/>?e <text:s/>&lt;ns:people.person.place_of_birth&gt; <text:s/>?b <text:s text:c="2"/>=&gt; ?a <text:s/>&lt;isLeaderOf&gt; <text:s/>?b</text:p>
          </table:table-cell>
          <table:table-cell office:value-type="float" office:value="0.000006738">
            <text:p>0.000006738</text:p>
          </table:table-cell>
          <table:table-cell office:value-type="float" office:value="0.018518519">
            <text:p>0.018518519</text:p>
          </table:table-cell>
          <table:table-cell office:value-type="percentage" office:value="0.000469814">
            <text:p>0.05%</text:p>
          </table:table-cell>
          <table:table-cell office:value-type="percentage" office:value="0.041666667">
            <text:p>4.17%</text:p>
          </table:table-cell>
          <table:table-cell office:value-type="float" office:value="2">
            <text:p>2</text:p>
          </table:table-cell>
          <table:table-cell office:value-type="float" office:value="4257">
            <text:p>425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isLocatedIn&gt; <text:s/>?b <text:s/>?a <text:s/>&lt;wasBornIn&gt; <text:s/>?f <text:s text:c="2"/>=&gt; ?a <text:s/>&lt;ns:people.person.places_lived..people.place_lived.location&gt; <text:s/>?b</text:p>
          </table:table-cell>
          <table:table-cell office:value-type="float" office:value="0.000114542">
            <text:p>0.000114542</text:p>
          </table:table-cell>
          <table:table-cell office:value-type="float" office:value="0.019619158">
            <text:p>0.019619158</text:p>
          </table:table-cell>
          <table:table-cell office:value-type="percentage" office:value="0.014037985">
            <text:p>1.40%</text:p>
          </table:table-cell>
          <table:table-cell office:value-type="percentage" office:value="0.041412911">
            <text:p>4.14%</text:p>
          </table:table-cell>
          <table:table-cell office:value-type="float" office:value="34">
            <text:p>34</text:p>
          </table:table-cell>
          <table:table-cell office:value-type="float" office:value="2422">
            <text:p>242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f <text:s/>?b <text:s/>&lt;wasBornIn&gt; <text:s/>?f <text:s text:c="2"/>=&gt; ?a <text:s/>&lt;ns:people.person.sibling_s..people.sibling_relationship.sibling&gt; <text:s/>?b</text:p>
          </table:table-cell>
          <table:table-cell office:value-type="float" office:value="0.000464906">
            <text:p>0.000464906</text:p>
          </table:table-cell>
          <table:table-cell office:value-type="float" office:value="0.041907076">
            <text:p>0.041907076</text:p>
          </table:table-cell>
          <table:table-cell office:value-type="percentage" office:value="0.011509591">
            <text:p>1.15%</text:p>
          </table:table-cell>
          <table:table-cell office:value-type="percentage" office:value="0.038536722">
            <text:p>3.85%</text:p>
          </table:table-cell>
          <table:table-cell office:value-type="float" office:value="138">
            <text:p>138</text:p>
          </table:table-cell>
          <table:table-cell office:value-type="float" office:value="11990">
            <text:p>1199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nationality&gt; <text:s/>?b <text:s/>?a <text:s/>&lt;ns:people.person.sibling_s..people.sibling_relationship.sibling&gt; <text:s/>?f <text:s text:c="2"/>=&gt; ?a <text:s/>&lt;isLeaderOf&gt; <text:s/>?b</text:p>
          </table:table-cell>
          <table:table-cell office:value-type="float" office:value="0.000026951">
            <text:p>0.000026951</text:p>
          </table:table-cell>
          <table:table-cell office:value-type="float" office:value="0.074074074">
            <text:p>0.074074074</text:p>
          </table:table-cell>
          <table:table-cell office:value-type="percentage" office:value="0.00608365">
            <text:p>0.61%</text:p>
          </table:table-cell>
          <table:table-cell office:value-type="percentage" office:value="0.037914692">
            <text:p>3.79%</text:p>
          </table:table-cell>
          <table:table-cell office:value-type="float" office:value="8">
            <text:p>8</text:p>
          </table:table-cell>
          <table:table-cell office:value-type="float" office:value="1315">
            <text:p>131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spouse_s..people.marriage.spouse&gt; <text:s/>?f <text:s text:c="2"/>=&gt; ?a <text:s/>&lt;hasChild&gt; <text:s/>?b</text:p>
          </table:table-cell>
          <table:table-cell office:value-type="float" office:value="0.008489594">
            <text:p>0.008489594</text:p>
          </table:table-cell>
          <table:table-cell office:value-type="float" office:value="0.767356882">
            <text:p>0.767356882</text:p>
          </table:table-cell>
          <table:table-cell office:value-type="percentage" office:value="0.00297791">
            <text:p>0.30%</text:p>
          </table:table-cell>
          <table:table-cell office:value-type="percentage" office:value="0.034177833">
            <text:p>3.42%</text:p>
          </table:table-cell>
          <table:table-cell office:value-type="float" office:value="2520">
            <text:p>2520</text:p>
          </table:table-cell>
          <table:table-cell office:value-type="float" office:value="846231">
            <text:p>84623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ns:people.person.nationality&gt; <text:s/>?b <text:s/>?e <text:s/>&lt;ns:people.person.sibling_s..people.sibling_relationship.sibling&gt; <text:s/>?a <text:s text:c="2"/>=&gt; ?a <text:s/>&lt;isLeaderOf&gt; <text:s/>?b</text:p>
          </table:table-cell>
          <table:table-cell office:value-type="float" office:value="0.000026951">
            <text:p>0.000026951</text:p>
          </table:table-cell>
          <table:table-cell office:value-type="float" office:value="0.074074074">
            <text:p>0.074074074</text:p>
          </table:table-cell>
          <table:table-cell office:value-type="percentage" office:value="0.005559416">
            <text:p>0.56%</text:p>
          </table:table-cell>
          <table:table-cell office:value-type="percentage" office:value="0.033057851">
            <text:p>3.31%</text:p>
          </table:table-cell>
          <table:table-cell office:value-type="float" office:value="8">
            <text:p>8</text:p>
          </table:table-cell>
          <table:table-cell office:value-type="float" office:value="1439">
            <text:p>143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iedIn&gt; <text:s/>?f <text:s/>?b <text:s/>&lt;wasBornIn&gt; <text:s/>?f <text:s text:c="2"/>=&gt; ?a <text:s/>&lt;ns:people.person.children&gt; <text:s/>?b</text:p>
          </table:table-cell>
          <table:table-cell office:value-type="float" office:value="0.000653564">
            <text:p>0.000653564</text:p>
          </table:table-cell>
          <table:table-cell office:value-type="float" office:value="0.022278365">
            <text:p>0.022278365</text:p>
          </table:table-cell>
          <table:table-cell office:value-type="percentage" office:value="0.023387583">
            <text:p>2.34%</text:p>
          </table:table-cell>
          <table:table-cell office:value-type="percentage" office:value="0.031406832">
            <text:p>3.14%</text:p>
          </table:table-cell>
          <table:table-cell office:value-type="float" office:value="194">
            <text:p>194</text:p>
          </table:table-cell>
          <table:table-cell office:value-type="float" office:value="8295">
            <text:p>82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iedIn&gt; <text:s/>?f <text:s/>?a <text:s/>&lt;wasBornIn&gt; <text:s/>?f <text:s text:c="2"/>=&gt; ?a <text:s/>&lt;ns:people.person.parents&gt; <text:s/>?b</text:p>
          </table:table-cell>
          <table:table-cell office:value-type="float" office:value="0.000653564">
            <text:p>0.000653564</text:p>
          </table:table-cell>
          <table:table-cell office:value-type="float" office:value="0.024672517">
            <text:p>0.024672517</text:p>
          </table:table-cell>
          <table:table-cell office:value-type="percentage" office:value="0.023387583">
            <text:p>2.34%</text:p>
          </table:table-cell>
          <table:table-cell office:value-type="percentage" office:value="0.028103723">
            <text:p>2.81%</text:p>
          </table:table-cell>
          <table:table-cell office:value-type="float" office:value="194">
            <text:p>194</text:p>
          </table:table-cell>
          <table:table-cell office:value-type="float" office:value="8295">
            <text:p>82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s_lived..people.place_lived.location&gt; <text:s/>?a <text:s/>?e <text:s/>&lt;ns:people.person.places_lived..people.place_lived.location&gt; <text:s/>?b <text:s text:c="2"/>=&gt; ?a <text:s/>&lt;hasCapital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22988506">
            <text:p>0.022988506</text:p>
          </table:table-cell>
          <table:table-cell office:value-type="percentage" office:value="0.002619515">
            <text:p>0.26%</text:p>
          </table:table-cell>
          <table:table-cell office:value-type="percentage" office:value="0.027972028">
            <text:p>2.80%</text:p>
          </table:table-cell>
          <table:table-cell office:value-type="float" office:value="4">
            <text:p>4</text:p>
          </table:table-cell>
          <table:table-cell office:value-type="float" office:value="1527">
            <text:p>152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f <text:s/>&lt;ns:people.person.place_of_birth&gt; <text:s/>?b <text:s/>?a <text:s/>&lt;ns:people.person.spouse_s..people.marriage.spouse&gt; <text:s/>?f <text:s text:c="2"/>=&gt; ?a <text:s/>&lt;wasBornIn&gt; <text:s/>?b</text:p>
          </table:table-cell>
          <table:table-cell office:value-type="float" office:value="0.00006064">
            <text:p>0.00006064</text:p>
          </table:table-cell>
          <table:table-cell office:value-type="float" office:value="0.013846154">
            <text:p>0.013846154</text:p>
          </table:table-cell>
          <table:table-cell office:value-type="percentage" office:value="0.00605449">
            <text:p>0.61%</text:p>
          </table:table-cell>
          <table:table-cell office:value-type="percentage" office:value="0.026865672">
            <text:p>2.69%</text:p>
          </table:table-cell>
          <table:table-cell office:value-type="float" office:value="18">
            <text:p>18</text:p>
          </table:table-cell>
          <table:table-cell office:value-type="float" office:value="2973">
            <text:p>297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_of_birth&gt; <text:s/>?b <text:s/>?e <text:s/>&lt;ns:people.person.spouse_s..people.marriage.spouse&gt; <text:s/>?a <text:s text:c="2"/>=&gt; ?a <text:s/>&lt;wasBornIn&gt; <text:s/>?b</text:p>
          </table:table-cell>
          <table:table-cell office:value-type="float" office:value="0.00006064">
            <text:p>0.00006064</text:p>
          </table:table-cell>
          <table:table-cell office:value-type="float" office:value="0.013846154">
            <text:p>0.013846154</text:p>
          </table:table-cell>
          <table:table-cell office:value-type="percentage" office:value="0.004645161">
            <text:p>0.46%</text:p>
          </table:table-cell>
          <table:table-cell office:value-type="percentage" office:value="0.026666667">
            <text:p>2.67%</text:p>
          </table:table-cell>
          <table:table-cell office:value-type="float" office:value="18">
            <text:p>18</text:p>
          </table:table-cell>
          <table:table-cell office:value-type="float" office:value="3875">
            <text:p>387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s:label <text:s/>?f <text:s/>?b <text:s/>rdfs:label <text:s/>?f <text:s text:c="2"/>=&gt; ?a <text:s/>&lt;ns:people.person.children&gt; <text:s/>?b</text:p>
          </table:table-cell>
          <table:table-cell office:value-type="float" office:value="0.000525546">
            <text:p>0.000525546</text:p>
          </table:table-cell>
          <table:table-cell office:value-type="float" office:value="0.017914561">
            <text:p>0.017914561</text:p>
          </table:table-cell>
          <table:table-cell office:value-type="percentage" office:value="0.006963042">
            <text:p>0.70%</text:p>
          </table:table-cell>
          <table:table-cell office:value-type="percentage" office:value="0.026575809">
            <text:p>2.66%</text:p>
          </table:table-cell>
          <table:table-cell office:value-type="float" office:value="156">
            <text:p>156</text:p>
          </table:table-cell>
          <table:table-cell office:value-type="float" office:value="22404">
            <text:p>2240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FamilyName&gt; <text:s/>?f <text:s/>?b <text:s/>&lt;hasFamilyName&gt; <text:s/>?f <text:s text:c="2"/>=&gt; ?a <text:s/>&lt;ns:people.person.spouse_s..people.marriage.spouse&gt; <text:s/>?b</text:p>
          </table:table-cell>
          <table:table-cell office:value-type="float" office:value="0.000458169">
            <text:p>0.000458169</text:p>
          </table:table-cell>
          <table:table-cell office:value-type="float" office:value="0.027134876">
            <text:p>0.027134876</text:p>
          </table:table-cell>
          <table:table-cell office:value-type="percentage" office:value="0.013257945">
            <text:p>1.33%</text:p>
          </table:table-cell>
          <table:table-cell office:value-type="percentage" office:value="0.024637681">
            <text:p>2.46%</text:p>
          </table:table-cell>
          <table:table-cell office:value-type="float" office:value="136">
            <text:p>136</text:p>
          </table:table-cell>
          <table:table-cell office:value-type="float" office:value="10258">
            <text:p>102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s:label <text:s/>?f <text:s/>?b <text:s/>rdfs:label <text:s/>?f <text:s text:c="2"/>=&gt; ?a <text:s/>&lt;ns:people.person.parents&gt; <text:s/>?b</text:p>
          </table:table-cell>
          <table:table-cell office:value-type="float" office:value="0.000525546">
            <text:p>0.000525546</text:p>
          </table:table-cell>
          <table:table-cell office:value-type="float" office:value="0.019839756">
            <text:p>0.019839756</text:p>
          </table:table-cell>
          <table:table-cell office:value-type="percentage" office:value="0.006963042">
            <text:p>0.70%</text:p>
          </table:table-cell>
          <table:table-cell office:value-type="percentage" office:value="0.023897059">
            <text:p>2.39%</text:p>
          </table:table-cell>
          <table:table-cell office:value-type="float" office:value="156">
            <text:p>156</text:p>
          </table:table-cell>
          <table:table-cell office:value-type="float" office:value="22404">
            <text:p>2240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ns:people.person.place_of_birth&gt; <text:s/>?f <text:s/>?a <text:s/>&lt;ns:people.person.spouse_s..people.marriage.location_of_ceremony&gt; <text:s/>?f <text:s text:c="2"/>=&gt; ?a <text:s/>&lt;hasChild&gt; <text:s/>?b</text:p>
          </table:table-cell>
          <table:table-cell office:value-type="float" office:value="0.000195395">
            <text:p>0.000195395</text:p>
          </table:table-cell>
          <table:table-cell office:value-type="float" office:value="0.017661389">
            <text:p>0.017661389</text:p>
          </table:table-cell>
          <table:table-cell office:value-type="percentage" office:value="0.008823977">
            <text:p>0.88%</text:p>
          </table:table-cell>
          <table:table-cell office:value-type="percentage" office:value="0.021473528">
            <text:p>2.15%</text:p>
          </table:table-cell>
          <table:table-cell office:value-type="float" office:value="58">
            <text:p>58</text:p>
          </table:table-cell>
          <table:table-cell office:value-type="float" office:value="6573">
            <text:p>657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rdfs:label <text:s/>?f <text:s/>?b <text:s/>rdfs:label <text:s/>?f <text:s text:c="2"/>=&gt; ?a <text:s/>&lt;ns:people.person.sibling_s..people.sibling_relationship.sibling&gt; <text:s/>?b</text:p>
          </table:table-cell>
          <table:table-cell office:value-type="float" office:value="0.000229084">
            <text:p>0.000229084</text:p>
          </table:table-cell>
          <table:table-cell office:value-type="float" office:value="0.020649863">
            <text:p>0.020649863</text:p>
          </table:table-cell>
          <table:table-cell office:value-type="percentage" office:value="0.003035172">
            <text:p>0.30%</text:p>
          </table:table-cell>
          <table:table-cell office:value-type="percentage" office:value="0.019484241">
            <text:p>1.95%</text:p>
          </table:table-cell>
          <table:table-cell office:value-type="float" office:value="68">
            <text:p>68</text:p>
          </table:table-cell>
          <table:table-cell office:value-type="float" office:value="22404">
            <text:p>2240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places_lived..people.place_lived.location&gt; <text:s/>?b <text:s text:c="2"/>=&gt; ?a <text:s/>&lt;livesIn&gt; <text:s/>?b</text:p>
          </table:table-cell>
          <table:table-cell office:value-type="float" office:value="0.000010107">
            <text:p>0.000010107</text:p>
          </table:table-cell>
          <table:table-cell office:value-type="float" office:value="0.020134228">
            <text:p>0.020134228</text:p>
          </table:table-cell>
          <table:table-cell office:value-type="percentage" office:value="0.002722323">
            <text:p>0.27%</text:p>
          </table:table-cell>
          <table:table-cell office:value-type="percentage" office:value="0.01734104">
            <text:p>1.73%</text:p>
          </table:table-cell>
          <table:table-cell office:value-type="float" office:value="3">
            <text:p>3</text:p>
          </table:table-cell>
          <table:table-cell office:value-type="float" office:value="1102">
            <text:p>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ns:people.person.parents&gt; <text:s/>?a <text:s/>?e <text:s/>&lt;ns:people.person.places_lived..people.place_lived.location&gt; <text:s/>?b <text:s text:c="2"/>=&gt; ?a <text:s/>&lt;livesIn&gt; <text:s/>?b</text:p>
          </table:table-cell>
          <table:table-cell office:value-type="float" office:value="0.000010107">
            <text:p>0.000010107</text:p>
          </table:table-cell>
          <table:table-cell office:value-type="float" office:value="0.020134228">
            <text:p>0.020134228</text:p>
          </table:table-cell>
          <table:table-cell office:value-type="percentage" office:value="0.002105263">
            <text:p>0.21%</text:p>
          </table:table-cell>
          <table:table-cell office:value-type="percentage" office:value="0.015">
            <text:p>1.50%</text:p>
          </table:table-cell>
          <table:table-cell office:value-type="float" office:value="3">
            <text:p>3</text:p>
          </table:table-cell>
          <table:table-cell office:value-type="float" office:value="1425">
            <text:p>14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BornIn&gt; <text:s/>?f <text:s/>?b <text:s/>&lt;wasBornIn&gt; <text:s/>?f <text:s text:c="2"/>=&gt; ?a <text:s/>&lt;ns:people.person.children&gt; <text:s/>?b</text:p>
          </table:table-cell>
          <table:table-cell office:value-type="float" office:value="0.000437955">
            <text:p>0.000437955</text:p>
          </table:table-cell>
          <table:table-cell office:value-type="float" office:value="0.014928801">
            <text:p>0.014928801</text:p>
          </table:table-cell>
          <table:table-cell office:value-type="percentage" office:value="0.010842369">
            <text:p>1.08%</text:p>
          </table:table-cell>
          <table:table-cell office:value-type="percentage" office:value="0.014757634">
            <text:p>1.48%</text:p>
          </table:table-cell>
          <table:table-cell office:value-type="float" office:value="130">
            <text:p>130</text:p>
          </table:table-cell>
          <table:table-cell office:value-type="float" office:value="11990">
            <text:p>119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iedIn&gt; <text:s/>?f <text:s/>?b <text:s/>&lt;diedIn&gt; <text:s/>?f <text:s text:c="2"/>=&gt; ?a <text:s/>&lt;ns:people.person.spouse_s..people.marriage.spouse&gt; <text:s/>?b</text:p>
          </table:table-cell>
          <table:table-cell office:value-type="float" office:value="0.000296462">
            <text:p>0.000296462</text:p>
          </table:table-cell>
          <table:table-cell office:value-type="float" office:value="0.017557861">
            <text:p>0.017557861</text:p>
          </table:table-cell>
          <table:table-cell office:value-type="percentage" office:value="0.010536398">
            <text:p>1.05%</text:p>
          </table:table-cell>
          <table:table-cell office:value-type="percentage" office:value="0.013519742">
            <text:p>1.35%</text:p>
          </table:table-cell>
          <table:table-cell office:value-type="float" office:value="88">
            <text:p>88</text:p>
          </table:table-cell>
          <table:table-cell office:value-type="float" office:value="8352">
            <text:p>835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f <text:s/>?b <text:s/>&lt;wasBornIn&gt; <text:s/>?f <text:s text:c="2"/>=&gt; ?a <text:s/>&lt;ns:people.person.parents&gt; <text:s/>?b</text:p>
          </table:table-cell>
          <table:table-cell office:value-type="float" office:value="0.000437955">
            <text:p>0.000437955</text:p>
          </table:table-cell>
          <table:table-cell office:value-type="float" office:value="0.01653313">
            <text:p>0.01653313</text:p>
          </table:table-cell>
          <table:table-cell office:value-type="percentage" office:value="0.010842369">
            <text:p>1.08%</text:p>
          </table:table-cell>
          <table:table-cell office:value-type="percentage" office:value="0.013234246">
            <text:p>1.32%</text:p>
          </table:table-cell>
          <table:table-cell office:value-type="float" office:value="130">
            <text:p>130</text:p>
          </table:table-cell>
          <table:table-cell office:value-type="float" office:value="11990">
            <text:p>1199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place_of_birth&gt; <text:s/>?b <text:s text:c="2"/>=&gt; ?a <text:s/>&lt;livesIn&gt; <text:s/>?b</text:p>
          </table:table-cell>
          <table:table-cell office:value-type="float" office:value="0.000010107">
            <text:p>0.000010107</text:p>
          </table:table-cell>
          <table:table-cell office:value-type="float" office:value="0.020134228">
            <text:p>0.020134228</text:p>
          </table:table-cell>
          <table:table-cell office:value-type="percentage" office:value="0.000860338">
            <text:p>0.09%</text:p>
          </table:table-cell>
          <table:table-cell office:value-type="percentage" office:value="0.013157895">
            <text:p>1.32%</text:p>
          </table:table-cell>
          <table:table-cell office:value-type="float" office:value="3">
            <text:p>3</text:p>
          </table:table-cell>
          <table:table-cell office:value-type="float" office:value="3487">
            <text:p>348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ns:people.person.nationality&gt; <text:s/>?b <text:s/>?a <text:s/>&lt;ns:people.person.parents&gt; <text:s/>?f <text:s text:c="2"/>=&gt; ?a <text:s/>&lt;isLeaderOf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46296296">
            <text:p>0.046296296</text:p>
          </table:table-cell>
          <table:table-cell office:value-type="percentage" office:value="0.001535155">
            <text:p>0.15%</text:p>
          </table:table-cell>
          <table:table-cell office:value-type="percentage" office:value="0.012406948">
            <text:p>1.24%</text:p>
          </table:table-cell>
          <table:table-cell office:value-type="float" office:value="5">
            <text:p>5</text:p>
          </table:table-cell>
          <table:table-cell office:value-type="float" office:value="3257">
            <text:p>325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ns:people.person.place_of_birth&gt; <text:s/>?b <text:s/>?a <text:s/>&lt;ns:people.person.spouse_s..people.marriage.spouse&gt; <text:s/>?f <text:s text:c="2"/>=&gt; ?a <text:s/>&lt;livesIn&gt; <text:s/>?b</text:p>
          </table:table-cell>
          <table:table-cell office:value-type="float" office:value="0.000006738">
            <text:p>0.000006738</text:p>
          </table:table-cell>
          <table:table-cell office:value-type="float" office:value="0.013422819">
            <text:p>0.013422819</text:p>
          </table:table-cell>
          <table:table-cell office:value-type="percentage" office:value="0.000672721">
            <text:p>0.07%</text:p>
          </table:table-cell>
          <table:table-cell office:value-type="percentage" office:value="0.011494253">
            <text:p>1.15%</text:p>
          </table:table-cell>
          <table:table-cell office:value-type="float" office:value="2">
            <text:p>2</text:p>
          </table:table-cell>
          <table:table-cell office:value-type="float" office:value="2973">
            <text:p>297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ns:people.person.parents&gt; <text:s/>?a <text:s/>?e <text:s/>&lt;ns:people.person.place_of_birth&gt; <text:s/>?b <text:s text:c="2"/>=&gt; ?a <text:s/>&lt;livesIn&gt; <text:s/>?b</text:p>
          </table:table-cell>
          <table:table-cell office:value-type="float" office:value="0.000010107">
            <text:p>0.000010107</text:p>
          </table:table-cell>
          <table:table-cell office:value-type="float" office:value="0.020134228">
            <text:p>0.020134228</text:p>
          </table:table-cell>
          <table:table-cell office:value-type="percentage" office:value="0.000704722">
            <text:p>0.07%</text:p>
          </table:table-cell>
          <table:table-cell office:value-type="percentage" office:value="0.011152416">
            <text:p>1.12%</text:p>
          </table:table-cell>
          <table:table-cell office:value-type="float" office:value="3">
            <text:p>3</text:p>
          </table:table-cell>
          <table:table-cell office:value-type="float" office:value="4257">
            <text:p>425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ns:people.person.children&gt; <text:s/>?a <text:s/>?e <text:s/>&lt;ns:people.person.nationality&gt; <text:s/>?b <text:s text:c="2"/>=&gt; ?a <text:s/>&lt;isLeaderOf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46296296">
            <text:p>0.046296296</text:p>
          </table:table-cell>
          <table:table-cell office:value-type="percentage" office:value="0.001316482">
            <text:p>0.13%</text:p>
          </table:table-cell>
          <table:table-cell office:value-type="percentage" office:value="0.010330579">
            <text:p>1.03%</text:p>
          </table:table-cell>
          <table:table-cell office:value-type="float" office:value="5">
            <text:p>5</text:p>
          </table:table-cell>
          <table:table-cell office:value-type="float" office:value="3798">
            <text:p>37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_of_birth&gt; <text:s/>?f <text:s/>?b <text:s/>&lt;ns:people.person.place_of_birth&gt; <text:s/>?f <text:s text:c="2"/>=&gt; ?a <text:s/>&lt;hasChild&gt; <text:s/>?b</text:p>
          </table:table-cell>
          <table:table-cell office:value-type="float" office:value="0.00133071">
            <text:p>0.00133071</text:p>
          </table:table-cell>
          <table:table-cell office:value-type="float" office:value="0.120280146">
            <text:p>0.120280146</text:p>
          </table:table-cell>
          <table:table-cell office:value-type="percentage" office:value="0.003928198">
            <text:p>0.39%</text:p>
          </table:table-cell>
          <table:table-cell office:value-type="percentage" office:value="0.010311162">
            <text:p>1.03%</text:p>
          </table:table-cell>
          <table:table-cell office:value-type="float" office:value="395">
            <text:p>395</text:p>
          </table:table-cell>
          <table:table-cell office:value-type="float" office:value="100555">
            <text:p>10055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_of_birth&gt; <text:s/>?f <text:s/>?a <text:s/>&lt;ns:people.person.places_lived..people.place_lived.location&gt; <text:s/>?f <text:s text:c="2"/>=&gt; ?a <text:s/>&lt;hasChild&gt; <text:s/>?b</text:p>
          </table:table-cell>
          <table:table-cell office:value-type="float" office:value="0.000464906">
            <text:p>0.000464906</text:p>
          </table:table-cell>
          <table:table-cell office:value-type="float" office:value="0.042021924">
            <text:p>0.042021924</text:p>
          </table:table-cell>
          <table:table-cell office:value-type="percentage" office:value="0.003304993">
            <text:p>0.33%</text:p>
          </table:table-cell>
          <table:table-cell office:value-type="percentage" office:value="0.0101635">
            <text:p>1.02%</text:p>
          </table:table-cell>
          <table:table-cell office:value-type="float" office:value="138">
            <text:p>138</text:p>
          </table:table-cell>
          <table:table-cell office:value-type="float" office:value="41755">
            <text:p>4175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GivenName&gt; <text:s/>?f <text:s/>?b <text:s/>&lt;hasGivenName&gt; <text:s/>?f <text:s text:c="2"/>=&gt; ?a <text:s/>&lt;ns:people.person.sibling_s..people.sibling_relationship.sibling&gt; <text:s/>?b</text:p>
          </table:table-cell>
          <table:table-cell office:value-type="float" office:value="0.000235822">
            <text:p>0.000235822</text:p>
          </table:table-cell>
          <table:table-cell office:value-type="float" office:value="0.021257212">
            <text:p>0.021257212</text:p>
          </table:table-cell>
          <table:table-cell office:value-type="percentage" office:value="0.001980478">
            <text:p>0.20%</text:p>
          </table:table-cell>
          <table:table-cell office:value-type="percentage" office:value="0.009543286">
            <text:p>0.95%</text:p>
          </table:table-cell>
          <table:table-cell office:value-type="float" office:value="70">
            <text:p>70</text:p>
          </table:table-cell>
          <table:table-cell office:value-type="float" office:value="35345">
            <text:p>3534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place_of_birth&gt; <text:s/>?b <text:s/>?e <text:s/>&lt;ns:people.person.spouse_s..people.marriage.spouse&gt; <text:s/>?a <text:s text:c="2"/>=&gt; ?a <text:s/>&lt;livesIn&gt; <text:s/>?b</text:p>
          </table:table-cell>
          <table:table-cell office:value-type="float" office:value="0.000006738">
            <text:p>0.000006738</text:p>
          </table:table-cell>
          <table:table-cell office:value-type="float" office:value="0.013422819">
            <text:p>0.013422819</text:p>
          </table:table-cell>
          <table:table-cell office:value-type="percentage" office:value="0.000516129">
            <text:p>0.05%</text:p>
          </table:table-cell>
          <table:table-cell office:value-type="percentage" office:value="0.009345794">
            <text:p>0.93%</text:p>
          </table:table-cell>
          <table:table-cell office:value-type="float" office:value="2">
            <text:p>2</text:p>
          </table:table-cell>
          <table:table-cell office:value-type="float" office:value="3875">
            <text:p>387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..people.place_lived.location&gt; <text:s/>?f <text:s/>?b <text:s/>&lt;ns:people.person.places_lived..people.place_lived.location&gt; <text:s/>?f <text:s text:c="2"/>=&gt; ?a <text:s/>&lt;hasChild&gt; <text:s/>?b</text:p>
          </table:table-cell>
          <table:table-cell office:value-type="float" office:value="0.000373946">
            <text:p>0.000373946</text:p>
          </table:table-cell>
          <table:table-cell office:value-type="float" office:value="0.033800244">
            <text:p>0.033800244</text:p>
          </table:table-cell>
          <table:table-cell office:value-type="percentage" office:value="0.003735613">
            <text:p>0.37%</text:p>
          </table:table-cell>
          <table:table-cell office:value-type="percentage" office:value="0.009196355">
            <text:p>0.92%</text:p>
          </table:table-cell>
          <table:table-cell office:value-type="float" office:value="111">
            <text:p>111</text:p>
          </table:table-cell>
          <table:table-cell office:value-type="float" office:value="29714">
            <text:p>2971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nationality&gt; <text:s/>?b <text:s text:c="2"/>=&gt; ?a <text:s/>&lt;isLeaderOf&gt; <text:s/>?b</text:p>
          </table:table-cell>
          <table:table-cell office:value-type="float" office:value="0.000006738">
            <text:p>0.000006738</text:p>
          </table:table-cell>
          <table:table-cell office:value-type="float" office:value="0.018518519">
            <text:p>0.018518519</text:p>
          </table:table-cell>
          <table:table-cell office:value-type="percentage" office:value="0.000961076">
            <text:p>0.10%</text:p>
          </table:table-cell>
          <table:table-cell office:value-type="percentage" office:value="0.007462687">
            <text:p>0.75%</text:p>
          </table:table-cell>
          <table:table-cell office:value-type="float" office:value="2">
            <text:p>2</text:p>
          </table:table-cell>
          <table:table-cell office:value-type="float" office:value="2081">
            <text:p>208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ns:people.person.nationality&gt; <text:s/>?b <text:s/>?e <text:s/>&lt;ns:people.person.parents&gt; <text:s/>?a <text:s text:c="2"/>=&gt; ?a <text:s/>&lt;isLeaderOf&gt; <text:s/>?b</text:p>
          </table:table-cell>
          <table:table-cell office:value-type="float" office:value="0.000006738">
            <text:p>0.000006738</text:p>
          </table:table-cell>
          <table:table-cell office:value-type="float" office:value="0.018518519">
            <text:p>0.018518519</text:p>
          </table:table-cell>
          <table:table-cell office:value-type="percentage" office:value="0.000864304">
            <text:p>0.09%</text:p>
          </table:table-cell>
          <table:table-cell office:value-type="percentage" office:value="0.006711409">
            <text:p>0.67%</text:p>
          </table:table-cell>
          <table:table-cell office:value-type="float" office:value="2">
            <text:p>2</text:p>
          </table:table-cell>
          <table:table-cell office:value-type="float" office:value="2314">
            <text:p>231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ibling_s..people.sibling_relationship.sibling&gt; <text:s/>?f <text:s text:c="2"/>=&gt; ?a <text:s/>&lt;hasChild&gt; <text:s/>?b</text:p>
          </table:table-cell>
          <table:table-cell office:value-type="float" office:value="0.002796176">
            <text:p>0.002796176</text:p>
          </table:table-cell>
          <table:table-cell office:value-type="float" office:value="0.25274056">
            <text:p>0.25274056</text:p>
          </table:table-cell>
          <table:table-cell office:value-type="percentage" office:value="0.001186096">
            <text:p>0.12%</text:p>
          </table:table-cell>
          <table:table-cell office:value-type="percentage" office:value="0.005851004">
            <text:p>0.59%</text:p>
          </table:table-cell>
          <table:table-cell office:value-type="float" office:value="830">
            <text:p>830</text:p>
          </table:table-cell>
          <table:table-cell office:value-type="float" office:value="699775">
            <text:p>69977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ns:people.person.nationality&gt; <text:s/>?b <text:s/>?a <text:s/>&lt;ns:people.person.spouse_s..people.marriage.spouse&gt; <text:s/>?f <text:s text:c="2"/>=&gt; ?a <text:s/>&lt;livesIn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26845638">
            <text:p>0.026845638</text:p>
          </table:table-cell>
          <table:table-cell office:value-type="percentage" office:value="0.001952172">
            <text:p>0.20%</text:p>
          </table:table-cell>
          <table:table-cell office:value-type="percentage" office:value="0.005747126">
            <text:p>0.57%</text:p>
          </table:table-cell>
          <table:table-cell office:value-type="float" office:value="4">
            <text:p>4</text:p>
          </table:table-cell>
          <table:table-cell office:value-type="float" office:value="2049">
            <text:p>20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GivenName&gt; <text:s/>?f <text:s/>?b <text:s/>&lt;hasGivenName&gt; <text:s/>?f <text:s text:c="2"/>=&gt; ?a <text:s/>&lt;ns:people.person.children&gt; <text:s/>?b</text:p>
          </table:table-cell>
          <table:table-cell office:value-type="float" office:value="0.000309938">
            <text:p>0.000309938</text:p>
          </table:table-cell>
          <table:table-cell office:value-type="float" office:value="0.010564998">
            <text:p>0.010564998</text:p>
          </table:table-cell>
          <table:table-cell office:value-type="percentage" office:value="0.002602914">
            <text:p>0.26%</text:p>
          </table:table-cell>
          <table:table-cell office:value-type="percentage" office:value="0.005452821">
            <text:p>0.55%</text:p>
          </table:table-cell>
          <table:table-cell office:value-type="float" office:value="92">
            <text:p>92</text:p>
          </table:table-cell>
          <table:table-cell office:value-type="float" office:value="35345">
            <text:p>3534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_of_birth&gt; <text:s/>?f <text:s/>?b <text:s/>&lt;ns:people.person.places_lived..people.place_lived.location&gt; <text:s/>?f <text:s text:c="2"/>=&gt; ?a <text:s/>&lt;hasChild&gt; <text:s/>?b</text:p>
          </table:table-cell>
          <table:table-cell office:value-type="float" office:value="0.000316675">
            <text:p>0.000316675</text:p>
          </table:table-cell>
          <table:table-cell office:value-type="float" office:value="0.02862363">
            <text:p>0.02862363</text:p>
          </table:table-cell>
          <table:table-cell office:value-type="percentage" office:value="0.002251227">
            <text:p>0.23%</text:p>
          </table:table-cell>
          <table:table-cell office:value-type="percentage" office:value="0.005447065">
            <text:p>0.54%</text:p>
          </table:table-cell>
          <table:table-cell office:value-type="float" office:value="94">
            <text:p>94</text:p>
          </table:table-cell>
          <table:table-cell office:value-type="float" office:value="41755">
            <text:p>4175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ns:people.person.nationality&gt; <text:s/>?b <text:s/>?e <text:s/>&lt;ns:people.person.spouse_s..people.marriage.spouse&gt; <text:s/>?a <text:s text:c="2"/>=&gt; ?a <text:s/>&lt;livesIn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26845638">
            <text:p>0.026845638</text:p>
          </table:table-cell>
          <table:table-cell office:value-type="percentage" office:value="0.001732352">
            <text:p>0.17%</text:p>
          </table:table-cell>
          <table:table-cell office:value-type="percentage" office:value="0.005082592">
            <text:p>0.51%</text:p>
          </table:table-cell>
          <table:table-cell office:value-type="float" office:value="4">
            <text:p>4</text:p>
          </table:table-cell>
          <table:table-cell office:value-type="float" office:value="2309">
            <text:p>230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f <text:s/>&lt;ns:people.person.nationality&gt; <text:s/>?b <text:s text:c="2"/>=&gt; ?a <text:s/>&lt;livesIn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26845638">
            <text:p>0.026845638</text:p>
          </table:table-cell>
          <table:table-cell office:value-type="percentage" office:value="0.001922153">
            <text:p>0.19%</text:p>
          </table:table-cell>
          <table:table-cell office:value-type="percentage" office:value="0.004854369">
            <text:p>0.49%</text:p>
          </table:table-cell>
          <table:table-cell office:value-type="float" office:value="4">
            <text:p>4</text:p>
          </table:table-cell>
          <table:table-cell office:value-type="float" office:value="2081">
            <text:p>208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GivenName&gt; <text:s/>?f <text:s/>?b <text:s/>&lt;hasGivenName&gt; <text:s/>?f <text:s text:c="2"/>=&gt; ?a <text:s/>&lt;ns:people.person.parents&gt; <text:s/>?b</text:p>
          </table:table-cell>
          <table:table-cell office:value-type="float" office:value="0.000309938">
            <text:p>0.000309938</text:p>
          </table:table-cell>
          <table:table-cell office:value-type="float" office:value="0.011700369">
            <text:p>0.011700369</text:p>
          </table:table-cell>
          <table:table-cell office:value-type="percentage" office:value="0.002602914">
            <text:p>0.26%</text:p>
          </table:table-cell>
          <table:table-cell office:value-type="percentage" office:value="0.004727161">
            <text:p>0.47%</text:p>
          </table:table-cell>
          <table:table-cell office:value-type="float" office:value="92">
            <text:p>92</text:p>
          </table:table-cell>
          <table:table-cell office:value-type="float" office:value="35345">
            <text:p>3534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ns:people.person.nationality&gt; <text:s/>?b <text:s/>?e <text:s/>&lt;ns:people.person.parents&gt; <text:s/>?a <text:s text:c="2"/>=&gt; ?a <text:s/>&lt;livesIn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26845638">
            <text:p>0.026845638</text:p>
          </table:table-cell>
          <table:table-cell office:value-type="percentage" office:value="0.001728608">
            <text:p>0.17%</text:p>
          </table:table-cell>
          <table:table-cell office:value-type="percentage" office:value="0.004357298">
            <text:p>0.44%</text:p>
          </table:table-cell>
          <table:table-cell office:value-type="float" office:value="4">
            <text:p>4</text:p>
          </table:table-cell>
          <table:table-cell office:value-type="float" office:value="2314">
            <text:p>231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children&gt; <text:s/>?f <text:s text:c="2"/>=&gt; ?a <text:s/>&lt;isMarriedTo&gt; <text:s/>?b</text:p>
          </table:table-cell>
          <table:table-cell office:value-type="float" office:value="0.004696228">
            <text:p>0.004696228</text:p>
          </table:table-cell>
          <table:table-cell office:value-type="float" office:value="0.605297438">
            <text:p>0.605297438</text:p>
          </table:table-cell>
          <table:table-cell office:value-type="percentage" office:value="0.001293575">
            <text:p>0.13%</text:p>
          </table:table-cell>
          <table:table-cell office:value-type="percentage" office:value="0.004062944">
            <text:p>0.41%</text:p>
          </table:table-cell>
          <table:table-cell office:value-type="float" office:value="1394">
            <text:p>1394</text:p>
          </table:table-cell>
          <table:table-cell office:value-type="float" office:value="1077634">
            <text:p>10776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LocatedIn&gt; <text:s/>?f <text:s/>?a <text:s/>&lt;livesIn&gt; <text:s/>?f <text:s text:c="2"/>=&gt; ?a <text:s/>&lt;ns:people.person.education..education.education.institution&gt; <text:s/>?b</text:p>
          </table:table-cell>
          <table:table-cell office:value-type="float" office:value="0.000070747">
            <text:p>0.000070747</text:p>
          </table:table-cell>
          <table:table-cell office:value-type="float" office:value="0.011000524">
            <text:p>0.011000524</text:p>
          </table:table-cell>
          <table:table-cell office:value-type="percentage" office:value="0.001909264">
            <text:p>0.19%</text:p>
          </table:table-cell>
          <table:table-cell office:value-type="percentage" office:value="0.003196347">
            <text:p>0.32%</text:p>
          </table:table-cell>
          <table:table-cell office:value-type="float" office:value="21">
            <text:p>21</text:p>
          </table:table-cell>
          <table:table-cell office:value-type="float" office:value="10999">
            <text:p>1099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religion&gt; <text:s/>?f <text:s/>?b <text:s/>&lt;ns:people.person.religion&gt; <text:s/>?f <text:s text:c="2"/>=&gt; ?a <text:s/>&lt;hasChild&gt; <text:s/>?b</text:p>
          </table:table-cell>
          <table:table-cell office:value-type="float" office:value="0.001765296">
            <text:p>0.001765296</text:p>
          </table:table-cell>
          <table:table-cell office:value-type="float" office:value="0.15956151">
            <text:p>0.15956151</text:p>
          </table:table-cell>
          <table:table-cell office:value-type="percentage" office:value="0.001579269">
            <text:p>0.16%</text:p>
          </table:table-cell>
          <table:table-cell office:value-type="percentage" office:value="0.002910917">
            <text:p>0.29%</text:p>
          </table:table-cell>
          <table:table-cell office:value-type="float" office:value="524">
            <text:p>524</text:p>
          </table:table-cell>
          <table:table-cell office:value-type="float" office:value="331799">
            <text:p>33179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..people.place_lived.location&gt; <text:s/>?f <text:s/>?b <text:s/>&lt;ns:people.person.places_lived..people.place_lived.location&gt; <text:s/>?f <text:s text:c="2"/>=&gt; ?a <text:s/>&lt;isMarriedTo&gt; <text:s/>?b</text:p>
          </table:table-cell>
          <table:table-cell office:value-type="float" office:value="0.000087591">
            <text:p>0.000087591</text:p>
          </table:table-cell>
          <table:table-cell office:value-type="float" office:value="0.011289622">
            <text:p>0.011289622</text:p>
          </table:table-cell>
          <table:table-cell office:value-type="percentage" office:value="0.000875008">
            <text:p>0.09%</text:p>
          </table:table-cell>
          <table:table-cell office:value-type="percentage" office:value="0.002336239">
            <text:p>0.23%</text:p>
          </table:table-cell>
          <table:table-cell office:value-type="float" office:value="26">
            <text:p>26</text:p>
          </table:table-cell>
          <table:table-cell office:value-type="float" office:value="29714">
            <text:p>2971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nationality&gt; <text:s/>?f <text:s/>?b <text:s/>&lt;ns:people.person.nationality&gt; <text:s/>?f <text:s text:c="2"/>=&gt; ?a <text:s/>&lt;hasChild&gt; <text:s/>?b</text:p>
          </table:table-cell>
          <table:table-cell office:value-type="float" office:value="0.002149349">
            <text:p>0.002149349</text:p>
          </table:table-cell>
          <table:table-cell office:value-type="float" office:value="0.194275274">
            <text:p>0.194275274</text:p>
          </table:table-cell>
          <table:table-cell office:value-type="percentage" office:value="0.000335911">
            <text:p>0.03%</text:p>
          </table:table-cell>
          <table:table-cell office:value-type="percentage" office:value="0.002134115">
            <text:p>0.21%</text:p>
          </table:table-cell>
          <table:table-cell office:value-type="float" office:value="638">
            <text:p>638</text:p>
          </table:table-cell>
          <table:table-cell office:value-type="float" office:value="1899310">
            <text:p>189931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quotations&gt; <text:s/>?f <text:s/>?b <text:s/>&lt;ns:people.person.sibling_s&gt; <text:s/>?f <text:s text:c="2"/>=&gt; ?a <text:s/>&lt;hasChild&gt; <text:s/>?b</text:p>
          </table:table-cell>
          <table:table-cell office:value-type="float" office:value="0.000188658">
            <text:p>0.000188658</text:p>
          </table:table-cell>
          <table:table-cell office:value-type="float" office:value="0.017052375">
            <text:p>0.017052375</text:p>
          </table:table-cell>
          <table:table-cell office:value-type="percentage" office:value="0.000771988">
            <text:p>0.08%</text:p>
          </table:table-cell>
          <table:table-cell office:value-type="percentage" office:value="0.002091503">
            <text:p>0.21%</text:p>
          </table:table-cell>
          <table:table-cell office:value-type="float" office:value="56">
            <text:p>56</text:p>
          </table:table-cell>
          <table:table-cell office:value-type="float" office:value="72540">
            <text:p>7254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_of_birth&gt; <text:s/>?f <text:s/>?b <text:s/>&lt;ns:people.person.place_of_birth&gt; <text:s/>?f <text:s text:c="2"/>=&gt; ?a <text:s/>&lt;isMarriedTo&gt; <text:s/>?b</text:p>
          </table:table-cell>
          <table:table-cell office:value-type="float" office:value="0.00018192">
            <text:p>0.00018192</text:p>
          </table:table-cell>
          <table:table-cell office:value-type="float" office:value="0.023447677">
            <text:p>0.023447677</text:p>
          </table:table-cell>
          <table:table-cell office:value-type="percentage" office:value="0.00053702">
            <text:p>0.05%</text:p>
          </table:table-cell>
          <table:table-cell office:value-type="percentage" office:value="0.001905098">
            <text:p>0.19%</text:p>
          </table:table-cell>
          <table:table-cell office:value-type="float" office:value="54">
            <text:p>54</text:p>
          </table:table-cell>
          <table:table-cell office:value-type="float" office:value="100555">
            <text:p>10055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religion&gt; <text:s/>?f <text:s/>?b <text:s/>&lt;ns:people.person.religion&gt; <text:s/>?f <text:s text:c="2"/>=&gt; ?a <text:s/>&lt;isMarriedTo&gt; <text:s/>?b</text:p>
          </table:table-cell>
          <table:table-cell office:value-type="float" office:value="0.000950026">
            <text:p>0.000950026</text:p>
          </table:table-cell>
          <table:table-cell office:value-type="float" office:value="0.12244898">
            <text:p>0.12244898</text:p>
          </table:table-cell>
          <table:table-cell office:value-type="percentage" office:value="0.000849912">
            <text:p>0.08%</text:p>
          </table:table-cell>
          <table:table-cell office:value-type="percentage" office:value="0.001609258">
            <text:p>0.16%</text:p>
          </table:table-cell>
          <table:table-cell office:value-type="float" office:value="282">
            <text:p>282</text:p>
          </table:table-cell>
          <table:table-cell office:value-type="float" office:value="331799">
            <text:p>33179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CitizenOf&gt; <text:s/>?f <text:s/>?b <text:s/>&lt;isLocatedIn&gt; <text:s/>?f <text:s text:c="2"/>=&gt; ?a <text:s/>&lt;ns:people.person.places_lived..people.place_lived.location&gt; <text:s/>?b</text:p>
          </table:table-cell>
          <table:table-cell office:value-type="float" office:value="0.000148231">
            <text:p>0.000148231</text:p>
          </table:table-cell>
          <table:table-cell office:value-type="float" office:value="0.025389498">
            <text:p>0.025389498</text:p>
          </table:table-cell>
          <table:table-cell office:value-type="percentage" office:value="0.000585924">
            <text:p>0.06%</text:p>
          </table:table-cell>
          <table:table-cell office:value-type="percentage" office:value="0.001562223">
            <text:p>0.16%</text:p>
          </table:table-cell>
          <table:table-cell office:value-type="float" office:value="44">
            <text:p>44</text:p>
          </table:table-cell>
          <table:table-cell office:value-type="float" office:value="75095">
            <text:p>750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f <text:s/>?b <text:s/>&lt;isLocatedIn&gt; <text:s/>?f <text:s text:c="2"/>=&gt; ?a <text:s/>&lt;ns:people.person.education..education.education.institution&gt; <text:s/>?b</text:p>
          </table:table-cell>
          <table:table-cell office:value-type="float" office:value="0.000232453">
            <text:p>0.000232453</text:p>
          </table:table-cell>
          <table:table-cell office:value-type="float" office:value="0.036144578">
            <text:p>0.036144578</text:p>
          </table:table-cell>
          <table:table-cell office:value-type="percentage" office:value="0.000918836">
            <text:p>0.09%</text:p>
          </table:table-cell>
          <table:table-cell office:value-type="percentage" office:value="0.00154903">
            <text:p>0.15%</text:p>
          </table:table-cell>
          <table:table-cell office:value-type="float" office:value="69">
            <text:p>69</text:p>
          </table:table-cell>
          <table:table-cell office:value-type="float" office:value="75095">
            <text:p>750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f <text:s/>?a <text:s/>&lt;livesIn&gt; <text:s/>?f <text:s text:c="2"/>=&gt; ?a <text:s/>&lt;ns:people.person.employment_history..business.employment_tenure.company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20689655">
            <text:p>0.020689655</text:p>
          </table:table-cell>
          <table:table-cell office:value-type="percentage" office:value="0.000545504">
            <text:p>0.05%</text:p>
          </table:table-cell>
          <table:table-cell office:value-type="percentage" office:value="0.001520142">
            <text:p>0.15%</text:p>
          </table:table-cell>
          <table:table-cell office:value-type="float" office:value="6">
            <text:p>6</text:p>
          </table:table-cell>
          <table:table-cell office:value-type="float" office:value="10999">
            <text:p>1099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nationality&gt; <text:s/>?f <text:s/>?b <text:s/>&lt;ns:people.person.nationality&gt; <text:s/>?f <text:s text:c="2"/>=&gt; ?a <text:s/>&lt;influences&gt; <text:s/>?b</text:p>
          </table:table-cell>
          <table:table-cell office:value-type="float" office:value="0.000023582">
            <text:p>0.000023582</text:p>
          </table:table-cell>
          <table:table-cell office:value-type="float" office:value="0.021472393">
            <text:p>0.021472393</text:p>
          </table:table-cell>
          <table:table-cell office:value-type="percentage" office:value="0.000003686">
            <text:p>0.00%</text:p>
          </table:table-cell>
          <table:table-cell office:value-type="percentage" office:value="0.001300632">
            <text:p>0.13%</text:p>
          </table:table-cell>
          <table:table-cell office:value-type="float" office:value="7">
            <text:p>7</text:p>
          </table:table-cell>
          <table:table-cell office:value-type="float" office:value="1899310">
            <text:p>189931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pouse_s..people.marriage.spouse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4727">
            <text:p>0.00%</text:p>
          </table:table-cell>
          <table:table-cell office:value-type="percentage" office:value="0.001273885">
            <text:p>0.13%</text:p>
          </table:table-cell>
          <table:table-cell office:value-type="float" office:value="4">
            <text:p>4</text:p>
          </table:table-cell>
          <table:table-cell office:value-type="float" office:value="846231">
            <text:p>84623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ibling_s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3161">
            <text:p>0.00%</text:p>
          </table:table-cell>
          <table:table-cell office:value-type="percentage" office:value="0.001273885">
            <text:p>0.13%</text:p>
          </table:table-cell>
          <table:table-cell office:value-type="float" office:value="4">
            <text:p>4</text:p>
          </table:table-cell>
          <table:table-cell office:value-type="float" office:value="1265420">
            <text:p>12654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ibling_s..people.sibling_relationship.sibling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7503">
            <text:p>0.00%</text:p>
          </table:table-cell>
          <table:table-cell office:value-type="percentage" office:value="0.001273885">
            <text:p>0.13%</text:p>
          </table:table-cell>
          <table:table-cell office:value-type="float" office:value="4">
            <text:p>4</text:p>
          </table:table-cell>
          <table:table-cell office:value-type="float" office:value="533090">
            <text:p>5330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pouse_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1575">
            <text:p>0.00%</text:p>
          </table:table-cell>
          <table:table-cell office:value-type="percentage" office:value="0.001273885">
            <text:p>0.13%</text:p>
          </table:table-cell>
          <table:table-cell office:value-type="float" office:value="5">
            <text:p>5</text:p>
          </table:table-cell>
          <table:table-cell office:value-type="float" office:value="3175325">
            <text:p>31753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parent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6077">
            <text:p>0.00%</text:p>
          </table:table-cell>
          <table:table-cell office:value-type="percentage" office:value="0.001273237">
            <text:p>0.13%</text:p>
          </table:table-cell>
          <table:table-cell office:value-type="float" office:value="5">
            <text:p>5</text:p>
          </table:table-cell>
          <table:table-cell office:value-type="float" office:value="822715">
            <text:p>82271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parent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7858">
            <text:p>0.00%</text:p>
          </table:table-cell>
          <table:table-cell office:value-type="percentage" office:value="0.001271294">
            <text:p>0.13%</text:p>
          </table:table-cell>
          <table:table-cell office:value-type="float" office:value="5">
            <text:p>5</text:p>
          </table:table-cell>
          <table:table-cell office:value-type="float" office:value="636310">
            <text:p>63631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nationality&gt; <text:s/>?f <text:s/>?b <text:s/>&lt;ns:people.person.nationality&gt; <text:s/>?f <text:s text:c="2"/>=&gt; ?a <text:s/>&lt;isMarriedTo&gt; <text:s/>?b</text:p>
          </table:table-cell>
          <table:table-cell office:value-type="float" office:value="0.001798985">
            <text:p>0.001798985</text:p>
          </table:table-cell>
          <table:table-cell office:value-type="float" office:value="0.231871472">
            <text:p>0.231871472</text:p>
          </table:table-cell>
          <table:table-cell office:value-type="percentage" office:value="0.000281155">
            <text:p>0.03%</text:p>
          </table:table-cell>
          <table:table-cell office:value-type="percentage" office:value="0.001205208">
            <text:p>0.12%</text:p>
          </table:table-cell>
          <table:table-cell office:value-type="float" office:value="534">
            <text:p>534</text:p>
          </table:table-cell>
          <table:table-cell office:value-type="float" office:value="1899310">
            <text:p>189931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CitizenOf&gt; <text:s/>?f <text:s/>?b <text:s/>&lt;isLocatedIn&gt; <text:s/>?f <text:s text:c="2"/>=&gt; ?a <text:s/>&lt;ns:people.person.employment_history..business.employment_tenure.company&gt; <text:s/>?b</text:p>
          </table:table-cell>
          <table:table-cell office:value-type="float" office:value="0.000037058">
            <text:p>0.000037058</text:p>
          </table:table-cell>
          <table:table-cell office:value-type="float" office:value="0.037931034">
            <text:p>0.037931034</text:p>
          </table:table-cell>
          <table:table-cell office:value-type="percentage" office:value="0.000146481">
            <text:p>0.01%</text:p>
          </table:table-cell>
          <table:table-cell office:value-type="percentage" office:value="0.001136364">
            <text:p>0.11%</text:p>
          </table:table-cell>
          <table:table-cell office:value-type="float" office:value="11">
            <text:p>11</text:p>
          </table:table-cell>
          <table:table-cell office:value-type="float" office:value="75095">
            <text:p>750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spouse_s..people.marriage.spouse&gt; <text:s/>?f <text:s text:c="2"/>=&gt; ?a <text:s/>&lt;influences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18404908">
            <text:p>0.018404908</text:p>
          </table:table-cell>
          <table:table-cell office:value-type="percentage" office:value="0.00000709">
            <text:p>0.00%</text:p>
          </table:table-cell>
          <table:table-cell office:value-type="percentage" office:value="0.001122125">
            <text:p>0.11%</text:p>
          </table:table-cell>
          <table:table-cell office:value-type="float" office:value="6">
            <text:p>6</text:p>
          </table:table-cell>
          <table:table-cell office:value-type="float" office:value="846231">
            <text:p>84623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parent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5412">
            <text:p>0.00%</text:p>
          </table:table-cell>
          <table:table-cell office:value-type="percentage" office:value="0.001061571">
            <text:p>0.11%</text:p>
          </table:table-cell>
          <table:table-cell office:value-type="float" office:value="5">
            <text:p>5</text:p>
          </table:table-cell>
          <table:table-cell office:value-type="float" office:value="923945">
            <text:p>92394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rofession&gt; <text:s/>?f <text:s/>?b <text:s/>&lt;ns:people.person.profession&gt; <text:s/>?f <text:s text:c="2"/>=&gt; ?a <text:s/>&lt;influences&gt; <text:s/>?b</text:p>
          </table:table-cell>
          <table:table-cell office:value-type="float" office:value="0.000026951">
            <text:p>0.000026951</text:p>
          </table:table-cell>
          <table:table-cell office:value-type="float" office:value="0.024539877">
            <text:p>0.024539877</text:p>
          </table:table-cell>
          <table:table-cell office:value-type="percentage" office:value="0.000003857">
            <text:p>0.00%</text:p>
          </table:table-cell>
          <table:table-cell office:value-type="percentage" office:value="0.001023803">
            <text:p>0.10%</text:p>
          </table:table-cell>
          <table:table-cell office:value-type="float" office:value="8">
            <text:p>8</text:p>
          </table:table-cell>
          <table:table-cell office:value-type="float" office:value="2074292">
            <text:p>207429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places_lived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3534">
            <text:p>0.00%</text:p>
          </table:table-cell>
          <table:table-cell office:value-type="percentage" office:value="0.001019108">
            <text:p>0.10%</text:p>
          </table:table-cell>
          <table:table-cell office:value-type="float" office:value="4">
            <text:p>4</text:p>
          </table:table-cell>
          <table:table-cell office:value-type="float" office:value="1131970">
            <text:p>113197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CitizenOf&gt; <text:s/>?f <text:s/>?b <text:s/>&lt;isLocatedIn&gt; <text:s/>?f <text:s text:c="2"/>=&gt; ?a <text:s/>&lt;ns:people.person.place_of_birth&gt; <text:s/>?b</text:p>
          </table:table-cell>
          <table:table-cell office:value-type="float" office:value="0.000239191">
            <text:p>0.000239191</text:p>
          </table:table-cell>
          <table:table-cell office:value-type="float" office:value="0.012349974">
            <text:p>0.012349974</text:p>
          </table:table-cell>
          <table:table-cell office:value-type="percentage" office:value="0.000945469">
            <text:p>0.09%</text:p>
          </table:table-cell>
          <table:table-cell office:value-type="percentage" office:value="0.000999592">
            <text:p>0.10%</text:p>
          </table:table-cell>
          <table:table-cell office:value-type="float" office:value="71">
            <text:p>71</text:p>
          </table:table-cell>
          <table:table-cell office:value-type="float" office:value="75095">
            <text:p>750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places_lived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3347">
            <text:p>0.00%</text:p>
          </table:table-cell>
          <table:table-cell office:value-type="percentage" office:value="0.000965251">
            <text:p>0.10%</text:p>
          </table:table-cell>
          <table:table-cell office:value-type="float" office:value="5">
            <text:p>5</text:p>
          </table:table-cell>
          <table:table-cell office:value-type="float" office:value="1493912">
            <text:p>14939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ibling_s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2395">
            <text:p>0.00%</text:p>
          </table:table-cell>
          <table:table-cell office:value-type="percentage" office:value="0.000965251">
            <text:p>0.10%</text:p>
          </table:table-cell>
          <table:table-cell office:value-type="float" office:value="4">
            <text:p>4</text:p>
          </table:table-cell>
          <table:table-cell office:value-type="float" office:value="1670032">
            <text:p>167003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ibling_s..people.sibling_relationship.sibling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5716">
            <text:p>0.00%</text:p>
          </table:table-cell>
          <table:table-cell office:value-type="percentage" office:value="0.000965251">
            <text:p>0.10%</text:p>
          </table:table-cell>
          <table:table-cell office:value-type="float" office:value="4">
            <text:p>4</text:p>
          </table:table-cell>
          <table:table-cell office:value-type="float" office:value="699775">
            <text:p>69977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pouse_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1193">
            <text:p>0.00%</text:p>
          </table:table-cell>
          <table:table-cell office:value-type="percentage" office:value="0.000965251">
            <text:p>0.10%</text:p>
          </table:table-cell>
          <table:table-cell office:value-type="float" office:value="5">
            <text:p>5</text:p>
          </table:table-cell>
          <table:table-cell office:value-type="float" office:value="4190620">
            <text:p>41906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parent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6077">
            <text:p>0.00%</text:p>
          </table:table-cell>
          <table:table-cell office:value-type="percentage" office:value="0.000965065">
            <text:p>0.10%</text:p>
          </table:table-cell>
          <table:table-cell office:value-type="float" office:value="5">
            <text:p>5</text:p>
          </table:table-cell>
          <table:table-cell office:value-type="float" office:value="822715">
            <text:p>82271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children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464">
            <text:p>0.00%</text:p>
          </table:table-cell>
          <table:table-cell office:value-type="percentage" office:value="0.000964878">
            <text:p>0.10%</text:p>
          </table:table-cell>
          <table:table-cell office:value-type="float" office:value="5">
            <text:p>5</text:p>
          </table:table-cell>
          <table:table-cell office:value-type="float" office:value="1077634">
            <text:p>10776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pouse_s..people.marriage.spouse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3598">
            <text:p>0.00%</text:p>
          </table:table-cell>
          <table:table-cell office:value-type="percentage" office:value="0.000964553">
            <text:p>0.10%</text:p>
          </table:table-cell>
          <table:table-cell office:value-type="float" office:value="4">
            <text:p>4</text:p>
          </table:table-cell>
          <table:table-cell office:value-type="float" office:value="1111663">
            <text:p>111166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&gt; <text:s/>?f <text:s/>?a <text:s/>&lt;ns:people.person.spouse_s..people.marriage.spouse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2321">
            <text:p>0.00%</text:p>
          </table:table-cell>
          <table:table-cell office:value-type="percentage" office:value="0.000935454">
            <text:p>0.09%</text:p>
          </table:table-cell>
          <table:table-cell office:value-type="float" office:value="4">
            <text:p>4</text:p>
          </table:table-cell>
          <table:table-cell office:value-type="float" office:value="1723228">
            <text:p>172322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spouse_s..people.marriage.spouse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4498">
            <text:p>0.00%</text:p>
          </table:table-cell>
          <table:table-cell office:value-type="percentage" office:value="0.000935279">
            <text:p>0.09%</text:p>
          </table:table-cell>
          <table:table-cell office:value-type="float" office:value="5">
            <text:p>5</text:p>
          </table:table-cell>
          <table:table-cell office:value-type="float" office:value="1111663">
            <text:p>111166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..people.sibling_relationship.sibling&gt; <text:s/>?f <text:s/>?a <text:s/>&lt;ns:people.person.spouse_s..people.marriage.spouse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554">
            <text:p>0.00%</text:p>
          </table:table-cell>
          <table:table-cell office:value-type="percentage" office:value="0.000934798">
            <text:p>0.09%</text:p>
          </table:table-cell>
          <table:table-cell office:value-type="float" office:value="4">
            <text:p>4</text:p>
          </table:table-cell>
          <table:table-cell office:value-type="float" office:value="722071">
            <text:p>72207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pouse_s..people.marriage.spouse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3244">
            <text:p>0.00%</text:p>
          </table:table-cell>
          <table:table-cell office:value-type="percentage" office:value="0.000866852">
            <text:p>0.09%</text:p>
          </table:table-cell>
          <table:table-cell office:value-type="float" office:value="5">
            <text:p>5</text:p>
          </table:table-cell>
          <table:table-cell office:value-type="float" office:value="1541498">
            <text:p>15414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rofession&gt; <text:s/>?f <text:s/>?b <text:s/>&lt;ns:people.person.profession&gt; <text:s/>?f <text:s text:c="2"/>=&gt; ?a <text:s/>&lt;hasChild&gt; <text:s/>?b</text:p>
          </table:table-cell>
          <table:table-cell office:value-type="float" office:value="0.000323413">
            <text:p>0.000323413</text:p>
          </table:table-cell>
          <table:table-cell office:value-type="float" office:value="0.029232643">
            <text:p>0.029232643</text:p>
          </table:table-cell>
          <table:table-cell office:value-type="percentage" office:value="0.000046281">
            <text:p>0.00%</text:p>
          </table:table-cell>
          <table:table-cell office:value-type="percentage" office:value="0.000865387">
            <text:p>0.09%</text:p>
          </table:table-cell>
          <table:table-cell office:value-type="float" office:value="96">
            <text:p>96</text:p>
          </table:table-cell>
          <table:table-cell office:value-type="float" office:value="2074292">
            <text:p>207429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pouse_s..people.marriage.spouse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3179">
            <text:p>0.00%</text:p>
          </table:table-cell>
          <table:table-cell office:value-type="percentage" office:value="0.000849618">
            <text:p>0.08%</text:p>
          </table:table-cell>
          <table:table-cell office:value-type="float" office:value="4">
            <text:p>4</text:p>
          </table:table-cell>
          <table:table-cell office:value-type="float" office:value="1258213">
            <text:p>125821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education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41">
            <text:p>0.00%</text:p>
          </table:table-cell>
          <table:table-cell office:value-type="percentage" office:value="0.000849618">
            <text:p>0.08%</text:p>
          </table:table-cell>
          <table:table-cell office:value-type="float" office:value="5">
            <text:p>5</text:p>
          </table:table-cell>
          <table:table-cell office:value-type="float" office:value="1219372">
            <text:p>121937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places_lived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2946">
            <text:p>0.00%</text:p>
          </table:table-cell>
          <table:table-cell office:value-type="percentage" office:value="0.000849618">
            <text:p>0.08%</text:p>
          </table:table-cell>
          <table:table-cell office:value-type="float" office:value="5">
            <text:p>5</text:p>
          </table:table-cell>
          <table:table-cell office:value-type="float" office:value="1697234">
            <text:p>16972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education&gt; <text:s/>?f <text:s text:c="2"/>=&gt; ?a <text:s/>&lt;influences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18404908">
            <text:p>0.018404908</text:p>
          </table:table-cell>
          <table:table-cell office:value-type="percentage" office:value="0.000004331">
            <text:p>0.00%</text:p>
          </table:table-cell>
          <table:table-cell office:value-type="percentage" office:value="0.000849618">
            <text:p>0.08%</text:p>
          </table:table-cell>
          <table:table-cell office:value-type="float" office:value="6">
            <text:p>6</text:p>
          </table:table-cell>
          <table:table-cell office:value-type="float" office:value="1385329">
            <text:p>138532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parent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5412">
            <text:p>0.00%</text:p>
          </table:table-cell>
          <table:table-cell office:value-type="percentage" office:value="0.000849618">
            <text:p>0.08%</text:p>
          </table:table-cell>
          <table:table-cell office:value-type="float" office:value="5">
            <text:p>5</text:p>
          </table:table-cell>
          <table:table-cell office:value-type="float" office:value="923945">
            <text:p>92394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ibling_s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2108">
            <text:p>0.00%</text:p>
          </table:table-cell>
          <table:table-cell office:value-type="percentage" office:value="0.000849618">
            <text:p>0.08%</text:p>
          </table:table-cell>
          <table:table-cell office:value-type="float" office:value="4">
            <text:p>4</text:p>
          </table:table-cell>
          <table:table-cell office:value-type="float" office:value="1897324">
            <text:p>18973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ibling_s..people.sibling_relationship.sibling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5042">
            <text:p>0.00%</text:p>
          </table:table-cell>
          <table:table-cell office:value-type="percentage" office:value="0.000849618">
            <text:p>0.08%</text:p>
          </table:table-cell>
          <table:table-cell office:value-type="float" office:value="4">
            <text:p>4</text:p>
          </table:table-cell>
          <table:table-cell office:value-type="float" office:value="793298">
            <text:p>7932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profession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4055">
            <text:p>0.00%</text:p>
          </table:table-cell>
          <table:table-cell office:value-type="percentage" office:value="0.000849618">
            <text:p>0.08%</text:p>
          </table:table-cell>
          <table:table-cell office:value-type="float" office:value="4">
            <text:p>4</text:p>
          </table:table-cell>
          <table:table-cell office:value-type="float" office:value="986326">
            <text:p>98632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pouse_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105">
            <text:p>0.00%</text:p>
          </table:table-cell>
          <table:table-cell office:value-type="percentage" office:value="0.000849618">
            <text:p>0.08%</text:p>
          </table:table-cell>
          <table:table-cell office:value-type="float" office:value="5">
            <text:p>5</text:p>
          </table:table-cell>
          <table:table-cell office:value-type="float" office:value="4760965">
            <text:p>47609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rofession&gt; <text:s/>?f <text:s/>?b <text:s/>&lt;ns:people.person.profession&gt; <text:s/>?f <text:s text:c="2"/>=&gt; ?a <text:s/>&lt;isMarriedTo&gt; <text:s/>?b</text:p>
          </table:table-cell>
          <table:table-cell office:value-type="float" office:value="0.001010666">
            <text:p>0.001010666</text:p>
          </table:table-cell>
          <table:table-cell office:value-type="float" office:value="0.130264872">
            <text:p>0.130264872</text:p>
          </table:table-cell>
          <table:table-cell office:value-type="percentage" office:value="0.000144628">
            <text:p>0.01%</text:p>
          </table:table-cell>
          <table:table-cell office:value-type="percentage" office:value="0.000823916">
            <text:p>0.08%</text:p>
          </table:table-cell>
          <table:table-cell office:value-type="float" office:value="300">
            <text:p>300</text:p>
          </table:table-cell>
          <table:table-cell office:value-type="float" office:value="2074292">
            <text:p>207429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education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41">
            <text:p>0.00%</text:p>
          </table:table-cell>
          <table:table-cell office:value-type="percentage" office:value="0.000804376">
            <text:p>0.08%</text:p>
          </table:table-cell>
          <table:table-cell office:value-type="float" office:value="5">
            <text:p>5</text:p>
          </table:table-cell>
          <table:table-cell office:value-type="float" office:value="1219372">
            <text:p>121937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profession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4055">
            <text:p>0.00%</text:p>
          </table:table-cell>
          <table:table-cell office:value-type="percentage" office:value="0.000795545">
            <text:p>0.08%</text:p>
          </table:table-cell>
          <table:table-cell office:value-type="float" office:value="4">
            <text:p>4</text:p>
          </table:table-cell>
          <table:table-cell office:value-type="float" office:value="986326">
            <text:p>98632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parents&gt; <text:s/>?f <text:s text:c="2"/>=&gt; ?a <text:s/>&lt;isMarriedTo&gt; <text:s/>?b</text:p>
          </table:table-cell>
          <table:table-cell office:value-type="float" office:value="0.00042448">
            <text:p>0.00042448</text:p>
          </table:table-cell>
          <table:table-cell office:value-type="float" office:value="0.054711246">
            <text:p>0.054711246</text:p>
          </table:table-cell>
          <table:table-cell office:value-type="percentage" office:value="0.000198017">
            <text:p>0.02%</text:p>
          </table:table-cell>
          <table:table-cell office:value-type="percentage" office:value="0.000787603">
            <text:p>0.08%</text:p>
          </table:table-cell>
          <table:table-cell office:value-type="float" office:value="126">
            <text:p>126</text:p>
          </table:table-cell>
          <table:table-cell office:value-type="float" office:value="636310">
            <text:p>63631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spouse_s..people.marriage.spouse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2595">
            <text:p>0.00%</text:p>
          </table:table-cell>
          <table:table-cell office:value-type="percentage" office:value="0.000748363">
            <text:p>0.07%</text:p>
          </table:table-cell>
          <table:table-cell office:value-type="float" office:value="4">
            <text:p>4</text:p>
          </table:table-cell>
          <table:table-cell office:value-type="float" office:value="1541498">
            <text:p>15414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pouse_s..people.marriage.spouse&gt; <text:s/>?f <text:s/>?b <text:s/>&lt;ns:people.person.spouse_s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0925">
            <text:p>0.00%</text:p>
          </table:table-cell>
          <table:table-cell office:value-type="percentage" office:value="0.000748363">
            <text:p>0.07%</text:p>
          </table:table-cell>
          <table:table-cell office:value-type="float" office:value="4">
            <text:p>4</text:p>
          </table:table-cell>
          <table:table-cell office:value-type="float" office:value="4324105">
            <text:p>432410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quotations&gt; <text:s/>?f <text:s/>?b <text:s/>&lt;ns:people.person.spouse_s&gt; <text:s/>?f <text:s text:c="2"/>=&gt; ?a <text:s/>&lt;hasChild&gt; <text:s/>?b</text:p>
          </table:table-cell>
          <table:table-cell office:value-type="float" office:value="0.000165075">
            <text:p>0.000165075</text:p>
          </table:table-cell>
          <table:table-cell office:value-type="float" office:value="0.014920828">
            <text:p>0.014920828</text:p>
          </table:table-cell>
          <table:table-cell office:value-type="percentage" office:value="0.000269194">
            <text:p>0.03%</text:p>
          </table:table-cell>
          <table:table-cell office:value-type="percentage" office:value="0.000740741">
            <text:p>0.07%</text:p>
          </table:table-cell>
          <table:table-cell office:value-type="float" office:value="49">
            <text:p>49</text:p>
          </table:table-cell>
          <table:table-cell office:value-type="float" office:value="182025">
            <text:p>1820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..people.sibling_relationship.sibling&gt; <text:s/>?f <text:s/>?b <text:s/>&lt;ns:people.person.sibling_s..people.sibling_relationship.sibling&gt; <text:s/>?f <text:s text:c="2"/>=&gt; ?a <text:s/>&lt;hasChild&gt; <text:s/>?b</text:p>
          </table:table-cell>
          <table:table-cell office:value-type="float" office:value="0.000232453">
            <text:p>0.000232453</text:p>
          </table:table-cell>
          <table:table-cell office:value-type="float" office:value="0.021010962">
            <text:p>0.021010962</text:p>
          </table:table-cell>
          <table:table-cell office:value-type="percentage" office:value="0.000150913">
            <text:p>0.02%</text:p>
          </table:table-cell>
          <table:table-cell office:value-type="percentage" office:value="0.000739138">
            <text:p>0.07%</text:p>
          </table:table-cell>
          <table:table-cell office:value-type="float" office:value="69">
            <text:p>69</text:p>
          </table:table-cell>
          <table:table-cell office:value-type="float" office:value="457216">
            <text:p>45721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places_lived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3347">
            <text:p>0.00%</text:p>
          </table:table-cell>
          <table:table-cell office:value-type="percentage" office:value="0.000693481">
            <text:p>0.07%</text:p>
          </table:table-cell>
          <table:table-cell office:value-type="float" office:value="5">
            <text:p>5</text:p>
          </table:table-cell>
          <table:table-cell office:value-type="float" office:value="1493912">
            <text:p>14939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ibling_s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1721">
            <text:p>0.00%</text:p>
          </table:table-cell>
          <table:table-cell office:value-type="percentage" office:value="0.000693481">
            <text:p>0.07%</text:p>
          </table:table-cell>
          <table:table-cell office:value-type="float" office:value="4">
            <text:p>4</text:p>
          </table:table-cell>
          <table:table-cell office:value-type="float" office:value="2324504">
            <text:p>232450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places_lived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4417">
            <text:p>0.00%</text:p>
          </table:table-cell>
          <table:table-cell office:value-type="percentage" office:value="0.000693481">
            <text:p>0.07%</text:p>
          </table:table-cell>
          <table:table-cell office:value-type="float" office:value="5">
            <text:p>5</text:p>
          </table:table-cell>
          <table:table-cell office:value-type="float" office:value="1131970">
            <text:p>113197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ibling_s..people.sibling_relationship.sibling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4116">
            <text:p>0.00%</text:p>
          </table:table-cell>
          <table:table-cell office:value-type="percentage" office:value="0.000693481">
            <text:p>0.07%</text:p>
          </table:table-cell>
          <table:table-cell office:value-type="float" office:value="4">
            <text:p>4</text:p>
          </table:table-cell>
          <table:table-cell office:value-type="float" office:value="971908">
            <text:p>97190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pouse_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0857">
            <text:p>0.00%</text:p>
          </table:table-cell>
          <table:table-cell office:value-type="percentage" office:value="0.000693481">
            <text:p>0.07%</text:p>
          </table:table-cell>
          <table:table-cell office:value-type="float" office:value="5">
            <text:p>5</text:p>
          </table:table-cell>
          <table:table-cell office:value-type="float" office:value="5832890">
            <text:p>58328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profession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331">
            <text:p>0.00%</text:p>
          </table:table-cell>
          <table:table-cell office:value-type="percentage" office:value="0.000693481">
            <text:p>0.07%</text:p>
          </table:table-cell>
          <table:table-cell office:value-type="float" office:value="4">
            <text:p>4</text:p>
          </table:table-cell>
          <table:table-cell office:value-type="float" office:value="1208396">
            <text:p>120839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parents&gt; <text:s/>?f <text:s text:c="2"/>=&gt; ?a <text:s/>&lt;isMarriedTo&gt; <text:s/>?b</text:p>
          </table:table-cell>
          <table:table-cell office:value-type="float" office:value="0.000481751">
            <text:p>0.000481751</text:p>
          </table:table-cell>
          <table:table-cell office:value-type="float" office:value="0.062092922">
            <text:p>0.062092922</text:p>
          </table:table-cell>
          <table:table-cell office:value-type="percentage" office:value="0.000173815">
            <text:p>0.02%</text:p>
          </table:table-cell>
          <table:table-cell office:value-type="percentage" office:value="0.000689087">
            <text:p>0.07%</text:p>
          </table:table-cell>
          <table:table-cell office:value-type="float" office:value="143">
            <text:p>143</text:p>
          </table:table-cell>
          <table:table-cell office:value-type="float" office:value="822715">
            <text:p>82271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profession&gt; <text:s/>?f <text:s text:c="2"/>=&gt; ?a <text:s/>&lt;isMarriedTo&gt; <text:s/>?b</text:p>
          </table:table-cell>
          <table:table-cell office:value-type="float" office:value="0.00021224">
            <text:p>0.00021224</text:p>
          </table:table-cell>
          <table:table-cell office:value-type="float" office:value="0.027355623">
            <text:p>0.027355623</text:p>
          </table:table-cell>
          <table:table-cell office:value-type="percentage" office:value="0.000095769">
            <text:p>0.01%</text:p>
          </table:table-cell>
          <table:table-cell office:value-type="percentage" office:value="0.000685938">
            <text:p>0.07%</text:p>
          </table:table-cell>
          <table:table-cell office:value-type="float" office:value="63">
            <text:p>63</text:p>
          </table:table-cell>
          <table:table-cell office:value-type="float" office:value="657830">
            <text:p>65783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pouse_s..people.marriage.spouse&gt; <text:s/>?f <text:s text:c="2"/>=&gt; ?a <text:s/>&lt;isMarriedTo&gt; <text:s/>?b</text:p>
          </table:table-cell>
          <table:table-cell office:value-type="float" office:value="0.000346995">
            <text:p>0.000346995</text:p>
          </table:table-cell>
          <table:table-cell office:value-type="float" office:value="0.044724273">
            <text:p>0.044724273</text:p>
          </table:table-cell>
          <table:table-cell office:value-type="percentage" office:value="0.000121716">
            <text:p>0.01%</text:p>
          </table:table-cell>
          <table:table-cell office:value-type="percentage" office:value="0.000669692">
            <text:p>0.07%</text:p>
          </table:table-cell>
          <table:table-cell office:value-type="float" office:value="103">
            <text:p>103</text:p>
          </table:table-cell>
          <table:table-cell office:value-type="float" office:value="846231">
            <text:p>84623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ibling_s..people.sibling_relationship.sibling&gt; <text:s/>?f <text:s text:c="2"/>=&gt; ?a <text:s/>&lt;isMarriedTo&gt; <text:s/>?b</text:p>
          </table:table-cell>
          <table:table-cell office:value-type="float" office:value="0.00027288">
            <text:p>0.00027288</text:p>
          </table:table-cell>
          <table:table-cell office:value-type="float" office:value="0.035171515">
            <text:p>0.035171515</text:p>
          </table:table-cell>
          <table:table-cell office:value-type="percentage" office:value="0.000151944">
            <text:p>0.02%</text:p>
          </table:table-cell>
          <table:table-cell office:value-type="percentage" office:value="0.000665434">
            <text:p>0.07%</text:p>
          </table:table-cell>
          <table:table-cell office:value-type="float" office:value="81">
            <text:p>81</text:p>
          </table:table-cell>
          <table:table-cell office:value-type="float" office:value="533090">
            <text:p>5330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ibling_s..people.sibling_relationship.sibling&gt; <text:s/>?f <text:s text:c="2"/>=&gt; ?a <text:s/>&lt;isMarriedTo&gt; <text:s/>?b</text:p>
          </table:table-cell>
          <table:table-cell office:value-type="float" office:value="0.000343626">
            <text:p>0.000343626</text:p>
          </table:table-cell>
          <table:table-cell office:value-type="float" office:value="0.044290056">
            <text:p>0.044290056</text:p>
          </table:table-cell>
          <table:table-cell office:value-type="percentage" office:value="0.000145761">
            <text:p>0.01%</text:p>
          </table:table-cell>
          <table:table-cell office:value-type="percentage" office:value="0.000641191">
            <text:p>0.06%</text:p>
          </table:table-cell>
          <table:table-cell office:value-type="float" office:value="102">
            <text:p>102</text:p>
          </table:table-cell>
          <table:table-cell office:value-type="float" office:value="699775">
            <text:p>69977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parents&gt; <text:s/>?f <text:s text:c="2"/>=&gt; ?a <text:s/>&lt;isMarriedTo&gt; <text:s/>?b</text:p>
          </table:table-cell>
          <table:table-cell office:value-type="float" office:value="0.000350364">
            <text:p>0.000350364</text:p>
          </table:table-cell>
          <table:table-cell office:value-type="float" office:value="0.045158489">
            <text:p>0.045158489</text:p>
          </table:table-cell>
          <table:table-cell office:value-type="percentage" office:value="0.000112561">
            <text:p>0.01%</text:p>
          </table:table-cell>
          <table:table-cell office:value-type="percentage" office:value="0.000633895">
            <text:p>0.06%</text:p>
          </table:table-cell>
          <table:table-cell office:value-type="float" office:value="104">
            <text:p>104</text:p>
          </table:table-cell>
          <table:table-cell office:value-type="float" office:value="923945">
            <text:p>92394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education&gt; <text:s/>?f <text:s text:c="2"/>=&gt; ?a <text:s/>&lt;hasChild&gt; <text:s/>?b</text:p>
          </table:table-cell>
          <table:table-cell office:value-type="float" office:value="0.000400897">
            <text:p>0.000400897</text:p>
          </table:table-cell>
          <table:table-cell office:value-type="float" office:value="0.036236297">
            <text:p>0.036236297</text:p>
          </table:table-cell>
          <table:table-cell office:value-type="percentage" office:value="0.0000859">
            <text:p>0.01%</text:p>
          </table:table-cell>
          <table:table-cell office:value-type="percentage" office:value="0.000624102">
            <text:p>0.06%</text:p>
          </table:table-cell>
          <table:table-cell office:value-type="float" office:value="119">
            <text:p>119</text:p>
          </table:table-cell>
          <table:table-cell office:value-type="float" office:value="1385329">
            <text:p>138532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spouse_s..people.marriage.spouse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3179">
            <text:p>0.00%</text:p>
          </table:table-cell>
          <table:table-cell office:value-type="percentage" office:value="0.000623636">
            <text:p>0.06%</text:p>
          </table:table-cell>
          <table:table-cell office:value-type="float" office:value="4">
            <text:p>4</text:p>
          </table:table-cell>
          <table:table-cell office:value-type="float" office:value="1258213">
            <text:p>125821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sibling_s..people.sibling_relationship.sibling&gt; <text:s/>?f <text:s text:c="2"/>=&gt; ?a <text:s/>&lt;isMarriedTo&gt; <text:s/>?b</text:p>
          </table:table-cell>
          <table:table-cell office:value-type="float" office:value="0.00027288">
            <text:p>0.00027288</text:p>
          </table:table-cell>
          <table:table-cell office:value-type="float" office:value="0.035171515">
            <text:p>0.035171515</text:p>
          </table:table-cell>
          <table:table-cell office:value-type="percentage" office:value="0.000151944">
            <text:p>0.02%</text:p>
          </table:table-cell>
          <table:table-cell office:value-type="percentage" office:value="0.000604405">
            <text:p>0.06%</text:p>
          </table:table-cell>
          <table:table-cell office:value-type="float" office:value="81">
            <text:p>81</text:p>
          </table:table-cell>
          <table:table-cell office:value-type="float" office:value="533090">
            <text:p>5330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pouse_s..people.marriage.spouse&gt; <text:s/>?f <text:s text:c="2"/>=&gt; ?a <text:s/>&lt;isMarriedTo&gt; <text:s/>?b</text:p>
          </table:table-cell>
          <table:table-cell office:value-type="float" office:value="0.000404266">
            <text:p>0.000404266</text:p>
          </table:table-cell>
          <table:table-cell office:value-type="float" office:value="0.052105949">
            <text:p>0.052105949</text:p>
          </table:table-cell>
          <table:table-cell office:value-type="percentage" office:value="0.000107946">
            <text:p>0.01%</text:p>
          </table:table-cell>
          <table:table-cell office:value-type="percentage" office:value="0.000601869">
            <text:p>0.06%</text:p>
          </table:table-cell>
          <table:table-cell office:value-type="float" office:value="120">
            <text:p>120</text:p>
          </table:table-cell>
          <table:table-cell office:value-type="float" office:value="1111663">
            <text:p>111166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places_lived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2946">
            <text:p>0.00%</text:p>
          </table:table-cell>
          <table:table-cell office:value-type="percentage" office:value="0.000577901">
            <text:p>0.06%</text:p>
          </table:table-cell>
          <table:table-cell office:value-type="float" office:value="5">
            <text:p>5</text:p>
          </table:table-cell>
          <table:table-cell office:value-type="float" office:value="1697234">
            <text:p>16972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education&gt; <text:s/>?f <text:s text:c="2"/>=&gt; ?a <text:s/>&lt;isMarriedTo&gt; <text:s/>?b</text:p>
          </table:table-cell>
          <table:table-cell office:value-type="float" office:value="0.000417742">
            <text:p>0.000417742</text:p>
          </table:table-cell>
          <table:table-cell office:value-type="float" office:value="0.053842814">
            <text:p>0.053842814</text:p>
          </table:table-cell>
          <table:table-cell office:value-type="percentage" office:value="0.000101692">
            <text:p>0.01%</text:p>
          </table:table-cell>
          <table:table-cell office:value-type="percentage" office:value="0.000572685">
            <text:p>0.06%</text:p>
          </table:table-cell>
          <table:table-cell office:value-type="float" office:value="124">
            <text:p>124</text:p>
          </table:table-cell>
          <table:table-cell office:value-type="float" office:value="1219372">
            <text:p>121937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rofession&gt; <text:s/>?f <text:s/>?a <text:s/>&lt;ns:people.person.sibling_s..people.sibling_relationship.sibling&gt; <text:s/>?f <text:s text:c="2"/>=&gt; ?a <text:s/>&lt;isMarriedTo&gt; <text:s/>?b</text:p>
          </table:table-cell>
          <table:table-cell office:value-type="float" office:value="0.0001516">
            <text:p>0.0001516</text:p>
          </table:table-cell>
          <table:table-cell office:value-type="float" office:value="0.019539731">
            <text:p>0.019539731</text:p>
          </table:table-cell>
          <table:table-cell office:value-type="percentage" office:value="0.000079673">
            <text:p>0.01%</text:p>
          </table:table-cell>
          <table:table-cell office:value-type="percentage" office:value="0.000570646">
            <text:p>0.06%</text:p>
          </table:table-cell>
          <table:table-cell office:value-type="float" office:value="45">
            <text:p>45</text:p>
          </table:table-cell>
          <table:table-cell office:value-type="float" office:value="564812">
            <text:p>5648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places_lived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1924">
            <text:p>0.00%</text:p>
          </table:table-cell>
          <table:table-cell office:value-type="percentage" office:value="0.000554785">
            <text:p>0.06%</text:p>
          </table:table-cell>
          <table:table-cell office:value-type="float" office:value="4">
            <text:p>4</text:p>
          </table:table-cell>
          <table:table-cell office:value-type="float" office:value="2079364">
            <text:p>20793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..people.sibling_relationship.sibling&gt; <text:s/>?f <text:s/>?b <text:s/>&lt;ns:people.person.spouse_s..people.marriage.spouse&gt; <text:s/>?f <text:s text:c="2"/>=&gt; ?a <text:s/>&lt;isMarriedTo&gt; <text:s/>?b</text:p>
          </table:table-cell>
          <table:table-cell office:value-type="float" office:value="0.000239191">
            <text:p>0.000239191</text:p>
          </table:table-cell>
          <table:table-cell office:value-type="float" office:value="0.030829353">
            <text:p>0.030829353</text:p>
          </table:table-cell>
          <table:table-cell office:value-type="percentage" office:value="0.000098328">
            <text:p>0.01%</text:p>
          </table:table-cell>
          <table:table-cell office:value-type="percentage" office:value="0.000550149">
            <text:p>0.06%</text:p>
          </table:table-cell>
          <table:table-cell office:value-type="float" office:value="71">
            <text:p>71</text:p>
          </table:table-cell>
          <table:table-cell office:value-type="float" office:value="722071">
            <text:p>72207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parents&gt; <text:s/>?f <text:s text:c="2"/>=&gt; ?a <text:s/>&lt;isMarriedTo&gt; <text:s/>?b</text:p>
          </table:table-cell>
          <table:table-cell office:value-type="float" office:value="0.000481751">
            <text:p>0.000481751</text:p>
          </table:table-cell>
          <table:table-cell office:value-type="float" office:value="0.062092922">
            <text:p>0.062092922</text:p>
          </table:table-cell>
          <table:table-cell office:value-type="percentage" office:value="0.000173815">
            <text:p>0.02%</text:p>
          </table:table-cell>
          <table:table-cell office:value-type="percentage" office:value="0.000541476">
            <text:p>0.05%</text:p>
          </table:table-cell>
          <table:table-cell office:value-type="float" office:value="143">
            <text:p>143</text:p>
          </table:table-cell>
          <table:table-cell office:value-type="float" office:value="822715">
            <text:p>82271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profession&gt; <text:s/>?f <text:s text:c="2"/>=&gt; ?a <text:s/>&lt;hasChild&gt; <text:s/>?b</text:p>
          </table:table-cell>
          <table:table-cell office:value-type="float" office:value="0.000131387">
            <text:p>0.000131387</text:p>
          </table:table-cell>
          <table:table-cell office:value-type="float" office:value="0.011875761">
            <text:p>0.011875761</text:p>
          </table:table-cell>
          <table:table-cell office:value-type="percentage" office:value="0.000032274">
            <text:p>0.00%</text:p>
          </table:table-cell>
          <table:table-cell office:value-type="percentage" office:value="0.000540915">
            <text:p>0.05%</text:p>
          </table:table-cell>
          <table:table-cell office:value-type="float" office:value="39">
            <text:p>39</text:p>
          </table:table-cell>
          <table:table-cell office:value-type="float" office:value="1208396">
            <text:p>120839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profession&gt; <text:s/>?f <text:s text:c="2"/>=&gt; ?a <text:s/>&lt;isMarriedTo&gt; <text:s/>?b</text:p>
          </table:table-cell>
          <table:table-cell office:value-type="float" office:value="0.000218978">
            <text:p>0.000218978</text:p>
          </table:table-cell>
          <table:table-cell office:value-type="float" office:value="0.028224056">
            <text:p>0.028224056</text:p>
          </table:table-cell>
          <table:table-cell office:value-type="percentage" office:value="0.00007487">
            <text:p>0.01%</text:p>
          </table:table-cell>
          <table:table-cell office:value-type="percentage" office:value="0.000536251">
            <text:p>0.05%</text:p>
          </table:table-cell>
          <table:table-cell office:value-type="float" office:value="65">
            <text:p>65</text:p>
          </table:table-cell>
          <table:table-cell office:value-type="float" office:value="868168">
            <text:p>86816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parents&gt; <text:s/>?f <text:s text:c="2"/>=&gt; ?a <text:s/>&lt;hasChild&gt; <text:s/>?b</text:p>
          </table:table-cell>
          <table:table-cell office:value-type="float" office:value="0.000131387">
            <text:p>0.000131387</text:p>
          </table:table-cell>
          <table:table-cell office:value-type="float" office:value="0.011875761">
            <text:p>0.011875761</text:p>
          </table:table-cell>
          <table:table-cell office:value-type="percentage" office:value="0.000047404">
            <text:p>0.00%</text:p>
          </table:table-cell>
          <table:table-cell office:value-type="percentage" office:value="0.000534855">
            <text:p>0.05%</text:p>
          </table:table-cell>
          <table:table-cell office:value-type="float" office:value="39">
            <text:p>39</text:p>
          </table:table-cell>
          <table:table-cell office:value-type="float" office:value="822715">
            <text:p>82271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rofession&gt; <text:s/>?f <text:s/>?a <text:s/>&lt;ns:people.person.sibling_s&gt; <text:s/>?f <text:s text:c="2"/>=&gt; ?a <text:s/>&lt;hasChild&gt; <text:s/>?b</text:p>
          </table:table-cell>
          <table:table-cell office:value-type="float" office:value="0.000138124">
            <text:p>0.000138124</text:p>
          </table:table-cell>
          <table:table-cell office:value-type="float" office:value="0.012484775">
            <text:p>0.012484775</text:p>
          </table:table-cell>
          <table:table-cell office:value-type="percentage" office:value="0.000030351">
            <text:p>0.00%</text:p>
          </table:table-cell>
          <table:table-cell office:value-type="percentage" office:value="0.000508685">
            <text:p>0.05%</text:p>
          </table:table-cell>
          <table:table-cell office:value-type="float" office:value="41">
            <text:p>41</text:p>
          </table:table-cell>
          <table:table-cell office:value-type="float" office:value="1350856">
            <text:p>135085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..people.sibling_relationship.sibling&gt; <text:s/>?f <text:s/>?a <text:s/>&lt;ns:people.person.sibling_s&gt; <text:s/>?f <text:s text:c="2"/>=&gt; ?a <text:s/>&lt;hasChild&gt; <text:s/>?b</text:p>
          </table:table-cell>
          <table:table-cell office:value-type="float" office:value="0.00036384">
            <text:p>0.00036384</text:p>
          </table:table-cell>
          <table:table-cell office:value-type="float" office:value="0.032886724">
            <text:p>0.032886724</text:p>
          </table:table-cell>
          <table:table-cell office:value-type="percentage" office:value="0.000099403">
            <text:p>0.01%</text:p>
          </table:table-cell>
          <table:table-cell office:value-type="percentage" office:value="0.000492629">
            <text:p>0.05%</text:p>
          </table:table-cell>
          <table:table-cell office:value-type="float" office:value="108">
            <text:p>108</text:p>
          </table:table-cell>
          <table:table-cell office:value-type="float" office:value="1086488">
            <text:p>108648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spouse_s..people.marriage.spouse&gt; <text:s/>?f <text:s text:c="2"/>=&gt; ?a <text:s/>&lt;isMarriedTo&gt; <text:s/>?b</text:p>
          </table:table-cell>
          <table:table-cell office:value-type="float" office:value="0.000346995">
            <text:p>0.000346995</text:p>
          </table:table-cell>
          <table:table-cell office:value-type="float" office:value="0.044724273">
            <text:p>0.044724273</text:p>
          </table:table-cell>
          <table:table-cell office:value-type="percentage" office:value="0.000121716">
            <text:p>0.01%</text:p>
          </table:table-cell>
          <table:table-cell office:value-type="percentage" office:value="0.000483523">
            <text:p>0.05%</text:p>
          </table:table-cell>
          <table:table-cell office:value-type="float" office:value="103">
            <text:p>103</text:p>
          </table:table-cell>
          <table:table-cell office:value-type="float" office:value="846231">
            <text:p>84623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education&gt; <text:s/>?f <text:s text:c="2"/>=&gt; ?a <text:s/>&lt;isMarriedTo&gt; <text:s/>?b</text:p>
          </table:table-cell>
          <table:table-cell office:value-type="float" office:value="0.000390791">
            <text:p>0.000390791</text:p>
          </table:table-cell>
          <table:table-cell office:value-type="float" office:value="0.050369084">
            <text:p>0.050369084</text:p>
          </table:table-cell>
          <table:table-cell office:value-type="percentage" office:value="0.000083735">
            <text:p>0.01%</text:p>
          </table:table-cell>
          <table:table-cell office:value-type="percentage" office:value="0.000471558">
            <text:p>0.05%</text:p>
          </table:table-cell>
          <table:table-cell office:value-type="float" office:value="116">
            <text:p>116</text:p>
          </table:table-cell>
          <table:table-cell office:value-type="float" office:value="1385329">
            <text:p>138532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sibling_s..people.sibling_relationship.sibling&gt; <text:s/>?f <text:s text:c="2"/>=&gt; ?a <text:s/>&lt;isMarriedTo&gt; <text:s/>?b</text:p>
          </table:table-cell>
          <table:table-cell office:value-type="float" office:value="0.000222346">
            <text:p>0.000222346</text:p>
          </table:table-cell>
          <table:table-cell office:value-type="float" office:value="0.028658272">
            <text:p>0.028658272</text:p>
          </table:table-cell>
          <table:table-cell office:value-type="percentage" office:value="0.000083197">
            <text:p>0.01%</text:p>
          </table:table-cell>
          <table:table-cell office:value-type="percentage" office:value="0.00046853">
            <text:p>0.05%</text:p>
          </table:table-cell>
          <table:table-cell office:value-type="float" office:value="66">
            <text:p>66</text:p>
          </table:table-cell>
          <table:table-cell office:value-type="float" office:value="793298">
            <text:p>7932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pouse_s..people.marriage.spouse&gt; <text:s/>?f <text:s/>?b <text:s/>&lt;ns:people.person.spouse_s..people.marriage.spouse&gt; <text:s/>?f <text:s text:c="2"/>=&gt; ?a <text:s/>&lt;isMarriedTo&gt; <text:s/>?b</text:p>
          </table:table-cell>
          <table:table-cell office:value-type="float" office:value="0.000323413">
            <text:p>0.000323413</text:p>
          </table:table-cell>
          <table:table-cell office:value-type="float" office:value="0.041684759">
            <text:p>0.041684759</text:p>
          </table:table-cell>
          <table:table-cell office:value-type="percentage" office:value="0.000083711">
            <text:p>0.01%</text:p>
          </table:table-cell>
          <table:table-cell office:value-type="percentage" office:value="0.000467583">
            <text:p>0.05%</text:p>
          </table:table-cell>
          <table:table-cell office:value-type="float" office:value="96">
            <text:p>96</text:p>
          </table:table-cell>
          <table:table-cell office:value-type="float" office:value="1146807">
            <text:p>114680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..people.sibling_relationship.sibling&gt; <text:s/>?f <text:s/>?b <text:s/>&lt;ns:people.person.spouse_s..people.marriage.spouse&gt; <text:s/>?f <text:s text:c="2"/>=&gt; ?a <text:s/>&lt;hasChild&gt; <text:s/>?b</text:p>
          </table:table-cell>
          <table:table-cell office:value-type="float" office:value="0.000195395">
            <text:p>0.000195395</text:p>
          </table:table-cell>
          <table:table-cell office:value-type="float" office:value="0.017661389">
            <text:p>0.017661389</text:p>
          </table:table-cell>
          <table:table-cell office:value-type="percentage" office:value="0.000080325">
            <text:p>0.01%</text:p>
          </table:table-cell>
          <table:table-cell office:value-type="percentage" office:value="0.000467497">
            <text:p>0.05%</text:p>
          </table:table-cell>
          <table:table-cell office:value-type="float" office:value="58">
            <text:p>58</text:p>
          </table:table-cell>
          <table:table-cell office:value-type="float" office:value="722071">
            <text:p>72207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sibling_s..people.sibling_relationship.sibling&gt; <text:s/>?f <text:s text:c="2"/>=&gt; ?a <text:s/>&lt;hasChild&gt; <text:s/>?b</text:p>
          </table:table-cell>
          <table:table-cell office:value-type="float" office:value="0.000171813">
            <text:p>0.000171813</text:p>
          </table:table-cell>
          <table:table-cell office:value-type="float" office:value="0.015529842">
            <text:p>0.015529842</text:p>
          </table:table-cell>
          <table:table-cell office:value-type="percentage" office:value="0.000064289">
            <text:p>0.01%</text:p>
          </table:table-cell>
          <table:table-cell office:value-type="percentage" office:value="0.000467084">
            <text:p>0.05%</text:p>
          </table:table-cell>
          <table:table-cell office:value-type="float" office:value="51">
            <text:p>51</text:p>
          </table:table-cell>
          <table:table-cell office:value-type="float" office:value="793298">
            <text:p>7932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rofession&gt; <text:s/>?f <text:s/>?a <text:s/>&lt;ns:people.person.spouse_s..people.marriage.spouse&gt; <text:s/>?f <text:s text:c="2"/>=&gt; ?a <text:s/>&lt;isMarriedTo&gt; <text:s/>?b</text:p>
          </table:table-cell>
          <table:table-cell office:value-type="float" office:value="0.000195395">
            <text:p>0.000195395</text:p>
          </table:table-cell>
          <table:table-cell office:value-type="float" office:value="0.025184542">
            <text:p>0.025184542</text:p>
          </table:table-cell>
          <table:table-cell office:value-type="percentage" office:value="0.000064745">
            <text:p>0.01%</text:p>
          </table:table-cell>
          <table:table-cell office:value-type="percentage" office:value="0.000463729">
            <text:p>0.05%</text:p>
          </table:table-cell>
          <table:table-cell office:value-type="float" office:value="58">
            <text:p>58</text:p>
          </table:table-cell>
          <table:table-cell office:value-type="float" office:value="895822">
            <text:p>89582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places_lived&gt; <text:s/>?f <text:s text:c="2"/>=&gt; ?a <text:s/>&lt;hasChild&gt; <text:s/>?b</text:p>
          </table:table-cell>
          <table:table-cell office:value-type="float" office:value="0.000916337">
            <text:p>0.000916337</text:p>
          </table:table-cell>
          <table:table-cell office:value-type="float" office:value="0.082825822">
            <text:p>0.082825822</text:p>
          </table:table-cell>
          <table:table-cell office:value-type="percentage" office:value="0.000130809">
            <text:p>0.01%</text:p>
          </table:table-cell>
          <table:table-cell office:value-type="percentage" office:value="0.00046119">
            <text:p>0.05%</text:p>
          </table:table-cell>
          <table:table-cell office:value-type="float" office:value="272">
            <text:p>272</text:p>
          </table:table-cell>
          <table:table-cell office:value-type="float" office:value="2079364">
            <text:p>20793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children&gt; <text:s/>?f <text:s text:c="2"/>=&gt; ?a <text:s/>&lt;hasChild&gt; <text:s/>?b</text:p>
          </table:table-cell>
          <table:table-cell office:value-type="float" office:value="0.000346995">
            <text:p>0.000346995</text:p>
          </table:table-cell>
          <table:table-cell office:value-type="float" office:value="0.03136419">
            <text:p>0.03136419</text:p>
          </table:table-cell>
          <table:table-cell office:value-type="percentage" office:value="0.00009558">
            <text:p>0.01%</text:p>
          </table:table-cell>
          <table:table-cell office:value-type="percentage" office:value="0.000458214">
            <text:p>0.05%</text:p>
          </table:table-cell>
          <table:table-cell office:value-type="float" office:value="103">
            <text:p>103</text:p>
          </table:table-cell>
          <table:table-cell office:value-type="float" office:value="1077634">
            <text:p>10776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sibling_s..people.sibling_relationship.sibling&gt; <text:s/>?f <text:s text:c="2"/>=&gt; ?a <text:s/>&lt;isMarriedTo&gt; <text:s/>?b</text:p>
          </table:table-cell>
          <table:table-cell office:value-type="float" office:value="0.000343626">
            <text:p>0.000343626</text:p>
          </table:table-cell>
          <table:table-cell office:value-type="float" office:value="0.044290056">
            <text:p>0.044290056</text:p>
          </table:table-cell>
          <table:table-cell office:value-type="percentage" office:value="0.000145761">
            <text:p>0.01%</text:p>
          </table:table-cell>
          <table:table-cell office:value-type="percentage" office:value="0.000457999">
            <text:p>0.05%</text:p>
          </table:table-cell>
          <table:table-cell office:value-type="float" office:value="102">
            <text:p>102</text:p>
          </table:table-cell>
          <table:table-cell office:value-type="float" office:value="699775">
            <text:p>69977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parents&gt; <text:s/>?f <text:s text:c="2"/>=&gt; ?a <text:s/>&lt;isMarriedTo&gt; <text:s/>?b</text:p>
          </table:table-cell>
          <table:table-cell office:value-type="float" office:value="0.000350364">
            <text:p>0.000350364</text:p>
          </table:table-cell>
          <table:table-cell office:value-type="float" office:value="0.045158489">
            <text:p>0.045158489</text:p>
          </table:table-cell>
          <table:table-cell office:value-type="percentage" office:value="0.000112561">
            <text:p>0.01%</text:p>
          </table:table-cell>
          <table:table-cell office:value-type="percentage" office:value="0.000448529">
            <text:p>0.04%</text:p>
          </table:table-cell>
          <table:table-cell office:value-type="float" office:value="104">
            <text:p>104</text:p>
          </table:table-cell>
          <table:table-cell office:value-type="float" office:value="923945">
            <text:p>92394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sibling_s&gt; <text:s/>?f <text:s text:c="2"/>=&gt; ?a <text:s/>&lt;hasChild&gt; <text:s/>?b</text:p>
          </table:table-cell>
          <table:table-cell office:value-type="float" office:value="0.00039416">
            <text:p>0.00039416</text:p>
          </table:table-cell>
          <table:table-cell office:value-type="float" office:value="0.035627284">
            <text:p>0.035627284</text:p>
          </table:table-cell>
          <table:table-cell office:value-type="percentage" office:value="0.000061666">
            <text:p>0.01%</text:p>
          </table:table-cell>
          <table:table-cell office:value-type="percentage" office:value="0.000448029">
            <text:p>0.04%</text:p>
          </table:table-cell>
          <table:table-cell office:value-type="float" office:value="117">
            <text:p>117</text:p>
          </table:table-cell>
          <table:table-cell office:value-type="float" office:value="1897324">
            <text:p>18973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..people.sibling_relationship.sibling&gt; <text:s/>?f <text:s/>?a <text:s/>&lt;ns:people.person.spouse_s..people.marriage.spouse&gt; <text:s/>?f <text:s text:c="2"/>=&gt; ?a <text:s/>&lt;isMarriedTo&gt; <text:s/>?b</text:p>
          </table:table-cell>
          <table:table-cell office:value-type="float" office:value="0.000239191">
            <text:p>0.000239191</text:p>
          </table:table-cell>
          <table:table-cell office:value-type="float" office:value="0.030829353">
            <text:p>0.030829353</text:p>
          </table:table-cell>
          <table:table-cell office:value-type="percentage" office:value="0.000098328">
            <text:p>0.01%</text:p>
          </table:table-cell>
          <table:table-cell office:value-type="percentage" office:value="0.00043245">
            <text:p>0.04%</text:p>
          </table:table-cell>
          <table:table-cell office:value-type="float" office:value="71">
            <text:p>71</text:p>
          </table:table-cell>
          <table:table-cell office:value-type="float" office:value="722071">
            <text:p>72207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sibling_s..people.sibling_relationship.sibling&gt; <text:s/>?f <text:s text:c="2"/>=&gt; ?a <text:s/>&lt;hasChild&gt; <text:s/>?b</text:p>
          </table:table-cell>
          <table:table-cell office:value-type="float" office:value="0.00021224">
            <text:p>0.00021224</text:p>
          </table:table-cell>
          <table:table-cell office:value-type="float" office:value="0.019183922">
            <text:p>0.019183922</text:p>
          </table:table-cell>
          <table:table-cell office:value-type="percentage" office:value="0.000090029">
            <text:p>0.01%</text:p>
          </table:table-cell>
          <table:table-cell office:value-type="percentage" office:value="0.000432286">
            <text:p>0.04%</text:p>
          </table:table-cell>
          <table:table-cell office:value-type="float" office:value="63">
            <text:p>63</text:p>
          </table:table-cell>
          <table:table-cell office:value-type="float" office:value="699775">
            <text:p>69977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&gt; <text:s/>?f <text:s/>?b <text:s/>&lt;ns:people.person.sibling_s&gt; <text:s/>?f <text:s text:c="2"/>=&gt; ?a <text:s/>&lt;hasChild&gt; <text:s/>?b</text:p>
          </table:table-cell>
          <table:table-cell office:value-type="float" office:value="0.001394719">
            <text:p>0.001394719</text:p>
          </table:table-cell>
          <table:table-cell office:value-type="float" office:value="0.126065773">
            <text:p>0.126065773</text:p>
          </table:table-cell>
          <table:table-cell office:value-type="percentage" office:value="0.00015932">
            <text:p>0.02%</text:p>
          </table:table-cell>
          <table:table-cell office:value-type="percentage" office:value="0.000431637">
            <text:p>0.04%</text:p>
          </table:table-cell>
          <table:table-cell office:value-type="float" office:value="414">
            <text:p>414</text:p>
          </table:table-cell>
          <table:table-cell office:value-type="float" office:value="2598544">
            <text:p>259854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ibling_s..people.sibling_relationship.sibling&gt; <text:s/>?f <text:s text:c="2"/>=&gt; ?a <text:s/>&lt;hasChild&gt; <text:s/>?b</text:p>
          </table:table-cell>
          <table:table-cell office:value-type="float" office:value="0.000158338">
            <text:p>0.000158338</text:p>
          </table:table-cell>
          <table:table-cell office:value-type="float" office:value="0.014311815">
            <text:p>0.014311815</text:p>
          </table:table-cell>
          <table:table-cell office:value-type="percentage" office:value="0.000088165">
            <text:p>0.01%</text:p>
          </table:table-cell>
          <table:table-cell office:value-type="percentage" office:value="0.000429534">
            <text:p>0.04%</text:p>
          </table:table-cell>
          <table:table-cell office:value-type="float" office:value="47">
            <text:p>47</text:p>
          </table:table-cell>
          <table:table-cell office:value-type="float" office:value="533090">
            <text:p>5330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places_lived&gt; <text:s/>?f <text:s text:c="2"/>=&gt; ?a <text:s/>&lt;hasChild&gt; <text:s/>?b</text:p>
          </table:table-cell>
          <table:table-cell office:value-type="float" office:value="0.000336889">
            <text:p>0.000336889</text:p>
          </table:table-cell>
          <table:table-cell office:value-type="float" office:value="0.03045067">
            <text:p>0.03045067</text:p>
          </table:table-cell>
          <table:table-cell office:value-type="percentage" office:value="0.000058919">
            <text:p>0.01%</text:p>
          </table:table-cell>
          <table:table-cell office:value-type="percentage" office:value="0.000428075">
            <text:p>0.04%</text:p>
          </table:table-cell>
          <table:table-cell office:value-type="float" office:value="100">
            <text:p>100</text:p>
          </table:table-cell>
          <table:table-cell office:value-type="float" office:value="1697234">
            <text:p>16972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quotations&gt; <text:s/>?f <text:s/>?a <text:s/>&lt;ns:people.person.spouse_s&gt; <text:s/>?f <text:s text:c="2"/>=&gt; ?a <text:s/>&lt;hasChild&gt; <text:s/>?b</text:p>
          </table:table-cell>
          <table:table-cell office:value-type="float" office:value="0.00012128">
            <text:p>0.00012128</text:p>
          </table:table-cell>
          <table:table-cell office:value-type="float" office:value="0.010962241">
            <text:p>0.010962241</text:p>
          </table:table-cell>
          <table:table-cell office:value-type="percentage" office:value="0.000197775">
            <text:p>0.02%</text:p>
          </table:table-cell>
          <table:table-cell office:value-type="percentage" office:value="0.000423804">
            <text:p>0.04%</text:p>
          </table:table-cell>
          <table:table-cell office:value-type="float" office:value="36">
            <text:p>36</text:p>
          </table:table-cell>
          <table:table-cell office:value-type="float" office:value="182025">
            <text:p>1820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education&gt; <text:s/>?f <text:s text:c="2"/>=&gt; ?a <text:s/>&lt;hasChild&gt; <text:s/>?b</text:p>
          </table:table-cell>
          <table:table-cell office:value-type="float" office:value="0.000239191">
            <text:p>0.000239191</text:p>
          </table:table-cell>
          <table:table-cell office:value-type="float" office:value="0.021619976">
            <text:p>0.021619976</text:p>
          </table:table-cell>
          <table:table-cell office:value-type="percentage" office:value="0.000058227">
            <text:p>0.01%</text:p>
          </table:table-cell>
          <table:table-cell office:value-type="percentage" office:value="0.000423042">
            <text:p>0.04%</text:p>
          </table:table-cell>
          <table:table-cell office:value-type="float" office:value="71">
            <text:p>71</text:p>
          </table:table-cell>
          <table:table-cell office:value-type="float" office:value="1219372">
            <text:p>121937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pouse_s..people.marriage.spouse&gt; <text:s/>?f <text:s text:c="2"/>=&gt; ?a <text:s/>&lt;hasChild&gt; <text:s/>?b</text:p>
          </table:table-cell>
          <table:table-cell office:value-type="float" office:value="0.000259404">
            <text:p>0.000259404</text:p>
          </table:table-cell>
          <table:table-cell office:value-type="float" office:value="0.023447016">
            <text:p>0.023447016</text:p>
          </table:table-cell>
          <table:table-cell office:value-type="percentage" office:value="0.000069266">
            <text:p>0.01%</text:p>
          </table:table-cell>
          <table:table-cell office:value-type="percentage" office:value="0.000401502">
            <text:p>0.04%</text:p>
          </table:table-cell>
          <table:table-cell office:value-type="float" office:value="77">
            <text:p>77</text:p>
          </table:table-cell>
          <table:table-cell office:value-type="float" office:value="1111663">
            <text:p>111166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places_lived&gt; <text:s/>?f <text:s text:c="2"/>=&gt; ?a <text:s/>&lt;isMarriedTo&gt; <text:s/>?b</text:p>
          </table:table-cell>
          <table:table-cell office:value-type="float" office:value="0.000407635">
            <text:p>0.000407635</text:p>
          </table:table-cell>
          <table:table-cell office:value-type="float" office:value="0.052540165">
            <text:p>0.052540165</text:p>
          </table:table-cell>
          <table:table-cell office:value-type="percentage" office:value="0.000071292">
            <text:p>0.01%</text:p>
          </table:table-cell>
          <table:table-cell office:value-type="percentage" office:value="0.000401489">
            <text:p>0.04%</text:p>
          </table:table-cell>
          <table:table-cell office:value-type="float" office:value="121">
            <text:p>121</text:p>
          </table:table-cell>
          <table:table-cell office:value-type="float" office:value="1697234">
            <text:p>16972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parents&gt; <text:s/>?f <text:s text:c="2"/>=&gt; ?a <text:s/>&lt;hasChild&gt; <text:s/>?b</text:p>
          </table:table-cell>
          <table:table-cell office:value-type="float" office:value="0.000171813">
            <text:p>0.000171813</text:p>
          </table:table-cell>
          <table:table-cell office:value-type="float" office:value="0.015529842">
            <text:p>0.015529842</text:p>
          </table:table-cell>
          <table:table-cell office:value-type="percentage" office:value="0.000055198">
            <text:p>0.01%</text:p>
          </table:table-cell>
          <table:table-cell office:value-type="percentage" office:value="0.000401038">
            <text:p>0.04%</text:p>
          </table:table-cell>
          <table:table-cell office:value-type="float" office:value="51">
            <text:p>51</text:p>
          </table:table-cell>
          <table:table-cell office:value-type="float" office:value="923945">
            <text:p>92394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places_lived&gt; <text:s/>?f <text:s text:c="2"/>=&gt; ?a <text:s/>&lt;isMarriedTo&gt; <text:s/>?b</text:p>
          </table:table-cell>
          <table:table-cell office:value-type="float" office:value="0.000380684">
            <text:p>0.000380684</text:p>
          </table:table-cell>
          <table:table-cell office:value-type="float" office:value="0.049066435">
            <text:p>0.049066435</text:p>
          </table:table-cell>
          <table:table-cell office:value-type="percentage" office:value="0.000099826">
            <text:p>0.01%</text:p>
          </table:table-cell>
          <table:table-cell office:value-type="percentage" office:value="0.000397784">
            <text:p>0.04%</text:p>
          </table:table-cell>
          <table:table-cell office:value-type="float" office:value="113">
            <text:p>113</text:p>
          </table:table-cell>
          <table:table-cell office:value-type="float" office:value="1131970">
            <text:p>113197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profession&gt; <text:s/>?f <text:s text:c="2"/>=&gt; ?a <text:s/>&lt;isMarriedTo&gt; <text:s/>?b</text:p>
          </table:table-cell>
          <table:table-cell office:value-type="float" office:value="0.00018192">
            <text:p>0.00018192</text:p>
          </table:table-cell>
          <table:table-cell office:value-type="float" office:value="0.023447677">
            <text:p>0.023447677</text:p>
          </table:table-cell>
          <table:table-cell office:value-type="percentage" office:value="0.000054749">
            <text:p>0.01%</text:p>
          </table:table-cell>
          <table:table-cell office:value-type="percentage" office:value="0.000392131">
            <text:p>0.04%</text:p>
          </table:table-cell>
          <table:table-cell office:value-type="float" office:value="54">
            <text:p>54</text:p>
          </table:table-cell>
          <table:table-cell office:value-type="float" office:value="986326">
            <text:p>98632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pouse_s..people.marriage.type_of_union&gt; <text:s/>?f <text:s/>?b <text:s/>&lt;ns:people.person.spouse_s..people.marriage.type_of_union&gt; <text:s/>?f <text:s text:c="2"/>=&gt; ?a <text:s/>&lt;influences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18404908">
            <text:p>0.018404908</text:p>
          </table:table-cell>
          <table:table-cell office:value-type="percentage" office:value="0.000000407">
            <text:p>0.00%</text:p>
          </table:table-cell>
          <table:table-cell office:value-type="percentage" office:value="0.00038625">
            <text:p>0.04%</text:p>
          </table:table-cell>
          <table:table-cell office:value-type="float" office:value="6">
            <text:p>6</text:p>
          </table:table-cell>
          <table:table-cell office:value-type="float" office:value="14729258">
            <text:p>147292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profession&gt; <text:s/>?f <text:s text:c="2"/>=&gt; ?a <text:s/>&lt;isMarriedTo&gt; <text:s/>?b</text:p>
          </table:table-cell>
          <table:table-cell office:value-type="float" office:value="0.00021224">
            <text:p>0.00021224</text:p>
          </table:table-cell>
          <table:table-cell office:value-type="float" office:value="0.027355623">
            <text:p>0.027355623</text:p>
          </table:table-cell>
          <table:table-cell office:value-type="percentage" office:value="0.000095769">
            <text:p>0.01%</text:p>
          </table:table-cell>
          <table:table-cell office:value-type="percentage" office:value="0.000381619">
            <text:p>0.04%</text:p>
          </table:table-cell>
          <table:table-cell office:value-type="float" office:value="63">
            <text:p>63</text:p>
          </table:table-cell>
          <table:table-cell office:value-type="float" office:value="657830">
            <text:p>65783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ibling_s..people.sibling_relationship.sibling&gt; <text:s/>?f <text:s text:c="2"/>=&gt; ?a <text:s/>&lt;hasChild&gt; <text:s/>?b</text:p>
          </table:table-cell>
          <table:table-cell office:value-type="float" office:value="0.000205502">
            <text:p>0.000205502</text:p>
          </table:table-cell>
          <table:table-cell office:value-type="float" office:value="0.018574909">
            <text:p>0.018574909</text:p>
          </table:table-cell>
          <table:table-cell office:value-type="percentage" office:value="0.000076894">
            <text:p>0.01%</text:p>
          </table:table-cell>
          <table:table-cell office:value-type="percentage" office:value="0.000381079">
            <text:p>0.04%</text:p>
          </table:table-cell>
          <table:table-cell office:value-type="float" office:value="61">
            <text:p>61</text:p>
          </table:table-cell>
          <table:table-cell office:value-type="float" office:value="793298">
            <text:p>7932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spouse_s..people.marriage.spouse&gt; <text:s/>?f <text:s text:c="2"/>=&gt; ?a <text:s/>&lt;isMarriedTo&gt; <text:s/>?b</text:p>
          </table:table-cell>
          <table:table-cell office:value-type="float" office:value="0.000286355">
            <text:p>0.000286355</text:p>
          </table:table-cell>
          <table:table-cell office:value-type="float" office:value="0.03690838">
            <text:p>0.03690838</text:p>
          </table:table-cell>
          <table:table-cell office:value-type="percentage" office:value="0.000067556">
            <text:p>0.01%</text:p>
          </table:table-cell>
          <table:table-cell office:value-type="percentage" office:value="0.000380448">
            <text:p>0.04%</text:p>
          </table:table-cell>
          <table:table-cell office:value-type="float" office:value="85">
            <text:p>85</text:p>
          </table:table-cell>
          <table:table-cell office:value-type="float" office:value="1258213">
            <text:p>125821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pouse_s..people.marriage.spouse&gt; <text:s/>?f <text:s text:c="2"/>=&gt; ?a <text:s/>&lt;isMarriedTo&gt; <text:s/>?b</text:p>
          </table:table-cell>
          <table:table-cell office:value-type="float" office:value="0.000286355">
            <text:p>0.000286355</text:p>
          </table:table-cell>
          <table:table-cell office:value-type="float" office:value="0.03690838">
            <text:p>0.03690838</text:p>
          </table:table-cell>
          <table:table-cell office:value-type="percentage" office:value="0.000067556">
            <text:p>0.01%</text:p>
          </table:table-cell>
          <table:table-cell office:value-type="percentage" office:value="0.000380092">
            <text:p>0.04%</text:p>
          </table:table-cell>
          <table:table-cell office:value-type="float" office:value="85">
            <text:p>85</text:p>
          </table:table-cell>
          <table:table-cell office:value-type="float" office:value="1258213">
            <text:p>125821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pouse_s..people.marriage.spouse&gt; <text:s/>?f <text:s text:c="2"/>=&gt; ?a <text:s/>&lt;hasChild&gt; <text:s/>?b</text:p>
          </table:table-cell>
          <table:table-cell office:value-type="float" office:value="0.000188658">
            <text:p>0.000188658</text:p>
          </table:table-cell>
          <table:table-cell office:value-type="float" office:value="0.017052375">
            <text:p>0.017052375</text:p>
          </table:table-cell>
          <table:table-cell office:value-type="percentage" office:value="0.000066176">
            <text:p>0.01%</text:p>
          </table:table-cell>
          <table:table-cell office:value-type="percentage" office:value="0.000379952">
            <text:p>0.04%</text:p>
          </table:table-cell>
          <table:table-cell office:value-type="float" office:value="56">
            <text:p>56</text:p>
          </table:table-cell>
          <table:table-cell office:value-type="float" office:value="846231">
            <text:p>84623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sibling_s&gt; <text:s/>?f <text:s text:c="2"/>=&gt; ?a <text:s/>&lt;hasChild&gt; <text:s/>?b</text:p>
          </table:table-cell>
          <table:table-cell office:value-type="float" office:value="0.000441324">
            <text:p>0.000441324</text:p>
          </table:table-cell>
          <table:table-cell office:value-type="float" office:value="0.039890378">
            <text:p>0.039890378</text:p>
          </table:table-cell>
          <table:table-cell office:value-type="percentage" office:value="0.000078442">
            <text:p>0.01%</text:p>
          </table:table-cell>
          <table:table-cell office:value-type="percentage" office:value="0.000377979">
            <text:p>0.04%</text:p>
          </table:table-cell>
          <table:table-cell office:value-type="float" office:value="131">
            <text:p>131</text:p>
          </table:table-cell>
          <table:table-cell office:value-type="float" office:value="1670032">
            <text:p>167003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profession&gt; <text:s/>?f <text:s text:c="2"/>=&gt; ?a <text:s/>&lt;isMarriedTo&gt; <text:s/>?b</text:p>
          </table:table-cell>
          <table:table-cell office:value-type="float" office:value="0.00021224">
            <text:p>0.00021224</text:p>
          </table:table-cell>
          <table:table-cell office:value-type="float" office:value="0.027355623">
            <text:p>0.027355623</text:p>
          </table:table-cell>
          <table:table-cell office:value-type="percentage" office:value="0.000052135">
            <text:p>0.01%</text:p>
          </table:table-cell>
          <table:table-cell office:value-type="percentage" office:value="0.000373413">
            <text:p>0.04%</text:p>
          </table:table-cell>
          <table:table-cell office:value-type="float" office:value="63">
            <text:p>63</text:p>
          </table:table-cell>
          <table:table-cell office:value-type="float" office:value="1208396">
            <text:p>120839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spouse_s&gt; <text:s/>?f <text:s text:c="2"/>=&gt; ?a <text:s/>&lt;hasChild&gt; <text:s/>?b</text:p>
          </table:table-cell>
          <table:table-cell office:value-type="float" office:value="0.001091519">
            <text:p>0.001091519</text:p>
          </table:table-cell>
          <table:table-cell office:value-type="float" office:value="0.098660171">
            <text:p>0.098660171</text:p>
          </table:table-cell>
          <table:table-cell office:value-type="percentage" office:value="0.000077316">
            <text:p>0.01%</text:p>
          </table:table-cell>
          <table:table-cell office:value-type="percentage" office:value="0.000372553">
            <text:p>0.04%</text:p>
          </table:table-cell>
          <table:table-cell office:value-type="float" office:value="324">
            <text:p>324</text:p>
          </table:table-cell>
          <table:table-cell office:value-type="float" office:value="4190620">
            <text:p>41906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ibling_s..people.sibling_relationship.sibling&gt; <text:s/>?f <text:s text:c="2"/>=&gt; ?a <text:s/>&lt;isMarriedTo&gt; <text:s/>?b</text:p>
          </table:table-cell>
          <table:table-cell office:value-type="float" office:value="0.000222346">
            <text:p>0.000222346</text:p>
          </table:table-cell>
          <table:table-cell office:value-type="float" office:value="0.028658272">
            <text:p>0.028658272</text:p>
          </table:table-cell>
          <table:table-cell office:value-type="percentage" office:value="0.000083197">
            <text:p>0.01%</text:p>
          </table:table-cell>
          <table:table-cell office:value-type="percentage" office:value="0.000366502">
            <text:p>0.04%</text:p>
          </table:table-cell>
          <table:table-cell office:value-type="float" office:value="66">
            <text:p>66</text:p>
          </table:table-cell>
          <table:table-cell office:value-type="float" office:value="793298">
            <text:p>7932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pouse_s..people.marriage.type_of_union&gt; <text:s/>?f <text:s/>?b <text:s/>&lt;ns:people.person.spouse_s..people.marriage.type_of_union&gt; <text:s/>?f <text:s text:c="2"/>=&gt; ?a <text:s/>&lt;hasChild&gt; <text:s/>?b</text:p>
          </table:table-cell>
          <table:table-cell office:value-type="float" office:value="0.00677483">
            <text:p>0.00677483</text:p>
          </table:table-cell>
          <table:table-cell office:value-type="float" office:value="0.612362972">
            <text:p>0.612362972</text:p>
          </table:table-cell>
          <table:table-cell office:value-type="percentage" office:value="0.000136531">
            <text:p>0.01%</text:p>
          </table:table-cell>
          <table:table-cell office:value-type="percentage" office:value="0.000365934">
            <text:p>0.04%</text:p>
          </table:table-cell>
          <table:table-cell office:value-type="float" office:value="2011">
            <text:p>2011</text:p>
          </table:table-cell>
          <table:table-cell office:value-type="float" office:value="14729258">
            <text:p>147292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rofession&gt; <text:s/>?f <text:s/>?b <text:s/>&lt;ns:people.person.spouse_s..people.marriage.spouse&gt; <text:s/>?f <text:s text:c="2"/>=&gt; ?a <text:s/>&lt;isMarriedTo&gt; <text:s/>?b</text:p>
          </table:table-cell>
          <table:table-cell office:value-type="float" office:value="0.000195395">
            <text:p>0.000195395</text:p>
          </table:table-cell>
          <table:table-cell office:value-type="float" office:value="0.025184542">
            <text:p>0.025184542</text:p>
          </table:table-cell>
          <table:table-cell office:value-type="percentage" office:value="0.000064745">
            <text:p>0.01%</text:p>
          </table:table-cell>
          <table:table-cell office:value-type="percentage" office:value="0.000364276">
            <text:p>0.04%</text:p>
          </table:table-cell>
          <table:table-cell office:value-type="float" office:value="58">
            <text:p>58</text:p>
          </table:table-cell>
          <table:table-cell office:value-type="float" office:value="895822">
            <text:p>89582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pouse_s..people.marriage.spouse&gt; <text:s/>?f <text:s text:c="2"/>=&gt; ?a <text:s/>&lt;isMarriedTo&gt; <text:s/>?b</text:p>
          </table:table-cell>
          <table:table-cell office:value-type="float" office:value="0.00033352">
            <text:p>0.00033352</text:p>
          </table:table-cell>
          <table:table-cell office:value-type="float" office:value="0.042987408">
            <text:p>0.042987408</text:p>
          </table:table-cell>
          <table:table-cell office:value-type="percentage" office:value="0.000064223">
            <text:p>0.01%</text:p>
          </table:table-cell>
          <table:table-cell office:value-type="percentage" office:value="0.00036134">
            <text:p>0.04%</text:p>
          </table:table-cell>
          <table:table-cell office:value-type="float" office:value="99">
            <text:p>99</text:p>
          </table:table-cell>
          <table:table-cell office:value-type="float" office:value="1541498">
            <text:p>15414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&gt; <text:s/>?f <text:s/>?a <text:s/>&lt;ns:people.person.spouse_s&gt; <text:s/>?f <text:s text:c="2"/>=&gt; ?a <text:s/>&lt;hasChild&gt; <text:s/>?b</text:p>
          </table:table-cell>
          <table:table-cell office:value-type="float" office:value="0.002927562">
            <text:p>0.002927562</text:p>
          </table:table-cell>
          <table:table-cell office:value-type="float" office:value="0.264616322">
            <text:p>0.264616322</text:p>
          </table:table-cell>
          <table:table-cell office:value-type="percentage" office:value="0.000133271">
            <text:p>0.01%</text:p>
          </table:table-cell>
          <table:table-cell office:value-type="percentage" office:value="0.000361064">
            <text:p>0.04%</text:p>
          </table:table-cell>
          <table:table-cell office:value-type="float" office:value="869">
            <text:p>869</text:p>
          </table:table-cell>
          <table:table-cell office:value-type="float" office:value="6520540">
            <text:p>652054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ibling_s&gt; <text:s/>?f <text:s text:c="2"/>=&gt; ?a <text:s/>&lt;hasChild&gt; <text:s/>?b</text:p>
          </table:table-cell>
          <table:table-cell office:value-type="float" office:value="0.000747893">
            <text:p>0.000747893</text:p>
          </table:table-cell>
          <table:table-cell office:value-type="float" office:value="0.067600487">
            <text:p>0.067600487</text:p>
          </table:table-cell>
          <table:table-cell office:value-type="percentage" office:value="0.000132932">
            <text:p>0.01%</text:p>
          </table:table-cell>
          <table:table-cell office:value-type="percentage" office:value="0.000360144">
            <text:p>0.04%</text:p>
          </table:table-cell>
          <table:table-cell office:value-type="float" office:value="222">
            <text:p>222</text:p>
          </table:table-cell>
          <table:table-cell office:value-type="float" office:value="1670032">
            <text:p>167003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spouse_s&gt; <text:s/>?f <text:s text:c="2"/>=&gt; ?a <text:s/>&lt;hasChild&gt; <text:s/>?b</text:p>
          </table:table-cell>
          <table:table-cell office:value-type="float" office:value="0.001994381">
            <text:p>0.001994381</text:p>
          </table:table-cell>
          <table:table-cell office:value-type="float" office:value="0.180267966">
            <text:p>0.180267966</text:p>
          </table:table-cell>
          <table:table-cell office:value-type="percentage" office:value="0.000101493">
            <text:p>0.01%</text:p>
          </table:table-cell>
          <table:table-cell office:value-type="percentage" office:value="0.000357833">
            <text:p>0.04%</text:p>
          </table:table-cell>
          <table:table-cell office:value-type="float" office:value="592">
            <text:p>592</text:p>
          </table:table-cell>
          <table:table-cell office:value-type="float" office:value="5832890">
            <text:p>58328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quotations&gt; <text:s/>?f <text:s/>?b <text:s/>&lt;ns:people.person.spouse_s&gt; <text:s/>?f <text:s text:c="2"/>=&gt; ?a <text:s/>&lt;isMarriedTo&gt; <text:s/>?b</text:p>
          </table:table-cell>
          <table:table-cell office:value-type="float" office:value="0.00009096">
            <text:p>0.00009096</text:p>
          </table:table-cell>
          <table:table-cell office:value-type="float" office:value="0.011723838">
            <text:p>0.011723838</text:p>
          </table:table-cell>
          <table:table-cell office:value-type="percentage" office:value="0.000148331">
            <text:p>0.01%</text:p>
          </table:table-cell>
          <table:table-cell office:value-type="percentage" office:value="0.00035461">
            <text:p>0.04%</text:p>
          </table:table-cell>
          <table:table-cell office:value-type="float" office:value="27">
            <text:p>27</text:p>
          </table:table-cell>
          <table:table-cell office:value-type="float" office:value="182025">
            <text:p>1820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pouse_s..people.marriage.spouse&gt; <text:s/>?f <text:s/>?a <text:s/>&lt;ns:people.person.spouse_s&gt; <text:s/>?f <text:s text:c="2"/>=&gt; ?a <text:s/>&lt;hasChild&gt; <text:s/>?b</text:p>
          </table:table-cell>
          <table:table-cell office:value-type="float" office:value="0.000882648">
            <text:p>0.000882648</text:p>
          </table:table-cell>
          <table:table-cell office:value-type="float" office:value="0.079780755">
            <text:p>0.079780755</text:p>
          </table:table-cell>
          <table:table-cell office:value-type="percentage" office:value="0.000060591">
            <text:p>0.01%</text:p>
          </table:table-cell>
          <table:table-cell office:value-type="percentage" office:value="0.000353942">
            <text:p>0.04%</text:p>
          </table:table-cell>
          <table:table-cell office:value-type="float" office:value="262">
            <text:p>262</text:p>
          </table:table-cell>
          <table:table-cell office:value-type="float" office:value="4324105">
            <text:p>432410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&gt; <text:s/>?f <text:s/>?b <text:s/>&lt;ns:people.person.spouse_s..people.marriage.spouse&gt; <text:s/>?f <text:s text:c="2"/>=&gt; ?a <text:s/>&lt;hasChild&gt; <text:s/>?b</text:p>
          </table:table-cell>
          <table:table-cell office:value-type="float" office:value="0.000350364">
            <text:p>0.000350364</text:p>
          </table:table-cell>
          <table:table-cell office:value-type="float" office:value="0.031668697">
            <text:p>0.031668697</text:p>
          </table:table-cell>
          <table:table-cell office:value-type="percentage" office:value="0.000060352">
            <text:p>0.01%</text:p>
          </table:table-cell>
          <table:table-cell office:value-type="percentage" office:value="0.000352547">
            <text:p>0.04%</text:p>
          </table:table-cell>
          <table:table-cell office:value-type="float" office:value="104">
            <text:p>104</text:p>
          </table:table-cell>
          <table:table-cell office:value-type="float" office:value="1723228">
            <text:p>172322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spouse_s&gt; <text:s/>?f <text:s text:c="2"/>=&gt; ?a <text:s/>&lt;hasChild&gt; <text:s/>?b</text:p>
          </table:table-cell>
          <table:table-cell office:value-type="float" office:value="0.000778213">
            <text:p>0.000778213</text:p>
          </table:table-cell>
          <table:table-cell office:value-type="float" office:value="0.070341048">
            <text:p>0.070341048</text:p>
          </table:table-cell>
          <table:table-cell office:value-type="percentage" office:value="0.00004852">
            <text:p>0.00%</text:p>
          </table:table-cell>
          <table:table-cell office:value-type="percentage" office:value="0.000352516">
            <text:p>0.04%</text:p>
          </table:table-cell>
          <table:table-cell office:value-type="float" office:value="231">
            <text:p>231</text:p>
          </table:table-cell>
          <table:table-cell office:value-type="float" office:value="4760965">
            <text:p>47609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rofession&gt; <text:s/>?f <text:s/>?a <text:s/>&lt;ns:people.person.spouse_s&gt; <text:s/>?f <text:s text:c="2"/>=&gt; ?a <text:s/>&lt;hasChild&gt; <text:s/>?b</text:p>
          </table:table-cell>
          <table:table-cell office:value-type="float" office:value="0.000239191">
            <text:p>0.000239191</text:p>
          </table:table-cell>
          <table:table-cell office:value-type="float" office:value="0.021619976">
            <text:p>0.021619976</text:p>
          </table:table-cell>
          <table:table-cell office:value-type="percentage" office:value="0.000020946">
            <text:p>0.00%</text:p>
          </table:table-cell>
          <table:table-cell office:value-type="percentage" office:value="0.000351051">
            <text:p>0.04%</text:p>
          </table:table-cell>
          <table:table-cell office:value-type="float" office:value="71">
            <text:p>71</text:p>
          </table:table-cell>
          <table:table-cell office:value-type="float" office:value="3389710">
            <text:p>338971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rofession&gt; <text:s/>?f <text:s/>?b <text:s/>&lt;ns:people.person.sibling_s..people.sibling_relationship.sibling&gt; <text:s/>?f <text:s text:c="2"/>=&gt; ?a <text:s/>&lt;isMarriedTo&gt; <text:s/>?b</text:p>
          </table:table-cell>
          <table:table-cell office:value-type="float" office:value="0.0001516">
            <text:p>0.0001516</text:p>
          </table:table-cell>
          <table:table-cell office:value-type="float" office:value="0.019539731">
            <text:p>0.019539731</text:p>
          </table:table-cell>
          <table:table-cell office:value-type="percentage" office:value="0.000079673">
            <text:p>0.01%</text:p>
          </table:table-cell>
          <table:table-cell office:value-type="percentage" office:value="0.000350976">
            <text:p>0.04%</text:p>
          </table:table-cell>
          <table:table-cell office:value-type="float" office:value="45">
            <text:p>45</text:p>
          </table:table-cell>
          <table:table-cell office:value-type="float" office:value="564812">
            <text:p>5648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pouse_s&gt; <text:s/>?f <text:s/>?b <text:s/>&lt;ns:people.person.spouse_s&gt; <text:s/>?f <text:s text:c="2"/>=&gt; ?a <text:s/>&lt;hasChild&gt; <text:s/>?b</text:p>
          </table:table-cell>
          <table:table-cell office:value-type="float" office:value="0.007024128">
            <text:p>0.007024128</text:p>
          </table:table-cell>
          <table:table-cell office:value-type="float" office:value="0.634896468">
            <text:p>0.634896468</text:p>
          </table:table-cell>
          <table:table-cell office:value-type="percentage" office:value="0.000127429">
            <text:p>0.01%</text:p>
          </table:table-cell>
          <table:table-cell office:value-type="percentage" office:value="0.000350647">
            <text:p>0.04%</text:p>
          </table:table-cell>
          <table:table-cell office:value-type="float" office:value="2085">
            <text:p>2085</text:p>
          </table:table-cell>
          <table:table-cell office:value-type="float" office:value="16362025">
            <text:p>163620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ibling_s..people.sibling_relationship.sibling&gt; <text:s/>?f <text:s text:c="2"/>=&gt; ?a <text:s/>&lt;isMarriedTo&gt; <text:s/>?b</text:p>
          </table:table-cell>
          <table:table-cell office:value-type="float" office:value="0.000259404">
            <text:p>0.000259404</text:p>
          </table:table-cell>
          <table:table-cell office:value-type="float" office:value="0.03343465">
            <text:p>0.03343465</text:p>
          </table:table-cell>
          <table:table-cell office:value-type="percentage" office:value="0.000079226">
            <text:p>0.01%</text:p>
          </table:table-cell>
          <table:table-cell office:value-type="percentage" office:value="0.000349007">
            <text:p>0.03%</text:p>
          </table:table-cell>
          <table:table-cell office:value-type="float" office:value="77">
            <text:p>77</text:p>
          </table:table-cell>
          <table:table-cell office:value-type="float" office:value="971908">
            <text:p>97190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..people.sibling_relationship.sibling&gt; <text:s/>?f <text:s/>?b <text:s/>&lt;ns:people.person.sibling_s..people.sibling_relationship.sibling&gt; <text:s/>?f <text:s text:c="2"/>=&gt; ?a <text:s/>&lt;isMarriedTo&gt; <text:s/>?b</text:p>
          </table:table-cell>
          <table:table-cell office:value-type="float" office:value="0.00012128">
            <text:p>0.00012128</text:p>
          </table:table-cell>
          <table:table-cell office:value-type="float" office:value="0.015631785">
            <text:p>0.015631785</text:p>
          </table:table-cell>
          <table:table-cell office:value-type="percentage" office:value="0.000078737">
            <text:p>0.01%</text:p>
          </table:table-cell>
          <table:table-cell office:value-type="percentage" office:value="0.000345891">
            <text:p>0.03%</text:p>
          </table:table-cell>
          <table:table-cell office:value-type="float" office:value="36">
            <text:p>36</text:p>
          </table:table-cell>
          <table:table-cell office:value-type="float" office:value="457216">
            <text:p>45721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sibling_s&gt; <text:s/>?f <text:s text:c="2"/>=&gt; ?a <text:s/>&lt;isMarriedTo&gt; <text:s/>?b</text:p>
          </table:table-cell>
          <table:table-cell office:value-type="float" office:value="0.00036384">
            <text:p>0.00036384</text:p>
          </table:table-cell>
          <table:table-cell office:value-type="float" office:value="0.046895354">
            <text:p>0.046895354</text:p>
          </table:table-cell>
          <table:table-cell office:value-type="percentage" office:value="0.000085347">
            <text:p>0.01%</text:p>
          </table:table-cell>
          <table:table-cell office:value-type="percentage" office:value="0.000340089">
            <text:p>0.03%</text:p>
          </table:table-cell>
          <table:table-cell office:value-type="float" office:value="108">
            <text:p>108</text:p>
          </table:table-cell>
          <table:table-cell office:value-type="float" office:value="1265420">
            <text:p>12654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spouse_s..people.marriage.spouse&gt; <text:s/>?f <text:s text:c="2"/>=&gt; ?a <text:s/>&lt;isMarriedTo&gt; <text:s/>?b</text:p>
          </table:table-cell>
          <table:table-cell office:value-type="float" office:value="0.000404266">
            <text:p>0.000404266</text:p>
          </table:table-cell>
          <table:table-cell office:value-type="float" office:value="0.052105949">
            <text:p>0.052105949</text:p>
          </table:table-cell>
          <table:table-cell office:value-type="percentage" office:value="0.000107946">
            <text:p>0.01%</text:p>
          </table:table-cell>
          <table:table-cell office:value-type="percentage" office:value="0.00033874">
            <text:p>0.03%</text:p>
          </table:table-cell>
          <table:table-cell office:value-type="float" office:value="120">
            <text:p>120</text:p>
          </table:table-cell>
          <table:table-cell office:value-type="float" office:value="1111663">
            <text:p>111166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sibling_s&gt; <text:s/>?f <text:s text:c="2"/>=&gt; ?a <text:s/>&lt;hasChild&gt; <text:s/>?b</text:p>
          </table:table-cell>
          <table:table-cell office:value-type="float" office:value="0.000747893">
            <text:p>0.000747893</text:p>
          </table:table-cell>
          <table:table-cell office:value-type="float" office:value="0.067600487">
            <text:p>0.067600487</text:p>
          </table:table-cell>
          <table:table-cell office:value-type="percentage" office:value="0.000095504">
            <text:p>0.01%</text:p>
          </table:table-cell>
          <table:table-cell office:value-type="percentage" office:value="0.000336717">
            <text:p>0.03%</text:p>
          </table:table-cell>
          <table:table-cell office:value-type="float" office:value="222">
            <text:p>222</text:p>
          </table:table-cell>
          <table:table-cell office:value-type="float" office:value="2324504">
            <text:p>232450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ibling_s&gt; <text:s/>?f <text:s text:c="2"/>=&gt; ?a <text:s/>&lt;isMarriedTo&gt; <text:s/>?b</text:p>
          </table:table-cell>
          <table:table-cell office:value-type="float" office:value="0.000549128">
            <text:p>0.000549128</text:p>
          </table:table-cell>
          <table:table-cell office:value-type="float" office:value="0.070777247">
            <text:p>0.070777247</text:p>
          </table:table-cell>
          <table:table-cell office:value-type="percentage" office:value="0.000097603">
            <text:p>0.01%</text:p>
          </table:table-cell>
          <table:table-cell office:value-type="percentage" office:value="0.000334047">
            <text:p>0.03%</text:p>
          </table:table-cell>
          <table:table-cell office:value-type="float" office:value="163">
            <text:p>163</text:p>
          </table:table-cell>
          <table:table-cell office:value-type="float" office:value="1670032">
            <text:p>167003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quotations&gt; <text:s/>?f <text:s/>?a <text:s/>&lt;ns:people.person.spouse_s&gt; <text:s/>?f <text:s text:c="2"/>=&gt; ?a <text:s/>&lt;isMarriedTo&gt; <text:s/>?b</text:p>
          </table:table-cell>
          <table:table-cell office:value-type="float" office:value="0.00009096">
            <text:p>0.00009096</text:p>
          </table:table-cell>
          <table:table-cell office:value-type="float" office:value="0.011723838">
            <text:p>0.011723838</text:p>
          </table:table-cell>
          <table:table-cell office:value-type="percentage" office:value="0.000148331">
            <text:p>0.01%</text:p>
          </table:table-cell>
          <table:table-cell office:value-type="percentage" office:value="0.000333745">
            <text:p>0.03%</text:p>
          </table:table-cell>
          <table:table-cell office:value-type="float" office:value="27">
            <text:p>27</text:p>
          </table:table-cell>
          <table:table-cell office:value-type="float" office:value="182025">
            <text:p>1820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ibling_s&gt; <text:s/>?f <text:s text:c="2"/>=&gt; ?a <text:s/>&lt;hasChild&gt; <text:s/>?b</text:p>
          </table:table-cell>
          <table:table-cell office:value-type="float" office:value="0.000963501">
            <text:p>0.000963501</text:p>
          </table:table-cell>
          <table:table-cell office:value-type="float" office:value="0.087088916">
            <text:p>0.087088916</text:p>
          </table:table-cell>
          <table:table-cell office:value-type="percentage" office:value="0.000123037">
            <text:p>0.01%</text:p>
          </table:table-cell>
          <table:table-cell office:value-type="percentage" office:value="0.000333337">
            <text:p>0.03%</text:p>
          </table:table-cell>
          <table:table-cell office:value-type="float" office:value="286">
            <text:p>286</text:p>
          </table:table-cell>
          <table:table-cell office:value-type="float" office:value="2324504">
            <text:p>232450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..people.sibling_relationship.sibling&gt; <text:s/>?f <text:s/>?a <text:s/>&lt;ns:people.person.spouse_s&gt; <text:s/>?f <text:s text:c="2"/>=&gt; ?a <text:s/>&lt;hasChild&gt; <text:s/>?b</text:p>
          </table:table-cell>
          <table:table-cell office:value-type="float" office:value="0.000609768">
            <text:p>0.000609768</text:p>
          </table:table-cell>
          <table:table-cell office:value-type="float" office:value="0.055115713">
            <text:p>0.055115713</text:p>
          </table:table-cell>
          <table:table-cell office:value-type="percentage" office:value="0.00006639">
            <text:p>0.01%</text:p>
          </table:table-cell>
          <table:table-cell office:value-type="percentage" office:value="0.000329019">
            <text:p>0.03%</text:p>
          </table:table-cell>
          <table:table-cell office:value-type="float" office:value="181">
            <text:p>181</text:p>
          </table:table-cell>
          <table:table-cell office:value-type="float" office:value="2726330">
            <text:p>272633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rofession&gt; <text:s/>?f <text:s/>?a <text:s/>&lt;ns:people.person.sibling_s&gt; <text:s/>?f <text:s text:c="2"/>=&gt; ?a <text:s/>&lt;isMarriedTo&gt; <text:s/>?b</text:p>
          </table:table-cell>
          <table:table-cell office:value-type="float" office:value="0.000208871">
            <text:p>0.000208871</text:p>
          </table:table-cell>
          <table:table-cell office:value-type="float" office:value="0.026921407">
            <text:p>0.026921407</text:p>
          </table:table-cell>
          <table:table-cell office:value-type="percentage" office:value="0.000045897">
            <text:p>0.00%</text:p>
          </table:table-cell>
          <table:table-cell office:value-type="percentage" office:value="0.000328731">
            <text:p>0.03%</text:p>
          </table:table-cell>
          <table:table-cell office:value-type="float" office:value="62">
            <text:p>62</text:p>
          </table:table-cell>
          <table:table-cell office:value-type="float" office:value="1350856">
            <text:p>135085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..people.sibling_relationship.sibling&gt; <text:s/>?f <text:s/>?a <text:s/>&lt;ns:people.person.spouse_s..people.marriage.spouse&gt; <text:s/>?f <text:s text:c="2"/>=&gt; ?a <text:s/>&lt;hasChild&gt; <text:s/>?b</text:p>
          </table:table-cell>
          <table:table-cell office:value-type="float" office:value="0.000161707">
            <text:p>0.000161707</text:p>
          </table:table-cell>
          <table:table-cell office:value-type="float" office:value="0.014616322">
            <text:p>0.014616322</text:p>
          </table:table-cell>
          <table:table-cell office:value-type="percentage" office:value="0.000066475">
            <text:p>0.01%</text:p>
          </table:table-cell>
          <table:table-cell office:value-type="percentage" office:value="0.000327976">
            <text:p>0.03%</text:p>
          </table:table-cell>
          <table:table-cell office:value-type="float" office:value="48">
            <text:p>48</text:p>
          </table:table-cell>
          <table:table-cell office:value-type="float" office:value="722071">
            <text:p>72207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parents&gt; <text:s/>?f <text:s text:c="2"/>=&gt; ?a <text:s/>&lt;hasChild&gt; <text:s/>?b</text:p>
          </table:table-cell>
          <table:table-cell office:value-type="float" office:value="0.000192027">
            <text:p>0.000192027</text:p>
          </table:table-cell>
          <table:table-cell office:value-type="float" office:value="0.017356882">
            <text:p>0.017356882</text:p>
          </table:table-cell>
          <table:table-cell office:value-type="percentage" office:value="0.000069283">
            <text:p>0.01%</text:p>
          </table:table-cell>
          <table:table-cell office:value-type="percentage" office:value="0.000327391">
            <text:p>0.03%</text:p>
          </table:table-cell>
          <table:table-cell office:value-type="float" office:value="57">
            <text:p>57</text:p>
          </table:table-cell>
          <table:table-cell office:value-type="float" office:value="822715">
            <text:p>82271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places_lived&gt; <text:s/>?f <text:s text:c="2"/>=&gt; ?a <text:s/>&lt;isMarriedTo&gt; <text:s/>?b</text:p>
          </table:table-cell>
          <table:table-cell office:value-type="float" office:value="0.000518808">
            <text:p>0.000518808</text:p>
          </table:table-cell>
          <table:table-cell office:value-type="float" office:value="0.066869301">
            <text:p>0.066869301</text:p>
          </table:table-cell>
          <table:table-cell office:value-type="percentage" office:value="0.000103085">
            <text:p>0.01%</text:p>
          </table:table-cell>
          <table:table-cell office:value-type="percentage" office:value="0.000324608">
            <text:p>0.03%</text:p>
          </table:table-cell>
          <table:table-cell office:value-type="float" office:value="154">
            <text:p>154</text:p>
          </table:table-cell>
          <table:table-cell office:value-type="float" office:value="1493912">
            <text:p>14939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education&gt; <text:s/>?f <text:s text:c="2"/>=&gt; ?a <text:s/>&lt;isMarriedTo&gt; <text:s/>?b</text:p>
          </table:table-cell>
          <table:table-cell office:value-type="float" office:value="0.000417742">
            <text:p>0.000417742</text:p>
          </table:table-cell>
          <table:table-cell office:value-type="float" office:value="0.053842814">
            <text:p>0.053842814</text:p>
          </table:table-cell>
          <table:table-cell office:value-type="percentage" office:value="0.000101692">
            <text:p>0.01%</text:p>
          </table:table-cell>
          <table:table-cell office:value-type="percentage" office:value="0.000320221">
            <text:p>0.03%</text:p>
          </table:table-cell>
          <table:table-cell office:value-type="float" office:value="124">
            <text:p>124</text:p>
          </table:table-cell>
          <table:table-cell office:value-type="float" office:value="1219372">
            <text:p>121937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profession&gt; <text:s/>?f <text:s text:c="2"/>=&gt; ?a <text:s/>&lt;hasChild&gt; <text:s/>?b</text:p>
          </table:table-cell>
          <table:table-cell office:value-type="float" office:value="0.000144862">
            <text:p>0.000144862</text:p>
          </table:table-cell>
          <table:table-cell office:value-type="float" office:value="0.013093788">
            <text:p>0.013093788</text:p>
          </table:table-cell>
          <table:table-cell office:value-type="percentage" office:value="0.000043596">
            <text:p>0.00%</text:p>
          </table:table-cell>
          <table:table-cell office:value-type="percentage" office:value="0.000316745">
            <text:p>0.03%</text:p>
          </table:table-cell>
          <table:table-cell office:value-type="float" office:value="43">
            <text:p>43</text:p>
          </table:table-cell>
          <table:table-cell office:value-type="float" office:value="986326">
            <text:p>98632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&gt; <text:s/>?f <text:s/>?b <text:s/>&lt;ns:people.person.spouse_s..people.marriage.spouse&gt; <text:s/>?f <text:s text:c="2"/>=&gt; ?a <text:s/>&lt;isMarriedTo&gt; <text:s/>?b</text:p>
          </table:table-cell>
          <table:table-cell office:value-type="float" office:value="0.000326782">
            <text:p>0.000326782</text:p>
          </table:table-cell>
          <table:table-cell office:value-type="float" office:value="0.042118975">
            <text:p>0.042118975</text:p>
          </table:table-cell>
          <table:table-cell office:value-type="percentage" office:value="0.00005629">
            <text:p>0.01%</text:p>
          </table:table-cell>
          <table:table-cell office:value-type="percentage" office:value="0.000316704">
            <text:p>0.03%</text:p>
          </table:table-cell>
          <table:table-cell office:value-type="float" office:value="97">
            <text:p>97</text:p>
          </table:table-cell>
          <table:table-cell office:value-type="float" office:value="1723228">
            <text:p>172322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ibling_s..people.sibling_relationship.sibling&gt; <text:s/>?f <text:s text:c="2"/>=&gt; ?a <text:s/>&lt;hasChild&gt; <text:s/>?b</text:p>
          </table:table-cell>
          <table:table-cell office:value-type="float" office:value="0.000208871">
            <text:p>0.000208871</text:p>
          </table:table-cell>
          <table:table-cell office:value-type="float" office:value="0.018879415">
            <text:p>0.018879415</text:p>
          </table:table-cell>
          <table:table-cell office:value-type="percentage" office:value="0.000063792">
            <text:p>0.01%</text:p>
          </table:table-cell>
          <table:table-cell office:value-type="percentage" office:value="0.000316146">
            <text:p>0.03%</text:p>
          </table:table-cell>
          <table:table-cell office:value-type="float" office:value="62">
            <text:p>62</text:p>
          </table:table-cell>
          <table:table-cell office:value-type="float" office:value="971908">
            <text:p>97190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places_lived&gt; <text:s/>?f <text:s text:c="2"/>=&gt; ?a <text:s/>&lt;isMarriedTo&gt; <text:s/>?b</text:p>
          </table:table-cell>
          <table:table-cell office:value-type="float" office:value="0.000518808">
            <text:p>0.000518808</text:p>
          </table:table-cell>
          <table:table-cell office:value-type="float" office:value="0.066869301">
            <text:p>0.066869301</text:p>
          </table:table-cell>
          <table:table-cell office:value-type="percentage" office:value="0.000103085">
            <text:p>0.01%</text:p>
          </table:table-cell>
          <table:table-cell office:value-type="percentage" office:value="0.000313605">
            <text:p>0.03%</text:p>
          </table:table-cell>
          <table:table-cell office:value-type="float" office:value="154">
            <text:p>154</text:p>
          </table:table-cell>
          <table:table-cell office:value-type="float" office:value="1493912">
            <text:p>14939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places_lived&gt; <text:s/>?f <text:s text:c="2"/>=&gt; ?a <text:s/>&lt;isMarriedTo&gt; <text:s/>?b</text:p>
          </table:table-cell>
          <table:table-cell office:value-type="float" office:value="0.000720942">
            <text:p>0.000720942</text:p>
          </table:table-cell>
          <table:table-cell office:value-type="float" office:value="0.092922275">
            <text:p>0.092922275</text:p>
          </table:table-cell>
          <table:table-cell office:value-type="percentage" office:value="0.000102916">
            <text:p>0.01%</text:p>
          </table:table-cell>
          <table:table-cell office:value-type="percentage" office:value="0.000313091">
            <text:p>0.03%</text:p>
          </table:table-cell>
          <table:table-cell office:value-type="float" office:value="214">
            <text:p>214</text:p>
          </table:table-cell>
          <table:table-cell office:value-type="float" office:value="2079364">
            <text:p>20793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spouse_s&gt; <text:s/>?f <text:s text:c="2"/>=&gt; ?a <text:s/>&lt;isMarriedTo&gt; <text:s/>?b</text:p>
          </table:table-cell>
          <table:table-cell office:value-type="float" office:value="0.000832115">
            <text:p>0.000832115</text:p>
          </table:table-cell>
          <table:table-cell office:value-type="float" office:value="0.107251411">
            <text:p>0.107251411</text:p>
          </table:table-cell>
          <table:table-cell office:value-type="percentage" office:value="0.000077787">
            <text:p>0.01%</text:p>
          </table:table-cell>
          <table:table-cell office:value-type="percentage" office:value="0.000309965">
            <text:p>0.03%</text:p>
          </table:table-cell>
          <table:table-cell office:value-type="float" office:value="247">
            <text:p>247</text:p>
          </table:table-cell>
          <table:table-cell office:value-type="float" office:value="3175325">
            <text:p>31753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pouse_s..people.marriage.spouse&gt; <text:s/>?f <text:s/>?a <text:s/>&lt;ns:people.person.spouse_s&gt; <text:s/>?f <text:s text:c="2"/>=&gt; ?a <text:s/>&lt;isMarriedTo&gt; <text:s/>?b</text:p>
          </table:table-cell>
          <table:table-cell office:value-type="float" office:value="0.000801795">
            <text:p>0.000801795</text:p>
          </table:table-cell>
          <table:table-cell office:value-type="float" office:value="0.103343465">
            <text:p>0.103343465</text:p>
          </table:table-cell>
          <table:table-cell office:value-type="percentage" office:value="0.00005504">
            <text:p>0.01%</text:p>
          </table:table-cell>
          <table:table-cell office:value-type="percentage" office:value="0.000309674">
            <text:p>0.03%</text:p>
          </table:table-cell>
          <table:table-cell office:value-type="float" office:value="238">
            <text:p>238</text:p>
          </table:table-cell>
          <table:table-cell office:value-type="float" office:value="4324105">
            <text:p>432410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..people.sibling_relationship.sibling&gt; <text:s/>?f <text:s/>?b <text:s/>&lt;ns:people.person.sibling_s&gt; <text:s/>?f <text:s text:c="2"/>=&gt; ?a <text:s/>&lt;hasChild&gt; <text:s/>?b</text:p>
          </table:table-cell>
          <table:table-cell office:value-type="float" office:value="0.000417742">
            <text:p>0.000417742</text:p>
          </table:table-cell>
          <table:table-cell office:value-type="float" office:value="0.037758831">
            <text:p>0.037758831</text:p>
          </table:table-cell>
          <table:table-cell office:value-type="percentage" office:value="0.000114129">
            <text:p>0.01%</text:p>
          </table:table-cell>
          <table:table-cell office:value-type="percentage" office:value="0.000309204">
            <text:p>0.03%</text:p>
          </table:table-cell>
          <table:table-cell office:value-type="float" office:value="124">
            <text:p>124</text:p>
          </table:table-cell>
          <table:table-cell office:value-type="float" office:value="1086488">
            <text:p>108648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pouse_s..people.marriage.spouse&gt; <text:s/>?f <text:s/>?a <text:s/>&lt;ns:people.person.spouse_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1156">
            <text:p>0.00%</text:p>
          </table:table-cell>
          <table:table-cell office:value-type="percentage" office:value="0.000309023">
            <text:p>0.03%</text:p>
          </table:table-cell>
          <table:table-cell office:value-type="float" office:value="5">
            <text:p>5</text:p>
          </table:table-cell>
          <table:table-cell office:value-type="float" office:value="4324105">
            <text:p>432410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&gt; <text:s/>?f <text:s/>?a <text:s/>&lt;ns:people.person.spouse_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0767">
            <text:p>0.00%</text:p>
          </table:table-cell>
          <table:table-cell office:value-type="percentage" office:value="0.000309023">
            <text:p>0.03%</text:p>
          </table:table-cell>
          <table:table-cell office:value-type="float" office:value="5">
            <text:p>5</text:p>
          </table:table-cell>
          <table:table-cell office:value-type="float" office:value="6520540">
            <text:p>652054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..people.sibling_relationship.sibling&gt; <text:s/>?f <text:s/>?a <text:s/>&lt;ns:people.person.spouse_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1834">
            <text:p>0.00%</text:p>
          </table:table-cell>
          <table:table-cell office:value-type="percentage" office:value="0.000309023">
            <text:p>0.03%</text:p>
          </table:table-cell>
          <table:table-cell office:value-type="float" office:value="5">
            <text:p>5</text:p>
          </table:table-cell>
          <table:table-cell office:value-type="float" office:value="2726330">
            <text:p>272633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profession&gt; <text:s/>?f <text:s text:c="2"/>=&gt; ?a <text:s/>&lt;isMarriedTo&gt; <text:s/>?b</text:p>
          </table:table-cell>
          <table:table-cell office:value-type="float" office:value="0.00018192">
            <text:p>0.00018192</text:p>
          </table:table-cell>
          <table:table-cell office:value-type="float" office:value="0.023447677">
            <text:p>0.023447677</text:p>
          </table:table-cell>
          <table:table-cell office:value-type="percentage" office:value="0.000054749">
            <text:p>0.01%</text:p>
          </table:table-cell>
          <table:table-cell office:value-type="percentage" office:value="0.000308321">
            <text:p>0.03%</text:p>
          </table:table-cell>
          <table:table-cell office:value-type="float" office:value="54">
            <text:p>54</text:p>
          </table:table-cell>
          <table:table-cell office:value-type="float" office:value="986326">
            <text:p>98632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&gt; <text:s/>?f <text:s/>?a <text:s/>&lt;ns:people.person.spouse_s&gt; <text:s/>?f <text:s text:c="2"/>=&gt; ?a <text:s/>&lt;isMarriedTo&gt; <text:s/>?b</text:p>
          </table:table-cell>
          <table:table-cell office:value-type="float" office:value="0.001977536">
            <text:p>0.001977536</text:p>
          </table:table-cell>
          <table:table-cell office:value-type="float" office:value="0.254884933">
            <text:p>0.254884933</text:p>
          </table:table-cell>
          <table:table-cell office:value-type="percentage" office:value="0.000090023">
            <text:p>0.01%</text:p>
          </table:table-cell>
          <table:table-cell office:value-type="percentage" office:value="0.000308105">
            <text:p>0.03%</text:p>
          </table:table-cell>
          <table:table-cell office:value-type="float" office:value="587">
            <text:p>587</text:p>
          </table:table-cell>
          <table:table-cell office:value-type="float" office:value="6520540">
            <text:p>652054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sibling_s&gt; <text:s/>?f <text:s text:c="2"/>=&gt; ?a <text:s/>&lt;isMarriedTo&gt; <text:s/>?b</text:p>
          </table:table-cell>
          <table:table-cell office:value-type="float" office:value="0.000549128">
            <text:p>0.000549128</text:p>
          </table:table-cell>
          <table:table-cell office:value-type="float" office:value="0.070777247">
            <text:p>0.070777247</text:p>
          </table:table-cell>
          <table:table-cell office:value-type="percentage" office:value="0.000097603">
            <text:p>0.01%</text:p>
          </table:table-cell>
          <table:table-cell office:value-type="percentage" office:value="0.000307345">
            <text:p>0.03%</text:p>
          </table:table-cell>
          <table:table-cell office:value-type="float" office:value="163">
            <text:p>163</text:p>
          </table:table-cell>
          <table:table-cell office:value-type="float" office:value="1670032">
            <text:p>167003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..people.sibling_relationship.sibling&gt; <text:s/>?f <text:s/>?a <text:s/>&lt;ns:people.person.spouse_s&gt; <text:s/>?f <text:s text:c="2"/>=&gt; ?a <text:s/>&lt;isMarriedTo&gt; <text:s/>?b</text:p>
          </table:table-cell>
          <table:table-cell office:value-type="float" office:value="0.000633351">
            <text:p>0.000633351</text:p>
          </table:table-cell>
          <table:table-cell office:value-type="float" office:value="0.081632653">
            <text:p>0.081632653</text:p>
          </table:table-cell>
          <table:table-cell office:value-type="percentage" office:value="0.000068957">
            <text:p>0.01%</text:p>
          </table:table-cell>
          <table:table-cell office:value-type="percentage" office:value="0.000303772">
            <text:p>0.03%</text:p>
          </table:table-cell>
          <table:table-cell office:value-type="float" office:value="188">
            <text:p>188</text:p>
          </table:table-cell>
          <table:table-cell office:value-type="float" office:value="2726330">
            <text:p>272633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places_lived&gt; <text:s/>?f <text:s text:c="2"/>=&gt; ?a <text:s/>&lt;isMarriedTo&gt; <text:s/>?b</text:p>
          </table:table-cell>
          <table:table-cell office:value-type="float" office:value="0.000380684">
            <text:p>0.000380684</text:p>
          </table:table-cell>
          <table:table-cell office:value-type="float" office:value="0.049066435">
            <text:p>0.049066435</text:p>
          </table:table-cell>
          <table:table-cell office:value-type="percentage" office:value="0.000099826">
            <text:p>0.01%</text:p>
          </table:table-cell>
          <table:table-cell office:value-type="percentage" office:value="0.00030369">
            <text:p>0.03%</text:p>
          </table:table-cell>
          <table:table-cell office:value-type="float" office:value="113">
            <text:p>113</text:p>
          </table:table-cell>
          <table:table-cell office:value-type="float" office:value="1131970">
            <text:p>113197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pouse_s..people.marriage.spouse&gt; <text:s/>?f <text:s text:c="2"/>=&gt; ?a <text:s/>&lt;hasChild&gt; <text:s/>?b</text:p>
          </table:table-cell>
          <table:table-cell office:value-type="float" office:value="0.000269511">
            <text:p>0.000269511</text:p>
          </table:table-cell>
          <table:table-cell office:value-type="float" office:value="0.024360536">
            <text:p>0.024360536</text:p>
          </table:table-cell>
          <table:table-cell office:value-type="percentage" office:value="0.000051898">
            <text:p>0.01%</text:p>
          </table:table-cell>
          <table:table-cell office:value-type="percentage" office:value="0.000303161">
            <text:p>0.03%</text:p>
          </table:table-cell>
          <table:table-cell office:value-type="float" office:value="80">
            <text:p>80</text:p>
          </table:table-cell>
          <table:table-cell office:value-type="float" office:value="1541498">
            <text:p>15414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spouse_s&gt; <text:s/>?f <text:s text:c="2"/>=&gt; ?a <text:s/>&lt;isMarriedTo&gt; <text:s/>?b</text:p>
          </table:table-cell>
          <table:table-cell office:value-type="float" office:value="0.000862435">
            <text:p>0.000862435</text:p>
          </table:table-cell>
          <table:table-cell office:value-type="float" office:value="0.111159357">
            <text:p>0.111159357</text:p>
          </table:table-cell>
          <table:table-cell office:value-type="percentage" office:value="0.000053771">
            <text:p>0.01%</text:p>
          </table:table-cell>
          <table:table-cell office:value-type="percentage" office:value="0.000302813">
            <text:p>0.03%</text:p>
          </table:table-cell>
          <table:table-cell office:value-type="float" office:value="256">
            <text:p>256</text:p>
          </table:table-cell>
          <table:table-cell office:value-type="float" office:value="4760965">
            <text:p>47609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rofession&gt; <text:s/>?f <text:s/>?a <text:s/>&lt;ns:people.person.spouse_s&gt; <text:s/>?f <text:s text:c="2"/>=&gt; ?a <text:s/>&lt;isMarriedTo&gt; <text:s/>?b</text:p>
          </table:table-cell>
          <table:table-cell office:value-type="float" office:value="0.000481751">
            <text:p>0.000481751</text:p>
          </table:table-cell>
          <table:table-cell office:value-type="float" office:value="0.062092922">
            <text:p>0.062092922</text:p>
          </table:table-cell>
          <table:table-cell office:value-type="percentage" office:value="0.000042186">
            <text:p>0.00%</text:p>
          </table:table-cell>
          <table:table-cell office:value-type="percentage" office:value="0.000302156">
            <text:p>0.03%</text:p>
          </table:table-cell>
          <table:table-cell office:value-type="float" office:value="143">
            <text:p>143</text:p>
          </table:table-cell>
          <table:table-cell office:value-type="float" office:value="3389710">
            <text:p>338971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ibling_s&gt; <text:s/>?f <text:s text:c="2"/>=&gt; ?a <text:s/>&lt;isMarriedTo&gt; <text:s/>?b</text:p>
          </table:table-cell>
          <table:table-cell office:value-type="float" office:value="0.000690622">
            <text:p>0.000690622</text:p>
          </table:table-cell>
          <table:table-cell office:value-type="float" office:value="0.089014329">
            <text:p>0.089014329</text:p>
          </table:table-cell>
          <table:table-cell office:value-type="percentage" office:value="0.000088191">
            <text:p>0.01%</text:p>
          </table:table-cell>
          <table:table-cell office:value-type="percentage" office:value="0.000301834">
            <text:p>0.03%</text:p>
          </table:table-cell>
          <table:table-cell office:value-type="float" office:value="205">
            <text:p>205</text:p>
          </table:table-cell>
          <table:table-cell office:value-type="float" office:value="2324504">
            <text:p>232450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pouse_s..people.marriage.spouse&gt; <text:s/>?f <text:s text:c="2"/>=&gt; ?a <text:s/>&lt;hasChild&gt; <text:s/>?b</text:p>
          </table:table-cell>
          <table:table-cell office:value-type="float" office:value="0.000218978">
            <text:p>0.000218978</text:p>
          </table:table-cell>
          <table:table-cell office:value-type="float" office:value="0.019792935">
            <text:p>0.019792935</text:p>
          </table:table-cell>
          <table:table-cell office:value-type="percentage" office:value="0.000051661">
            <text:p>0.01%</text:p>
          </table:table-cell>
          <table:table-cell office:value-type="percentage" office:value="0.000301777">
            <text:p>0.03%</text:p>
          </table:table-cell>
          <table:table-cell office:value-type="float" office:value="65">
            <text:p>65</text:p>
          </table:table-cell>
          <table:table-cell office:value-type="float" office:value="1258213">
            <text:p>125821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spouse_s&gt; <text:s/>?f <text:s text:c="2"/>=&gt; ?a <text:s/>&lt;isMarriedTo&gt; <text:s/>?b</text:p>
          </table:table-cell>
          <table:table-cell office:value-type="float" office:value="0.001347555">
            <text:p>0.001347555</text:p>
          </table:table-cell>
          <table:table-cell office:value-type="float" office:value="0.173686496">
            <text:p>0.173686496</text:p>
          </table:table-cell>
          <table:table-cell office:value-type="percentage" office:value="0.000095451">
            <text:p>0.01%</text:p>
          </table:table-cell>
          <table:table-cell office:value-type="percentage" office:value="0.00030057">
            <text:p>0.03%</text:p>
          </table:table-cell>
          <table:table-cell office:value-type="float" office:value="400">
            <text:p>400</text:p>
          </table:table-cell>
          <table:table-cell office:value-type="float" office:value="4190620">
            <text:p>41906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places_lived&gt; <text:s/>?f <text:s text:c="2"/>=&gt; ?a <text:s/>&lt;hasChild&gt; <text:s/>?b</text:p>
          </table:table-cell>
          <table:table-cell office:value-type="float" office:value="0.000309938">
            <text:p>0.000309938</text:p>
          </table:table-cell>
          <table:table-cell office:value-type="float" office:value="0.028014616">
            <text:p>0.028014616</text:p>
          </table:table-cell>
          <table:table-cell office:value-type="percentage" office:value="0.000061583">
            <text:p>0.01%</text:p>
          </table:table-cell>
          <table:table-cell office:value-type="percentage" office:value="0.000296745">
            <text:p>0.03%</text:p>
          </table:table-cell>
          <table:table-cell office:value-type="float" office:value="92">
            <text:p>92</text:p>
          </table:table-cell>
          <table:table-cell office:value-type="float" office:value="1493912">
            <text:p>14939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spouse_s&gt; <text:s/>?f <text:s text:c="2"/>=&gt; ?a <text:s/>&lt;influences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18404908">
            <text:p>0.018404908</text:p>
          </table:table-cell>
          <table:table-cell office:value-type="percentage" office:value="0.000001432">
            <text:p>0.00%</text:p>
          </table:table-cell>
          <table:table-cell office:value-type="percentage" office:value="0.000296663">
            <text:p>0.03%</text:p>
          </table:table-cell>
          <table:table-cell office:value-type="float" office:value="6">
            <text:p>6</text:p>
          </table:table-cell>
          <table:table-cell office:value-type="float" office:value="4190620">
            <text:p>41906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spouse_s&gt; <text:s/>?f <text:s text:c="2"/>=&gt; ?a <text:s/>&lt;influences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18404908">
            <text:p>0.018404908</text:p>
          </table:table-cell>
          <table:table-cell office:value-type="percentage" office:value="0.00000189">
            <text:p>0.00%</text:p>
          </table:table-cell>
          <table:table-cell office:value-type="percentage" office:value="0.000296663">
            <text:p>0.03%</text:p>
          </table:table-cell>
          <table:table-cell office:value-type="float" office:value="6">
            <text:p>6</text:p>
          </table:table-cell>
          <table:table-cell office:value-type="float" office:value="3175325">
            <text:p>31753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pouse_s&gt; <text:s/>?f <text:s/>?b <text:s/>&lt;ns:people.person.spouse_s&gt; <text:s/>?f <text:s text:c="2"/>=&gt; ?a <text:s/>&lt;influences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18404908">
            <text:p>0.018404908</text:p>
          </table:table-cell>
          <table:table-cell office:value-type="percentage" office:value="0.000000367">
            <text:p>0.00%</text:p>
          </table:table-cell>
          <table:table-cell office:value-type="percentage" office:value="0.000296663">
            <text:p>0.03%</text:p>
          </table:table-cell>
          <table:table-cell office:value-type="float" office:value="6">
            <text:p>6</text:p>
          </table:table-cell>
          <table:table-cell office:value-type="float" office:value="16362025">
            <text:p>163620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mployment_history&gt; <text:s/>?f <text:s/>?a <text:s/>&lt;ns:people.person.spouse_s&gt; <text:s/>?f <text:s text:c="2"/>=&gt; ?a <text:s/>&lt;isMarriedTo&gt; <text:s/>?b</text:p>
          </table:table-cell>
          <table:table-cell office:value-type="float" office:value="0.000080853">
            <text:p>0.000080853</text:p>
          </table:table-cell>
          <table:table-cell office:value-type="float" office:value="0.01042119">
            <text:p>0.01042119</text:p>
          </table:table-cell>
          <table:table-cell office:value-type="percentage" office:value="0.000025141">
            <text:p>0.00%</text:p>
          </table:table-cell>
          <table:table-cell office:value-type="percentage" office:value="0.000296663">
            <text:p>0.03%</text:p>
          </table:table-cell>
          <table:table-cell office:value-type="float" office:value="24">
            <text:p>24</text:p>
          </table:table-cell>
          <table:table-cell office:value-type="float" office:value="954620">
            <text:p>9546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pouse_s..people.marriage.type_of_union&gt; <text:s/>?f <text:s/>?b <text:s/>&lt;ns:people.person.spouse_s..people.marriage.type_of_union&gt; <text:s/>?f <text:s text:c="2"/>=&gt; ?a <text:s/>&lt;isMarriedTo&gt; <text:s/>?b</text:p>
          </table:table-cell>
          <table:table-cell office:value-type="float" office:value="0.006407622">
            <text:p>0.006407622</text:p>
          </table:table-cell>
          <table:table-cell office:value-type="float" office:value="0.825879288">
            <text:p>0.825879288</text:p>
          </table:table-cell>
          <table:table-cell office:value-type="percentage" office:value="0.000129131">
            <text:p>0.01%</text:p>
          </table:table-cell>
          <table:table-cell office:value-type="percentage" office:value="0.00029641">
            <text:p>0.03%</text:p>
          </table:table-cell>
          <table:table-cell office:value-type="float" office:value="1902">
            <text:p>1902</text:p>
          </table:table-cell>
          <table:table-cell office:value-type="float" office:value="14729258">
            <text:p>147292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spouse_s&gt; <text:s/>?f <text:s text:c="2"/>=&gt; ?a <text:s/>&lt;isMarriedTo&gt; <text:s/>?b</text:p>
          </table:table-cell>
          <table:table-cell office:value-type="float" office:value="0.001903421">
            <text:p>0.001903421</text:p>
          </table:table-cell>
          <table:table-cell office:value-type="float" office:value="0.245332175">
            <text:p>0.245332175</text:p>
          </table:table-cell>
          <table:table-cell office:value-type="percentage" office:value="0.000096865">
            <text:p>0.01%</text:p>
          </table:table-cell>
          <table:table-cell office:value-type="percentage" office:value="0.000294681">
            <text:p>0.03%</text:p>
          </table:table-cell>
          <table:table-cell office:value-type="float" office:value="565">
            <text:p>565</text:p>
          </table:table-cell>
          <table:table-cell office:value-type="float" office:value="5832890">
            <text:p>58328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ibling_s&gt; <text:s/>?f <text:s text:c="2"/>=&gt; ?a <text:s/>&lt;isMarriedTo&gt; <text:s/>?b</text:p>
          </table:table-cell>
          <table:table-cell office:value-type="float" office:value="0.00036384">
            <text:p>0.00036384</text:p>
          </table:table-cell>
          <table:table-cell office:value-type="float" office:value="0.046895354">
            <text:p>0.046895354</text:p>
          </table:table-cell>
          <table:table-cell office:value-type="percentage" office:value="0.000085347">
            <text:p>0.01%</text:p>
          </table:table-cell>
          <table:table-cell office:value-type="percentage" office:value="0.000292101">
            <text:p>0.03%</text:p>
          </table:table-cell>
          <table:table-cell office:value-type="float" office:value="108">
            <text:p>108</text:p>
          </table:table-cell>
          <table:table-cell office:value-type="float" office:value="1265420">
            <text:p>12654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sibling_s&gt; <text:s/>?f <text:s text:c="2"/>=&gt; ?a <text:s/>&lt;isMarriedTo&gt; <text:s/>?b</text:p>
          </table:table-cell>
          <table:table-cell office:value-type="float" office:value="0.000326782">
            <text:p>0.000326782</text:p>
          </table:table-cell>
          <table:table-cell office:value-type="float" office:value="0.042118975">
            <text:p>0.042118975</text:p>
          </table:table-cell>
          <table:table-cell office:value-type="percentage" office:value="0.000051125">
            <text:p>0.01%</text:p>
          </table:table-cell>
          <table:table-cell office:value-type="percentage" office:value="0.000287912">
            <text:p>0.03%</text:p>
          </table:table-cell>
          <table:table-cell office:value-type="float" office:value="97">
            <text:p>97</text:p>
          </table:table-cell>
          <table:table-cell office:value-type="float" office:value="1897324">
            <text:p>18973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pouse_s&gt; <text:s/>?f <text:s/>?b <text:s/>&lt;ns:people.person.spouse_s&gt; <text:s/>?f <text:s text:c="2"/>=&gt; ?a <text:s/>&lt;isMarriedTo&gt; <text:s/>?b</text:p>
          </table:table-cell>
          <table:table-cell office:value-type="float" office:value="0.006481737">
            <text:p>0.006481737</text:p>
          </table:table-cell>
          <table:table-cell office:value-type="float" office:value="0.835432045">
            <text:p>0.835432045</text:p>
          </table:table-cell>
          <table:table-cell office:value-type="percentage" office:value="0.000117589">
            <text:p>0.01%</text:p>
          </table:table-cell>
          <table:table-cell office:value-type="percentage" office:value="0.000281116">
            <text:p>0.03%</text:p>
          </table:table-cell>
          <table:table-cell office:value-type="float" office:value="1924">
            <text:p>1924</text:p>
          </table:table-cell>
          <table:table-cell office:value-type="float" office:value="16362025">
            <text:p>163620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&gt; <text:s/>?f <text:s/>?b <text:s/>&lt;ns:people.person.sibling_s&gt; <text:s/>?f <text:s text:c="2"/>=&gt; ?a <text:s/>&lt;isMarriedTo&gt; <text:s/>?b</text:p>
          </table:table-cell>
          <table:table-cell office:value-type="float" office:value="0.000714204">
            <text:p>0.000714204</text:p>
          </table:table-cell>
          <table:table-cell office:value-type="float" office:value="0.092053843">
            <text:p>0.092053843</text:p>
          </table:table-cell>
          <table:table-cell office:value-type="percentage" office:value="0.000081584">
            <text:p>0.01%</text:p>
          </table:table-cell>
          <table:table-cell office:value-type="percentage" office:value="0.000279222">
            <text:p>0.03%</text:p>
          </table:table-cell>
          <table:table-cell office:value-type="float" office:value="212">
            <text:p>212</text:p>
          </table:table-cell>
          <table:table-cell office:value-type="float" office:value="2598544">
            <text:p>259854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&gt; <text:s/>?f <text:s/>?b <text:s/>&lt;ns:people.person.spouse_s&gt; <text:s/>?f <text:s text:c="2"/>=&gt; ?a <text:s/>&lt;hasChild&gt; <text:s/>?b</text:p>
          </table:table-cell>
          <table:table-cell office:value-type="float" office:value="0.002172932">
            <text:p>0.002172932</text:p>
          </table:table-cell>
          <table:table-cell office:value-type="float" office:value="0.196406821">
            <text:p>0.196406821</text:p>
          </table:table-cell>
          <table:table-cell office:value-type="percentage" office:value="0.000098918">
            <text:p>0.01%</text:p>
          </table:table-cell>
          <table:table-cell office:value-type="percentage" office:value="0.000272193">
            <text:p>0.03%</text:p>
          </table:table-cell>
          <table:table-cell office:value-type="float" office:value="645">
            <text:p>645</text:p>
          </table:table-cell>
          <table:table-cell office:value-type="float" office:value="6520540">
            <text:p>652054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mployment_history&gt; <text:s/>?f <text:s/>?b <text:s/>&lt;ns:people.person.sibling_s&gt; <text:s/>?f <text:s text:c="2"/>=&gt; ?a <text:s/>&lt;hasChild&gt; <text:s/>?b</text:p>
          </table:table-cell>
          <table:table-cell office:value-type="float" office:value="0.000128018">
            <text:p>0.000128018</text:p>
          </table:table-cell>
          <table:table-cell office:value-type="float" office:value="0.011571255">
            <text:p>0.011571255</text:p>
          </table:table-cell>
          <table:table-cell office:value-type="percentage" office:value="0.000099886">
            <text:p>0.01%</text:p>
          </table:table-cell>
          <table:table-cell office:value-type="percentage" office:value="0.000270617">
            <text:p>0.03%</text:p>
          </table:table-cell>
          <table:table-cell office:value-type="float" office:value="38">
            <text:p>38</text:p>
          </table:table-cell>
          <table:table-cell office:value-type="float" office:value="380432">
            <text:p>38043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pouse_s&gt; <text:s/>?f <text:s text:c="2"/>=&gt; ?a <text:s/>&lt;hasChild&gt; <text:s/>?b</text:p>
          </table:table-cell>
          <table:table-cell office:value-type="float" office:value="0.001923634">
            <text:p>0.001923634</text:p>
          </table:table-cell>
          <table:table-cell office:value-type="float" office:value="0.173873325">
            <text:p>0.173873325</text:p>
          </table:table-cell>
          <table:table-cell office:value-type="percentage" office:value="0.000097893">
            <text:p>0.01%</text:p>
          </table:table-cell>
          <table:table-cell office:value-type="percentage" office:value="0.000269373">
            <text:p>0.03%</text:p>
          </table:table-cell>
          <table:table-cell office:value-type="float" office:value="571">
            <text:p>571</text:p>
          </table:table-cell>
          <table:table-cell office:value-type="float" office:value="5832890">
            <text:p>58328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sibling_s&gt; <text:s/>?f <text:s text:c="2"/>=&gt; ?a <text:s/>&lt;isMarriedTo&gt; <text:s/>?b</text:p>
          </table:table-cell>
          <table:table-cell office:value-type="float" office:value="0.000690622">
            <text:p>0.000690622</text:p>
          </table:table-cell>
          <table:table-cell office:value-type="float" office:value="0.089014329">
            <text:p>0.089014329</text:p>
          </table:table-cell>
          <table:table-cell office:value-type="percentage" office:value="0.000088191">
            <text:p>0.01%</text:p>
          </table:table-cell>
          <table:table-cell office:value-type="percentage" office:value="0.000268294">
            <text:p>0.03%</text:p>
          </table:table-cell>
          <table:table-cell office:value-type="float" office:value="205">
            <text:p>205</text:p>
          </table:table-cell>
          <table:table-cell office:value-type="float" office:value="2324504">
            <text:p>232450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..people.sibling_relationship.sibling&gt; <text:s/>?f <text:s/>?a <text:s/>&lt;ns:people.person.sibling_s&gt; <text:s/>?f <text:s text:c="2"/>=&gt; ?a <text:s/>&lt;isMarriedTo&gt; <text:s/>?b</text:p>
          </table:table-cell>
          <table:table-cell office:value-type="float" office:value="0.000222346">
            <text:p>0.000222346</text:p>
          </table:table-cell>
          <table:table-cell office:value-type="float" office:value="0.028658272">
            <text:p>0.028658272</text:p>
          </table:table-cell>
          <table:table-cell office:value-type="percentage" office:value="0.000060746">
            <text:p>0.01%</text:p>
          </table:table-cell>
          <table:table-cell office:value-type="percentage" office:value="0.000267601">
            <text:p>0.03%</text:p>
          </table:table-cell>
          <table:table-cell office:value-type="float" office:value="66">
            <text:p>66</text:p>
          </table:table-cell>
          <table:table-cell office:value-type="float" office:value="1086488">
            <text:p>108648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pouse_s..people.marriage.spouse&gt; <text:s/>?f <text:s/>?b <text:s/>&lt;ns:people.person.spouse_s..people.marriage.spouse&gt; <text:s/>?f <text:s text:c="2"/>=&gt; ?a <text:s/>&lt;hasChild&gt; <text:s/>?b</text:p>
          </table:table-cell>
          <table:table-cell office:value-type="float" office:value="0.000175182">
            <text:p>0.000175182</text:p>
          </table:table-cell>
          <table:table-cell office:value-type="float" office:value="0.015834348">
            <text:p>0.015834348</text:p>
          </table:table-cell>
          <table:table-cell office:value-type="percentage" office:value="0.000045343">
            <text:p>0.00%</text:p>
          </table:table-cell>
          <table:table-cell office:value-type="percentage" office:value="0.000263638">
            <text:p>0.03%</text:p>
          </table:table-cell>
          <table:table-cell office:value-type="float" office:value="52">
            <text:p>52</text:p>
          </table:table-cell>
          <table:table-cell office:value-type="float" office:value="1146807">
            <text:p>114680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spouse_s..people.marriage.spouse&gt; <text:s/>?f <text:s text:c="2"/>=&gt; ?a <text:s/>&lt;hasChild&gt; <text:s/>?b</text:p>
          </table:table-cell>
          <table:table-cell office:value-type="float" office:value="0.000148231">
            <text:p>0.000148231</text:p>
          </table:table-cell>
          <table:table-cell office:value-type="float" office:value="0.013398295">
            <text:p>0.013398295</text:p>
          </table:table-cell>
          <table:table-cell office:value-type="percentage" office:value="0.00003497">
            <text:p>0.00%</text:p>
          </table:table-cell>
          <table:table-cell office:value-type="percentage" office:value="0.000254074">
            <text:p>0.03%</text:p>
          </table:table-cell>
          <table:table-cell office:value-type="float" office:value="44">
            <text:p>44</text:p>
          </table:table-cell>
          <table:table-cell office:value-type="float" office:value="1258213">
            <text:p>125821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Gender&gt; <text:s/>?f <text:s/>?b <text:s/>&lt;hasGender&gt; <text:s/>?f <text:s text:c="2"/>=&gt; ?a <text:s/>&lt;ns:people.person.sibling_s..people.sibling_relationship.sibling&gt; <text:s/>?b</text:p>
          </table:table-cell>
          <table:table-cell office:value-type="float" office:value="0.003416051">
            <text:p>0.003416051</text:p>
          </table:table-cell>
          <table:table-cell office:value-type="float" office:value="0.307925903">
            <text:p>0.307925903</text:p>
          </table:table-cell>
          <table:table-cell office:value-type="percentage" office:value="0.000050653">
            <text:p>0.01%</text:p>
          </table:table-cell>
          <table:table-cell office:value-type="percentage" office:value="0.000250499">
            <text:p>0.03%</text:p>
          </table:table-cell>
          <table:table-cell office:value-type="float" office:value="1014">
            <text:p>1014</text:p>
          </table:table-cell>
          <table:table-cell office:value-type="float" office:value="20018673">
            <text:p>2001867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spouse_s&gt; <text:s/>?f <text:s text:c="2"/>=&gt; ?a <text:s/>&lt;influences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5337423">
            <text:p>0.015337423</text:p>
          </table:table-cell>
          <table:table-cell office:value-type="percentage" office:value="0.000000857">
            <text:p>0.00%</text:p>
          </table:table-cell>
          <table:table-cell office:value-type="percentage" office:value="0.000247219">
            <text:p>0.02%</text:p>
          </table:table-cell>
          <table:table-cell office:value-type="float" office:value="5">
            <text:p>5</text:p>
          </table:table-cell>
          <table:table-cell office:value-type="float" office:value="5832890">
            <text:p>58328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education&gt; <text:s/>?f <text:s/>?a <text:s/>&lt;ns:people.person.spouse_s&gt; <text:s/>?f <text:s text:c="2"/>=&gt; ?a <text:s/>&lt;influences&gt; <text:s/>?b</text:p>
          </table:table-cell>
          <table:table-cell office:value-type="float" office:value="0.000020213">
            <text:p>0.000020213</text:p>
          </table:table-cell>
          <table:table-cell office:value-type="float" office:value="0.018404908">
            <text:p>0.018404908</text:p>
          </table:table-cell>
          <table:table-cell office:value-type="percentage" office:value="0.00000126">
            <text:p>0.00%</text:p>
          </table:table-cell>
          <table:table-cell office:value-type="percentage" office:value="0.000247219">
            <text:p>0.02%</text:p>
          </table:table-cell>
          <table:table-cell office:value-type="float" office:value="6">
            <text:p>6</text:p>
          </table:table-cell>
          <table:table-cell office:value-type="float" office:value="4760965">
            <text:p>47609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rofession&gt; <text:s/>?f <text:s/>?a <text:s/>&lt;ns:people.person.spouse_s&gt; <text:s/>?f <text:s text:c="2"/>=&gt; ?a <text:s/>&lt;influences&gt; <text:s/>?b</text:p>
          </table:table-cell>
          <table:table-cell office:value-type="float" office:value="0.000013476">
            <text:p>0.000013476</text:p>
          </table:table-cell>
          <table:table-cell office:value-type="float" office:value="0.012269939">
            <text:p>0.012269939</text:p>
          </table:table-cell>
          <table:table-cell office:value-type="percentage" office:value="0.00000118">
            <text:p>0.00%</text:p>
          </table:table-cell>
          <table:table-cell office:value-type="percentage" office:value="0.000247219">
            <text:p>0.02%</text:p>
          </table:table-cell>
          <table:table-cell office:value-type="float" office:value="4">
            <text:p>4</text:p>
          </table:table-cell>
          <table:table-cell office:value-type="float" office:value="3389710">
            <text:p>338971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education&gt; <text:s/>?f <text:s text:c="2"/>=&gt; ?a <text:s/>&lt;hasChild&gt; <text:s/>?b</text:p>
          </table:table-cell>
          <table:table-cell office:value-type="float" office:value="0.000208871">
            <text:p>0.000208871</text:p>
          </table:table-cell>
          <table:table-cell office:value-type="float" office:value="0.018879415">
            <text:p>0.018879415</text:p>
          </table:table-cell>
          <table:table-cell office:value-type="percentage" office:value="0.000050846">
            <text:p>0.01%</text:p>
          </table:table-cell>
          <table:table-cell office:value-type="percentage" office:value="0.000245006">
            <text:p>0.02%</text:p>
          </table:table-cell>
          <table:table-cell office:value-type="float" office:value="62">
            <text:p>62</text:p>
          </table:table-cell>
          <table:table-cell office:value-type="float" office:value="1219372">
            <text:p>121937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sibling_s..people.sibling_relationship.sibling&gt; <text:s/>?f <text:s text:c="2"/>=&gt; ?a <text:s/>&lt;isMarriedTo&gt; <text:s/>?b</text:p>
          </table:table-cell>
          <table:table-cell office:value-type="float" office:value="0.000259404">
            <text:p>0.000259404</text:p>
          </table:table-cell>
          <table:table-cell office:value-type="float" office:value="0.03343465">
            <text:p>0.03343465</text:p>
          </table:table-cell>
          <table:table-cell office:value-type="percentage" office:value="0.000079226">
            <text:p>0.01%</text:p>
          </table:table-cell>
          <table:table-cell office:value-type="percentage" office:value="0.00024102">
            <text:p>0.02%</text:p>
          </table:table-cell>
          <table:table-cell office:value-type="float" office:value="77">
            <text:p>77</text:p>
          </table:table-cell>
          <table:table-cell office:value-type="float" office:value="971908">
            <text:p>97190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arents&gt; <text:s/>?f <text:s/>?a <text:s/>&lt;ns:people.person.spouse_s&gt; <text:s/>?f <text:s text:c="2"/>=&gt; ?a <text:s/>&lt;hasChild&gt; <text:s/>?b</text:p>
          </table:table-cell>
          <table:table-cell office:value-type="float" office:value="0.000208871">
            <text:p>0.000208871</text:p>
          </table:table-cell>
          <table:table-cell office:value-type="float" office:value="0.018879415">
            <text:p>0.018879415</text:p>
          </table:table-cell>
          <table:table-cell office:value-type="percentage" office:value="0.000019526">
            <text:p>0.00%</text:p>
          </table:table-cell>
          <table:table-cell office:value-type="percentage" office:value="0.000235809">
            <text:p>0.02%</text:p>
          </table:table-cell>
          <table:table-cell office:value-type="float" office:value="62">
            <text:p>62</text:p>
          </table:table-cell>
          <table:table-cell office:value-type="float" office:value="3175325">
            <text:p>31753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profession&gt; <text:s/>?f <text:s text:c="2"/>=&gt; ?a <text:s/>&lt;isMarriedTo&gt; <text:s/>?b</text:p>
          </table:table-cell>
          <table:table-cell office:value-type="float" office:value="0.000218978">
            <text:p>0.000218978</text:p>
          </table:table-cell>
          <table:table-cell office:value-type="float" office:value="0.028224056">
            <text:p>0.028224056</text:p>
          </table:table-cell>
          <table:table-cell office:value-type="percentage" office:value="0.00007487">
            <text:p>0.01%</text:p>
          </table:table-cell>
          <table:table-cell office:value-type="percentage" office:value="0.000235762">
            <text:p>0.02%</text:p>
          </table:table-cell>
          <table:table-cell office:value-type="float" office:value="65">
            <text:p>65</text:p>
          </table:table-cell>
          <table:table-cell office:value-type="float" office:value="868168">
            <text:p>86816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Gender&gt; <text:s/>?f <text:s/>?b <text:s/>&lt;hasGender&gt; <text:s/>?f <text:s text:c="2"/>=&gt; ?a <text:s/>&lt;ns:people.person.children&gt; <text:s/>?b</text:p>
          </table:table-cell>
          <table:table-cell office:value-type="float" office:value="0.007088137">
            <text:p>0.007088137</text:p>
          </table:table-cell>
          <table:table-cell office:value-type="float" office:value="0.241616904">
            <text:p>0.241616904</text:p>
          </table:table-cell>
          <table:table-cell office:value-type="percentage" office:value="0.000105102">
            <text:p>0.01%</text:p>
          </table:table-cell>
          <table:table-cell office:value-type="percentage" office:value="0.000235325">
            <text:p>0.02%</text:p>
          </table:table-cell>
          <table:table-cell office:value-type="float" office:value="2104">
            <text:p>2104</text:p>
          </table:table-cell>
          <table:table-cell office:value-type="float" office:value="20018673">
            <text:p>2001867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laces_lived&gt; <text:s/>?f <text:s/>?b <text:s/>&lt;ns:people.person.spouse_s&gt; <text:s/>?f <text:s text:c="2"/>=&gt; ?a <text:s/>&lt;isMarriedTo&gt; <text:s/>?b</text:p>
          </table:table-cell>
          <table:table-cell office:value-type="float" office:value="0.001903421">
            <text:p>0.001903421</text:p>
          </table:table-cell>
          <table:table-cell office:value-type="float" office:value="0.245332175">
            <text:p>0.245332175</text:p>
          </table:table-cell>
          <table:table-cell office:value-type="percentage" office:value="0.000096865">
            <text:p>0.01%</text:p>
          </table:table-cell>
          <table:table-cell office:value-type="percentage" office:value="0.00023157">
            <text:p>0.02%</text:p>
          </table:table-cell>
          <table:table-cell office:value-type="float" office:value="565">
            <text:p>565</text:p>
          </table:table-cell>
          <table:table-cell office:value-type="float" office:value="5832890">
            <text:p>583289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pouse_s&gt; <text:s/>?f <text:s text:c="2"/>=&gt; ?a <text:s/>&lt;isMarriedTo&gt; <text:s/>?b</text:p>
          </table:table-cell>
          <table:table-cell office:value-type="float" office:value="0.001347555">
            <text:p>0.001347555</text:p>
          </table:table-cell>
          <table:table-cell office:value-type="float" office:value="0.173686496">
            <text:p>0.173686496</text:p>
          </table:table-cell>
          <table:table-cell office:value-type="percentage" office:value="0.000095451">
            <text:p>0.01%</text:p>
          </table:table-cell>
          <table:table-cell office:value-type="percentage" office:value="0.000228192">
            <text:p>0.02%</text:p>
          </table:table-cell>
          <table:table-cell office:value-type="float" office:value="400">
            <text:p>400</text:p>
          </table:table-cell>
          <table:table-cell office:value-type="float" office:value="4190620">
            <text:p>41906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places_lived&gt; <text:s/>?f <text:s text:c="2"/>=&gt; ?a <text:s/>&lt;hasChild&gt; <text:s/>?b</text:p>
          </table:table-cell>
          <table:table-cell office:value-type="float" office:value="0.000316675">
            <text:p>0.000316675</text:p>
          </table:table-cell>
          <table:table-cell office:value-type="float" office:value="0.02862363">
            <text:p>0.02862363</text:p>
          </table:table-cell>
          <table:table-cell office:value-type="percentage" office:value="0.000062922">
            <text:p>0.01%</text:p>
          </table:table-cell>
          <table:table-cell office:value-type="percentage" office:value="0.000221843">
            <text:p>0.02%</text:p>
          </table:table-cell>
          <table:table-cell office:value-type="float" office:value="94">
            <text:p>94</text:p>
          </table:table-cell>
          <table:table-cell office:value-type="float" office:value="1493912">
            <text:p>14939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places_lived&gt; <text:s/>?f <text:s text:c="2"/>=&gt; ?a <text:s/>&lt;isMarriedTo&gt; <text:s/>?b</text:p>
          </table:table-cell>
          <table:table-cell office:value-type="float" office:value="0.000407635">
            <text:p>0.000407635</text:p>
          </table:table-cell>
          <table:table-cell office:value-type="float" office:value="0.052540165">
            <text:p>0.052540165</text:p>
          </table:table-cell>
          <table:table-cell office:value-type="percentage" office:value="0.000071292">
            <text:p>0.01%</text:p>
          </table:table-cell>
          <table:table-cell office:value-type="percentage" office:value="0.000216886">
            <text:p>0.02%</text:p>
          </table:table-cell>
          <table:table-cell office:value-type="float" office:value="121">
            <text:p>121</text:p>
          </table:table-cell>
          <table:table-cell office:value-type="float" office:value="1697234">
            <text:p>16972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profession&gt; <text:s/>?f <text:s text:c="2"/>=&gt; ?a <text:s/>&lt;hasChild&gt; <text:s/>?b</text:p>
          </table:table-cell>
          <table:table-cell office:value-type="float" office:value="0.000131387">
            <text:p>0.000131387</text:p>
          </table:table-cell>
          <table:table-cell office:value-type="float" office:value="0.011875761">
            <text:p>0.011875761</text:p>
          </table:table-cell>
          <table:table-cell office:value-type="percentage" office:value="0.000044922">
            <text:p>0.00%</text:p>
          </table:table-cell>
          <table:table-cell office:value-type="percentage" office:value="0.000216462">
            <text:p>0.02%</text:p>
          </table:table-cell>
          <table:table-cell office:value-type="float" office:value="39">
            <text:p>39</text:p>
          </table:table-cell>
          <table:table-cell office:value-type="float" office:value="868168">
            <text:p>86816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&gt; <text:s/>?f <text:s/>?b <text:s/>&lt;ns:people.person.spouse_s&gt; <text:s/>?f <text:s text:c="2"/>=&gt; ?a <text:s/>&lt;isMarriedTo&gt; <text:s/>?b</text:p>
          </table:table-cell>
          <table:table-cell office:value-type="float" office:value="0.001977536">
            <text:p>0.001977536</text:p>
          </table:table-cell>
          <table:table-cell office:value-type="float" office:value="0.254884933">
            <text:p>0.254884933</text:p>
          </table:table-cell>
          <table:table-cell office:value-type="percentage" office:value="0.000090023">
            <text:p>0.01%</text:p>
          </table:table-cell>
          <table:table-cell office:value-type="percentage" office:value="0.000215215">
            <text:p>0.02%</text:p>
          </table:table-cell>
          <table:table-cell office:value-type="float" office:value="587">
            <text:p>587</text:p>
          </table:table-cell>
          <table:table-cell office:value-type="float" office:value="6520540">
            <text:p>652054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rofession&gt; <text:s/>?f <text:s/>?b <text:s/>&lt;ns:people.person.spouse_s..people.marriage.spouse&gt; <text:s/>?f <text:s text:c="2"/>=&gt; ?a <text:s/>&lt;hasChild&gt; <text:s/>?b</text:p>
          </table:table-cell>
          <table:table-cell office:value-type="float" office:value="0.000111173">
            <text:p>0.000111173</text:p>
          </table:table-cell>
          <table:table-cell office:value-type="float" office:value="0.010048721">
            <text:p>0.010048721</text:p>
          </table:table-cell>
          <table:table-cell office:value-type="percentage" office:value="0.000036838">
            <text:p>0.00%</text:p>
          </table:table-cell>
          <table:table-cell office:value-type="percentage" office:value="0.000215188">
            <text:p>0.02%</text:p>
          </table:table-cell>
          <table:table-cell office:value-type="float" office:value="33">
            <text:p>33</text:p>
          </table:table-cell>
          <table:table-cell office:value-type="float" office:value="895822">
            <text:p>89582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sibling_s..people.sibling_relationship.sibling&gt; <text:s/>?f <text:s text:c="2"/>=&gt; ?a <text:s/>&lt;hasChild&gt; <text:s/>?b</text:p>
          </table:table-cell>
          <table:table-cell office:value-type="float" office:value="0.000195395">
            <text:p>0.000195395</text:p>
          </table:table-cell>
          <table:table-cell office:value-type="float" office:value="0.017661389">
            <text:p>0.017661389</text:p>
          </table:table-cell>
          <table:table-cell office:value-type="percentage" office:value="0.000059676">
            <text:p>0.01%</text:p>
          </table:table-cell>
          <table:table-cell office:value-type="percentage" office:value="0.0002104">
            <text:p>0.02%</text:p>
          </table:table-cell>
          <table:table-cell office:value-type="float" office:value="58">
            <text:p>58</text:p>
          </table:table-cell>
          <table:table-cell office:value-type="float" office:value="971908">
            <text:p>97190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..people.sibling_relationship.sibling&gt; <text:s/>?f <text:s/>?b <text:s/>&lt;ns:people.person.sibling_s&gt; <text:s/>?f <text:s text:c="2"/>=&gt; ?a <text:s/>&lt;isMarriedTo&gt; <text:s/>?b</text:p>
          </table:table-cell>
          <table:table-cell office:value-type="float" office:value="0.000222346">
            <text:p>0.000222346</text:p>
          </table:table-cell>
          <table:table-cell office:value-type="float" office:value="0.028658272">
            <text:p>0.028658272</text:p>
          </table:table-cell>
          <table:table-cell office:value-type="percentage" office:value="0.000060746">
            <text:p>0.01%</text:p>
          </table:table-cell>
          <table:table-cell office:value-type="percentage" office:value="0.000207904">
            <text:p>0.02%</text:p>
          </table:table-cell>
          <table:table-cell office:value-type="float" office:value="66">
            <text:p>66</text:p>
          </table:table-cell>
          <table:table-cell office:value-type="float" office:value="1086488">
            <text:p>108648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ibling_s&gt; <text:s/>?f <text:s text:c="2"/>=&gt; ?a <text:s/>&lt;hasChild&gt; <text:s/>?b</text:p>
          </table:table-cell>
          <table:table-cell office:value-type="float" office:value="0.000475013">
            <text:p>0.000475013</text:p>
          </table:table-cell>
          <table:table-cell office:value-type="float" office:value="0.042935445">
            <text:p>0.042935445</text:p>
          </table:table-cell>
          <table:table-cell office:value-type="percentage" office:value="0.000074315">
            <text:p>0.01%</text:p>
          </table:table-cell>
          <table:table-cell office:value-type="percentage" office:value="0.000201338">
            <text:p>0.02%</text:p>
          </table:table-cell>
          <table:table-cell office:value-type="float" office:value="141">
            <text:p>141</text:p>
          </table:table-cell>
          <table:table-cell office:value-type="float" office:value="1897324">
            <text:p>18973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Gender&gt; <text:s/>?f <text:s/>?b <text:s/>&lt;hasGender&gt; <text:s/>?f <text:s text:c="2"/>=&gt; ?a <text:s/>&lt;ns:people.person.parents&gt; <text:s/>?b</text:p>
          </table:table-cell>
          <table:table-cell office:value-type="float" office:value="0.007088137">
            <text:p>0.007088137</text:p>
          </table:table-cell>
          <table:table-cell office:value-type="float" office:value="0.267582348">
            <text:p>0.267582348</text:p>
          </table:table-cell>
          <table:table-cell office:value-type="percentage" office:value="0.000105102">
            <text:p>0.01%</text:p>
          </table:table-cell>
          <table:table-cell office:value-type="percentage" office:value="0.000196337">
            <text:p>0.02%</text:p>
          </table:table-cell>
          <table:table-cell office:value-type="float" office:value="2104">
            <text:p>2104</text:p>
          </table:table-cell>
          <table:table-cell office:value-type="float" office:value="20018673">
            <text:p>2001867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spouse_s..people.marriage.spouse&gt; <text:s/>?f <text:s text:c="2"/>=&gt; ?a <text:s/>&lt;isMarriedTo&gt; <text:s/>?b</text:p>
          </table:table-cell>
          <table:table-cell office:value-type="float" office:value="0.00033352">
            <text:p>0.00033352</text:p>
          </table:table-cell>
          <table:table-cell office:value-type="float" office:value="0.042987408">
            <text:p>0.042987408</text:p>
          </table:table-cell>
          <table:table-cell office:value-type="percentage" office:value="0.000064223">
            <text:p>0.01%</text:p>
          </table:table-cell>
          <table:table-cell office:value-type="percentage" office:value="0.00019538">
            <text:p>0.02%</text:p>
          </table:table-cell>
          <table:table-cell office:value-type="float" office:value="99">
            <text:p>99</text:p>
          </table:table-cell>
          <table:table-cell office:value-type="float" office:value="1541498">
            <text:p>15414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gender&gt; <text:s/>?f <text:s/>?b <text:s/>&lt;ns:people.person.gender&gt; <text:s/>?f <text:s text:c="2"/>=&gt; ?a <text:s/>&lt;influences&gt; <text:s/>?b</text:p>
          </table:table-cell>
          <table:table-cell office:value-type="float" office:value="0.000026951">
            <text:p>0.000026951</text:p>
          </table:table-cell>
          <table:table-cell office:value-type="float" office:value="0.024539877">
            <text:p>0.024539877</text:p>
          </table:table-cell>
          <table:table-cell office:value-type="percentage" office:value="0.000000183">
            <text:p>0.00%</text:p>
          </table:table-cell>
          <table:table-cell office:value-type="percentage" office:value="0.000194827">
            <text:p>0.02%</text:p>
          </table:table-cell>
          <table:table-cell office:value-type="float" office:value="8">
            <text:p>8</text:p>
          </table:table-cell>
          <table:table-cell office:value-type="float" office:value="43615112">
            <text:p>436151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children&gt; <text:s/>?f <text:s/>?a <text:s/>&lt;ns:people.person.spouse_s..people.marriage.spouse&gt; <text:s/>?f <text:s text:c="2"/>=&gt; ?a <text:s/>&lt;hasChild&gt; <text:s/>?b</text:p>
          </table:table-cell>
          <table:table-cell office:value-type="float" office:value="0.0001516">
            <text:p>0.0001516</text:p>
          </table:table-cell>
          <table:table-cell office:value-type="float" office:value="0.013702801">
            <text:p>0.013702801</text:p>
          </table:table-cell>
          <table:table-cell office:value-type="percentage" office:value="0.00004048">
            <text:p>0.00%</text:p>
          </table:table-cell>
          <table:table-cell office:value-type="percentage" office:value="0.000193818">
            <text:p>0.02%</text:p>
          </table:table-cell>
          <table:table-cell office:value-type="float" office:value="45">
            <text:p>45</text:p>
          </table:table-cell>
          <table:table-cell office:value-type="float" office:value="1111663">
            <text:p>111166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&gt; <text:s/>?f <text:s/>?a <text:s/>&lt;ns:people.person.spouse_s..people.marriage.spouse&gt; <text:s/>?f <text:s text:c="2"/>=&gt; ?a <text:s/>&lt;isMarriedTo&gt; <text:s/>?b</text:p>
          </table:table-cell>
          <table:table-cell office:value-type="float" office:value="0.000326782">
            <text:p>0.000326782</text:p>
          </table:table-cell>
          <table:table-cell office:value-type="float" office:value="0.042118975">
            <text:p>0.042118975</text:p>
          </table:table-cell>
          <table:table-cell office:value-type="percentage" office:value="0.00005629">
            <text:p>0.01%</text:p>
          </table:table-cell>
          <table:table-cell office:value-type="percentage" office:value="0.000192652">
            <text:p>0.02%</text:p>
          </table:table-cell>
          <table:table-cell office:value-type="float" office:value="97">
            <text:p>97</text:p>
          </table:table-cell>
          <table:table-cell office:value-type="float" office:value="1723228">
            <text:p>172322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pouse_s&gt; <text:s/>?f <text:s text:c="2"/>=&gt; ?a <text:s/>&lt;isMarriedTo&gt; <text:s/>?b</text:p>
          </table:table-cell>
          <table:table-cell office:value-type="float" office:value="0.000832115">
            <text:p>0.000832115</text:p>
          </table:table-cell>
          <table:table-cell office:value-type="float" office:value="0.107251411">
            <text:p>0.107251411</text:p>
          </table:table-cell>
          <table:table-cell office:value-type="percentage" office:value="0.000077787">
            <text:p>0.01%</text:p>
          </table:table-cell>
          <table:table-cell office:value-type="percentage" office:value="0.000185963">
            <text:p>0.02%</text:p>
          </table:table-cell>
          <table:table-cell office:value-type="float" office:value="247">
            <text:p>247</text:p>
          </table:table-cell>
          <table:table-cell office:value-type="float" office:value="3175325">
            <text:p>31753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ibling_s&gt; <text:s/>?f <text:s text:c="2"/>=&gt; ?a <text:s/>&lt;hasChild&gt; <text:s/>?b</text:p>
          </table:table-cell>
          <table:table-cell office:value-type="float" office:value="0.000282986">
            <text:p>0.000282986</text:p>
          </table:table-cell>
          <table:table-cell office:value-type="float" office:value="0.025578563">
            <text:p>0.025578563</text:p>
          </table:table-cell>
          <table:table-cell office:value-type="percentage" office:value="0.000066381">
            <text:p>0.01%</text:p>
          </table:table-cell>
          <table:table-cell office:value-type="percentage" office:value="0.000179843">
            <text:p>0.02%</text:p>
          </table:table-cell>
          <table:table-cell office:value-type="float" office:value="84">
            <text:p>84</text:p>
          </table:table-cell>
          <table:table-cell office:value-type="float" office:value="1265420">
            <text:p>12654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children&gt; <text:s/>?f <text:s/>?b <text:s/>&lt;ns:people.person.spouse_s&gt; <text:s/>?f <text:s text:c="2"/>=&gt; ?a <text:s/>&lt;hasChild&gt; <text:s/>?b</text:p>
          </table:table-cell>
          <table:table-cell office:value-type="float" office:value="0.000899493">
            <text:p>0.000899493</text:p>
          </table:table-cell>
          <table:table-cell office:value-type="float" office:value="0.081303289">
            <text:p>0.081303289</text:p>
          </table:table-cell>
          <table:table-cell office:value-type="percentage" office:value="0.000063714">
            <text:p>0.01%</text:p>
          </table:table-cell>
          <table:table-cell office:value-type="percentage" office:value="0.000175321">
            <text:p>0.02%</text:p>
          </table:table-cell>
          <table:table-cell office:value-type="float" office:value="267">
            <text:p>267</text:p>
          </table:table-cell>
          <table:table-cell office:value-type="float" office:value="4190620">
            <text:p>41906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ibling_s&gt; <text:s/>?f <text:s text:c="2"/>=&gt; ?a <text:s/>&lt;isMarriedTo&gt; <text:s/>?b</text:p>
          </table:table-cell>
          <table:table-cell office:value-type="float" office:value="0.000326782">
            <text:p>0.000326782</text:p>
          </table:table-cell>
          <table:table-cell office:value-type="float" office:value="0.042118975">
            <text:p>0.042118975</text:p>
          </table:table-cell>
          <table:table-cell office:value-type="percentage" office:value="0.000051125">
            <text:p>0.01%</text:p>
          </table:table-cell>
          <table:table-cell office:value-type="percentage" office:value="0.000174974">
            <text:p>0.02%</text:p>
          </table:table-cell>
          <table:table-cell office:value-type="float" office:value="97">
            <text:p>97</text:p>
          </table:table-cell>
          <table:table-cell office:value-type="float" office:value="1897324">
            <text:p>18973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gender&gt; <text:s/>?f <text:s/>?b <text:s/>&lt;ns:people.person.gender&gt; <text:s/>?f <text:s text:c="2"/>=&gt; ?a <text:s/>&lt;hasChild&gt; <text:s/>?b</text:p>
          </table:table-cell>
          <table:table-cell office:value-type="float" office:value="0.004804032">
            <text:p>0.004804032</text:p>
          </table:table-cell>
          <table:table-cell office:value-type="float" office:value="0.434226553">
            <text:p>0.434226553</text:p>
          </table:table-cell>
          <table:table-cell office:value-type="percentage" office:value="0.000032695">
            <text:p>0.00%</text:p>
          </table:table-cell>
          <table:table-cell office:value-type="percentage" office:value="0.00016846">
            <text:p>0.02%</text:p>
          </table:table-cell>
          <table:table-cell office:value-type="float" office:value="1426">
            <text:p>1426</text:p>
          </table:table-cell>
          <table:table-cell office:value-type="float" office:value="43615112">
            <text:p>436151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ibling_s..people.sibling_relationship.sibling&gt; <text:s/>?f <text:s/>?b <text:s/>&lt;ns:people.person.spouse_s&gt; <text:s/>?f <text:s text:c="2"/>=&gt; ?a <text:s/>&lt;isMarriedTo&gt; <text:s/>?b</text:p>
          </table:table-cell>
          <table:table-cell office:value-type="float" office:value="0.000633351">
            <text:p>0.000633351</text:p>
          </table:table-cell>
          <table:table-cell office:value-type="float" office:value="0.081632653">
            <text:p>0.081632653</text:p>
          </table:table-cell>
          <table:table-cell office:value-type="percentage" office:value="0.000068957">
            <text:p>0.01%</text:p>
          </table:table-cell>
          <table:table-cell office:value-type="percentage" office:value="0.000164853">
            <text:p>0.02%</text:p>
          </table:table-cell>
          <table:table-cell office:value-type="float" office:value="188">
            <text:p>188</text:p>
          </table:table-cell>
          <table:table-cell office:value-type="float" office:value="2726330">
            <text:p>272633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profession&gt; <text:s/>?f <text:s text:c="2"/>=&gt; ?a <text:s/>&lt;isMarriedTo&gt; <text:s/>?b</text:p>
          </table:table-cell>
          <table:table-cell office:value-type="float" office:value="0.00021224">
            <text:p>0.00021224</text:p>
          </table:table-cell>
          <table:table-cell office:value-type="float" office:value="0.027355623">
            <text:p>0.027355623</text:p>
          </table:table-cell>
          <table:table-cell office:value-type="percentage" office:value="0.000052135">
            <text:p>0.01%</text:p>
          </table:table-cell>
          <table:table-cell office:value-type="percentage" office:value="0.000158605">
            <text:p>0.02%</text:p>
          </table:table-cell>
          <table:table-cell office:value-type="float" office:value="63">
            <text:p>63</text:p>
          </table:table-cell>
          <table:table-cell office:value-type="float" office:value="1208396">
            <text:p>120839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rofession&gt; <text:s/>?f <text:s/>?b <text:s/>&lt;ns:people.person.sibling_s&gt; <text:s/>?f <text:s text:c="2"/>=&gt; ?a <text:s/>&lt;isMarriedTo&gt; <text:s/>?b</text:p>
          </table:table-cell>
          <table:table-cell office:value-type="float" office:value="0.000208871">
            <text:p>0.000208871</text:p>
          </table:table-cell>
          <table:table-cell office:value-type="float" office:value="0.026921407">
            <text:p>0.026921407</text:p>
          </table:table-cell>
          <table:table-cell office:value-type="percentage" office:value="0.000045897">
            <text:p>0.00%</text:p>
          </table:table-cell>
          <table:table-cell office:value-type="percentage" office:value="0.000157082">
            <text:p>0.02%</text:p>
          </table:table-cell>
          <table:table-cell office:value-type="float" office:value="62">
            <text:p>62</text:p>
          </table:table-cell>
          <table:table-cell office:value-type="float" office:value="1350856">
            <text:p>135085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rdf:type&gt; <text:s/>?f <text:s/>?b <text:s/>&lt;rdf:type&gt; <text:s/>?f <text:s text:c="2"/>=&gt; ?a <text:s/>&lt;ns:people.person.children&gt; <text:s/>?b</text:p>
          </table:table-cell>
          <table:table-cell office:value-type="float" office:value="0.021702366">
            <text:p>0.021702366</text:p>
          </table:table-cell>
          <table:table-cell office:value-type="float" office:value="0.739779513">
            <text:p>0.739779513</text:p>
          </table:table-cell>
          <table:table-cell office:value-type="percentage" office:value="0.000053317">
            <text:p>0.01%</text:p>
          </table:table-cell>
          <table:table-cell office:value-type="percentage" office:value="0.000156408">
            <text:p>0.02%</text:p>
          </table:table-cell>
          <table:table-cell office:value-type="float" office:value="6442">
            <text:p>6442</text:p>
          </table:table-cell>
          <table:table-cell office:value-type="float" office:value="120824064">
            <text:p>1208240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places_lived&gt; <text:s/>?f <text:s text:c="2"/>=&gt; ?a <text:s/>&lt;hasChild&gt; <text:s/>?b</text:p>
          </table:table-cell>
          <table:table-cell office:value-type="float" office:value="0.000249298">
            <text:p>0.000249298</text:p>
          </table:table-cell>
          <table:table-cell office:value-type="float" office:value="0.022533496">
            <text:p>0.022533496</text:p>
          </table:table-cell>
          <table:table-cell office:value-type="percentage" office:value="0.0000436">
            <text:p>0.00%</text:p>
          </table:table-cell>
          <table:table-cell office:value-type="percentage" office:value="0.000153721">
            <text:p>0.02%</text:p>
          </table:table-cell>
          <table:table-cell office:value-type="float" office:value="74">
            <text:p>74</text:p>
          </table:table-cell>
          <table:table-cell office:value-type="float" office:value="1697234">
            <text:p>16972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places_lived&gt; <text:s/>?f <text:s text:c="2"/>=&gt; ?a <text:s/>&lt;hasChild&gt; <text:s/>?b</text:p>
          </table:table-cell>
          <table:table-cell office:value-type="float" office:value="0.000158338">
            <text:p>0.000158338</text:p>
          </table:table-cell>
          <table:table-cell office:value-type="float" office:value="0.014311815">
            <text:p>0.014311815</text:p>
          </table:table-cell>
          <table:table-cell office:value-type="percentage" office:value="0.000041521">
            <text:p>0.00%</text:p>
          </table:table-cell>
          <table:table-cell office:value-type="percentage" office:value="0.000146388">
            <text:p>0.01%</text:p>
          </table:table-cell>
          <table:table-cell office:value-type="float" office:value="47">
            <text:p>47</text:p>
          </table:table-cell>
          <table:table-cell office:value-type="float" office:value="1131970">
            <text:p>113197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rdf:type&gt; <text:s/>?f <text:s/>?b <text:s/>&lt;rdf:type&gt; <text:s/>?f <text:s text:c="2"/>=&gt; ?a <text:s/>&lt;ns:people.person.sibling_s..people.sibling_relationship.sibling&gt; <text:s/>?b</text:p>
          </table:table-cell>
          <table:table-cell office:value-type="float" office:value="0.008351469">
            <text:p>0.008351469</text:p>
          </table:table-cell>
          <table:table-cell office:value-type="float" office:value="0.752808989">
            <text:p>0.752808989</text:p>
          </table:table-cell>
          <table:table-cell office:value-type="percentage" office:value="0.000020517">
            <text:p>0.00%</text:p>
          </table:table-cell>
          <table:table-cell office:value-type="percentage" office:value="0.000139905">
            <text:p>0.01%</text:p>
          </table:table-cell>
          <table:table-cell office:value-type="float" office:value="2479">
            <text:p>2479</text:p>
          </table:table-cell>
          <table:table-cell office:value-type="float" office:value="120824064">
            <text:p>12082406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sibling_s..people.sibling_relationship.sibling&gt; <text:s/>?f <text:s/>?b <text:s/>&lt;ns:people.person.spouse_s&gt; <text:s/>?f <text:s text:c="2"/>=&gt; ?a <text:s/>&lt;hasChild&gt; <text:s/>?b</text:p>
          </table:table-cell>
          <table:table-cell office:value-type="float" office:value="0.000464906">
            <text:p>0.000464906</text:p>
          </table:table-cell>
          <table:table-cell office:value-type="float" office:value="0.042021924">
            <text:p>0.042021924</text:p>
          </table:table-cell>
          <table:table-cell office:value-type="percentage" office:value="0.000050617">
            <text:p>0.01%</text:p>
          </table:table-cell>
          <table:table-cell office:value-type="percentage" office:value="0.000139284">
            <text:p>0.01%</text:p>
          </table:table-cell>
          <table:table-cell office:value-type="float" office:value="138">
            <text:p>138</text:p>
          </table:table-cell>
          <table:table-cell office:value-type="float" office:value="2726330">
            <text:p>272633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spouse_s..people.marriage.spouse&gt; <text:s/>?f <text:s/>?b <text:s/>&lt;ns:people.person.spouse_s&gt; <text:s/>?f <text:s text:c="2"/>=&gt; ?a <text:s/>&lt;isMarriedTo&gt; <text:s/>?b</text:p>
          </table:table-cell>
          <table:table-cell office:value-type="float" office:value="0.000801795">
            <text:p>0.000801795</text:p>
          </table:table-cell>
          <table:table-cell office:value-type="float" office:value="0.103343465">
            <text:p>0.103343465</text:p>
          </table:table-cell>
          <table:table-cell office:value-type="percentage" office:value="0.00005504">
            <text:p>0.01%</text:p>
          </table:table-cell>
          <table:table-cell office:value-type="percentage" office:value="0.000131583">
            <text:p>0.01%</text:p>
          </table:table-cell>
          <table:table-cell office:value-type="float" office:value="238">
            <text:p>238</text:p>
          </table:table-cell>
          <table:table-cell office:value-type="float" office:value="4324105">
            <text:p>432410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common.topic.notable_types&gt; <text:s/>?f <text:s/>?b <text:s/>&lt;ns:type.object.type&gt; <text:s/>?f <text:s text:c="2"/>=&gt; ?a <text:s/>&lt;hasChild&gt; <text:s/>?b</text:p>
          </table:table-cell>
          <table:table-cell office:value-type="float" office:value="0.009237486">
            <text:p>0.009237486</text:p>
          </table:table-cell>
          <table:table-cell office:value-type="float" office:value="0.834957369">
            <text:p>0.834957369</text:p>
          </table:table-cell>
          <table:table-cell office:value-type="percentage" office:value="0.000022742">
            <text:p>0.00%</text:p>
          </table:table-cell>
          <table:table-cell office:value-type="percentage" office:value="0.000131498">
            <text:p>0.01%</text:p>
          </table:table-cell>
          <table:table-cell office:value-type="float" office:value="2742">
            <text:p>2742</text:p>
          </table:table-cell>
          <table:table-cell office:value-type="float" office:value="120571248">
            <text:p>12057124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common.topic.notable_types&gt; <text:s/>?f <text:s/>?b <text:s/>&lt;ns:common.topic.notable_types&gt; <text:s/>?f <text:s text:c="2"/>=&gt; ?a <text:s/>&lt;hasChild&gt; <text:s/>?b</text:p>
          </table:table-cell>
          <table:table-cell office:value-type="float" office:value="0.009237486">
            <text:p>0.009237486</text:p>
          </table:table-cell>
          <table:table-cell office:value-type="float" office:value="0.834957369">
            <text:p>0.834957369</text:p>
          </table:table-cell>
          <table:table-cell office:value-type="percentage" office:value="0.000022789">
            <text:p>0.00%</text:p>
          </table:table-cell>
          <table:table-cell office:value-type="percentage" office:value="0.000131498">
            <text:p>0.01%</text:p>
          </table:table-cell>
          <table:table-cell office:value-type="float" office:value="2742">
            <text:p>2742</text:p>
          </table:table-cell>
          <table:table-cell office:value-type="float" office:value="120318961">
            <text:p>12031896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type.object.type&gt; <text:s/>?f <text:s/>?b <text:s/>&lt;ns:type.object.type&gt; <text:s/>?f <text:s text:c="2"/>=&gt; ?a <text:s/>&lt;hasChild&gt; <text:s/>?b</text:p>
          </table:table-cell>
          <table:table-cell office:value-type="float" office:value="0.009237486">
            <text:p>0.009237486</text:p>
          </table:table-cell>
          <table:table-cell office:value-type="float" office:value="0.834957369">
            <text:p>0.834957369</text:p>
          </table:table-cell>
          <table:table-cell office:value-type="percentage" office:value="0.000022694">
            <text:p>0.00%</text:p>
          </table:table-cell>
          <table:table-cell office:value-type="percentage" office:value="0.000131223">
            <text:p>0.01%</text:p>
          </table:table-cell>
          <table:table-cell office:value-type="float" office:value="2742">
            <text:p>2742</text:p>
          </table:table-cell>
          <table:table-cell office:value-type="float" office:value="120824064">
            <text:p>1208240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common.topic.notable_types&gt; <text:s/>?f <text:s/>?a <text:s/>&lt;ns:type.object.type&gt; <text:s/>?f <text:s text:c="2"/>=&gt; ?a <text:s/>&lt;hasChild&gt; <text:s/>?b</text:p>
          </table:table-cell>
          <table:table-cell office:value-type="float" office:value="0.009237486">
            <text:p>0.009237486</text:p>
          </table:table-cell>
          <table:table-cell office:value-type="float" office:value="0.834957369">
            <text:p>0.834957369</text:p>
          </table:table-cell>
          <table:table-cell office:value-type="percentage" office:value="0.000022742">
            <text:p>0.00%</text:p>
          </table:table-cell>
          <table:table-cell office:value-type="percentage" office:value="0.000131223">
            <text:p>0.01%</text:p>
          </table:table-cell>
          <table:table-cell office:value-type="float" office:value="2742">
            <text:p>2742</text:p>
          </table:table-cell>
          <table:table-cell office:value-type="float" office:value="120571248">
            <text:p>12057124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pouse_s&gt; <text:s/>?f <text:s text:c="2"/>=&gt; ?a <text:s/>&lt;isMarriedTo&gt; <text:s/>?b</text:p>
          </table:table-cell>
          <table:table-cell office:value-type="float" office:value="0.000862435">
            <text:p>0.000862435</text:p>
          </table:table-cell>
          <table:table-cell office:value-type="float" office:value="0.111159357">
            <text:p>0.111159357</text:p>
          </table:table-cell>
          <table:table-cell office:value-type="percentage" office:value="0.000053771">
            <text:p>0.01%</text:p>
          </table:table-cell>
          <table:table-cell office:value-type="percentage" office:value="0.000128547">
            <text:p>0.01%</text:p>
          </table:table-cell>
          <table:table-cell office:value-type="float" office:value="256">
            <text:p>256</text:p>
          </table:table-cell>
          <table:table-cell office:value-type="float" office:value="4760965">
            <text:p>47609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rdf:type&gt; <text:s/>?f <text:s/>?b <text:s/>&lt;rdf:type&gt; <text:s/>?f <text:s text:c="2"/>=&gt; ?a <text:s/>&lt;ns:people.person.parents&gt; <text:s/>?b</text:p>
          </table:table-cell>
          <table:table-cell office:value-type="float" office:value="0.021800063">
            <text:p>0.021800063</text:p>
          </table:table-cell>
          <table:table-cell office:value-type="float" office:value="0.822968333">
            <text:p>0.822968333</text:p>
          </table:table-cell>
          <table:table-cell office:value-type="percentage" office:value="0.000053557">
            <text:p>0.01%</text:p>
          </table:table-cell>
          <table:table-cell office:value-type="percentage" office:value="0.000128341">
            <text:p>0.01%</text:p>
          </table:table-cell>
          <table:table-cell office:value-type="float" office:value="6471">
            <text:p>6471</text:p>
          </table:table-cell>
          <table:table-cell office:value-type="float" office:value="120824064">
            <text:p>12082406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profession&gt; <text:s/>?f <text:s/>?b <text:s/>&lt;ns:people.person.sibling_s&gt; <text:s/>?f <text:s text:c="2"/>=&gt; ?a <text:s/>&lt;hasChild&gt; <text:s/>?b</text:p>
          </table:table-cell>
          <table:table-cell office:value-type="float" office:value="0.00021224">
            <text:p>0.00021224</text:p>
          </table:table-cell>
          <table:table-cell office:value-type="float" office:value="0.019183922">
            <text:p>0.019183922</text:p>
          </table:table-cell>
          <table:table-cell office:value-type="percentage" office:value="0.000046637">
            <text:p>0.00%</text:p>
          </table:table-cell>
          <table:table-cell office:value-type="percentage" office:value="0.000126351">
            <text:p>0.01%</text:p>
          </table:table-cell>
          <table:table-cell office:value-type="float" office:value="63">
            <text:p>63</text:p>
          </table:table-cell>
          <table:table-cell office:value-type="float" office:value="1350856">
            <text:p>135085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sibling_s&gt; <text:s/>?f <text:s/>?a <text:s/>&lt;ns:people.person.spouse_s..people.marriage.spouse&gt; <text:s/>?f <text:s text:c="2"/>=&gt; ?a <text:s/>&lt;hasChild&gt; <text:s/>?b</text:p>
          </table:table-cell>
          <table:table-cell office:value-type="float" office:value="0.000232453">
            <text:p>0.000232453</text:p>
          </table:table-cell>
          <table:table-cell office:value-type="float" office:value="0.021010962">
            <text:p>0.021010962</text:p>
          </table:table-cell>
          <table:table-cell office:value-type="percentage" office:value="0.000040041">
            <text:p>0.00%</text:p>
          </table:table-cell>
          <table:table-cell office:value-type="percentage" office:value="0.000108481">
            <text:p>0.01%</text:p>
          </table:table-cell>
          <table:table-cell office:value-type="float" office:value="69">
            <text:p>69</text:p>
          </table:table-cell>
          <table:table-cell office:value-type="float" office:value="1723228">
            <text:p>172322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common.topic.notable_types&gt; <text:s/>?f <text:s/>?b <text:s/>&lt;ns:common.topic.notable_types&gt; <text:s/>?f <text:s text:c="2"/>=&gt; ?a <text:s/>&lt;influences&gt; <text:s/>?b</text:p>
          </table:table-cell>
          <table:table-cell office:value-type="float" office:value="0.000026951">
            <text:p>0.000026951</text:p>
          </table:table-cell>
          <table:table-cell office:value-type="float" office:value="0.024539877">
            <text:p>0.024539877</text:p>
          </table:table-cell>
          <table:table-cell office:value-type="percentage" office:value="0.000000066">
            <text:p>0.00%</text:p>
          </table:table-cell>
          <table:table-cell office:value-type="percentage" office:value="0.00010419">
            <text:p>0.01%</text:p>
          </table:table-cell>
          <table:table-cell office:value-type="float" office:value="8">
            <text:p>8</text:p>
          </table:table-cell>
          <table:table-cell office:value-type="float" office:value="120318961">
            <text:p>12031896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common.topic.notable_types&gt; <text:s/>?f <text:s/>?b <text:s/>&lt;ns:type.object.type&gt; <text:s/>?f <text:s text:c="2"/>=&gt; ?a <text:s/>&lt;influences&gt; <text:s/>?b</text:p>
          </table:table-cell>
          <table:table-cell office:value-type="float" office:value="0.000026951">
            <text:p>0.000026951</text:p>
          </table:table-cell>
          <table:table-cell office:value-type="float" office:value="0.024539877">
            <text:p>0.024539877</text:p>
          </table:table-cell>
          <table:table-cell office:value-type="percentage" office:value="0.000000066">
            <text:p>0.00%</text:p>
          </table:table-cell>
          <table:table-cell office:value-type="percentage" office:value="0.00010419">
            <text:p>0.01%</text:p>
          </table:table-cell>
          <table:table-cell office:value-type="float" office:value="8">
            <text:p>8</text:p>
          </table:table-cell>
          <table:table-cell office:value-type="float" office:value="120571248">
            <text:p>12057124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type.object.type&gt; <text:s/>?f <text:s/>?b <text:s/>&lt;ns:type.object.type&gt; <text:s/>?f <text:s text:c="2"/>=&gt; ?a <text:s/>&lt;influences&gt; <text:s/>?b</text:p>
          </table:table-cell>
          <table:table-cell office:value-type="float" office:value="0.000026951">
            <text:p>0.000026951</text:p>
          </table:table-cell>
          <table:table-cell office:value-type="float" office:value="0.024539877">
            <text:p>0.024539877</text:p>
          </table:table-cell>
          <table:table-cell office:value-type="percentage" office:value="0.000000066">
            <text:p>0.00%</text:p>
          </table:table-cell>
          <table:table-cell office:value-type="percentage" office:value="0.000103972">
            <text:p>0.01%</text:p>
          </table:table-cell>
          <table:table-cell office:value-type="float" office:value="8">
            <text:p>8</text:p>
          </table:table-cell>
          <table:table-cell office:value-type="float" office:value="120824064">
            <text:p>1208240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common.topic.notable_types&gt; <text:s/>?f <text:s/>?a <text:s/>&lt;ns:type.object.type&gt; <text:s/>?f <text:s text:c="2"/>=&gt; ?a <text:s/>&lt;influences&gt; <text:s/>?b</text:p>
          </table:table-cell>
          <table:table-cell office:value-type="float" office:value="0.000026951">
            <text:p>0.000026951</text:p>
          </table:table-cell>
          <table:table-cell office:value-type="float" office:value="0.024539877">
            <text:p>0.024539877</text:p>
          </table:table-cell>
          <table:table-cell office:value-type="percentage" office:value="0.000000066">
            <text:p>0.00%</text:p>
          </table:table-cell>
          <table:table-cell office:value-type="percentage" office:value="0.000103972">
            <text:p>0.01%</text:p>
          </table:table-cell>
          <table:table-cell office:value-type="float" office:value="8">
            <text:p>8</text:p>
          </table:table-cell>
          <table:table-cell office:value-type="float" office:value="120571248">
            <text:p>12057124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common.topic.notable_types&gt; <text:s/>?f <text:s/>?b <text:s/>&lt;ns:common.topic.notable_types&gt; <text:s/>?f <text:s text:c="2"/>=&gt; ?a <text:s/>&lt;isMarriedTo&gt; <text:s/>?b</text:p>
          </table:table-cell>
          <table:table-cell office:value-type="float" office:value="0.006515426">
            <text:p>0.006515426</text:p>
          </table:table-cell>
          <table:table-cell office:value-type="float" office:value="0.839774208">
            <text:p>0.839774208</text:p>
          </table:table-cell>
          <table:table-cell office:value-type="percentage" office:value="0.000016074">
            <text:p>0.00%</text:p>
          </table:table-cell>
          <table:table-cell office:value-type="percentage" office:value="0.000103715">
            <text:p>0.01%</text:p>
          </table:table-cell>
          <table:table-cell office:value-type="float" office:value="1934">
            <text:p>1934</text:p>
          </table:table-cell>
          <table:table-cell office:value-type="float" office:value="120318961">
            <text:p>12031896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common.topic.notable_types&gt; <text:s/>?f <text:s/>?b <text:s/>&lt;ns:type.object.type&gt; <text:s/>?f <text:s text:c="2"/>=&gt; ?a <text:s/>&lt;isMarriedTo&gt; <text:s/>?b</text:p>
          </table:table-cell>
          <table:table-cell office:value-type="float" office:value="0.006515426">
            <text:p>0.006515426</text:p>
          </table:table-cell>
          <table:table-cell office:value-type="float" office:value="0.839774208">
            <text:p>0.839774208</text:p>
          </table:table-cell>
          <table:table-cell office:value-type="percentage" office:value="0.00001604">
            <text:p>0.00%</text:p>
          </table:table-cell>
          <table:table-cell office:value-type="percentage" office:value="0.000103715">
            <text:p>0.01%</text:p>
          </table:table-cell>
          <table:table-cell office:value-type="float" office:value="1934">
            <text:p>1934</text:p>
          </table:table-cell>
          <table:table-cell office:value-type="float" office:value="120571248">
            <text:p>12057124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type.object.type&gt; <text:s/>?f <text:s/>?b <text:s/>&lt;ns:type.object.type&gt; <text:s/>?f <text:s text:c="2"/>=&gt; ?a <text:s/>&lt;isMarriedTo&gt; <text:s/>?b</text:p>
          </table:table-cell>
          <table:table-cell office:value-type="float" office:value="0.006515426">
            <text:p>0.006515426</text:p>
          </table:table-cell>
          <table:table-cell office:value-type="float" office:value="0.839774208">
            <text:p>0.839774208</text:p>
          </table:table-cell>
          <table:table-cell office:value-type="percentage" office:value="0.000016007">
            <text:p>0.00%</text:p>
          </table:table-cell>
          <table:table-cell office:value-type="percentage" office:value="0.000103498">
            <text:p>0.01%</text:p>
          </table:table-cell>
          <table:table-cell office:value-type="float" office:value="1934">
            <text:p>1934</text:p>
          </table:table-cell>
          <table:table-cell office:value-type="float" office:value="120824064">
            <text:p>1208240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common.topic.notable_types&gt; <text:s/>?f <text:s/>?a <text:s/>&lt;ns:type.object.type&gt; <text:s/>?f <text:s text:c="2"/>=&gt; ?a <text:s/>&lt;isMarriedTo&gt; <text:s/>?b</text:p>
          </table:table-cell>
          <table:table-cell office:value-type="float" office:value="0.006515426">
            <text:p>0.006515426</text:p>
          </table:table-cell>
          <table:table-cell office:value-type="float" office:value="0.839774208">
            <text:p>0.839774208</text:p>
          </table:table-cell>
          <table:table-cell office:value-type="percentage" office:value="0.00001604">
            <text:p>0.00%</text:p>
          </table:table-cell>
          <table:table-cell office:value-type="percentage" office:value="0.000103498">
            <text:p>0.01%</text:p>
          </table:table-cell>
          <table:table-cell office:value-type="float" office:value="1934">
            <text:p>1934</text:p>
          </table:table-cell>
          <table:table-cell office:value-type="float" office:value="120571248">
            <text:p>12057124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profession&gt; <text:s/>?f <text:s text:c="2"/>=&gt; ?a <text:s/>&lt;hasChild&gt; <text:s/>?b</text:p>
          </table:table-cell>
          <table:table-cell office:value-type="float" office:value="0.000117911">
            <text:p>0.000117911</text:p>
          </table:table-cell>
          <table:table-cell office:value-type="float" office:value="0.010657734">
            <text:p>0.010657734</text:p>
          </table:table-cell>
          <table:table-cell office:value-type="percentage" office:value="0.000028964">
            <text:p>0.00%</text:p>
          </table:table-cell>
          <table:table-cell office:value-type="percentage" office:value="0.000102118">
            <text:p>0.01%</text:p>
          </table:table-cell>
          <table:table-cell office:value-type="float" office:value="35">
            <text:p>35</text:p>
          </table:table-cell>
          <table:table-cell office:value-type="float" office:value="1208396">
            <text:p>120839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rofession&gt; <text:s/>?f <text:s/>?b <text:s/>&lt;ns:people.person.spouse_s&gt; <text:s/>?f <text:s text:c="2"/>=&gt; ?a <text:s/>&lt;isMarriedTo&gt; <text:s/>?b</text:p>
          </table:table-cell>
          <table:table-cell office:value-type="float" office:value="0.000481751">
            <text:p>0.000481751</text:p>
          </table:table-cell>
          <table:table-cell office:value-type="float" office:value="0.062092922">
            <text:p>0.062092922</text:p>
          </table:table-cell>
          <table:table-cell office:value-type="percentage" office:value="0.000042186">
            <text:p>0.00%</text:p>
          </table:table-cell>
          <table:table-cell office:value-type="percentage" office:value="0.000100854">
            <text:p>0.01%</text:p>
          </table:table-cell>
          <table:table-cell office:value-type="float" office:value="143">
            <text:p>143</text:p>
          </table:table-cell>
          <table:table-cell office:value-type="float" office:value="3389710">
            <text:p>338971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ns:people.person.places_lived&gt; <text:s/>?f <text:s/>?a <text:s/>&lt;ns:people.person.spouse_s..people.marriage.spouse&gt; <text:s/>?f <text:s text:c="2"/>=&gt; ?a <text:s/>&lt;hasChild&gt; <text:s/>?b</text:p>
          </table:table-cell>
          <table:table-cell office:value-type="float" office:value="0.000141493">
            <text:p>0.000141493</text:p>
          </table:table-cell>
          <table:table-cell office:value-type="float" office:value="0.012789281">
            <text:p>0.012789281</text:p>
          </table:table-cell>
          <table:table-cell office:value-type="percentage" office:value="0.000027246">
            <text:p>0.00%</text:p>
          </table:table-cell>
          <table:table-cell office:value-type="percentage" office:value="0.000096061">
            <text:p>0.01%</text:p>
          </table:table-cell>
          <table:table-cell office:value-type="float" office:value="42">
            <text:p>42</text:p>
          </table:table-cell>
          <table:table-cell office:value-type="float" office:value="1541498">
            <text:p>15414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ducation&gt; <text:s/>?f <text:s/>?b <text:s/>&lt;ns:people.person.spouse_s&gt; <text:s/>?f <text:s text:c="2"/>=&gt; ?a <text:s/>&lt;hasChild&gt; <text:s/>?b</text:p>
          </table:table-cell>
          <table:table-cell office:value-type="float" office:value="0.000532284">
            <text:p>0.000532284</text:p>
          </table:table-cell>
          <table:table-cell office:value-type="float" office:value="0.048112058">
            <text:p>0.048112058</text:p>
          </table:table-cell>
          <table:table-cell office:value-type="percentage" office:value="0.000033187">
            <text:p>0.00%</text:p>
          </table:table-cell>
          <table:table-cell office:value-type="percentage" office:value="0.000091319">
            <text:p>0.01%</text:p>
          </table:table-cell>
          <table:table-cell office:value-type="float" office:value="158">
            <text:p>158</text:p>
          </table:table-cell>
          <table:table-cell office:value-type="float" office:value="4760965">
            <text:p>47609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arents&gt; <text:s/>?f <text:s/>?b <text:s/>&lt;ns:people.person.spouse_s&gt; <text:s/>?f <text:s text:c="2"/>=&gt; ?a <text:s/>&lt;hasChild&gt; <text:s/>?b</text:p>
          </table:table-cell>
          <table:table-cell office:value-type="float" office:value="0.000353733">
            <text:p>0.000353733</text:p>
          </table:table-cell>
          <table:table-cell office:value-type="float" office:value="0.031973203">
            <text:p>0.031973203</text:p>
          </table:table-cell>
          <table:table-cell office:value-type="percentage" office:value="0.000033067">
            <text:p>0.00%</text:p>
          </table:table-cell>
          <table:table-cell office:value-type="percentage" office:value="0.000090992">
            <text:p>0.01%</text:p>
          </table:table-cell>
          <table:table-cell office:value-type="float" office:value="105">
            <text:p>105</text:p>
          </table:table-cell>
          <table:table-cell office:value-type="float" office:value="3175325">
            <text:p>317532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rdf:type&gt; <text:s/>?f <text:s/>?b <text:s/>&lt;rdf:type&gt; <text:s/>?f <text:s text:c="2"/>=&gt; ?a <text:s/>&lt;ns:people.person.spouse_s..people.marriage.spouse&gt; <text:s/>?b</text:p>
          </table:table-cell>
          <table:table-cell office:value-type="float" office:value="0.011501378">
            <text:p>0.011501378</text:p>
          </table:table-cell>
          <table:table-cell office:value-type="float" office:value="0.681165204">
            <text:p>0.681165204</text:p>
          </table:table-cell>
          <table:table-cell office:value-type="percentage" office:value="0.000028256">
            <text:p>0.00%</text:p>
          </table:table-cell>
          <table:table-cell office:value-type="percentage" office:value="0.000076917">
            <text:p>0.01%</text:p>
          </table:table-cell>
          <table:table-cell office:value-type="float" office:value="3414">
            <text:p>3414</text:p>
          </table:table-cell>
          <table:table-cell office:value-type="float" office:value="120824064">
            <text:p>12082406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ns:people.person.spouse_s..people.marriage.spouse&gt; <text:s/>?f <text:s/>?b <text:s/>&lt;ns:people.person.spouse_s&gt; <text:s/>?f <text:s text:c="2"/>=&gt; ?a <text:s/>&lt;hasChild&gt; <text:s/>?b</text:p>
          </table:table-cell>
          <table:table-cell office:value-type="float" office:value="0.000377315">
            <text:p>0.000377315</text:p>
          </table:table-cell>
          <table:table-cell office:value-type="float" office:value="0.03410475">
            <text:p>0.03410475</text:p>
          </table:table-cell>
          <table:table-cell office:value-type="percentage" office:value="0.000025901">
            <text:p>0.00%</text:p>
          </table:table-cell>
          <table:table-cell office:value-type="percentage" office:value="0.000071273">
            <text:p>0.01%</text:p>
          </table:table-cell>
          <table:table-cell office:value-type="float" office:value="112">
            <text:p>112</text:p>
          </table:table-cell>
          <table:table-cell office:value-type="float" office:value="4324105">
            <text:p>432410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employment_history&gt; <text:s/>?f <text:s/>?b <text:s/>&lt;ns:people.person.spouse_s&gt; <text:s/>?f <text:s text:c="2"/>=&gt; ?a <text:s/>&lt;isMarriedTo&gt; <text:s/>?b</text:p>
          </table:table-cell>
          <table:table-cell office:value-type="float" office:value="0.000080853">
            <text:p>0.000080853</text:p>
          </table:table-cell>
          <table:table-cell office:value-type="float" office:value="0.01042119">
            <text:p>0.01042119</text:p>
          </table:table-cell>
          <table:table-cell office:value-type="percentage" office:value="0.000025141">
            <text:p>0.00%</text:p>
          </table:table-cell>
          <table:table-cell office:value-type="percentage" office:value="0.000060103">
            <text:p>0.01%</text:p>
          </table:table-cell>
          <table:table-cell office:value-type="float" office:value="24">
            <text:p>24</text:p>
          </table:table-cell>
          <table:table-cell office:value-type="float" office:value="954620">
            <text:p>95462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ns:people.person.profession&gt; <text:s/>?f <text:s/>?b <text:s/>&lt;ns:people.person.spouse_s&gt; <text:s/>?f <text:s text:c="2"/>=&gt; ?a <text:s/>&lt;hasChild&gt; <text:s/>?b</text:p>
          </table:table-cell>
          <table:table-cell office:value-type="float" office:value="0.000208871">
            <text:p>0.000208871</text:p>
          </table:table-cell>
          <table:table-cell office:value-type="float" office:value="0.018879415">
            <text:p>0.018879415</text:p>
          </table:table-cell>
          <table:table-cell office:value-type="percentage" office:value="0.000018291">
            <text:p>0.00%</text:p>
          </table:table-cell>
          <table:table-cell office:value-type="percentage" office:value="0.00005033">
            <text:p>0.01%</text:p>
          </table:table-cell>
          <table:table-cell office:value-type="float" office:value="62">
            <text:p>62</text:p>
          </table:table-cell>
          <table:table-cell office:value-type="float" office:value="3389710">
            <text:p>338971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Gender&gt; <text:s/>?f <text:s/>?b <text:s/>&lt;hasGender&gt; <text:s/>?f <text:s text:c="2"/>=&gt; ?a <text:s/>&lt;ns:people.person.ethnicity&gt; <text:s/>?b</text:p>
          </table:table-cell>
          <table:table-cell office:value-type="float" office:value="0.000016844">
            <text:p>0.000016844</text:p>
          </table:table-cell>
          <table:table-cell office:value-type="float" office:value="0.010183299">
            <text:p>0.010183299</text:p>
          </table:table-cell>
          <table:table-cell office:value-type="percentage" office:value="0.00000025">
            <text:p>0.00%</text:p>
          </table:table-cell>
          <table:table-cell office:value-type="percentage" office:value="0.000004354">
            <text:p>0.00%</text:p>
          </table:table-cell>
          <table:table-cell office:value-type="float" office:value="5">
            <text:p>5</text:p>
          </table:table-cell>
          <table:table-cell office:value-type="float" office:value="20018673">
            <text:p>20018673</text:p>
          </table:table-cell>
          <table:table-cell office:value-type="string">
            <text:p>?a</text:p>
          </table:table-cell>
        </table:table-row>
      </table:table>
      <table:table table:name="R-equivalence" table:style-name="ta1" table:print="false">
        <table:table-column table:style-name="co3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5"/>
        <table:table-column table:style-name="co2" table:default-cell-style-name="ce3"/>
        <table:table-row table:style-name="ro1">
          <table:table-cell table:style-name="ce2" office:value-type="string">
            <text:p>Rule</text:p>
          </table:table-cell>
          <table:table-cell table:style-name="ce2" office:value-type="string">
            <text:p>Intersection</text:p>
          </table:table-cell>
          <table:table-cell table:style-name="ce2" office:value-type="string">
            <text:p>Union</text:p>
          </table:table-cell>
          <table:table-cell table:style-name="ce4" office:value-type="string">
            <text:p>Conf1</text:p>
          </table:table-cell>
          <table:table-cell table:style-name="ce4" office:value-type="string">
            <text:p>Conf2</text:p>
          </table:table-cell>
          <table:table-cell table:style-name="ce2" office:value-type="string">
            <text:p>Jaccard</text:p>
          </table:table-cell>
          <table:table-cell table:style-name="ce2" office:value-type="string">
            <text:p>Min Conf</text:p>
          </table:table-cell>
        </table:table-row>
        <table:table-row table:style-name="ro1">
          <table:table-cell office:value-type="string">
            <text:p>?a &lt;dbo:director&gt; ?b <text:s/>&lt;=&gt; ?b &lt;directed&gt; ?a </text:p>
          </table:table-cell>
          <table:table-cell office:value-type="float" office:value="36404">
            <text:p>36404</text:p>
          </table:table-cell>
          <table:table-cell office:value-type="float" office:value="78447">
            <text:p>78447</text:p>
          </table:table-cell>
          <table:table-cell office:value-type="percentage" office:value="0.99431880257839">
            <text:p>99.43%</text:p>
          </table:table-cell>
          <table:table-cell office:value-type="percentage" office:value="0.975638517406802">
            <text:p>97.56%</text:p>
          </table:table-cell>
          <table:table-cell table:formula="of:=[.B2]/[.C2]" office:value-type="percentage" office:value="0.464058536336635">
            <text:p>46.41%</text:p>
          </table:table-cell>
          <table:table-cell table:formula="of:=MIN([.D2:.E2])" office:value-type="percentage" office:value="0.975638517406802">
            <text:p>97.56%</text:p>
          </table:table-cell>
        </table:table-row>
        <table:table-row table:style-name="ro1">
          <table:table-cell office:value-type="string">
            <text:p>?a &lt;dbo:musicBy&gt; ?b <text:s/>&lt;=&gt; ?b &lt;wroteMusicFor&gt; ?a </text:p>
          </table:table-cell>
          <table:table-cell office:value-type="float" office:value="909">
            <text:p>909</text:p>
          </table:table-cell>
          <table:table-cell office:value-type="float" office:value="22707">
            <text:p>22707</text:p>
          </table:table-cell>
          <table:table-cell office:value-type="percentage" office:value="0.991275899672846">
            <text:p>99.13%</text:p>
          </table:table-cell>
          <table:table-cell office:value-type="percentage" office:value="0.970117395944503">
            <text:p>97.01%</text:p>
          </table:table-cell>
          <table:table-cell table:formula="of:=[.B3]/[.C3]" office:value-type="percentage" office:value="0.0400317082837891">
            <text:p>4.00%</text:p>
          </table:table-cell>
          <table:table-cell table:formula="of:=MIN([.D3:.E3])" office:value-type="percentage" office:value="0.970117395944503">
            <text:p>97.01%</text:p>
          </table:table-cell>
        </table:table-row>
        <table:table-row table:style-name="ro1">
          <table:table-cell office:value-type="string">
            <text:p>?a &lt;dbo:nationality&gt; ?b <text:s/>&lt;=&gt; ?a &lt;isCitizenOf&gt; ?b </text:p>
          </table:table-cell>
          <table:table-cell office:value-type="float" office:value="33444">
            <text:p>33444</text:p>
          </table:table-cell>
          <table:table-cell office:value-type="float" office:value="68700">
            <text:p>68700</text:p>
          </table:table-cell>
          <table:table-cell office:value-type="percentage" office:value="0.983184383819379">
            <text:p>98.32%</text:p>
          </table:table-cell>
          <table:table-cell office:value-type="percentage" office:value="0.963804034582133">
            <text:p>96.38%</text:p>
          </table:table-cell>
          <table:table-cell table:formula="of:=[.B4]/[.C4]" office:value-type="percentage" office:value="0.486812227074236">
            <text:p>48.68%</text:p>
          </table:table-cell>
          <table:table-cell table:formula="of:=MIN([.D4:.E4])" office:value-type="percentage" office:value="0.963804034582133">
            <text:p>96.38%</text:p>
          </table:table-cell>
        </table:table-row>
        <table:table-row table:style-name="ro1">
          <table:table-cell office:value-type="string">
            <text:p>?a &lt;dbo:stateOfOrigin&gt; ?b <text:s/>&lt;=&gt; ?a &lt;isCitizenOf&gt; ?b </text:p>
          </table:table-cell>
          <table:table-cell office:value-type="float" office:value="8906">
            <text:p>8906</text:p>
          </table:table-cell>
          <table:table-cell office:value-type="float" office:value="51382">
            <text:p>51382</text:p>
          </table:table-cell>
          <table:table-cell office:value-type="percentage" office:value="0.983545002760906">
            <text:p>98.35%</text:p>
          </table:table-cell>
          <table:table-cell office:value-type="percentage" office:value="0.963227341553104">
            <text:p>96.32%</text:p>
          </table:table-cell>
          <table:table-cell table:formula="of:=[.B5]/[.C5]" office:value-type="percentage" office:value="0.173329181425402">
            <text:p>17.33%</text:p>
          </table:table-cell>
          <table:table-cell table:formula="of:=MIN([.D5:.E5])" office:value-type="percentage" office:value="0.963227341553104">
            <text:p>96.32%</text:p>
          </table:table-cell>
        </table:table-row>
        <table:table-row table:style-name="ro1">
          <table:table-cell office:value-type="string">
            <text:p>?a &lt;dbo:party&gt; ?b <text:s/>&lt;=&gt; ?a &lt;isAffiliatedTo&gt; ?b </text:p>
          </table:table-cell>
          <table:table-cell office:value-type="float" office:value="35976">
            <text:p>35976</text:p>
          </table:table-cell>
          <table:table-cell office:value-type="float" office:value="431372">
            <text:p>431372</text:p>
          </table:table-cell>
          <table:table-cell office:value-type="percentage" office:value="0.987781774251119">
            <text:p>98.78%</text:p>
          </table:table-cell>
          <table:table-cell office:value-type="percentage" office:value="0.962697350816163">
            <text:p>96.27%</text:p>
          </table:table-cell>
          <table:table-cell table:formula="of:=[.B6]/[.C6]" office:value-type="percentage" office:value="0.0833990152351103">
            <text:p>8.34%</text:p>
          </table:table-cell>
          <table:table-cell table:formula="of:=MIN([.D6:.E6])" office:value-type="percentage" office:value="0.962697350816163">
            <text:p>96.27%</text:p>
          </table:table-cell>
        </table:table-row>
        <table:table-row table:style-name="ro1">
          <table:table-cell office:value-type="string">
            <text:p>?a &lt;created&gt; ?b <text:s/>&lt;=&gt; ?b &lt;dbo:artist&gt; ?a </text:p>
          </table:table-cell>
          <table:table-cell office:value-type="float" office:value="76778">
            <text:p>76778</text:p>
          </table:table-cell>
          <table:table-cell office:value-type="float" office:value="297841">
            <text:p>297841</text:p>
          </table:table-cell>
          <table:table-cell office:value-type="percentage" office:value="0.989075825110144">
            <text:p>98.91%</text:p>
          </table:table-cell>
          <table:table-cell office:value-type="percentage" office:value="0.953006305545901">
            <text:p>95.30%</text:p>
          </table:table-cell>
          <table:table-cell table:formula="of:=[.B7]/[.C7]" office:value-type="percentage" office:value="0.257781836617524">
            <text:p>25.78%</text:p>
          </table:table-cell>
          <table:table-cell table:formula="of:=MIN([.D7:.E7])" office:value-type="percentage" office:value="0.953006305545901">
            <text:p>95.30%</text:p>
          </table:table-cell>
        </table:table-row>
        <table:table-row table:style-name="ro1">
          <table:table-cell office:value-type="string">
            <text:p>?a &lt;dbo:author&gt; ?b <text:s/>&lt;=&gt; ?b &lt;created&gt; ?a </text:p>
          </table:table-cell>
          <table:table-cell office:value-type="float" office:value="23337">
            <text:p>23337</text:p>
          </table:table-cell>
          <table:table-cell office:value-type="float" office:value="272853">
            <text:p>272853</text:p>
          </table:table-cell>
          <table:table-cell office:value-type="percentage" office:value="0.946005107624954">
            <text:p>94.60%</text:p>
          </table:table-cell>
          <table:table-cell office:value-type="percentage" office:value="0.945391938424144">
            <text:p>94.54%</text:p>
          </table:table-cell>
          <table:table-cell table:formula="of:=[.B8]/[.C8]" office:value-type="percentage" office:value="0.0855295708678299">
            <text:p>8.55%</text:p>
          </table:table-cell>
          <table:table-cell table:formula="of:=MIN([.D8:.E8])" office:value-type="percentage" office:value="0.945391938424144">
            <text:p>94.54%</text:p>
          </table:table-cell>
        </table:table-row>
        <table:table-row table:style-name="ro1">
          <table:table-cell office:value-type="string">
            <text:p>?a &lt;isMarriedTo&gt; ?b <text:s/>&lt;=&gt; ?a &lt;dbo:spouse&gt; ?b </text:p>
          </table:table-cell>
          <table:table-cell office:value-type="float" office:value="14284">
            <text:p>14284</text:p>
          </table:table-cell>
          <table:table-cell office:value-type="float" office:value="29598">
            <text:p>29598</text:p>
          </table:table-cell>
          <table:table-cell office:value-type="percentage" office:value="0.988512110726644">
            <text:p>98.85%</text:p>
          </table:table-cell>
          <table:table-cell office:value-type="percentage" office:value="0.941285008237232">
            <text:p>94.13%</text:p>
          </table:table-cell>
          <table:table-cell table:formula="of:=[.B9]/[.C9]" office:value-type="percentage" office:value="0.482600175687546">
            <text:p>48.26%</text:p>
          </table:table-cell>
          <table:table-cell table:formula="of:=MIN([.D9:.E9])" office:value-type="percentage" office:value="0.941285008237232">
            <text:p>94.13%</text:p>
          </table:table-cell>
        </table:table-row>
        <table:table-row table:style-name="ro1">
          <table:table-cell office:value-type="string">
            <text:p>?a &lt;isMarriedTo&gt; ?b <text:s/>&lt;=&gt; ?b &lt;dbo:spouse&gt; ?a </text:p>
          </table:table-cell>
          <table:table-cell office:value-type="float" office:value="14281">
            <text:p>14281</text:p>
          </table:table-cell>
          <table:table-cell office:value-type="float" office:value="29601">
            <text:p>29601</text:p>
          </table:table-cell>
          <table:table-cell office:value-type="percentage" office:value="0.950103120218216">
            <text:p>95.01%</text:p>
          </table:table-cell>
          <table:table-cell office:value-type="percentage" office:value="0.941285008237232">
            <text:p>94.13%</text:p>
          </table:table-cell>
          <table:table-cell table:formula="of:=[.B10]/[.C10]" office:value-type="percentage" office:value="0.482449917232526">
            <text:p>48.24%</text:p>
          </table:table-cell>
          <table:table-cell table:formula="of:=MIN([.D10:.E10])" office:value-type="percentage" office:value="0.941285008237232">
            <text:p>94.13%</text:p>
          </table:table-cell>
        </table:table-row>
        <table:table-row table:style-name="ro1">
          <table:table-cell office:value-type="string">
            <text:p>?a &lt;dbo:owner&gt; ?b <text:s/>&lt;=&gt; ?b &lt;owns&gt; ?a </text:p>
          </table:table-cell>
          <table:table-cell office:value-type="float" office:value="15402">
            <text:p>15402</text:p>
          </table:table-cell>
          <table:table-cell office:value-type="float" office:value="44871">
            <text:p>44871</text:p>
          </table:table-cell>
          <table:table-cell office:value-type="percentage" office:value="0.983776188042923">
            <text:p>98.38%</text:p>
          </table:table-cell>
          <table:table-cell office:value-type="percentage" office:value="0.940809968847352">
            <text:p>94.08%</text:p>
          </table:table-cell>
          <table:table-cell table:formula="of:=[.B11]/[.C11]" office:value-type="percentage" office:value="0.34325065186869">
            <text:p>34.33%</text:p>
          </table:table-cell>
          <table:table-cell table:formula="of:=MIN([.D11:.E11])" office:value-type="percentage" office:value="0.940809968847352">
            <text:p>94.08%</text:p>
          </table:table-cell>
        </table:table-row>
        <table:table-row table:style-name="ro1">
          <table:table-cell office:value-type="string">
            <text:p>?a &lt;dbo:doctoralStudent&gt; ?b <text:s/>&lt;=&gt; ?b &lt;hasAcademicAdvisor&gt; ?a </text:p>
          </table:table-cell>
          <table:table-cell office:value-type="float" office:value="1831">
            <text:p>1831</text:p>
          </table:table-cell>
          <table:table-cell office:value-type="float" office:value="5996">
            <text:p>5996</text:p>
          </table:table-cell>
          <table:table-cell office:value-type="percentage" office:value="0.971868365180467">
            <text:p>97.19%</text:p>
          </table:table-cell>
          <table:table-cell office:value-type="percentage" office:value="0.938493080471553">
            <text:p>93.85%</text:p>
          </table:table-cell>
          <table:table-cell table:formula="of:=[.B12]/[.C12]" office:value-type="percentage" office:value="0.305370246831221">
            <text:p>30.54%</text:p>
          </table:table-cell>
          <table:table-cell table:formula="of:=MIN([.D12:.E12])" office:value-type="percentage" office:value="0.938493080471553">
            <text:p>93.85%</text:p>
          </table:table-cell>
        </table:table-row>
        <table:table-row table:style-name="ro1">
          <table:table-cell office:value-type="string">
            <text:p>?a &lt;dbo:editing&gt; ?b <text:s/>&lt;=&gt; ?b &lt;edited&gt; ?a </text:p>
          </table:table-cell>
          <table:table-cell office:value-type="float" office:value="5023">
            <text:p>5023</text:p>
          </table:table-cell>
          <table:table-cell office:value-type="float" office:value="20658">
            <text:p>20658</text:p>
          </table:table-cell>
          <table:table-cell office:value-type="percentage" office:value="0.997616683217477">
            <text:p>99.76%</text:p>
          </table:table-cell>
          <table:table-cell office:value-type="percentage" office:value="0.929496669133975">
            <text:p>92.95%</text:p>
          </table:table-cell>
          <table:table-cell table:formula="of:=[.B13]/[.C13]" office:value-type="percentage" office:value="0.243150353373995">
            <text:p>24.32%</text:p>
          </table:table-cell>
          <table:table-cell table:formula="of:=MIN([.D13:.E13])" office:value-type="percentage" office:value="0.929496669133975">
            <text:p>92.95%</text:p>
          </table:table-cell>
        </table:table-row>
        <table:table-row table:style-name="ro1">
          <table:table-cell office:value-type="string">
            <text:p>?a &lt;dbo:musicComposer&gt; ?b <text:s/>&lt;=&gt; ?b &lt;wroteMusicFor&gt; ?a </text:p>
          </table:table-cell>
          <table:table-cell office:value-type="float" office:value="19560">
            <text:p>19560</text:p>
          </table:table-cell>
          <table:table-cell office:value-type="float" office:value="42401">
            <text:p>42401</text:p>
          </table:table-cell>
          <table:table-cell office:value-type="percentage" office:value="0.993296770262035">
            <text:p>99.33%</text:p>
          </table:table-cell>
          <table:table-cell office:value-type="percentage" office:value="0.928951367781155">
            <text:p>92.90%</text:p>
          </table:table-cell>
          <table:table-cell table:formula="of:=[.B14]/[.C14]" office:value-type="percentage" office:value="0.461309874767105">
            <text:p>46.13%</text:p>
          </table:table-cell>
          <table:table-cell table:formula="of:=MIN([.D14:.E14])" office:value-type="percentage" office:value="0.928951367781155">
            <text:p>92.90%</text:p>
          </table:table-cell>
        </table:table-row>
        <table:table-row table:style-name="ro1">
          <table:table-cell office:value-type="string">
            <text:p>?a &lt;hasChild&gt; ?b <text:s/>&lt;=&gt; ?a &lt;dbo:child&gt; ?b </text:p>
          </table:table-cell>
          <table:table-cell office:value-type="float" office:value="4726">
            <text:p>4726</text:p>
          </table:table-cell>
          <table:table-cell office:value-type="float" office:value="18079">
            <text:p>18079</text:p>
          </table:table-cell>
          <table:table-cell office:value-type="percentage" office:value="0.967451381780962">
            <text:p>96.75%</text:p>
          </table:table-cell>
          <table:table-cell office:value-type="percentage" office:value="0.928852201257862">
            <text:p>92.89%</text:p>
          </table:table-cell>
          <table:table-cell table:formula="of:=[.B15]/[.C15]" office:value-type="percentage" office:value="0.261408263731401">
            <text:p>26.14%</text:p>
          </table:table-cell>
          <table:table-cell table:formula="of:=MIN([.D15:.E15])" office:value-type="percentage" office:value="0.928852201257862">
            <text:p>92.89%</text:p>
          </table:table-cell>
        </table:table-row>
        <table:table-row table:style-name="ro1">
          <table:table-cell office:value-type="string">
            <text:p>?a &lt;dbo:citizenship&gt; ?b <text:s/>&lt;=&gt; ?a &lt;isCitizenOf&gt; ?b </text:p>
          </table:table-cell>
          <table:table-cell office:value-type="float" office:value="2604">
            <text:p>2604</text:p>
          </table:table-cell>
          <table:table-cell office:value-type="float" office:value="44874">
            <text:p>44874</text:p>
          </table:table-cell>
          <table:table-cell office:value-type="percentage" office:value="0.935008976660682">
            <text:p>93.50%</text:p>
          </table:table-cell>
          <table:table-cell office:value-type="percentage" office:value="0.899481865284974">
            <text:p>89.95%</text:p>
          </table:table-cell>
          <table:table-cell table:formula="of:=[.B16]/[.C16]" office:value-type="percentage" office:value="0.0580291482818559">
            <text:p>5.80%</text:p>
          </table:table-cell>
          <table:table-cell table:formula="of:=MIN([.D16:.E16])" office:value-type="percentage" office:value="0.899481865284974">
            <text:p>89.95%</text:p>
          </table:table-cell>
        </table:table-row>
        <table:table-row table:style-name="ro1">
          <table:table-cell office:value-type="string">
            <text:p>?a &lt;dbo:doctoralAdvisor&gt; ?b <text:s/>&lt;=&gt; ?a &lt;hasAcademicAdvisor&gt; ?b </text:p>
          </table:table-cell>
          <table:table-cell office:value-type="float" office:value="2462">
            <text:p>2462</text:p>
          </table:table-cell>
          <table:table-cell office:value-type="float" office:value="4037">
            <text:p>4037</text:p>
          </table:table-cell>
          <table:table-cell office:value-type="percentage" office:value="0.990744466800805">
            <text:p>99.07%</text:p>
          </table:table-cell>
          <table:table-cell office:value-type="percentage" office:value="0.898868200073019">
            <text:p>89.89%</text:p>
          </table:table-cell>
          <table:table-cell table:formula="of:=[.B17]/[.C17]" office:value-type="percentage" office:value="0.609858806044092">
            <text:p>60.99%</text:p>
          </table:table-cell>
          <table:table-cell table:formula="of:=MIN([.D17:.E17])" office:value-type="percentage" office:value="0.898868200073019">
            <text:p>89.89%</text:p>
          </table:table-cell>
        </table:table-row>
        <table:table-row table:style-name="ro1">
          <table:table-cell office:value-type="string">
            <text:p>?a &lt;dbo:architect&gt; ?b <text:s/>&lt;=&gt; ?b &lt;created&gt; ?a </text:p>
          </table:table-cell>
          <table:table-cell office:value-type="float" office:value="6205">
            <text:p>6205</text:p>
          </table:table-cell>
          <table:table-cell office:value-type="float" office:value="266441">
            <text:p>266441</text:p>
          </table:table-cell>
          <table:table-cell office:value-type="percentage" office:value="0.938019652305366">
            <text:p>93.80%</text:p>
          </table:table-cell>
          <table:table-cell office:value-type="percentage" office:value="0.895124062319677">
            <text:p>89.51%</text:p>
          </table:table-cell>
          <table:table-cell table:formula="of:=[.B18]/[.C18]" office:value-type="percentage" office:value="0.0232884578574619">
            <text:p>2.33%</text:p>
          </table:table-cell>
          <table:table-cell table:formula="of:=MIN([.D18:.E18])" office:value-type="percentage" office:value="0.895124062319677">
            <text:p>89.51%</text:p>
          </table:table-cell>
        </table:table-row>
        <table:table-row table:style-name="ro1">
          <table:table-cell office:value-type="string">
            <text:p>?a &lt;dbo:residence&gt; ?b <text:s/>&lt;=&gt; ?a &lt;livesIn&gt; ?b </text:p>
          </table:table-cell>
          <table:table-cell office:value-type="float" office:value="25410">
            <text:p>25410</text:p>
          </table:table-cell>
          <table:table-cell office:value-type="float" office:value="40460">
            <text:p>40460</text:p>
          </table:table-cell>
          <table:table-cell office:value-type="percentage" office:value="0.98821607747054">
            <text:p>98.82%</text:p>
          </table:table-cell>
          <table:table-cell office:value-type="percentage" office:value="0.892832044975404">
            <text:p>89.28%</text:p>
          </table:table-cell>
          <table:table-cell table:formula="of:=[.B19]/[.C19]" office:value-type="percentage" office:value="0.6280276816609">
            <text:p>62.80%</text:p>
          </table:table-cell>
          <table:table-cell table:formula="of:=MIN([.D19:.E19])" office:value-type="percentage" office:value="0.892832044975404">
            <text:p>89.28%</text:p>
          </table:table-cell>
        </table:table-row>
        <table:table-row table:style-name="ro1">
          <table:table-cell office:value-type="string">
            <text:p>?a &lt;dbo:notableIdea&gt; ?b <text:s/>&lt;=&gt; ?a &lt;isKnownFor&gt; ?b </text:p>
          </table:table-cell>
          <table:table-cell office:value-type="float" office:value="221">
            <text:p>221</text:p>
          </table:table-cell>
          <table:table-cell office:value-type="float" office:value="1083">
            <text:p>1083</text:p>
          </table:table-cell>
          <table:table-cell table:number-columns-repeated="2" office:value-type="percentage" office:value="0.891129032258064">
            <text:p>89.11%</text:p>
          </table:table-cell>
          <table:table-cell table:formula="of:=[.B20]/[.C20]" office:value-type="percentage" office:value="0.204062788550323">
            <text:p>20.41%</text:p>
          </table:table-cell>
          <table:table-cell table:formula="of:=MIN([.D20:.E20])" office:value-type="percentage" office:value="0.891129032258064">
            <text:p>89.11%</text:p>
          </table:table-cell>
        </table:table-row>
        <table:table-row table:style-name="ro1">
          <table:table-cell office:value-type="string">
            <text:p>?a &lt;dbo:owningCompany&gt; ?b <text:s/>&lt;=&gt; ?b &lt;owns&gt; ?a </text:p>
          </table:table-cell>
          <table:table-cell office:value-type="float" office:value="5100">
            <text:p>5100</text:p>
          </table:table-cell>
          <table:table-cell office:value-type="float" office:value="27415">
            <text:p>27415</text:p>
          </table:table-cell>
          <table:table-cell office:value-type="percentage" office:value="0.946196660482375">
            <text:p>94.62%</text:p>
          </table:table-cell>
          <table:table-cell office:value-type="percentage" office:value="0.878250387463406">
            <text:p>87.83%</text:p>
          </table:table-cell>
          <table:table-cell table:formula="of:=[.B21]/[.C21]" office:value-type="percentage" office:value="0.18602954586905">
            <text:p>18.60%</text:p>
          </table:table-cell>
          <table:table-cell table:formula="of:=MIN([.D21:.E21])" office:value-type="percentage" office:value="0.878250387463406">
            <text:p>87.83%</text:p>
          </table:table-cell>
        </table:table-row>
        <table:table-row table:style-name="ro1">
          <table:table-cell office:value-type="string">
            <text:p>?a &lt;dbo:officialLanguage&gt; ?b <text:s/>&lt;=&gt; ?a &lt;hasOfficialLanguage&gt; ?b </text:p>
          </table:table-cell>
          <table:table-cell office:value-type="float" office:value="332">
            <text:p>332</text:p>
          </table:table-cell>
          <table:table-cell office:value-type="float" office:value="872">
            <text:p>872</text:p>
          </table:table-cell>
          <table:table-cell office:value-type="percentage" office:value="0.943181818181818">
            <text:p>94.32%</text:p>
          </table:table-cell>
          <table:table-cell office:value-type="percentage" office:value="0.866840731070496">
            <text:p>86.68%</text:p>
          </table:table-cell>
          <table:table-cell table:formula="of:=[.B22]/[.C22]" office:value-type="percentage" office:value="0.380733944954128">
            <text:p>38.07%</text:p>
          </table:table-cell>
          <table:table-cell table:formula="of:=MIN([.D22:.E22])" office:value-type="percentage" office:value="0.866840731070496">
            <text:p>86.68%</text:p>
          </table:table-cell>
        </table:table-row>
        <table:table-row table:style-name="ro1">
          <table:table-cell office:value-type="string">
            <text:p>?a &lt;dbo:parent&gt; ?b <text:s/>&lt;=&gt; ?b &lt;hasChild&gt; ?a </text:p>
          </table:table-cell>
          <table:table-cell office:value-type="float" office:value="8945">
            <text:p>8945</text:p>
          </table:table-cell>
          <table:table-cell office:value-type="float" office:value="20779">
            <text:p>20779</text:p>
          </table:table-cell>
          <table:table-cell office:value-type="percentage" office:value="0.955866638170549">
            <text:p>95.59%</text:p>
          </table:table-cell>
          <table:table-cell office:value-type="percentage" office:value="0.838646165385336">
            <text:p>83.86%</text:p>
          </table:table-cell>
          <table:table-cell table:formula="of:=[.B23]/[.C23]" office:value-type="percentage" office:value="0.430482698878676">
            <text:p>43.05%</text:p>
          </table:table-cell>
          <table:table-cell table:formula="of:=MIN([.D23:.E23])" office:value-type="percentage" office:value="0.838646165385336">
            <text:p>83.86%</text:p>
          </table:table-cell>
        </table:table-row>
        <table:table-row table:style-name="ro1">
          <table:table-cell office:value-type="string">
            <text:p>?a &lt;dbo:place&gt; ?b <text:s/>&lt;=&gt; ?a &lt;happenedIn&gt; ?b </text:p>
          </table:table-cell>
          <table:table-cell office:value-type="float" office:value="10551">
            <text:p>10551</text:p>
          </table:table-cell>
          <table:table-cell office:value-type="float" office:value="19858">
            <text:p>19858</text:p>
          </table:table-cell>
          <table:table-cell office:value-type="percentage" office:value="0.963913758450576">
            <text:p>96.39%</text:p>
          </table:table-cell>
          <table:table-cell office:value-type="percentage" office:value="0.830787401574803">
            <text:p>83.08%</text:p>
          </table:table-cell>
          <table:table-cell table:formula="of:=[.B24]/[.C24]" office:value-type="percentage" office:value="0.531322388961628">
            <text:p>53.13%</text:p>
          </table:table-cell>
          <table:table-cell table:formula="of:=MIN([.D24:.E24])" office:value-type="percentage" office:value="0.830787401574803">
            <text:p>83.08%</text:p>
          </table:table-cell>
        </table:table-row>
        <table:table-row table:style-name="ro1">
          <table:table-cell office:value-type="string">
            <text:p>?a &lt;created&gt; ?b <text:s/>&lt;=&gt; ?a &lt;dbo:notableWork&gt; ?b </text:p>
          </table:table-cell>
          <table:table-cell office:value-type="float" office:value="2713">
            <text:p>2713</text:p>
          </table:table-cell>
          <table:table-cell office:value-type="float" office:value="262491">
            <text:p>262491</text:p>
          </table:table-cell>
          <table:table-cell office:value-type="percentage" office:value="0.98762286130324">
            <text:p>98.76%</text:p>
          </table:table-cell>
          <table:table-cell office:value-type="percentage" office:value="0.818401206636501">
            <text:p>81.84%</text:p>
          </table:table-cell>
          <table:table-cell table:formula="of:=[.B25]/[.C25]" office:value-type="percentage" office:value="0.0103355924584081">
            <text:p>1.03%</text:p>
          </table:table-cell>
          <table:table-cell table:formula="of:=MIN([.D25:.E25])" office:value-type="percentage" office:value="0.818401206636501">
            <text:p>81.84%</text:p>
          </table:table-cell>
        </table:table-row>
        <table:table-row table:style-name="ro1">
          <table:table-cell office:value-type="string">
            <text:p>?a &lt;dbo:starring&gt; ?b <text:s/>&lt;=&gt; ?b &lt;actedIn&gt; ?a </text:p>
          </table:table-cell>
          <table:table-cell office:value-type="float" office:value="113701">
            <text:p>113701</text:p>
          </table:table-cell>
          <table:table-cell office:value-type="float" office:value="263355">
            <text:p>263355</text:p>
          </table:table-cell>
          <table:table-cell office:value-type="percentage" office:value="0.947990228366086">
            <text:p>94.80%</text:p>
          </table:table-cell>
          <table:table-cell office:value-type="percentage" office:value="0.818098746600279">
            <text:p>81.81%</text:p>
          </table:table-cell>
          <table:table-cell table:formula="of:=[.B26]/[.C26]" office:value-type="percentage" office:value="0.431740426420611">
            <text:p>43.17%</text:p>
          </table:table-cell>
          <table:table-cell table:formula="of:=MIN([.D26:.E26])" office:value-type="percentage" office:value="0.818098746600279">
            <text:p>81.81%</text:p>
          </table:table-cell>
        </table:table-row>
        <table:table-row table:style-name="ro1">
          <table:table-cell office:value-type="string">
            <text:p>?a &lt;created&gt; ?b <text:s/>&lt;=&gt; ?b &lt;dbo:writer&gt; ?a </text:p>
          </table:table-cell>
          <table:table-cell office:value-type="float" office:value="72568">
            <text:p>72568</text:p>
          </table:table-cell>
          <table:table-cell office:value-type="float" office:value="320553">
            <text:p>320553</text:p>
          </table:table-cell>
          <table:table-cell office:value-type="percentage" office:value="0.83045901376698">
            <text:p>83.05%</text:p>
          </table:table-cell>
          <table:table-cell office:value-type="percentage" office:value="0.800838713237323">
            <text:p>80.08%</text:p>
          </table:table-cell>
          <table:table-cell table:formula="of:=[.B27]/[.C27]" office:value-type="percentage" office:value="0.226383780529273">
            <text:p>22.64%</text:p>
          </table:table-cell>
          <table:table-cell table:formula="of:=MIN([.D27:.E27])" office:value-type="percentage" office:value="0.800838713237323">
            <text:p>80.08%</text:p>
          </table:table-cell>
        </table:table-row>
        <table:table-row table:style-name="ro1">
          <table:table-cell office:value-type="string">
            <text:p>?a &lt;isLeaderOf&gt; ?b <text:s/>&lt;=&gt; ?b &lt;dbo:leaderName&gt; ?a </text:p>
          </table:table-cell>
          <table:table-cell office:value-type="float" office:value="5327">
            <text:p>5327</text:p>
          </table:table-cell>
          <table:table-cell office:value-type="float" office:value="21091">
            <text:p>21091</text:p>
          </table:table-cell>
          <table:table-cell office:value-type="percentage" office:value="0.930805521579591">
            <text:p>93.08%</text:p>
          </table:table-cell>
          <table:table-cell office:value-type="percentage" office:value="0.793771420056623">
            <text:p>79.38%</text:p>
          </table:table-cell>
          <table:table-cell table:formula="of:=[.B28]/[.C28]" office:value-type="percentage" office:value="0.252572187188848">
            <text:p>25.26%</text:p>
          </table:table-cell>
          <table:table-cell table:formula="of:=MIN([.D28:.E28])" office:value-type="percentage" office:value="0.793771420056623">
            <text:p>79.38%</text:p>
          </table:table-cell>
        </table:table-row>
        <table:table-row table:style-name="ro1">
          <table:table-cell office:value-type="string">
            <text:p>?a &lt;dbo:currency&gt; ?b <text:s/>&lt;=&gt; ?a &lt;hasCurrency&gt; ?b </text:p>
          </table:table-cell>
          <table:table-cell office:value-type="float" office:value="443">
            <text:p>443</text:p>
          </table:table-cell>
          <table:table-cell office:value-type="float" office:value="1331">
            <text:p>1331</text:p>
          </table:table-cell>
          <table:table-cell office:value-type="percentage" office:value="0.991051454138702">
            <text:p>99.11%</text:p>
          </table:table-cell>
          <table:table-cell office:value-type="percentage" office:value="0.774475524475524">
            <text:p>77.45%</text:p>
          </table:table-cell>
          <table:table-cell table:formula="of:=[.B29]/[.C29]" office:value-type="percentage" office:value="0.332832456799399">
            <text:p>33.28%</text:p>
          </table:table-cell>
          <table:table-cell table:formula="of:=MIN([.D29:.E29])" office:value-type="percentage" office:value="0.774475524475524">
            <text:p>77.45%</text:p>
          </table:table-cell>
        </table:table-row>
        <table:table-row table:style-name="ro1">
          <table:table-cell office:value-type="string">
            <text:p>?a &lt;created&gt; ?b <text:s/>&lt;=&gt; ?b &lt;dbo:creator&gt; ?a </text:p>
          </table:table-cell>
          <table:table-cell office:value-type="float" office:value="8384">
            <text:p>8384</text:p>
          </table:table-cell>
          <table:table-cell office:value-type="float" office:value="274916">
            <text:p>274916</text:p>
          </table:table-cell>
          <table:table-cell office:value-type="percentage" office:value="0.886070598182202">
            <text:p>88.61%</text:p>
          </table:table-cell>
          <table:table-cell office:value-type="percentage" office:value="0.759833242704368">
            <text:p>75.98%</text:p>
          </table:table-cell>
          <table:table-cell table:formula="of:=[.B30]/[.C30]" office:value-type="percentage" office:value="0.0304965880487131">
            <text:p>3.05%</text:p>
          </table:table-cell>
          <table:table-cell table:formula="of:=MIN([.D30:.E30])" office:value-type="percentage" office:value="0.759833242704368">
            <text:p>75.98%</text:p>
          </table:table-cell>
        </table:table-row>
        <table:table-row table:style-name="ro1">
          <table:table-cell office:value-type="string">
            <text:p>?a &lt;dbo:capital&gt; ?b <text:s/>&lt;=&gt; ?a &lt;hasCapital&gt; ?b </text:p>
          </table:table-cell>
          <table:table-cell office:value-type="float" office:value="1061">
            <text:p>1061</text:p>
          </table:table-cell>
          <table:table-cell office:value-type="float" office:value="4647">
            <text:p>4647</text:p>
          </table:table-cell>
          <table:table-cell office:value-type="percentage" office:value="0.992516370439663">
            <text:p>99.25%</text:p>
          </table:table-cell>
          <table:table-cell office:value-type="percentage" office:value="0.759484609878311">
            <text:p>75.95%</text:p>
          </table:table-cell>
          <table:table-cell table:formula="of:=[.B31]/[.C31]" office:value-type="percentage" office:value="0.228319345814504">
            <text:p>22.83%</text:p>
          </table:table-cell>
          <table:table-cell table:formula="of:=MIN([.D31:.E31])" office:value-type="percentage" office:value="0.759484609878311">
            <text:p>75.95%</text:p>
          </table:table-cell>
        </table:table-row>
        <table:table-row table:style-name="ro1">
          <table:table-cell office:value-type="string">
            <text:p>?a &lt;isLocatedIn&gt; ?b <text:s/>&lt;=&gt; ?a &lt;dbo:region&gt; ?b </text:p>
          </table:table-cell>
          <table:table-cell office:value-type="float" office:value="23385">
            <text:p>23385</text:p>
          </table:table-cell>
          <table:table-cell office:value-type="float" office:value="1222310">
            <text:p>1222310</text:p>
          </table:table-cell>
          <table:table-cell office:value-type="percentage" office:value="0.845444685466377">
            <text:p>84.54%</text:p>
          </table:table-cell>
          <table:table-cell office:value-type="percentage" office:value="0.750120288692863">
            <text:p>75.01%</text:p>
          </table:table-cell>
          <table:table-cell table:formula="of:=[.B32]/[.C32]" office:value-type="percentage" office:value="0.0191318078065303">
            <text:p>1.91%</text:p>
          </table:table-cell>
          <table:table-cell table:formula="of:=MIN([.D32:.E32])" office:value-type="percentage" office:value="0.750120288692863">
            <text:p>75.01%</text:p>
          </table:table-cell>
        </table:table-row>
        <table:table-row table:style-name="ro1">
          <table:table-cell office:value-type="string">
            <text:p>?a &lt;dbo:team&gt; ?b <text:s/>&lt;=&gt; ?a &lt;isAffiliatedTo&gt; ?b </text:p>
          </table:table-cell>
          <table:table-cell office:value-type="float" office:value="340664">
            <text:p>340664</text:p>
          </table:table-cell>
          <table:table-cell office:value-type="float" office:value="859324">
            <text:p>859324</text:p>
          </table:table-cell>
          <table:table-cell office:value-type="percentage" office:value="0.94309285200155">
            <text:p>94.31%</text:p>
          </table:table-cell>
          <table:table-cell office:value-type="percentage" office:value="0.742970801455129">
            <text:p>74.30%</text:p>
          </table:table-cell>
          <table:table-cell table:formula="of:=[.B33]/[.C33]" office:value-type="percentage" office:value="0.396432544651377">
            <text:p>39.64%</text:p>
          </table:table-cell>
          <table:table-cell table:formula="of:=MIN([.D33:.E33])" office:value-type="percentage" office:value="0.742970801455129">
            <text:p>74.30%</text:p>
          </table:table-cell>
        </table:table-row>
        <table:table-row table:style-name="ro1">
          <table:table-cell office:value-type="string">
            <text:p>?a &lt;created&gt; ?b <text:s/>&lt;=&gt; ?b &lt;dbo:developer&gt; ?a </text:p>
          </table:table-cell>
          <table:table-cell office:value-type="float" office:value="9527">
            <text:p>9527</text:p>
          </table:table-cell>
          <table:table-cell office:value-type="float" office:value="276373">
            <text:p>276373</text:p>
          </table:table-cell>
          <table:table-cell office:value-type="percentage" office:value="0.840642371834466">
            <text:p>84.06%</text:p>
          </table:table-cell>
          <table:table-cell office:value-type="percentage" office:value="0.726974437237695">
            <text:p>72.70%</text:p>
          </table:table-cell>
          <table:table-cell table:formula="of:=[.B34]/[.C34]" office:value-type="percentage" office:value="0.0344715294185756">
            <text:p>3.45%</text:p>
          </table:table-cell>
          <table:table-cell table:formula="of:=MIN([.D34:.E34])" office:value-type="percentage" office:value="0.726974437237695">
            <text:p>72.70%</text:p>
          </table:table-cell>
        </table:table-row>
        <table:table-row table:style-name="ro1">
          <table:table-cell office:value-type="string">
            <text:p>?a &lt;dbo:team&gt; ?b <text:s/>&lt;=&gt; ?a &lt;playsFor&gt; ?b </text:p>
          </table:table-cell>
          <table:table-cell office:value-type="float" office:value="322375">
            <text:p>322375</text:p>
          </table:table-cell>
          <table:table-cell office:value-type="float" office:value="804084">
            <text:p>804084</text:p>
          </table:table-cell>
          <table:table-cell office:value-type="percentage" office:value="0.948920901427024">
            <text:p>94.89%</text:p>
          </table:table-cell>
          <table:table-cell office:value-type="percentage" office:value="0.724251036249059">
            <text:p>72.43%</text:p>
          </table:table-cell>
          <table:table-cell table:formula="of:=[.B35]/[.C35]" office:value-type="percentage" office:value="0.400922042970635">
            <text:p>40.09%</text:p>
          </table:table-cell>
          <table:table-cell table:formula="of:=MIN([.D35:.E35])" office:value-type="percentage" office:value="0.724251036249059">
            <text:p>72.43%</text:p>
          </table:table-cell>
        </table:table-row>
        <table:table-row table:style-name="ro1">
          <table:table-cell office:value-type="string">
            <text:p>?a &lt;dbo:award&gt; ?b <text:s/>&lt;=&gt; ?a &lt;hasWonPrize&gt; ?b </text:p>
          </table:table-cell>
          <table:table-cell office:value-type="float" office:value="27417">
            <text:p>27417</text:p>
          </table:table-cell>
          <table:table-cell office:value-type="float" office:value="92268">
            <text:p>92268</text:p>
          </table:table-cell>
          <table:table-cell office:value-type="percentage" office:value="0.79902660799114">
            <text:p>79.90%</text:p>
          </table:table-cell>
          <table:table-cell office:value-type="percentage" office:value="0.710855868702844">
            <text:p>71.09%</text:p>
          </table:table-cell>
          <table:table-cell table:formula="of:=[.B36]/[.C36]" office:value-type="percentage" office:value="0.297145272467161">
            <text:p>29.71%</text:p>
          </table:table-cell>
          <table:table-cell table:formula="of:=MIN([.D36:.E36])" office:value-type="percentage" office:value="0.710855868702844">
            <text:p>71.09%</text:p>
          </table:table-cell>
        </table:table-row>
        <table:table-row table:style-name="ro1">
          <table:table-cell office:value-type="string">
            <text:p>?a &lt;isLocatedIn&gt; ?b <text:s/>&lt;=&gt; ?a &lt;dbo:isPartOf&gt; ?b </text:p>
          </table:table-cell>
          <table:table-cell office:value-type="float" office:value="459791">
            <text:p>459791</text:p>
          </table:table-cell>
          <table:table-cell office:value-type="float" office:value="1265910">
            <text:p>1265910</text:p>
          </table:table-cell>
          <table:table-cell office:value-type="percentage" office:value="0.892134587287512">
            <text:p>89.21%</text:p>
          </table:table-cell>
          <table:table-cell office:value-type="percentage" office:value="0.705056016094852">
            <text:p>70.51%</text:p>
          </table:table-cell>
          <table:table-cell table:formula="of:=[.B37]/[.C37]" office:value-type="percentage" office:value="0.363209864840312">
            <text:p>36.32%</text:p>
          </table:table-cell>
          <table:table-cell table:formula="of:=MIN([.D37:.E37])" office:value-type="percentage" office:value="0.705056016094852">
            <text:p>70.51%</text:p>
          </table:table-cell>
        </table:table-row>
        <table:table-row table:style-name="ro1">
          <table:table-cell office:value-type="string">
            <text:p>?a &lt;owns&gt; ?b <text:s/>&lt;=&gt; ?b &lt;dbo:operator&gt; ?a </text:p>
          </table:table-cell>
          <table:table-cell office:value-type="float" office:value="1297">
            <text:p>1297</text:p>
          </table:table-cell>
          <table:table-cell office:value-type="float" office:value="30508">
            <text:p>30508</text:p>
          </table:table-cell>
          <table:table-cell office:value-type="percentage" office:value="0.709130672498633">
            <text:p>70.91%</text:p>
          </table:table-cell>
          <table:table-cell office:value-type="percentage" office:value="0.698062432723358">
            <text:p>69.81%</text:p>
          </table:table-cell>
          <table:table-cell table:formula="of:=[.B38]/[.C38]" office:value-type="percentage" office:value="0.0425134390979415">
            <text:p>4.25%</text:p>
          </table:table-cell>
          <table:table-cell table:formula="of:=MIN([.D38:.E38])" office:value-type="percentage" office:value="0.698062432723358">
            <text:p>69.81%</text:p>
          </table:table-cell>
        </table:table-row>
        <table:table-row table:style-name="ro1">
          <table:table-cell office:value-type="string">
            <text:p>?a &lt;influences&gt; ?b <text:s/>&lt;=&gt; ?b &lt;dbo:influencedBy&gt; ?a </text:p>
          </table:table-cell>
          <table:table-cell office:value-type="float" office:value="13651">
            <text:p>13651</text:p>
          </table:table-cell>
          <table:table-cell office:value-type="float" office:value="27706">
            <text:p>27706</text:p>
          </table:table-cell>
          <table:table-cell office:value-type="percentage" office:value="0.848151599875738">
            <text:p>84.82%</text:p>
          </table:table-cell>
          <table:table-cell office:value-type="percentage" office:value="0.696941849185684">
            <text:p>69.69%</text:p>
          </table:table-cell>
          <table:table-cell table:formula="of:=[.B39]/[.C39]" office:value-type="percentage" office:value="0.492709160470656">
            <text:p>49.27%</text:p>
          </table:table-cell>
          <table:table-cell table:formula="of:=MIN([.D39:.E39])" office:value-type="percentage" office:value="0.696941849185684">
            <text:p>69.69%</text:p>
          </table:table-cell>
        </table:table-row>
        <table:table-row table:style-name="ro1">
          <table:table-cell office:value-type="string">
            <text:p>?a &lt;dbo:almaMater&gt; ?b <text:s/>&lt;=&gt; ?a &lt;graduatedFrom&gt; ?b </text:p>
          </table:table-cell>
          <table:table-cell office:value-type="float" office:value="24397">
            <text:p>24397</text:p>
          </table:table-cell>
          <table:table-cell office:value-type="float" office:value="54859">
            <text:p>54859</text:p>
          </table:table-cell>
          <table:table-cell office:value-type="percentage" office:value="0.994578067672238">
            <text:p>99.46%</text:p>
          </table:table-cell>
          <table:table-cell office:value-type="percentage" office:value="0.63980383929508">
            <text:p>63.98%</text:p>
          </table:table-cell>
          <table:table-cell table:formula="of:=[.B40]/[.C40]" office:value-type="percentage" office:value="0.444721923476549">
            <text:p>44.47%</text:p>
          </table:table-cell>
          <table:table-cell table:formula="of:=MIN([.D40:.E40])" office:value-type="percentage" office:value="0.63980383929508">
            <text:p>63.98%</text:p>
          </table:table-cell>
        </table:table-row>
        <table:table-row table:style-name="ro1">
          <table:table-cell office:value-type="string">
            <text:p>?a &lt;dbo:usingCountry&gt; ?b <text:s/>&lt;=&gt; ?b &lt;hasCurrency&gt; ?a </text:p>
          </table:table-cell>
          <table:table-cell office:value-type="float" office:value="160">
            <text:p>160</text:p>
          </table:table-cell>
          <table:table-cell office:value-type="float" office:value="767">
            <text:p>767</text:p>
          </table:table-cell>
          <table:table-cell office:value-type="percentage" office:value="0.829015544041451">
            <text:p>82.90%</text:p>
          </table:table-cell>
          <table:table-cell office:value-type="percentage" office:value="0.625">
            <text:p>62.50%</text:p>
          </table:table-cell>
          <table:table-cell table:formula="of:=[.B41]/[.C41]" office:value-type="percentage" office:value="0.208604954367666">
            <text:p>20.86%</text:p>
          </table:table-cell>
          <table:table-cell table:formula="of:=MIN([.D41:.E41])" office:value-type="percentage" office:value="0.625">
            <text:p>62.50%</text:p>
          </table:table-cell>
        </table:table-row>
        <table:table-row table:style-name="ro1">
          <table:table-cell office:value-type="string">
            <text:p>?a &lt;dbo:locatedInArea&gt; ?b <text:s/>&lt;=&gt; ?a &lt;isLocatedIn&gt; ?b </text:p>
          </table:table-cell>
          <table:table-cell office:value-type="float" office:value="13639">
            <text:p>13639</text:p>
          </table:table-cell>
          <table:table-cell office:value-type="float" office:value="1195323">
            <text:p>1195323</text:p>
          </table:table-cell>
          <table:table-cell office:value-type="percentage" office:value="0.838858478381204">
            <text:p>83.89%</text:p>
          </table:table-cell>
          <table:table-cell office:value-type="percentage" office:value="0.611641777658191">
            <text:p>61.16%</text:p>
          </table:table-cell>
          <table:table-cell table:formula="of:=[.B42]/[.C42]" office:value-type="percentage" office:value="0.0114103049970594">
            <text:p>1.14%</text:p>
          </table:table-cell>
          <table:table-cell table:formula="of:=MIN([.D42:.E42])" office:value-type="percentage" office:value="0.611641777658191">
            <text:p>61.16%</text:p>
          </table:table-cell>
        </table:table-row>
        <table:table-row table:style-name="ro1">
          <table:table-cell office:value-type="string">
            <text:p>?a &lt;dbo:location&gt; ?b <text:s/>&lt;=&gt; ?a &lt;isLocatedIn&gt; ?b </text:p>
          </table:table-cell>
          <table:table-cell office:value-type="float" office:value="92245">
            <text:p>92245</text:p>
          </table:table-cell>
          <table:table-cell office:value-type="float" office:value="1335922">
            <text:p>1335922</text:p>
          </table:table-cell>
          <table:table-cell office:value-type="percentage" office:value="0.816580356747665">
            <text:p>81.66%</text:p>
          </table:table-cell>
          <table:table-cell office:value-type="percentage" office:value="0.593967920774228">
            <text:p>59.40%</text:p>
          </table:table-cell>
          <table:table-cell table:formula="of:=[.B43]/[.C43]" office:value-type="percentage" office:value="0.0690496900268129">
            <text:p>6.90%</text:p>
          </table:table-cell>
          <table:table-cell table:formula="of:=MIN([.D43:.E43])" office:value-type="percentage" office:value="0.593967920774228">
            <text:p>59.40%</text:p>
          </table:table-cell>
        </table:table-row>
        <table:table-row table:style-name="ro1">
          <table:table-cell office:value-type="string">
            <text:p>?a &lt;dbo:deathPlace&gt; ?b <text:s/>&lt;=&gt; ?a &lt;diedIn&gt; ?b </text:p>
          </table:table-cell>
          <table:table-cell office:value-type="float" office:value="41330">
            <text:p>41330</text:p>
          </table:table-cell>
          <table:table-cell office:value-type="float" office:value="203467">
            <text:p>203467</text:p>
          </table:table-cell>
          <table:table-cell office:value-type="percentage" office:value="0.988259486860668">
            <text:p>98.83%</text:p>
          </table:table-cell>
          <table:table-cell office:value-type="percentage" office:value="0.592935842993228">
            <text:p>59.29%</text:p>
          </table:table-cell>
          <table:table-cell table:formula="of:=[.B44]/[.C44]" office:value-type="percentage" office:value="0.203128762895212">
            <text:p>20.31%</text:p>
          </table:table-cell>
          <table:table-cell table:formula="of:=MIN([.D44:.E44])" office:value-type="percentage" office:value="0.592935842993228">
            <text:p>59.29%</text:p>
          </table:table-cell>
        </table:table-row>
        <table:table-row table:style-name="ro1">
          <table:table-cell office:value-type="string">
            <text:p>?a &lt;dbo:birthPlace&gt; ?b <text:s/>&lt;=&gt; ?a &lt;wasBornIn&gt; ?b </text:p>
          </table:table-cell>
          <table:table-cell office:value-type="float" office:value="153076">
            <text:p>153076</text:p>
          </table:table-cell>
          <table:table-cell office:value-type="float" office:value="777239">
            <text:p>777239</text:p>
          </table:table-cell>
          <table:table-cell office:value-type="percentage" office:value="0.988173625635861">
            <text:p>98.82%</text:p>
          </table:table-cell>
          <table:table-cell office:value-type="percentage" office:value="0.53566154599853">
            <text:p>53.57%</text:p>
          </table:table-cell>
          <table:table-cell table:formula="of:=[.B45]/[.C45]" office:value-type="percentage" office:value="0.196948428990311">
            <text:p>19.69%</text:p>
          </table:table-cell>
          <table:table-cell table:formula="of:=MIN([.D45:.E45])" office:value-type="percentage" office:value="0.53566154599853">
            <text:p>53.57%</text:p>
          </table:table-cell>
        </table:table-row>
        <table:table-row table:style-name="ro1">
          <table:table-cell office:value-type="string">
            <text:p>?a &lt;influences&gt; ?b <text:s/>&lt;=&gt; ?a &lt;dbo:influenced&gt; ?b </text:p>
          </table:table-cell>
          <table:table-cell office:value-type="float" office:value="6577">
            <text:p>6577</text:p>
          </table:table-cell>
          <table:table-cell office:value-type="float" office:value="25395">
            <text:p>25395</text:p>
          </table:table-cell>
          <table:table-cell office:value-type="percentage" office:value="0.950845742373862">
            <text:p>95.08%</text:p>
          </table:table-cell>
          <table:table-cell office:value-type="percentage" office:value="0.522980279898219">
            <text:p>52.30%</text:p>
          </table:table-cell>
          <table:table-cell table:formula="of:=[.B46]/[.C46]" office:value-type="percentage" office:value="0.258987989761764">
            <text:p>25.90%</text:p>
          </table:table-cell>
          <table:table-cell table:formula="of:=MIN([.D46:.E46])" office:value-type="percentage" office:value="0.522980279898219">
            <text:p>52.30%</text:p>
          </table:table-cell>
        </table:table-row>
        <table:table-row table:style-name="ro1">
          <table:table-cell office:value-type="string">
            <text:p>?a &lt;created&gt; ?b <text:s/>&lt;=&gt; ?b &lt;dbo:musicalArtist&gt; ?a </text:p>
          </table:table-cell>
          <table:table-cell office:value-type="float" office:value="29683">
            <text:p>29683</text:p>
          </table:table-cell>
          <table:table-cell office:value-type="float" office:value="274462">
            <text:p>274462</text:p>
          </table:table-cell>
          <table:table-cell office:value-type="percentage" office:value="0.902822556116552">
            <text:p>90.28%</text:p>
          </table:table-cell>
          <table:table-cell office:value-type="percentage" office:value="0.501537577723709">
            <text:p>50.15%</text:p>
          </table:table-cell>
          <table:table-cell table:formula="of:=[.B47]/[.C47]" office:value-type="percentage" office:value="0.108149762079997">
            <text:p>10.81%</text:p>
          </table:table-cell>
          <table:table-cell table:formula="of:=MIN([.D47:.E47])" office:value-type="percentage" office:value="0.501537577723709">
            <text:p>50.15%</text:p>
          </table:table-cell>
        </table:table-row>
        <table:table-row table:style-name="ro1">
          <table:table-cell office:value-type="string">
            <text:p>?a &lt;created&gt; ?b <text:s/>&lt;=&gt; ?b &lt;dbo:musicalBand&gt; ?a </text:p>
          </table:table-cell>
          <table:table-cell office:value-type="float" office:value="29683">
            <text:p>29683</text:p>
          </table:table-cell>
          <table:table-cell office:value-type="float" office:value="274462">
            <text:p>274462</text:p>
          </table:table-cell>
          <table:table-cell office:value-type="percentage" office:value="0.902822556116552">
            <text:p>90.28%</text:p>
          </table:table-cell>
          <table:table-cell office:value-type="percentage" office:value="0.501537577723709">
            <text:p>50.15%</text:p>
          </table:table-cell>
          <table:table-cell table:formula="of:=[.B48]/[.C48]" office:value-type="percentage" office:value="0.108149762079997">
            <text:p>10.81%</text:p>
          </table:table-cell>
          <table:table-cell table:formula="of:=MIN([.D48:.E48])" office:value-type="percentage" office:value="0.501537577723709">
            <text:p>50.15%</text:p>
          </table:table-cell>
        </table:table-row>
        <table:table-row table:style-name="ro1">
          <table:table-cell office:value-type="string">
            <text:p>?a &lt;dbo:largestCity&gt; ?b <text:s/>&lt;=&gt; ?a &lt;hasCapital&gt; ?b </text:p>
          </table:table-cell>
          <table:table-cell office:value-type="float" office:value="70">
            <text:p>70</text:p>
          </table:table-cell>
          <table:table-cell office:value-type="float" office:value="3830">
            <text:p>3830</text:p>
          </table:table-cell>
          <table:table-cell office:value-type="percentage" office:value="0.476190476190476">
            <text:p>47.62%</text:p>
          </table:table-cell>
          <table:table-cell office:value-type="percentage" office:value="0.472972972972973">
            <text:p>47.30%</text:p>
          </table:table-cell>
          <table:table-cell table:formula="of:=[.B49]/[.C49]" office:value-type="percentage" office:value="0.0182767624020888">
            <text:p>1.83%</text:p>
          </table:table-cell>
          <table:table-cell table:formula="of:=MIN([.D49:.E49])" office:value-type="percentage" office:value="0.472972972972973">
            <text:p>47.30%</text:p>
          </table:table-cell>
        </table:table-row>
        <table:table-row table:style-name="ro1">
          <table:table-cell office:value-type="string">
            <text:p>?a &lt;isLocatedIn&gt; ?b <text:s/>&lt;=&gt; ?a &lt;dbo:city&gt; ?b </text:p>
          </table:table-cell>
          <table:table-cell office:value-type="float" office:value="39088">
            <text:p>39088</text:p>
          </table:table-cell>
          <table:table-cell office:value-type="float" office:value="1226117">
            <text:p>1226117</text:p>
          </table:table-cell>
          <table:table-cell office:value-type="percentage" office:value="0.609540443183059">
            <text:p>60.95%</text:p>
          </table:table-cell>
          <table:table-cell office:value-type="percentage" office:value="0.431068517926266">
            <text:p>43.11%</text:p>
          </table:table-cell>
          <table:table-cell table:formula="of:=[.B50]/[.C50]" office:value-type="percentage" office:value="0.0318795025270835">
            <text:p>3.19%</text:p>
          </table:table-cell>
          <table:table-cell table:formula="of:=MIN([.D50:.E50])" office:value-type="percentage" office:value="0.431068517926266">
            <text:p>43.11%</text:p>
          </table:table-cell>
        </table:table-row>
        <table:table-row table:style-name="ro1">
          <table:table-cell office:value-type="string">
            <text:p>?a &lt;created&gt; ?b <text:s/>&lt;=&gt; ?b &lt;dbo:composer&gt; ?a </text:p>
          </table:table-cell>
          <table:table-cell office:value-type="float" office:value="3158">
            <text:p>3158</text:p>
          </table:table-cell>
          <table:table-cell office:value-type="float" office:value="265910">
            <text:p>265910</text:p>
          </table:table-cell>
          <table:table-cell office:value-type="percentage" office:value="0.651268302742834">
            <text:p>65.13%</text:p>
          </table:table-cell>
          <table:table-cell office:value-type="percentage" office:value="0.406958762886598">
            <text:p>40.70%</text:p>
          </table:table-cell>
          <table:table-cell table:formula="of:=[.B51]/[.C51]" office:value-type="percentage" office:value="0.0118761987138506">
            <text:p>1.19%</text:p>
          </table:table-cell>
          <table:table-cell table:formula="of:=MIN([.D51:.E51])" office:value-type="percentage" office:value="0.406958762886598">
            <text:p>40.70%</text:p>
          </table:table-cell>
        </table:table-row>
        <table:table-row table:style-name="ro1">
          <table:table-cell office:value-type="string">
            <text:p>?a &lt;hasChild&gt; ?b <text:s/>&lt;=&gt; ?b &lt;dbo:predecessor&gt; ?a </text:p>
          </table:table-cell>
          <table:table-cell office:value-type="float" office:value="1102">
            <text:p>1102</text:p>
          </table:table-cell>
          <table:table-cell office:value-type="float" office:value="28180">
            <text:p>28180</text:p>
          </table:table-cell>
          <table:table-cell office:value-type="percentage" office:value="0.53006253006253">
            <text:p>53.01%</text:p>
          </table:table-cell>
          <table:table-cell office:value-type="percentage" office:value="0.392729864575909">
            <text:p>39.27%</text:p>
          </table:table-cell>
          <table:table-cell table:formula="of:=[.B52]/[.C52]" office:value-type="percentage" office:value="0.0391057487579844">
            <text:p>3.91%</text:p>
          </table:table-cell>
          <table:table-cell table:formula="of:=MIN([.D52:.E52])" office:value-type="percentage" office:value="0.392729864575909">
            <text:p>39.27%</text:p>
          </table:table-cell>
        </table:table-row>
        <table:table-row table:style-name="ro1">
          <table:table-cell office:value-type="string">
            <text:p>?a &lt;dbo:notableStudent&gt; ?b <text:s/>&lt;=&gt; ?b &lt;hasAcademicAdvisor&gt; ?a </text:p>
          </table:table-cell>
          <table:table-cell office:value-type="float" office:value="49">
            <text:p>49</text:p>
          </table:table-cell>
          <table:table-cell office:value-type="float" office:value="3485">
            <text:p>3485</text:p>
          </table:table-cell>
          <table:table-cell office:value-type="percentage" office:value="0.398373983739837">
            <text:p>39.84%</text:p>
          </table:table-cell>
          <table:table-cell office:value-type="percentage" office:value="0.385826771653543">
            <text:p>38.58%</text:p>
          </table:table-cell>
          <table:table-cell table:formula="of:=[.B53]/[.C53]" office:value-type="percentage" office:value="0.0140602582496413">
            <text:p>1.41%</text:p>
          </table:table-cell>
          <table:table-cell table:formula="of:=MIN([.D53:.E53])" office:value-type="percentage" office:value="0.385826771653543">
            <text:p>38.58%</text:p>
          </table:table-cell>
        </table:table-row>
        <table:table-row table:style-name="ro1">
          <table:table-cell office:value-type="string">
            <text:p>?a &lt;dbo:lyrics&gt; ?b <text:s/>&lt;=&gt; ?b &lt;wroteMusicFor&gt; ?a </text:p>
          </table:table-cell>
          <table:table-cell office:value-type="float" office:value="383">
            <text:p>383</text:p>
          </table:table-cell>
          <table:table-cell office:value-type="float" office:value="23313">
            <text:p>23313</text:p>
          </table:table-cell>
          <table:table-cell office:value-type="percentage" office:value="0.437714285714286">
            <text:p>43.77%</text:p>
          </table:table-cell>
          <table:table-cell office:value-type="percentage" office:value="0.384538152610442">
            <text:p>38.45%</text:p>
          </table:table-cell>
          <table:table-cell table:formula="of:=[.B54]/[.C54]" office:value-type="percentage" office:value="0.016428602067516">
            <text:p>1.64%</text:p>
          </table:table-cell>
          <table:table-cell table:formula="of:=MIN([.D54:.E54])" office:value-type="percentage" office:value="0.384538152610442">
            <text:p>38.45%</text:p>
          </table:table-cell>
        </table:table-row>
        <table:table-row table:style-name="ro1">
          <table:table-cell office:value-type="string">
            <text:p>?a &lt;hasChild&gt; ?b <text:s/>&lt;=&gt; ?a &lt;dbo:successor&gt; ?b </text:p>
          </table:table-cell>
          <table:table-cell office:value-type="float" office:value="1052">
            <text:p>1052</text:p>
          </table:table-cell>
          <table:table-cell office:value-type="float" office:value="74516">
            <text:p>74516</text:p>
          </table:table-cell>
          <table:table-cell office:value-type="percentage" office:value="0.386906951084958">
            <text:p>38.69%</text:p>
          </table:table-cell>
          <table:table-cell office:value-type="percentage" office:value="0.365658672228015">
            <text:p>36.57%</text:p>
          </table:table-cell>
          <table:table-cell table:formula="of:=[.B55]/[.C55]" office:value-type="percentage" office:value="0.0141177733641097">
            <text:p>1.41%</text:p>
          </table:table-cell>
          <table:table-cell table:formula="of:=MIN([.D55:.E55])" office:value-type="percentage" office:value="0.365658672228015">
            <text:p>36.57%</text:p>
          </table:table-cell>
        </table:table-row>
        <table:table-row table:style-name="ro1">
          <table:table-cell office:value-type="string">
            <text:p>?a &lt;isLocatedIn&gt; ?b <text:s/>&lt;=&gt; ?a &lt;dbo:state&gt; ?b </text:p>
          </table:table-cell>
          <table:table-cell office:value-type="float" office:value="22248">
            <text:p>22248</text:p>
          </table:table-cell>
          <table:table-cell office:value-type="float" office:value="1207527">
            <text:p>1207527</text:p>
          </table:table-cell>
          <table:table-cell office:value-type="percentage" office:value="0.586291406435291">
            <text:p>58.63%</text:p>
          </table:table-cell>
          <table:table-cell office:value-type="percentage" office:value="0.323767390418534">
            <text:p>32.38%</text:p>
          </table:table-cell>
          <table:table-cell table:formula="of:=[.B56]/[.C56]" office:value-type="percentage" office:value="0.0184244327456032">
            <text:p>1.84%</text:p>
          </table:table-cell>
          <table:table-cell table:formula="of:=MIN([.D56:.E56])" office:value-type="percentage" office:value="0.323767390418534">
            <text:p>32.38%</text:p>
          </table:table-cell>
        </table:table-row>
        <table:table-row table:style-name="ro1">
          <table:table-cell office:value-type="string">
            <text:p>?a &lt;livesIn&gt; ?b <text:s/>&lt;=&gt; ?a &lt;dbo:citizenship&gt; ?b </text:p>
          </table:table-cell>
          <table:table-cell office:value-type="float" office:value="555">
            <text:p>555</text:p>
          </table:table-cell>
          <table:table-cell office:value-type="float" office:value="33278">
            <text:p>33278</text:p>
          </table:table-cell>
          <table:table-cell office:value-type="percentage" office:value="0.449756888168557">
            <text:p>44.98%</text:p>
          </table:table-cell>
          <table:table-cell office:value-type="percentage" office:value="0.316780821917808">
            <text:p>31.68%</text:p>
          </table:table-cell>
          <table:table-cell table:formula="of:=[.B57]/[.C57]" office:value-type="percentage" office:value="0.0166776849570287">
            <text:p>1.67%</text:p>
          </table:table-cell>
          <table:table-cell table:formula="of:=MIN([.D57:.E57])" office:value-type="percentage" office:value="0.316780821917808">
            <text:p>31.68%</text:p>
          </table:table-cell>
        </table:table-row>
        <table:table-row table:style-name="ro1">
          <table:table-cell office:value-type="string">
            <text:p>?a &lt;dbo:mainInterest&gt; ?b <text:s/>&lt;=&gt; ?a &lt;isInterestedIn&gt; ?b </text:p>
          </table:table-cell>
          <table:table-cell office:value-type="float" office:value="243">
            <text:p>243</text:p>
          </table:table-cell>
          <table:table-cell office:value-type="float" office:value="2677">
            <text:p>2677</text:p>
          </table:table-cell>
          <table:table-cell office:value-type="percentage" office:value="0.883636363636364">
            <text:p>88.36%</text:p>
          </table:table-cell>
          <table:table-cell office:value-type="percentage" office:value="0.308375634517766">
            <text:p>30.84%</text:p>
          </table:table-cell>
          <table:table-cell table:formula="of:=[.B58]/[.C58]" office:value-type="percentage" office:value="0.0907732536421367">
            <text:p>9.08%</text:p>
          </table:table-cell>
          <table:table-cell table:formula="of:=MIN([.D58:.E58])" office:value-type="percentage" office:value="0.308375634517766">
            <text:p>30.84%</text:p>
          </table:table-cell>
        </table:table-row>
        <table:table-row table:style-name="ro1">
          <table:table-cell office:value-type="string">
            <text:p>?a &lt;hasChild&gt; ?b <text:s/>&lt;=&gt; ?b &lt;dbo:relation&gt; ?a </text:p>
          </table:table-cell>
          <table:table-cell office:value-type="float" office:value="222">
            <text:p>222</text:p>
          </table:table-cell>
          <table:table-cell office:value-type="float" office:value="19148">
            <text:p>19148</text:p>
          </table:table-cell>
          <table:table-cell office:value-type="percentage" office:value="0.309192200557103">
            <text:p>30.92%</text:p>
          </table:table-cell>
          <table:table-cell office:value-type="percentage" office:value="0.30327868852459">
            <text:p>30.33%</text:p>
          </table:table-cell>
          <table:table-cell table:formula="of:=[.B59]/[.C59]" office:value-type="percentage" office:value="0.0115939001462294">
            <text:p>1.16%</text:p>
          </table:table-cell>
          <table:table-cell table:formula="of:=MIN([.D59:.E59])" office:value-type="percentage" office:value="0.30327868852459">
            <text:p>30.33%</text:p>
          </table:table-cell>
        </table:table-row>
        <table:table-row table:style-name="ro1">
          <table:table-cell office:value-type="string">
            <text:p>?a &lt;isLocatedIn&gt; ?b <text:s/>&lt;=&gt; ?a &lt;dbo:district&gt; ?b </text:p>
          </table:table-cell>
          <table:table-cell office:value-type="float" office:value="17477">
            <text:p>17477</text:p>
          </table:table-cell>
          <table:table-cell office:value-type="float" office:value="1225053">
            <text:p>1225053</text:p>
          </table:table-cell>
          <table:table-cell office:value-type="percentage" office:value="0.443939239991872">
            <text:p>44.39%</text:p>
          </table:table-cell>
          <table:table-cell office:value-type="percentage" office:value="0.300555469569554">
            <text:p>30.06%</text:p>
          </table:table-cell>
          <table:table-cell table:formula="of:=[.B60]/[.C60]" office:value-type="percentage" office:value="0.0142663215387416">
            <text:p>1.43%</text:p>
          </table:table-cell>
          <table:table-cell table:formula="of:=MIN([.D60:.E60])" office:value-type="percentage" office:value="0.300555469569554">
            <text:p>30.06%</text:p>
          </table:table-cell>
        </table:table-row>
        <table:table-row table:style-name="ro1">
          <table:table-cell office:value-type="string">
            <text:p>?a &lt;isLocatedIn&gt; ?b <text:s/>&lt;=&gt; ?a &lt;dbo:country&gt; ?b </text:p>
          </table:table-cell>
          <table:table-cell office:value-type="float" office:value="255355">
            <text:p>255355</text:p>
          </table:table-cell>
          <table:table-cell office:value-type="float" office:value="1510146">
            <text:p>1510146</text:p>
          </table:table-cell>
          <table:table-cell office:value-type="percentage" office:value="0.651183250879788">
            <text:p>65.12%</text:p>
          </table:table-cell>
          <table:table-cell office:value-type="percentage" office:value="0.29987328884155">
            <text:p>29.99%</text:p>
          </table:table-cell>
          <table:table-cell table:formula="of:=[.B61]/[.C61]" office:value-type="percentage" office:value="0.169092922141303">
            <text:p>16.91%</text:p>
          </table:table-cell>
          <table:table-cell table:formula="of:=MIN([.D61:.E61])" office:value-type="percentage" office:value="0.29987328884155">
            <text:p>29.99%</text:p>
          </table:table-cell>
        </table:table-row>
        <table:table-row table:style-name="ro1">
          <table:table-cell office:value-type="string">
            <text:p>?a &lt;dbo:writer&gt; ?b <text:s/>&lt;=&gt; ?b &lt;directed&gt; ?a </text:p>
          </table:table-cell>
          <table:table-cell office:value-type="float" office:value="12809">
            <text:p>12809</text:p>
          </table:table-cell>
          <table:table-cell office:value-type="float" office:value="158896">
            <text:p>158896</text:p>
          </table:table-cell>
          <table:table-cell office:value-type="percentage" office:value="0.456860577094554">
            <text:p>45.69%</text:p>
          </table:table-cell>
          <table:table-cell office:value-type="percentage" office:value="0.287480922883562">
            <text:p>28.75%</text:p>
          </table:table-cell>
          <table:table-cell table:formula="of:=[.B62]/[.C62]" office:value-type="percentage" office:value="0.0806124760849864">
            <text:p>8.06%</text:p>
          </table:table-cell>
          <table:table-cell table:formula="of:=MIN([.D62:.E62])" office:value-type="percentage" office:value="0.287480922883562">
            <text:p>28.75%</text:p>
          </table:table-cell>
        </table:table-row>
        <table:table-row table:style-name="ro1">
          <table:table-cell office:value-type="string">
            <text:p>?a &lt;dbo:producer&gt; ?b <text:s/>&lt;=&gt; ?b &lt;created&gt; ?a </text:p>
          </table:table-cell>
          <table:table-cell office:value-type="float" office:value="33610">
            <text:p>33610</text:p>
          </table:table-cell>
          <table:table-cell office:value-type="float" office:value="419450">
            <text:p>419450</text:p>
          </table:table-cell>
          <table:table-cell office:value-type="percentage" office:value="0.293063609016">
            <text:p>29.31%</text:p>
          </table:table-cell>
          <table:table-cell office:value-type="percentage" office:value="0.278687573071533">
            <text:p>27.87%</text:p>
          </table:table-cell>
          <table:table-cell table:formula="of:=[.B63]/[.C63]" office:value-type="percentage" office:value="0.0801287400166885">
            <text:p>8.01%</text:p>
          </table:table-cell>
          <table:table-cell table:formula="of:=MIN([.D63:.E63])" office:value-type="percentage" office:value="0.278687573071533">
            <text:p>27.87%</text:p>
          </table:table-cell>
        </table:table-row>
        <table:table-row table:style-name="ro1">
          <table:table-cell office:value-type="string">
            <text:p>?a &lt;dbo:residence&gt; ?b <text:s/>&lt;=&gt; ?a &lt;isCitizenOf&gt; ?b </text:p>
          </table:table-cell>
          <table:table-cell office:value-type="float" office:value="2162">
            <text:p>2162</text:p>
          </table:table-cell>
          <table:table-cell office:value-type="float" office:value="77353">
            <text:p>77353</text:p>
          </table:table-cell>
          <table:table-cell office:value-type="percentage" office:value="0.414176245210728">
            <text:p>41.42%</text:p>
          </table:table-cell>
          <table:table-cell office:value-type="percentage" office:value="0.275378932620048">
            <text:p>27.54%</text:p>
          </table:table-cell>
          <table:table-cell table:formula="of:=[.B64]/[.C64]" office:value-type="percentage" office:value="0.0279497886313394">
            <text:p>2.79%</text:p>
          </table:table-cell>
          <table:table-cell table:formula="of:=MIN([.D64:.E64])" office:value-type="percentage" office:value="0.275378932620048">
            <text:p>27.54%</text:p>
          </table:table-cell>
        </table:table-row>
        <table:table-row table:style-name="ro1">
          <table:table-cell office:value-type="string">
            <text:p>?a &lt;created&gt; ?b <text:s/>&lt;=&gt; ?b &lt;dbo:foundedBy&gt; ?a </text:p>
          </table:table-cell>
          <table:table-cell office:value-type="float" office:value="4420">
            <text:p>4420</text:p>
          </table:table-cell>
          <table:table-cell office:value-type="float" office:value="265191">
            <text:p>265191</text:p>
          </table:table-cell>
          <table:table-cell office:value-type="percentage" office:value="0.882940471434279">
            <text:p>88.29%</text:p>
          </table:table-cell>
          <table:table-cell office:value-type="percentage" office:value="0.274193548387097">
            <text:p>27.42%</text:p>
          </table:table-cell>
          <table:table-cell table:formula="of:=[.B65]/[.C65]" office:value-type="percentage" office:value="0.016667232296722">
            <text:p>1.67%</text:p>
          </table:table-cell>
          <table:table-cell table:formula="of:=MIN([.D65:.E65])" office:value-type="percentage" office:value="0.274193548387097">
            <text:p>27.42%</text:p>
          </table:table-cell>
        </table:table-row>
        <table:table-row table:style-name="ro1">
          <table:table-cell office:value-type="string">
            <text:p>?a &lt;dbo:residence&gt; ?b <text:s/>&lt;=&gt; ?a &lt;diedIn&gt; ?b </text:p>
          </table:table-cell>
          <table:table-cell office:value-type="float" office:value="695">
            <text:p>695</text:p>
          </table:table-cell>
          <table:table-cell office:value-type="float" office:value="80280">
            <text:p>80280</text:p>
          </table:table-cell>
          <table:table-cell office:value-type="percentage" office:value="0.429542645241038">
            <text:p>42.95%</text:p>
          </table:table-cell>
          <table:table-cell office:value-type="percentage" office:value="0.259910246821242">
            <text:p>25.99%</text:p>
          </table:table-cell>
          <table:table-cell table:formula="of:=[.B66]/[.C66]" office:value-type="percentage" office:value="0.00865719980069756">
            <text:p>0.87%</text:p>
          </table:table-cell>
          <table:table-cell table:formula="of:=MIN([.D66:.E66])" office:value-type="percentage" office:value="0.259910246821242">
            <text:p>25.99%</text:p>
          </table:table-cell>
        </table:table-row>
        <table:table-row table:style-name="ro1">
          <table:table-cell office:value-type="string">
            <text:p>?a &lt;created&gt; ?b <text:s/>&lt;=&gt; ?b &lt;dbo:director&gt; ?a </text:p>
          </table:table-cell>
          <table:table-cell office:value-type="float" office:value="9560">
            <text:p>9560</text:p>
          </table:table-cell>
          <table:table-cell office:value-type="float" office:value="326707">
            <text:p>326707</text:p>
          </table:table-cell>
          <table:table-cell office:value-type="percentage" office:value="0.293873536011804">
            <text:p>29.39%</text:p>
          </table:table-cell>
          <table:table-cell office:value-type="percentage" office:value="0.235851384023289">
            <text:p>23.59%</text:p>
          </table:table-cell>
          <table:table-cell table:formula="of:=[.B67]/[.C67]" office:value-type="percentage" office:value="0.029261693199105">
            <text:p>2.93%</text:p>
          </table:table-cell>
          <table:table-cell table:formula="of:=MIN([.D67:.E67])" office:value-type="percentage" office:value="0.235851384023289">
            <text:p>23.59%</text:p>
          </table:table-cell>
        </table:table-row>
        <table:table-row table:style-name="ro1">
          <table:table-cell office:value-type="string">
            <text:p>?a &lt;livesIn&gt; ?b <text:s/>&lt;=&gt; ?a &lt;dbo:nationality&gt; ?b </text:p>
          </table:table-cell>
          <table:table-cell office:value-type="float" office:value="1999">
            <text:p>1999</text:p>
          </table:table-cell>
          <table:table-cell office:value-type="float" office:value="86500">
            <text:p>86500</text:p>
          </table:table-cell>
          <table:table-cell office:value-type="percentage" office:value="0.303937965637829">
            <text:p>30.39%</text:p>
          </table:table-cell>
          <table:table-cell office:value-type="percentage" office:value="0.216928920238741">
            <text:p>21.69%</text:p>
          </table:table-cell>
          <table:table-cell table:formula="of:=[.B68]/[.C68]" office:value-type="percentage" office:value="0.0231098265895954">
            <text:p>2.31%</text:p>
          </table:table-cell>
          <table:table-cell table:formula="of:=MIN([.D68:.E68])" office:value-type="percentage" office:value="0.216928920238741">
            <text:p>21.69%</text:p>
          </table:table-cell>
        </table:table-row>
        <table:table-row table:style-name="ro1">
          <table:table-cell office:value-type="string">
            <text:p>?a &lt;dbo:commander&gt; ?b <text:s/>&lt;=&gt; ?b &lt;isLeaderOf&gt; ?a </text:p>
          </table:table-cell>
          <table:table-cell office:value-type="float" office:value="346">
            <text:p>346</text:p>
          </table:table-cell>
          <table:table-cell office:value-type="float" office:value="42504">
            <text:p>42504</text:p>
          </table:table-cell>
          <table:table-cell office:value-type="percentage" office:value="0.475928473177441">
            <text:p>47.59%</text:p>
          </table:table-cell>
          <table:table-cell office:value-type="percentage" office:value="0.206320810971974">
            <text:p>20.63%</text:p>
          </table:table-cell>
          <table:table-cell table:formula="of:=[.B69]/[.C69]" office:value-type="percentage" office:value="0.00814041031432336">
            <text:p>0.81%</text:p>
          </table:table-cell>
          <table:table-cell table:formula="of:=MIN([.D69:.E69])" office:value-type="percentage" office:value="0.206320810971974">
            <text:p>20.63%</text:p>
          </table:table-cell>
        </table:table-row>
        <table:table-row table:style-name="ro1">
          <table:table-cell office:value-type="string">
            <text:p>?a &lt;dbo:birthPlace&gt; ?b <text:s/>&lt;=&gt; ?a &lt;isCitizenOf&gt; ?b </text:p>
          </table:table-cell>
          <table:table-cell office:value-type="float" office:value="12144">
            <text:p>12144</text:p>
          </table:table-cell>
          <table:table-cell office:value-type="float" office:value="800176">
            <text:p>800176</text:p>
          </table:table-cell>
          <table:table-cell office:value-type="percentage" office:value="0.365222098583501">
            <text:p>36.52%</text:p>
          </table:table-cell>
          <table:table-cell office:value-type="percentage" office:value="0.20289709788983">
            <text:p>20.29%</text:p>
          </table:table-cell>
          <table:table-cell table:formula="of:=[.B70]/[.C70]" office:value-type="percentage" office:value="0.0151766611345504">
            <text:p>1.52%</text:p>
          </table:table-cell>
          <table:table-cell table:formula="of:=MIN([.D70:.E70])" office:value-type="percentage" office:value="0.20289709788983">
            <text:p>20.29%</text:p>
          </table:table-cell>
        </table:table-row>
        <table:table-row table:style-name="ro1">
          <table:table-cell office:value-type="string">
            <text:p>?a &lt;dbo:producer&gt; ?b <text:s/>&lt;=&gt; ?b &lt;directed&gt; ?a </text:p>
          </table:table-cell>
          <table:table-cell office:value-type="float" office:value="5793">
            <text:p>5793</text:p>
          </table:table-cell>
          <table:table-cell office:value-type="float" office:value="225851">
            <text:p>225851</text:p>
          </table:table-cell>
          <table:table-cell office:value-type="percentage" office:value="0.260090692767027">
            <text:p>26.01%</text:p>
          </table:table-cell>
          <table:table-cell office:value-type="percentage" office:value="0.186246141975309">
            <text:p>18.62%</text:p>
          </table:table-cell>
          <table:table-cell table:formula="of:=[.B71]/[.C71]" office:value-type="percentage" office:value="0.0256496539754086">
            <text:p>2.56%</text:p>
          </table:table-cell>
          <table:table-cell table:formula="of:=MIN([.D71:.E71])" office:value-type="percentage" office:value="0.186246141975309">
            <text:p>18.62%</text:p>
          </table:table-cell>
        </table:table-row>
        <table:table-row table:style-name="ro1">
          <table:table-cell office:value-type="string">
            <text:p>?a &lt;isAffiliatedTo&gt; ?b <text:s/>&lt;=&gt; ?a &lt;dbo:managerClub&gt; ?b </text:p>
          </table:table-cell>
          <table:table-cell office:value-type="float" office:value="8915">
            <text:p>8915</text:p>
          </table:table-cell>
          <table:table-cell office:value-type="float" office:value="449329">
            <text:p>449329</text:p>
          </table:table-cell>
          <table:table-cell office:value-type="percentage" office:value="0.265414272529697">
            <text:p>26.54%</text:p>
          </table:table-cell>
          <table:table-cell office:value-type="percentage" office:value="0.185895698229664">
            <text:p>18.59%</text:p>
          </table:table-cell>
          <table:table-cell table:formula="of:=[.B72]/[.C72]" office:value-type="percentage" office:value="0.0198406957930603">
            <text:p>1.98%</text:p>
          </table:table-cell>
          <table:table-cell table:formula="of:=MIN([.D72:.E72])" office:value-type="percentage" office:value="0.185895698229664">
            <text:p>18.59%</text:p>
          </table:table-cell>
        </table:table-row>
        <table:table-row table:style-name="ro1">
          <table:table-cell office:value-type="string">
            <text:p>?a &lt;dbo:deathPlace&gt; ?b <text:s/>&lt;=&gt; ?a &lt;isCitizenOf&gt; ?b </text:p>
          </table:table-cell>
          <table:table-cell office:value-type="float" office:value="3323">
            <text:p>3323</text:p>
          </table:table-cell>
          <table:table-cell office:value-type="float" office:value="240014">
            <text:p>240014</text:p>
          </table:table-cell>
          <table:table-cell office:value-type="percentage" office:value="0.299072990729907">
            <text:p>29.91%</text:p>
          </table:table-cell>
          <table:table-cell office:value-type="percentage" office:value="0.177330700677731">
            <text:p>17.73%</text:p>
          </table:table-cell>
          <table:table-cell table:formula="of:=[.B73]/[.C73]" office:value-type="percentage" office:value="0.0138450257068338">
            <text:p>1.38%</text:p>
          </table:table-cell>
          <table:table-cell table:formula="of:=MIN([.D73:.E73])" office:value-type="percentage" office:value="0.177330700677731">
            <text:p>17.73%</text:p>
          </table:table-cell>
        </table:table-row>
        <table:table-row table:style-name="ro1">
          <table:table-cell office:value-type="string">
            <text:p>?a &lt;isLeaderOf&gt; ?b <text:s/>&lt;=&gt; ?a &lt;dbo:residence&gt; ?b </text:p>
          </table:table-cell>
          <table:table-cell office:value-type="float" office:value="559">
            <text:p>559</text:p>
          </table:table-cell>
          <table:table-cell office:value-type="float" office:value="45265">
            <text:p>45265</text:p>
          </table:table-cell>
          <table:table-cell office:value-type="percentage" office:value="0.289337474120083">
            <text:p>28.93%</text:p>
          </table:table-cell>
          <table:table-cell office:value-type="percentage" office:value="0.171209800918836">
            <text:p>17.12%</text:p>
          </table:table-cell>
          <table:table-cell table:formula="of:=[.B74]/[.C74]" office:value-type="percentage" office:value="0.0123494974041754">
            <text:p>1.23%</text:p>
          </table:table-cell>
          <table:table-cell table:formula="of:=MIN([.D74:.E74])" office:value-type="percentage" office:value="0.171209800918836">
            <text:p>17.12%</text:p>
          </table:table-cell>
        </table:table-row>
        <table:table-row table:style-name="ro1">
          <table:table-cell office:value-type="string">
            <text:p>?a &lt;playsFor&gt; ?b <text:s/>&lt;=&gt; ?a &lt;dbo:managerClub&gt; ?b </text:p>
          </table:table-cell>
          <table:table-cell office:value-type="float" office:value="7635">
            <text:p>7635</text:p>
          </table:table-cell>
          <table:table-cell office:value-type="float" office:value="377080">
            <text:p>377080</text:p>
          </table:table-cell>
          <table:table-cell office:value-type="percentage" office:value="0.236224126728752">
            <text:p>23.62%</text:p>
          </table:table-cell>
          <table:table-cell office:value-type="percentage" office:value="0.169534806261796">
            <text:p>16.95%</text:p>
          </table:table-cell>
          <table:table-cell table:formula="of:=[.B75]/[.C75]" office:value-type="percentage" office:value="0.0202476927972844">
            <text:p>2.02%</text:p>
          </table:table-cell>
          <table:table-cell table:formula="of:=MIN([.D75:.E75])" office:value-type="percentage" office:value="0.169534806261796">
            <text:p>16.95%</text:p>
          </table:table-cell>
        </table:table-row>
        <table:table-row table:style-name="ro1">
          <table:table-cell office:value-type="string">
            <text:p>?a &lt;dbo:restingPlace&gt; ?b <text:s/>&lt;=&gt; ?a &lt;diedIn&gt; ?b </text:p>
          </table:table-cell>
          <table:table-cell office:value-type="float" office:value="679">
            <text:p>679</text:p>
          </table:table-cell>
          <table:table-cell office:value-type="float" office:value="57465">
            <text:p>57465</text:p>
          </table:table-cell>
          <table:table-cell office:value-type="percentage" office:value="0.229624619546838">
            <text:p>22.96%</text:p>
          </table:table-cell>
          <table:table-cell office:value-type="percentage" office:value="0.162479061976549">
            <text:p>16.25%</text:p>
          </table:table-cell>
          <table:table-cell table:formula="of:=[.B76]/[.C76]" office:value-type="percentage" office:value="0.0118158879317846">
            <text:p>1.18%</text:p>
          </table:table-cell>
          <table:table-cell table:formula="of:=MIN([.D76:.E76])" office:value-type="percentage" office:value="0.162479061976549">
            <text:p>16.25%</text:p>
          </table:table-cell>
        </table:table-row>
        <table:table-row table:style-name="ro1">
          <table:table-cell office:value-type="string">
            <text:p>?a &lt;dbo:residence&gt; ?b <text:s/>&lt;=&gt; ?a &lt;wasBornIn&gt; ?b </text:p>
          </table:table-cell>
          <table:table-cell office:value-type="float" office:value="2091">
            <text:p>2091</text:p>
          </table:table-cell>
          <table:table-cell office:value-type="float" office:value="195419">
            <text:p>195419</text:p>
          </table:table-cell>
          <table:table-cell office:value-type="percentage" office:value="0.228125681867772">
            <text:p>22.81%</text:p>
          </table:table-cell>
          <table:table-cell office:value-type="percentage" office:value="0.155742589006406">
            <text:p>15.57%</text:p>
          </table:table-cell>
          <table:table-cell table:formula="of:=[.B77]/[.C77]" office:value-type="percentage" office:value="0.0107000854574018">
            <text:p>1.07%</text:p>
          </table:table-cell>
          <table:table-cell table:formula="of:=MIN([.D77:.E77])" office:value-type="percentage" office:value="0.155742589006406">
            <text:p>15.57%</text:p>
          </table:table-cell>
        </table:table-row>
        <table:table-row table:style-name="ro1">
          <table:table-cell office:value-type="string">
            <text:p>?a &lt;livesIn&gt; ?b <text:s/>&lt;=&gt; ?a &lt;dbo:stateOfOrigin&gt; ?b </text:p>
          </table:table-cell>
          <table:table-cell office:value-type="float" office:value="471">
            <text:p>471</text:p>
          </table:table-cell>
          <table:table-cell office:value-type="float" office:value="46172">
            <text:p>46172</text:p>
          </table:table-cell>
          <table:table-cell office:value-type="percentage" office:value="0.220505617977528">
            <text:p>22.05%</text:p>
          </table:table-cell>
          <table:table-cell office:value-type="percentage" office:value="0.144257274119449">
            <text:p>14.43%</text:p>
          </table:table-cell>
          <table:table-cell table:formula="of:=[.B78]/[.C78]" office:value-type="percentage" office:value="0.0102009876115395">
            <text:p>1.02%</text:p>
          </table:table-cell>
          <table:table-cell table:formula="of:=MIN([.D78:.E78])" office:value-type="percentage" office:value="0.144257274119449">
            <text:p>14.43%</text:p>
          </table:table-cell>
        </table:table-row>
        <table:table-row table:style-name="ro1">
          <table:table-cell office:value-type="string">
            <text:p>?a &lt;dbo:tenant&gt; ?b <text:s/>&lt;=&gt; ?b &lt;owns&gt; ?a </text:p>
          </table:table-cell>
          <table:table-cell office:value-type="float" office:value="686">
            <text:p>686</text:p>
          </table:table-cell>
          <table:table-cell office:value-type="float" office:value="34829">
            <text:p>34829</text:p>
          </table:table-cell>
          <table:table-cell office:value-type="percentage" office:value="0.301009214567793">
            <text:p>30.10%</text:p>
          </table:table-cell>
          <table:table-cell office:value-type="percentage" office:value="0.137557649889713">
            <text:p>13.76%</text:p>
          </table:table-cell>
          <table:table-cell table:formula="of:=[.B79]/[.C79]" office:value-type="percentage" office:value="0.0196962301530334">
            <text:p>1.97%</text:p>
          </table:table-cell>
          <table:table-cell table:formula="of:=MIN([.D79:.E79])" office:value-type="percentage" office:value="0.137557649889713">
            <text:p>13.76%</text:p>
          </table:table-cell>
        </table:table-row>
        <table:table-row table:style-name="ro1">
          <table:table-cell office:value-type="string">
            <text:p>?a &lt;dbo:almaMater&gt; ?b <text:s/>&lt;=&gt; ?a &lt;worksAt&gt; ?b </text:p>
          </table:table-cell>
          <table:table-cell office:value-type="float" office:value="722">
            <text:p>722</text:p>
          </table:table-cell>
          <table:table-cell office:value-type="float" office:value="56549">
            <text:p>56549</text:p>
          </table:table-cell>
          <table:table-cell office:value-type="percentage" office:value="0.208670520231214">
            <text:p>20.87%</text:p>
          </table:table-cell>
          <table:table-cell office:value-type="percentage" office:value="0.128561253561254">
            <text:p>12.86%</text:p>
          </table:table-cell>
          <table:table-cell table:formula="of:=[.B80]/[.C80]" office:value-type="percentage" office:value="0.0127676881996145">
            <text:p>1.28%</text:p>
          </table:table-cell>
          <table:table-cell table:formula="of:=MIN([.D80:.E80])" office:value-type="percentage" office:value="0.128561253561254">
            <text:p>12.86%</text:p>
          </table:table-cell>
        </table:table-row>
        <table:table-row table:style-name="ro1">
          <table:table-cell office:value-type="string">
            <text:p>?a &lt;dbo:deathPlace&gt; ?b <text:s/>&lt;=&gt; ?a &lt;wasBornIn&gt; ?b </text:p>
          </table:table-cell>
          <table:table-cell office:value-type="float" office:value="6560">
            <text:p>6560</text:p>
          </table:table-cell>
          <table:table-cell office:value-type="float" office:value="354772">
            <text:p>354772</text:p>
          </table:table-cell>
          <table:table-cell office:value-type="percentage" office:value="0.175772353366737">
            <text:p>17.58%</text:p>
          </table:table-cell>
          <table:table-cell office:value-type="percentage" office:value="0.104653574334349">
            <text:p>10.47%</text:p>
          </table:table-cell>
          <table:table-cell table:formula="of:=[.B81]/[.C81]" office:value-type="percentage" office:value="0.0184907489880825">
            <text:p>1.85%</text:p>
          </table:table-cell>
          <table:table-cell table:formula="of:=MIN([.D81:.E81])" office:value-type="percentage" office:value="0.104653574334349">
            <text:p>10.47%</text:p>
          </table:table-cell>
        </table:table-row>
        <table:table-row table:style-name="ro1">
          <table:table-cell office:value-type="string">
            <text:p>?a &lt;dbo:editing&gt; ?b <text:s/>&lt;=&gt; ?b &lt;directed&gt; ?a </text:p>
          </table:table-cell>
          <table:table-cell office:value-type="float" office:value="1213">
            <text:p>1213</text:p>
          </table:table-cell>
          <table:table-cell office:value-type="float" office:value="58464">
            <text:p>58464</text:p>
          </table:table-cell>
          <table:table-cell office:value-type="percentage" office:value="0.10943702634428">
            <text:p>10.94%</text:p>
          </table:table-cell>
          <table:table-cell office:value-type="percentage" office:value="0.102848906223503">
            <text:p>10.28%</text:p>
          </table:table-cell>
          <table:table-cell table:formula="of:=[.B82]/[.C82]" office:value-type="percentage" office:value="0.0207478106185003">
            <text:p>2.07%</text:p>
          </table:table-cell>
          <table:table-cell table:formula="of:=MIN([.D82:.E82])" office:value-type="percentage" office:value="0.102848906223503">
            <text:p>10.28%</text:p>
          </table:table-cell>
        </table:table-row>
        <table:table-row table:style-name="ro1">
          <table:table-cell office:value-type="string">
            <text:p>?a &lt;participatedIn&gt; ?b <text:s/>&lt;=&gt; ?b &lt;dbo:place&gt; ?a </text:p>
          </table:table-cell>
          <table:table-cell office:value-type="float" office:value="1069">
            <text:p>1069</text:p>
          </table:table-cell>
          <table:table-cell office:value-type="float" office:value="33076">
            <text:p>33076</text:p>
          </table:table-cell>
          <table:table-cell office:value-type="percentage" office:value="0.087501023164443">
            <text:p>8.75%</text:p>
          </table:table-cell>
          <table:table-cell office:value-type="percentage" office:value="0.075212833321607">
            <text:p>7.52%</text:p>
          </table:table-cell>
          <table:table-cell table:formula="of:=[.B83]/[.C83]" office:value-type="percentage" office:value="0.0323195065908816">
            <text:p>3.23%</text:p>
          </table:table-cell>
          <table:table-cell table:formula="of:=MIN([.D83:.E83])" office:value-type="percentage" office:value="0.075212833321607">
            <text:p>7.52%</text:p>
          </table:table-cell>
        </table:table-row>
        <table:table-row table:style-name="ro1">
          <table:table-cell office:value-type="string">
            <text:p>?a &lt;dbo:philosophicalSchool&gt; ?b <text:s/>&lt;=&gt; ?a &lt;isKnownFor&gt; ?b </text:p>
          </table:table-cell>
          <table:table-cell office:value-type="float" office:value="21">
            <text:p>21</text:p>
          </table:table-cell>
          <table:table-cell office:value-type="float" office:value="1757">
            <text:p>1757</text:p>
          </table:table-cell>
          <table:table-cell office:value-type="percentage" office:value="0.0893617021276596">
            <text:p>8.94%</text:p>
          </table:table-cell>
          <table:table-cell office:value-type="percentage" office:value="0.0716723549488055">
            <text:p>7.17%</text:p>
          </table:table-cell>
          <table:table-cell table:formula="of:=[.B84]/[.C84]" office:value-type="percentage" office:value="0.0119521912350598">
            <text:p>1.20%</text:p>
          </table:table-cell>
          <table:table-cell table:formula="of:=MIN([.D84:.E84])" office:value-type="percentage" office:value="0.0716723549488055">
            <text:p>7.17%</text:p>
          </table:table-cell>
        </table:table-row>
        <table:table-row table:style-name="ro1">
          <table:table-cell office:value-type="string">
            <text:p>?a &lt;dbo:philosophicalSchool&gt; ?b <text:s/>&lt;=&gt; ?a &lt;isInterestedIn&gt; ?b </text:p>
          </table:table-cell>
          <table:table-cell office:value-type="float" office:value="16">
            <text:p>16</text:p>
          </table:table-cell>
          <table:table-cell office:value-type="float" office:value="1682">
            <text:p>1682</text:p>
          </table:table-cell>
          <table:table-cell office:value-type="percentage" office:value="0.0689655172413793">
            <text:p>6.90%</text:p>
          </table:table-cell>
          <table:table-cell office:value-type="percentage" office:value="0.0507936507936508">
            <text:p>5.08%</text:p>
          </table:table-cell>
          <table:table-cell table:formula="of:=[.B85]/[.C85]" office:value-type="percentage" office:value="0.00951248513674197">
            <text:p>0.95%</text:p>
          </table:table-cell>
          <table:table-cell table:formula="of:=MIN([.D85:.E85])" office:value-type="percentage" office:value="0.0507936507936508">
            <text:p>5.08%</text:p>
          </table:table-cell>
        </table:table-row>
        <table:table-row table:style-name="ro1">
          <table:table-cell office:value-type="string">
            <text:p>?a &lt;hasOfficialLanguage&gt; ?b <text:s/>&lt;=&gt; ?a &lt;dbo:anthem&gt; ?b </text:p>
          </table:table-cell>
          <table:table-cell office:value-type="float" office:value="13">
            <text:p>13</text:p>
          </table:table-cell>
          <table:table-cell office:value-type="float" office:value="1390">
            <text:p>1390</text:p>
          </table:table-cell>
          <table:table-cell office:value-type="percentage" office:value="0.0607476635514019">
            <text:p>6.07%</text:p>
          </table:table-cell>
          <table:table-cell office:value-type="percentage" office:value="0.0498084291187739">
            <text:p>4.98%</text:p>
          </table:table-cell>
          <table:table-cell table:formula="of:=[.B86]/[.C86]" office:value-type="percentage" office:value="0.00935251798561151">
            <text:p>0.94%</text:p>
          </table:table-cell>
          <table:table-cell table:formula="of:=MIN([.D86:.E86])" office:value-type="percentage" office:value="0.0498084291187739">
            <text:p>4.98%</text:p>
          </table:table-cell>
        </table:table-row>
        <table:table-row table:style-name="ro1">
          <table:table-cell office:value-type="string">
            <text:p>?a &lt;dbo:cinematography&gt; ?b <text:s/>&lt;=&gt; ?b &lt;directed&gt; ?a </text:p>
          </table:table-cell>
          <table:table-cell office:value-type="float" office:value="693">
            <text:p>693</text:p>
          </table:table-cell>
          <table:table-cell office:value-type="float" office:value="64627">
            <text:p>64627</text:p>
          </table:table-cell>
          <table:table-cell office:value-type="percentage" office:value="0.0464072858769169">
            <text:p>4.64%</text:p>
          </table:table-cell>
          <table:table-cell office:value-type="percentage" office:value="0.0453415336299398">
            <text:p>4.53%</text:p>
          </table:table-cell>
          <table:table-cell table:formula="of:=[.B87]/[.C87]" office:value-type="percentage" office:value="0.0107230724000805">
            <text:p>1.07%</text:p>
          </table:table-cell>
          <table:table-cell table:formula="of:=MIN([.D87:.E87])" office:value-type="percentage" office:value="0.0453415336299398">
            <text:p>4.53%</text:p>
          </table:table-cell>
        </table:table-row>
        <table:table-row table:style-name="ro1">
          <table:table-cell office:value-type="string">
            <text:p>?a &lt;dbo:starring&gt; ?b <text:s/>&lt;=&gt; ?b &lt;created&gt; ?a </text:p>
          </table:table-cell>
          <table:table-cell office:value-type="float" office:value="2955">
            <text:p>2955</text:p>
          </table:table-cell>
          <table:table-cell office:value-type="float" office:value="514611">
            <text:p>514611</text:p>
          </table:table-cell>
          <table:table-cell office:value-type="percentage" office:value="0.0603098148866257">
            <text:p>6.03%</text:p>
          </table:table-cell>
          <table:table-cell office:value-type="percentage" office:value="0.0281118002968149">
            <text:p>2.81%</text:p>
          </table:table-cell>
          <table:table-cell table:formula="of:=[.B88]/[.C88]" office:value-type="percentage" office:value="0.00574220139095355">
            <text:p>0.57%</text:p>
          </table:table-cell>
          <table:table-cell table:formula="of:=MIN([.D88:.E88])" office:value-type="percentage" office:value="0.0281118002968149">
            <text:p>2.81%</text:p>
          </table:table-cell>
        </table:table-row>
      </table:table>
      <table:table table:name="R-subsumption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6" office:value-type="string">
            <text:p>Rule</text:p>
          </table:table-cell>
          <table:table-cell table:style-name="ce6" office:value-type="string">
            <text:p>Support</text:p>
          </table:table-cell>
          <table:table-cell table:style-name="ce6" office:value-type="string">
            <text:p>Head coverage</text:p>
          </table:table-cell>
          <table:table-cell table:style-name="ce7" office:value-type="string">
            <text:p>Confidence</text:p>
          </table:table-cell>
          <table:table-cell table:style-name="ce7" office:value-type="string">
            <text:p>PCA Confidence</text:p>
          </table:table-cell>
          <table:table-cell table:style-name="ce6" office:value-type="string">
            <text:p>Cardinality</text:p>
          </table:table-cell>
          <table:table-cell table:style-name="ce6" office:value-type="string">
            <text:p>Body size</text:p>
          </table:table-cell>
          <table:table-cell table:style-name="ce6" office:value-type="string">
            <text:p>Functional variable</text:p>
          </table:table-cell>
        </table:table-row>
        <table:table-row table:style-name="ro1">
          <table:table-cell office:value-type="string">
            <text:p>?a <text:s/>&lt;happenedIn&gt; <text:s/>?b <text:s text:c="2"/>=&gt; ?a <text:s/>&lt;dbo:premierePlace&gt; <text:s/>?b</text:p>
          </table:table-cell>
          <table:table-cell office:value-type="float" office:value="0.000001519">
            <text:p>0.000001519</text:p>
          </table:table-cell>
          <table:table-cell office:value-type="float" office:value="0.021636877">
            <text:p>0.021636877</text:p>
          </table:table-cell>
          <table:table-cell office:value-type="percentage" office:value="0.002035939">
            <text:p>0.20%</text:p>
          </table:table-cell>
          <table:table-cell office:value-type="percentage" office:value="1">
            <text:p>100.00%</text:p>
          </table:table-cell>
          <table:table-cell office:value-type="float" office:value="23">
            <text:p>23</text:p>
          </table:table-cell>
          <table:table-cell office:value-type="float" office:value="11297">
            <text:p>1129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edited&gt; <text:s/>?a <text:s text:c="2"/>=&gt; ?a <text:s/>&lt;dbo:editing&gt; <text:s/>?b</text:p>
          </table:table-cell>
          <table:table-cell office:value-type="float" office:value="0.000331628">
            <text:p>0.000331628</text:p>
          </table:table-cell>
          <table:table-cell office:value-type="float" office:value="0.251263068">
            <text:p>0.251263068</text:p>
          </table:table-cell>
          <table:table-cell office:value-type="percentage" office:value="0.882776801">
            <text:p>88.28%</text:p>
          </table:table-cell>
          <table:table-cell office:value-type="percentage" office:value="0.997616683">
            <text:p>99.76%</text:p>
          </table:table-cell>
          <table:table-cell office:value-type="float" office:value="5023">
            <text:p>5023</text:p>
          </table:table-cell>
          <table:table-cell office:value-type="float" office:value="5690">
            <text:p>569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graduatedFrom&gt; <text:s/>?b <text:s text:c="2"/>=&gt; ?a <text:s/>&lt;dbo:almaMater&gt; <text:s/>?b</text:p>
          </table:table-cell>
          <table:table-cell office:value-type="float" office:value="0.001610738">
            <text:p>0.001610738</text:p>
          </table:table-cell>
          <table:table-cell office:value-type="float" office:value="0.460529296">
            <text:p>0.460529296</text:p>
          </table:table-cell>
          <table:table-cell office:value-type="percentage" office:value="0.928348554">
            <text:p>92.83%</text:p>
          </table:table-cell>
          <table:table-cell office:value-type="percentage" office:value="0.994578068">
            <text:p>99.46%</text:p>
          </table:table-cell>
          <table:table-cell office:value-type="float" office:value="24397">
            <text:p>24397</text:p>
          </table:table-cell>
          <table:table-cell office:value-type="float" office:value="26280">
            <text:p>2628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rected&gt; <text:s/>?a <text:s text:c="2"/>=&gt; ?a <text:s/>&lt;dbo:director&gt; <text:s/>?b</text:p>
          </table:table-cell>
          <table:table-cell office:value-type="float" office:value="0.002403464">
            <text:p>0.002403464</text:p>
          </table:table-cell>
          <table:table-cell office:value-type="float" office:value="0.48432116">
            <text:p>0.48432116</text:p>
          </table:table-cell>
          <table:table-cell office:value-type="percentage" office:value="0.917300811">
            <text:p>91.73%</text:p>
          </table:table-cell>
          <table:table-cell office:value-type="percentage" office:value="0.994318803">
            <text:p>99.43%</text:p>
          </table:table-cell>
          <table:table-cell office:value-type="float" office:value="36404">
            <text:p>36404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wroteMusicFor&gt; <text:s/>?a <text:s text:c="2"/>=&gt; ?a <text:s/>&lt;dbo:musicComposer&gt; <text:s/>?b</text:p>
          </table:table-cell>
          <table:table-cell office:value-type="float" office:value="0.00129139">
            <text:p>0.00129139</text:p>
          </table:table-cell>
          <table:table-cell office:value-type="float" office:value="0.494164014">
            <text:p>0.494164014</text:p>
          </table:table-cell>
          <table:table-cell office:value-type="percentage" office:value="0.874033692">
            <text:p>87.40%</text:p>
          </table:table-cell>
          <table:table-cell office:value-type="percentage" office:value="0.99329677">
            <text:p>99.33%</text:p>
          </table:table-cell>
          <table:table-cell office:value-type="float" office:value="19560">
            <text:p>19560</text:p>
          </table:table-cell>
          <table:table-cell office:value-type="float" office:value="22379">
            <text:p>2237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Capital&gt; <text:s/>?b <text:s text:c="2"/>=&gt; ?a <text:s/>&lt;dbo:capital&gt; <text:s/>?b</text:p>
          </table:table-cell>
          <table:table-cell office:value-type="float" office:value="0.000070049">
            <text:p>0.000070049</text:p>
          </table:table-cell>
          <table:table-cell office:value-type="float" office:value="0.273031395">
            <text:p>0.273031395</text:p>
          </table:table-cell>
          <table:table-cell office:value-type="percentage" office:value="0.582327113">
            <text:p>58.23%</text:p>
          </table:table-cell>
          <table:table-cell office:value-type="percentage" office:value="0.99251637">
            <text:p>99.25%</text:p>
          </table:table-cell>
          <table:table-cell office:value-type="float" office:value="1061">
            <text:p>1061</text:p>
          </table:table-cell>
          <table:table-cell office:value-type="float" office:value="1822">
            <text:p>182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wroteMusicFor&gt; <text:s/>?a <text:s text:c="2"/>=&gt; ?a <text:s/>&lt;dbo:musicBy&gt; <text:s/>?b</text:p>
          </table:table-cell>
          <table:table-cell office:value-type="float" office:value="0.000060014">
            <text:p>0.000060014</text:p>
          </table:table-cell>
          <table:table-cell office:value-type="float" office:value="0.734842361">
            <text:p>0.734842361</text:p>
          </table:table-cell>
          <table:table-cell office:value-type="percentage" office:value="0.040618437">
            <text:p>4.06%</text:p>
          </table:table-cell>
          <table:table-cell office:value-type="percentage" office:value="0.9912759">
            <text:p>99.13%</text:p>
          </table:table-cell>
          <table:table-cell office:value-type="float" office:value="909">
            <text:p>909</text:p>
          </table:table-cell>
          <table:table-cell office:value-type="float" office:value="22379">
            <text:p>2237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Currency&gt; <text:s/>?b <text:s text:c="2"/>=&gt; ?a <text:s/>&lt;dbo:currency&gt; <text:s/>?b</text:p>
          </table:table-cell>
          <table:table-cell office:value-type="float" office:value="0.000029248">
            <text:p>0.000029248</text:p>
          </table:table-cell>
          <table:table-cell office:value-type="float" office:value="0.34964483">
            <text:p>0.34964483</text:p>
          </table:table-cell>
          <table:table-cell office:value-type="percentage" office:value="0.873767258">
            <text:p>87.38%</text:p>
          </table:table-cell>
          <table:table-cell office:value-type="percentage" office:value="0.991051454">
            <text:p>99.11%</text:p>
          </table:table-cell>
          <table:table-cell office:value-type="float" office:value="443">
            <text:p>443</text:p>
          </table:table-cell>
          <table:table-cell office:value-type="float" office:value="507">
            <text:p>50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AcademicAdvisor&gt; <text:s/>?b <text:s text:c="2"/>=&gt; ?a <text:s/>&lt;dbo:doctoralAdvisor&gt; <text:s/>?b</text:p>
          </table:table-cell>
          <table:table-cell office:value-type="float" office:value="0.000162546">
            <text:p>0.000162546</text:p>
          </table:table-cell>
          <table:table-cell office:value-type="float" office:value="0.683129856">
            <text:p>0.683129856</text:p>
          </table:table-cell>
          <table:table-cell office:value-type="percentage" office:value="0.850431779">
            <text:p>85.04%</text:p>
          </table:table-cell>
          <table:table-cell office:value-type="percentage" office:value="0.990744467">
            <text:p>99.07%</text:p>
          </table:table-cell>
          <table:table-cell office:value-type="float" office:value="2462">
            <text:p>2462</text:p>
          </table:table-cell>
          <table:table-cell office:value-type="float" office:value="2895">
            <text:p>28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artist&gt; <text:s/>?a <text:s text:c="2"/>=&gt; ?a <text:s/>&lt;created&gt; <text:s/>?b</text:p>
          </table:table-cell>
          <table:table-cell office:value-type="float" office:value="0.005069036">
            <text:p>0.005069036</text:p>
          </table:table-cell>
          <table:table-cell office:value-type="float" office:value="0.294053665">
            <text:p>0.294053665</text:p>
          </table:table-cell>
          <table:table-cell office:value-type="percentage" office:value="0.676356845">
            <text:p>67.64%</text:p>
          </table:table-cell>
          <table:table-cell office:value-type="percentage" office:value="0.989075825">
            <text:p>98.91%</text:p>
          </table:table-cell>
          <table:table-cell office:value-type="float" office:value="76778">
            <text:p>76778</text:p>
          </table:table-cell>
          <table:table-cell office:value-type="float" office:value="113517">
            <text:p>11351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spouse&gt; <text:s/>?b <text:s text:c="2"/>=&gt; ?a <text:s/>&lt;isMarriedTo&gt; <text:s/>?b</text:p>
          </table:table-cell>
          <table:table-cell office:value-type="float" office:value="0.000943058">
            <text:p>0.000943058</text:p>
          </table:table-cell>
          <table:table-cell office:value-type="float" office:value="0.60122906">
            <text:p>0.60122906</text:p>
          </table:table-cell>
          <table:table-cell office:value-type="percentage" office:value="0.709799245">
            <text:p>70.98%</text:p>
          </table:table-cell>
          <table:table-cell office:value-type="percentage" office:value="0.988512111">
            <text:p>98.85%</text:p>
          </table:table-cell>
          <table:table-cell office:value-type="float" office:value="14284">
            <text:p>14284</text:p>
          </table:table-cell>
          <table:table-cell office:value-type="float" office:value="20124">
            <text:p>201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iedIn&gt; <text:s/>?b <text:s text:c="2"/>=&gt; ?a <text:s/>&lt;dbo:deathPlace&gt; <text:s/>?b</text:p>
          </table:table-cell>
          <table:table-cell office:value-type="float" office:value="0.002728689">
            <text:p>0.002728689</text:p>
          </table:table-cell>
          <table:table-cell office:value-type="float" office:value="0.206881708">
            <text:p>0.206881708</text:p>
          </table:table-cell>
          <table:table-cell office:value-type="percentage" office:value="0.918016037">
            <text:p>91.80%</text:p>
          </table:table-cell>
          <table:table-cell office:value-type="percentage" office:value="0.988259487">
            <text:p>98.83%</text:p>
          </table:table-cell>
          <table:table-cell office:value-type="float" office:value="41330">
            <text:p>41330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livesIn&gt; <text:s/>?b <text:s text:c="2"/>=&gt; ?a <text:s/>&lt;dbo:residence&gt; <text:s/>?b</text:p>
          </table:table-cell>
          <table:table-cell office:value-type="float" office:value="0.001677619">
            <text:p>0.001677619</text:p>
          </table:table-cell>
          <table:table-cell office:value-type="float" office:value="0.706736385">
            <text:p>0.706736385</text:p>
          </table:table-cell>
          <table:table-cell office:value-type="percentage" office:value="0.849378259">
            <text:p>84.94%</text:p>
          </table:table-cell>
          <table:table-cell office:value-type="percentage" office:value="0.988216077">
            <text:p>98.82%</text:p>
          </table:table-cell>
          <table:table-cell office:value-type="float" office:value="25410">
            <text:p>25410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birthPlace&gt; <text:s/>?b</text:p>
          </table:table-cell>
          <table:table-cell office:value-type="float" office:value="0.010106381">
            <text:p>0.010106381</text:p>
          </table:table-cell>
          <table:table-cell office:value-type="float" office:value="0.199120921">
            <text:p>0.199120921</text:p>
          </table:table-cell>
          <table:table-cell office:value-type="percentage" office:value="0.947510461">
            <text:p>94.75%</text:p>
          </table:table-cell>
          <table:table-cell office:value-type="percentage" office:value="0.988173626">
            <text:p>98.82%</text:p>
          </table:table-cell>
          <table:table-cell office:value-type="float" office:value="153076">
            <text:p>153076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party&gt; <text:s/>?b</text:p>
          </table:table-cell>
          <table:table-cell office:value-type="float" office:value="0.002375207">
            <text:p>0.002375207</text:p>
          </table:table-cell>
          <table:table-cell office:value-type="float" office:value="0.757485156">
            <text:p>0.757485156</text:p>
          </table:table-cell>
          <table:table-cell office:value-type="percentage" office:value="0.085686929">
            <text:p>8.57%</text:p>
          </table:table-cell>
          <table:table-cell office:value-type="percentage" office:value="0.987781774">
            <text:p>98.78%</text:p>
          </table:table-cell>
          <table:table-cell office:value-type="float" office:value="35976">
            <text:p>35976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notableWork&gt; <text:s/>?b <text:s text:c="2"/>=&gt; ?a <text:s/>&lt;created&gt; <text:s/>?b</text:p>
          </table:table-cell>
          <table:table-cell office:value-type="float" office:value="0.000179118">
            <text:p>0.000179118</text:p>
          </table:table-cell>
          <table:table-cell office:value-type="float" office:value="0.010390575">
            <text:p>0.010390575</text:p>
          </table:table-cell>
          <table:table-cell office:value-type="percentage" office:value="0.66138469">
            <text:p>66.14%</text:p>
          </table:table-cell>
          <table:table-cell office:value-type="percentage" office:value="0.987622861">
            <text:p>98.76%</text:p>
          </table:table-cell>
          <table:table-cell office:value-type="float" office:value="2713">
            <text:p>2713</text:p>
          </table:table-cell>
          <table:table-cell office:value-type="float" office:value="4102">
            <text:p>4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owner&gt; <text:s/>?b</text:p>
          </table:table-cell>
          <table:table-cell office:value-type="float" office:value="0.001016871">
            <text:p>0.001016871</text:p>
          </table:table-cell>
          <table:table-cell office:value-type="float" office:value="0.413787545">
            <text:p>0.413787545</text:p>
          </table:table-cell>
          <table:table-cell office:value-type="percentage" office:value="0.668170578">
            <text:p>66.82%</text:p>
          </table:table-cell>
          <table:table-cell office:value-type="percentage" office:value="0.983776188">
            <text:p>98.38%</text:p>
          </table:table-cell>
          <table:table-cell office:value-type="float" office:value="15402">
            <text:p>15402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stateOfOrigin&gt; <text:s/>?b</text:p>
          </table:table-cell>
          <table:table-cell office:value-type="float" office:value="0.000587992">
            <text:p>0.000587992</text:p>
          </table:table-cell>
          <table:table-cell office:value-type="float" office:value="0.532432594">
            <text:p>0.532432594</text:p>
          </table:table-cell>
          <table:table-cell office:value-type="percentage" office:value="0.204448934">
            <text:p>20.44%</text:p>
          </table:table-cell>
          <table:table-cell office:value-type="percentage" office:value="0.983545003">
            <text:p>98.35%</text:p>
          </table:table-cell>
          <table:table-cell office:value-type="float" office:value="8906">
            <text:p>8906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nationality&gt; <text:s/>?b</text:p>
          </table:table-cell>
          <table:table-cell office:value-type="float" office:value="0.002208039">
            <text:p>0.002208039</text:p>
          </table:table-cell>
          <table:table-cell office:value-type="float" office:value="0.570882338">
            <text:p>0.570882338</text:p>
          </table:table-cell>
          <table:table-cell office:value-type="percentage" office:value="0.76775097">
            <text:p>76.78%</text:p>
          </table:table-cell>
          <table:table-cell office:value-type="percentage" office:value="0.983184384">
            <text:p>98.32%</text:p>
          </table:table-cell>
          <table:table-cell office:value-type="float" office:value="33444">
            <text:p>33444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director&gt; <text:s/>?a <text:s text:c="2"/>=&gt; ?a <text:s/>&lt;directed&gt; <text:s/>?b</text:p>
          </table:table-cell>
          <table:table-cell office:value-type="float" office:value="0.002403464">
            <text:p>0.002403464</text:p>
          </table:table-cell>
          <table:table-cell office:value-type="float" office:value="0.917300811">
            <text:p>0.917300811</text:p>
          </table:table-cell>
          <table:table-cell office:value-type="percentage" office:value="0.48432116">
            <text:p>48.43%</text:p>
          </table:table-cell>
          <table:table-cell office:value-type="percentage" office:value="0.975638517">
            <text:p>97.56%</text:p>
          </table:table-cell>
          <table:table-cell office:value-type="float" office:value="36404">
            <text:p>36404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foundingPerson&gt; <text:s/>?b</text:p>
          </table:table-cell>
          <table:table-cell office:value-type="float" office:value="0.000004952">
            <text:p>0.000004952</text:p>
          </table:table-cell>
          <table:table-cell office:value-type="float" office:value="0.493421053">
            <text:p>0.493421053</text:p>
          </table:table-cell>
          <table:table-cell office:value-type="percentage" office:value="0.000287244">
            <text:p>0.03%</text:p>
          </table:table-cell>
          <table:table-cell office:value-type="percentage" office:value="0.974025974">
            <text:p>97.40%</text:p>
          </table:table-cell>
          <table:table-cell office:value-type="float" office:value="75">
            <text:p>75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AcademicAdvisor&gt; <text:s/>?a <text:s text:c="2"/>=&gt; ?a <text:s/>&lt;dbo:doctoralStudent&gt; <text:s/>?b</text:p>
          </table:table-cell>
          <table:table-cell office:value-type="float" office:value="0.000120886">
            <text:p>0.000120886</text:p>
          </table:table-cell>
          <table:table-cell office:value-type="float" office:value="0.371248986">
            <text:p>0.371248986</text:p>
          </table:table-cell>
          <table:table-cell office:value-type="percentage" office:value="0.632469775">
            <text:p>63.25%</text:p>
          </table:table-cell>
          <table:table-cell office:value-type="percentage" office:value="0.971868365">
            <text:p>97.19%</text:p>
          </table:table-cell>
          <table:table-cell office:value-type="float" office:value="1831">
            <text:p>1831</text:p>
          </table:table-cell>
          <table:table-cell office:value-type="float" office:value="2895">
            <text:p>28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musicBy&gt; <text:s/>?a <text:s text:c="2"/>=&gt; ?a <text:s/>&lt;wroteMusicFor&gt; <text:s/>?b</text:p>
          </table:table-cell>
          <table:table-cell office:value-type="float" office:value="0.000060014">
            <text:p>0.000060014</text:p>
          </table:table-cell>
          <table:table-cell office:value-type="float" office:value="0.040618437">
            <text:p>0.040618437</text:p>
          </table:table-cell>
          <table:table-cell office:value-type="percentage" office:value="0.734842361">
            <text:p>73.48%</text:p>
          </table:table-cell>
          <table:table-cell office:value-type="percentage" office:value="0.970117396">
            <text:p>97.01%</text:p>
          </table:table-cell>
          <table:table-cell office:value-type="float" office:value="909">
            <text:p>909</text:p>
          </table:table-cell>
          <table:table-cell office:value-type="float" office:value="1237">
            <text:p>123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child&gt; <text:s/>?b <text:s text:c="2"/>=&gt; ?a <text:s/>&lt;hasChild&gt; <text:s/>?b</text:p>
          </table:table-cell>
          <table:table-cell office:value-type="float" office:value="0.00031202">
            <text:p>0.00031202</text:p>
          </table:table-cell>
          <table:table-cell office:value-type="float" office:value="0.315403097">
            <text:p>0.315403097</text:p>
          </table:table-cell>
          <table:table-cell office:value-type="percentage" office:value="0.604270554">
            <text:p>60.43%</text:p>
          </table:table-cell>
          <table:table-cell office:value-type="percentage" office:value="0.967451382">
            <text:p>96.75%</text:p>
          </table:table-cell>
          <table:table-cell office:value-type="float" office:value="4726">
            <text:p>4726</text:p>
          </table:table-cell>
          <table:table-cell office:value-type="float" office:value="7821">
            <text:p>782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ppenedIn&gt; <text:s/>?b <text:s text:c="2"/>=&gt; ?a <text:s/>&lt;dbo:place&gt; <text:s/>?b</text:p>
          </table:table-cell>
          <table:table-cell office:value-type="float" office:value="0.000696598">
            <text:p>0.000696598</text:p>
          </table:table-cell>
          <table:table-cell office:value-type="float" office:value="0.552061532">
            <text:p>0.552061532</text:p>
          </table:table-cell>
          <table:table-cell office:value-type="percentage" office:value="0.933964769">
            <text:p>93.40%</text:p>
          </table:table-cell>
          <table:table-cell office:value-type="percentage" office:value="0.963913758">
            <text:p>96.39%</text:p>
          </table:table-cell>
          <table:table-cell office:value-type="float" office:value="10551">
            <text:p>10551</text:p>
          </table:table-cell>
          <table:table-cell office:value-type="float" office:value="11297">
            <text:p>1129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nationality&gt; <text:s/>?b <text:s text:c="2"/>=&gt; ?a <text:s/>&lt;isCitizenOf&gt; <text:s/>?b</text:p>
          </table:table-cell>
          <table:table-cell office:value-type="float" office:value="0.002208039">
            <text:p>0.002208039</text:p>
          </table:table-cell>
          <table:table-cell office:value-type="float" office:value="0.76775097">
            <text:p>0.76775097</text:p>
          </table:table-cell>
          <table:table-cell office:value-type="percentage" office:value="0.570882338">
            <text:p>57.09%</text:p>
          </table:table-cell>
          <table:table-cell office:value-type="percentage" office:value="0.963804035">
            <text:p>96.38%</text:p>
          </table:table-cell>
          <table:table-cell office:value-type="float" office:value="33444">
            <text:p>33444</text:p>
          </table:table-cell>
          <table:table-cell office:value-type="float" office:value="58583">
            <text:p>5858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stateOfOrigin&gt; <text:s/>?b <text:s text:c="2"/>=&gt; ?a <text:s/>&lt;isCitizenOf&gt; <text:s/>?b</text:p>
          </table:table-cell>
          <table:table-cell office:value-type="float" office:value="0.000587992">
            <text:p>0.000587992</text:p>
          </table:table-cell>
          <table:table-cell office:value-type="float" office:value="0.204448934">
            <text:p>0.204448934</text:p>
          </table:table-cell>
          <table:table-cell office:value-type="percentage" office:value="0.532432594">
            <text:p>53.24%</text:p>
          </table:table-cell>
          <table:table-cell office:value-type="percentage" office:value="0.963227342">
            <text:p>96.32%</text:p>
          </table:table-cell>
          <table:table-cell office:value-type="float" office:value="8906">
            <text:p>8906</text:p>
          </table:table-cell>
          <table:table-cell office:value-type="float" office:value="16727">
            <text:p>1672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party&gt; <text:s/>?b <text:s text:c="2"/>=&gt; ?a <text:s/>&lt;isAffiliatedTo&gt; <text:s/>?b</text:p>
          </table:table-cell>
          <table:table-cell office:value-type="float" office:value="0.002375207">
            <text:p>0.002375207</text:p>
          </table:table-cell>
          <table:table-cell office:value-type="float" office:value="0.085686929">
            <text:p>0.085686929</text:p>
          </table:table-cell>
          <table:table-cell office:value-type="percentage" office:value="0.757485156">
            <text:p>75.75%</text:p>
          </table:table-cell>
          <table:table-cell office:value-type="percentage" office:value="0.962697351">
            <text:p>96.27%</text:p>
          </table:table-cell>
          <table:table-cell office:value-type="float" office:value="35976">
            <text:p>35976</text:p>
          </table:table-cell>
          <table:table-cell office:value-type="float" office:value="47494">
            <text:p>4749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Child&gt; <text:s/>?a <text:s text:c="2"/>=&gt; ?a <text:s/>&lt;dbo:parent&gt; <text:s/>?b</text:p>
          </table:table-cell>
          <table:table-cell office:value-type="float" office:value="0.000590567">
            <text:p>0.000590567</text:p>
          </table:table-cell>
          <table:table-cell office:value-type="float" office:value="0.606852103">
            <text:p>0.606852103</text:p>
          </table:table-cell>
          <table:table-cell office:value-type="percentage" office:value="0.596970101">
            <text:p>59.70%</text:p>
          </table:table-cell>
          <table:table-cell office:value-type="percentage" office:value="0.955866638">
            <text:p>95.59%</text:p>
          </table:table-cell>
          <table:table-cell office:value-type="float" office:value="8945">
            <text:p>8945</text:p>
          </table:table-cell>
          <table:table-cell office:value-type="float" office:value="14984">
            <text:p>1498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artist&gt; <text:s/>?b</text:p>
          </table:table-cell>
          <table:table-cell office:value-type="float" office:value="0.005069036">
            <text:p>0.005069036</text:p>
          </table:table-cell>
          <table:table-cell office:value-type="float" office:value="0.676356845">
            <text:p>0.676356845</text:p>
          </table:table-cell>
          <table:table-cell office:value-type="percentage" office:value="0.294053665">
            <text:p>29.41%</text:p>
          </table:table-cell>
          <table:table-cell office:value-type="percentage" office:value="0.953006306">
            <text:p>95.30%</text:p>
          </table:table-cell>
          <table:table-cell office:value-type="float" office:value="76778">
            <text:p>7677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nfluenced&gt; <text:s/>?b <text:s text:c="2"/>=&gt; ?a <text:s/>&lt;influences&gt; <text:s/>?b</text:p>
          </table:table-cell>
          <table:table-cell office:value-type="float" office:value="0.000434227">
            <text:p>0.000434227</text:p>
          </table:table-cell>
          <table:table-cell office:value-type="float" office:value="0.284115945">
            <text:p>0.284115945</text:p>
          </table:table-cell>
          <table:table-cell office:value-type="percentage" office:value="0.74543806">
            <text:p>74.54%</text:p>
          </table:table-cell>
          <table:table-cell office:value-type="percentage" office:value="0.950845742">
            <text:p>95.08%</text:p>
          </table:table-cell>
          <table:table-cell office:value-type="float" office:value="6577">
            <text:p>6577</text:p>
          </table:table-cell>
          <table:table-cell office:value-type="float" office:value="8823">
            <text:p>882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spouse&gt; <text:s/>?a <text:s text:c="2"/>=&gt; ?a <text:s/>&lt;isMarriedTo&gt; <text:s/>?b</text:p>
          </table:table-cell>
          <table:table-cell office:value-type="float" office:value="0.00094286">
            <text:p>0.00094286</text:p>
          </table:table-cell>
          <table:table-cell office:value-type="float" office:value="0.601102786">
            <text:p>0.601102786</text:p>
          </table:table-cell>
          <table:table-cell office:value-type="percentage" office:value="0.709650169">
            <text:p>70.97%</text:p>
          </table:table-cell>
          <table:table-cell office:value-type="percentage" office:value="0.95010312">
            <text:p>95.01%</text:p>
          </table:table-cell>
          <table:table-cell office:value-type="float" office:value="14281">
            <text:p>14281</text:p>
          </table:table-cell>
          <table:table-cell office:value-type="float" office:value="20124">
            <text:p>201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playsFor&gt; <text:s/>?b <text:s text:c="2"/>=&gt; ?a <text:s/>&lt;dbo:team&gt; <text:s/>?b</text:p>
          </table:table-cell>
          <table:table-cell office:value-type="float" office:value="0.021283837">
            <text:p>0.021283837</text:p>
          </table:table-cell>
          <table:table-cell office:value-type="float" office:value="0.413230291">
            <text:p>0.413230291</text:p>
          </table:table-cell>
          <table:table-cell office:value-type="percentage" office:value="0.930845304">
            <text:p>93.08%</text:p>
          </table:table-cell>
          <table:table-cell office:value-type="percentage" office:value="0.948920901">
            <text:p>94.89%</text:p>
          </table:table-cell>
          <table:table-cell office:value-type="float" office:value="322375">
            <text:p>322375</text:p>
          </table:table-cell>
          <table:table-cell office:value-type="float" office:value="346325">
            <text:p>34632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actedIn&gt; <text:s/>?a <text:s text:c="2"/>=&gt; ?a <text:s/>&lt;dbo:starring&gt; <text:s/>?b</text:p>
          </table:table-cell>
          <table:table-cell office:value-type="float" office:value="0.007506766">
            <text:p>0.007506766</text:p>
          </table:table-cell>
          <table:table-cell office:value-type="float" office:value="0.443340976">
            <text:p>0.443340976</text:p>
          </table:table-cell>
          <table:table-cell office:value-type="percentage" office:value="0.942856906">
            <text:p>94.29%</text:p>
          </table:table-cell>
          <table:table-cell office:value-type="percentage" office:value="0.947990228">
            <text:p>94.80%</text:p>
          </table:table-cell>
          <table:table-cell office:value-type="float" office:value="113701">
            <text:p>113701</text:p>
          </table:table-cell>
          <table:table-cell office:value-type="float" office:value="120592">
            <text:p>12059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owningCompany&gt; <text:s/>?b</text:p>
          </table:table-cell>
          <table:table-cell office:value-type="float" office:value="0.000336712">
            <text:p>0.000336712</text:p>
          </table:table-cell>
          <table:table-cell office:value-type="float" office:value="0.538884193">
            <text:p>0.538884193</text:p>
          </table:table-cell>
          <table:table-cell office:value-type="percentage" office:value="0.221248536">
            <text:p>22.12%</text:p>
          </table:table-cell>
          <table:table-cell office:value-type="percentage" office:value="0.94619666">
            <text:p>94.62%</text:p>
          </table:table-cell>
          <table:table-cell office:value-type="float" office:value="5100">
            <text:p>5100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author&gt; <text:s/>?b</text:p>
          </table:table-cell>
          <table:table-cell office:value-type="float" office:value="0.001540755">
            <text:p>0.001540755</text:p>
          </table:table-cell>
          <table:table-cell office:value-type="float" office:value="0.665099179">
            <text:p>0.665099179</text:p>
          </table:table-cell>
          <table:table-cell office:value-type="percentage" office:value="0.089378863">
            <text:p>8.94%</text:p>
          </table:table-cell>
          <table:table-cell office:value-type="percentage" office:value="0.946005108">
            <text:p>94.60%</text:p>
          </table:table-cell>
          <table:table-cell office:value-type="float" office:value="23337">
            <text:p>23337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author&gt; <text:s/>?a <text:s text:c="2"/>=&gt; ?a <text:s/>&lt;created&gt; <text:s/>?b</text:p>
          </table:table-cell>
          <table:table-cell office:value-type="float" office:value="0.001540755">
            <text:p>0.001540755</text:p>
          </table:table-cell>
          <table:table-cell office:value-type="float" office:value="0.089378863">
            <text:p>0.089378863</text:p>
          </table:table-cell>
          <table:table-cell office:value-type="percentage" office:value="0.665099179">
            <text:p>66.51%</text:p>
          </table:table-cell>
          <table:table-cell office:value-type="percentage" office:value="0.945391938">
            <text:p>94.54%</text:p>
          </table:table-cell>
          <table:table-cell office:value-type="float" office:value="23337">
            <text:p>23337</text:p>
          </table:table-cell>
          <table:table-cell office:value-type="float" office:value="35088">
            <text:p>3508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OfficialLanguage&gt; <text:s/>?b <text:s text:c="2"/>=&gt; ?a <text:s/>&lt;dbo:officialLanguage&gt; <text:s/>?b</text:p>
          </table:table-cell>
          <table:table-cell office:value-type="float" office:value="0.000021919">
            <text:p>0.000021919</text:p>
          </table:table-cell>
          <table:table-cell office:value-type="float" office:value="0.676171079">
            <text:p>0.676171079</text:p>
          </table:table-cell>
          <table:table-cell office:value-type="percentage" office:value="0.465638149">
            <text:p>46.56%</text:p>
          </table:table-cell>
          <table:table-cell office:value-type="percentage" office:value="0.943181818">
            <text:p>94.32%</text:p>
          </table:table-cell>
          <table:table-cell office:value-type="float" office:value="332">
            <text:p>332</text:p>
          </table:table-cell>
          <table:table-cell office:value-type="float" office:value="713">
            <text:p>71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team&gt; <text:s/>?b</text:p>
          </table:table-cell>
          <table:table-cell office:value-type="float" office:value="0.022491313">
            <text:p>0.022491313</text:p>
          </table:table-cell>
          <table:table-cell office:value-type="float" office:value="0.4366737">
            <text:p>0.4366737</text:p>
          </table:table-cell>
          <table:table-cell office:value-type="percentage" office:value="0.811386815">
            <text:p>81.14%</text:p>
          </table:table-cell>
          <table:table-cell office:value-type="percentage" office:value="0.943092852">
            <text:p>94.31%</text:p>
          </table:table-cell>
          <table:table-cell office:value-type="float" office:value="340664">
            <text:p>340664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MarriedTo&gt; <text:s/>?b <text:s text:c="2"/>=&gt; ?a <text:s/>&lt;dbo:spouse&gt; <text:s/>?b</text:p>
          </table:table-cell>
          <table:table-cell office:value-type="float" office:value="0.000943058">
            <text:p>0.000943058</text:p>
          </table:table-cell>
          <table:table-cell office:value-type="float" office:value="0.709799245">
            <text:p>0.709799245</text:p>
          </table:table-cell>
          <table:table-cell office:value-type="percentage" office:value="0.60122906">
            <text:p>60.12%</text:p>
          </table:table-cell>
          <table:table-cell office:value-type="percentage" office:value="0.941285008">
            <text:p>94.13%</text:p>
          </table:table-cell>
          <table:table-cell office:value-type="float" office:value="14284">
            <text:p>14284</text:p>
          </table:table-cell>
          <table:table-cell office:value-type="float" office:value="23758">
            <text:p>237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MarriedTo&gt; <text:s/>?a <text:s text:c="2"/>=&gt; ?a <text:s/>&lt;dbo:spouse&gt; <text:s/>?b</text:p>
          </table:table-cell>
          <table:table-cell office:value-type="float" office:value="0.00094286">
            <text:p>0.00094286</text:p>
          </table:table-cell>
          <table:table-cell office:value-type="float" office:value="0.709650169">
            <text:p>0.709650169</text:p>
          </table:table-cell>
          <table:table-cell office:value-type="percentage" office:value="0.601102786">
            <text:p>60.11%</text:p>
          </table:table-cell>
          <table:table-cell office:value-type="percentage" office:value="0.941149334">
            <text:p>94.11%</text:p>
          </table:table-cell>
          <table:table-cell office:value-type="float" office:value="14281">
            <text:p>14281</text:p>
          </table:table-cell>
          <table:table-cell office:value-type="float" office:value="23758">
            <text:p>237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owner&gt; <text:s/>?a <text:s text:c="2"/>=&gt; ?a <text:s/>&lt;owns&gt; <text:s/>?b</text:p>
          </table:table-cell>
          <table:table-cell office:value-type="float" office:value="0.001016871">
            <text:p>0.001016871</text:p>
          </table:table-cell>
          <table:table-cell office:value-type="float" office:value="0.668170578">
            <text:p>0.668170578</text:p>
          </table:table-cell>
          <table:table-cell office:value-type="percentage" office:value="0.413787545">
            <text:p>41.38%</text:p>
          </table:table-cell>
          <table:table-cell office:value-type="percentage" office:value="0.940809969">
            <text:p>94.08%</text:p>
          </table:table-cell>
          <table:table-cell office:value-type="float" office:value="15402">
            <text:p>15402</text:p>
          </table:table-cell>
          <table:table-cell office:value-type="float" office:value="37222">
            <text:p>3722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doctoralStudent&gt; <text:s/>?a <text:s text:c="2"/>=&gt; ?a <text:s/>&lt;hasAcademicAdvisor&gt; <text:s/>?b</text:p>
          </table:table-cell>
          <table:table-cell office:value-type="float" office:value="0.000120886">
            <text:p>0.000120886</text:p>
          </table:table-cell>
          <table:table-cell office:value-type="float" office:value="0.632469775">
            <text:p>0.632469775</text:p>
          </table:table-cell>
          <table:table-cell office:value-type="percentage" office:value="0.371248986">
            <text:p>37.12%</text:p>
          </table:table-cell>
          <table:table-cell office:value-type="percentage" office:value="0.93849308">
            <text:p>93.85%</text:p>
          </table:table-cell>
          <table:table-cell office:value-type="float" office:value="1831">
            <text:p>1831</text:p>
          </table:table-cell>
          <table:table-cell office:value-type="float" office:value="4932">
            <text:p>493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architect&gt; <text:s/>?b</text:p>
          </table:table-cell>
          <table:table-cell office:value-type="float" office:value="0.000409666">
            <text:p>0.000409666</text:p>
          </table:table-cell>
          <table:table-cell office:value-type="float" office:value="0.537508663">
            <text:p>0.537508663</text:p>
          </table:table-cell>
          <table:table-cell office:value-type="percentage" office:value="0.023764659">
            <text:p>2.38%</text:p>
          </table:table-cell>
          <table:table-cell office:value-type="percentage" office:value="0.938019652">
            <text:p>93.80%</text:p>
          </table:table-cell>
          <table:table-cell office:value-type="float" office:value="6205">
            <text:p>6205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citizenship&gt; <text:s/>?b</text:p>
          </table:table-cell>
          <table:table-cell office:value-type="float" office:value="0.000171921">
            <text:p>0.000171921</text:p>
          </table:table-cell>
          <table:table-cell office:value-type="float" office:value="0.664794486">
            <text:p>0.664794486</text:p>
          </table:table-cell>
          <table:table-cell office:value-type="percentage" office:value="0.059778242">
            <text:p>5.98%</text:p>
          </table:table-cell>
          <table:table-cell office:value-type="percentage" office:value="0.935008977">
            <text:p>93.50%</text:p>
          </table:table-cell>
          <table:table-cell office:value-type="float" office:value="2604">
            <text:p>2604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owns&gt; <text:s/>?a <text:s text:c="2"/>=&gt; ?a <text:s/>&lt;dbo:maintainedBy&gt; <text:s/>?b</text:p>
          </table:table-cell>
          <table:table-cell office:value-type="float" office:value="0.000000924">
            <text:p>0.000000924</text:p>
          </table:table-cell>
          <table:table-cell office:value-type="float" office:value="0.011363636">
            <text:p>0.011363636</text:p>
          </table:table-cell>
          <table:table-cell office:value-type="percentage" office:value="0.000607349">
            <text:p>0.06%</text:p>
          </table:table-cell>
          <table:table-cell office:value-type="percentage" office:value="0.933333333">
            <text:p>93.33%</text:p>
          </table:table-cell>
          <table:table-cell office:value-type="float" office:value="14">
            <text:p>14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leaderName&gt; <text:s/>?a <text:s text:c="2"/>=&gt; ?a <text:s/>&lt;isLeaderOf&gt; <text:s/>?b</text:p>
          </table:table-cell>
          <table:table-cell office:value-type="float" office:value="0.000351699">
            <text:p>0.000351699</text:p>
          </table:table-cell>
          <table:table-cell office:value-type="float" office:value="0.539716312">
            <text:p>0.539716312</text:p>
          </table:table-cell>
          <table:table-cell office:value-type="percentage" office:value="0.321912014">
            <text:p>32.19%</text:p>
          </table:table-cell>
          <table:table-cell office:value-type="percentage" office:value="0.930805522">
            <text:p>93.08%</text:p>
          </table:table-cell>
          <table:table-cell office:value-type="float" office:value="5327">
            <text:p>5327</text:p>
          </table:table-cell>
          <table:table-cell office:value-type="float" office:value="16548">
            <text:p>1654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editing&gt; <text:s/>?a <text:s text:c="2"/>=&gt; ?a <text:s/>&lt;edited&gt; <text:s/>?b</text:p>
          </table:table-cell>
          <table:table-cell office:value-type="float" office:value="0.000331628">
            <text:p>0.000331628</text:p>
          </table:table-cell>
          <table:table-cell office:value-type="float" office:value="0.882776801">
            <text:p>0.882776801</text:p>
          </table:table-cell>
          <table:table-cell office:value-type="percentage" office:value="0.251263068">
            <text:p>25.13%</text:p>
          </table:table-cell>
          <table:table-cell office:value-type="percentage" office:value="0.929496669">
            <text:p>92.95%</text:p>
          </table:table-cell>
          <table:table-cell office:value-type="float" office:value="5023">
            <text:p>5023</text:p>
          </table:table-cell>
          <table:table-cell office:value-type="float" office:value="19991">
            <text:p>1999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musicComposer&gt; <text:s/>?a <text:s text:c="2"/>=&gt; ?a <text:s/>&lt;wroteMusicFor&gt; <text:s/>?b</text:p>
          </table:table-cell>
          <table:table-cell office:value-type="float" office:value="0.00129139">
            <text:p>0.00129139</text:p>
          </table:table-cell>
          <table:table-cell office:value-type="float" office:value="0.874033692">
            <text:p>0.874033692</text:p>
          </table:table-cell>
          <table:table-cell office:value-type="percentage" office:value="0.494164014">
            <text:p>49.42%</text:p>
          </table:table-cell>
          <table:table-cell office:value-type="percentage" office:value="0.928951368">
            <text:p>92.90%</text:p>
          </table:table-cell>
          <table:table-cell office:value-type="float" office:value="19560">
            <text:p>19560</text:p>
          </table:table-cell>
          <table:table-cell office:value-type="float" office:value="39582">
            <text:p>3958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Child&gt; <text:s/>?b <text:s text:c="2"/>=&gt; ?a <text:s/>&lt;dbo:child&gt; <text:s/>?b</text:p>
          </table:table-cell>
          <table:table-cell office:value-type="float" office:value="0.00031202">
            <text:p>0.00031202</text:p>
          </table:table-cell>
          <table:table-cell office:value-type="float" office:value="0.604270554">
            <text:p>0.604270554</text:p>
          </table:table-cell>
          <table:table-cell office:value-type="percentage" office:value="0.315403097">
            <text:p>31.54%</text:p>
          </table:table-cell>
          <table:table-cell office:value-type="percentage" office:value="0.928852201">
            <text:p>92.89%</text:p>
          </table:table-cell>
          <table:table-cell office:value-type="float" office:value="4726">
            <text:p>4726</text:p>
          </table:table-cell>
          <table:table-cell office:value-type="float" office:value="14984">
            <text:p>1498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ionCity&gt; <text:s/>?b</text:p>
          </table:table-cell>
          <table:table-cell office:value-type="float" office:value="0.000616117">
            <text:p>0.000616117</text:p>
          </table:table-cell>
          <table:table-cell office:value-type="float" office:value="0.548521719">
            <text:p>0.548521719</text:p>
          </table:table-cell>
          <table:table-cell office:value-type="percentage" office:value="0.007904683">
            <text:p>0.79%</text:p>
          </table:table-cell>
          <table:table-cell office:value-type="percentage" office:value="0.922863924">
            <text:p>92.29%</text:p>
          </table:table-cell>
          <table:table-cell office:value-type="float" office:value="9332">
            <text:p>933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designCompany&gt; <text:s/>?b</text:p>
          </table:table-cell>
          <table:table-cell office:value-type="float" office:value="0.000022447">
            <text:p>0.000022447</text:p>
          </table:table-cell>
          <table:table-cell office:value-type="float" office:value="0.327552987">
            <text:p>0.327552987</text:p>
          </table:table-cell>
          <table:table-cell office:value-type="percentage" office:value="0.001302173">
            <text:p>0.13%</text:p>
          </table:table-cell>
          <table:table-cell office:value-type="percentage" office:value="0.921409214">
            <text:p>92.14%</text:p>
          </table:table-cell>
          <table:table-cell office:value-type="float" office:value="340">
            <text:p>34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musicalArtist&gt; <text:s/>?a <text:s text:c="2"/>=&gt; ?a <text:s/>&lt;created&gt; <text:s/>?b</text:p>
          </table:table-cell>
          <table:table-cell office:value-type="float" office:value="0.001959731">
            <text:p>0.001959731</text:p>
          </table:table-cell>
          <table:table-cell office:value-type="float" office:value="0.113683541">
            <text:p>0.113683541</text:p>
          </table:table-cell>
          <table:table-cell office:value-type="percentage" office:value="0.689612713">
            <text:p>68.96%</text:p>
          </table:table-cell>
          <table:table-cell office:value-type="percentage" office:value="0.902822556">
            <text:p>90.28%</text:p>
          </table:table-cell>
          <table:table-cell office:value-type="float" office:value="29683">
            <text:p>29683</text:p>
          </table:table-cell>
          <table:table-cell office:value-type="float" office:value="43043">
            <text:p>4304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musicalBand&gt; <text:s/>?a <text:s text:c="2"/>=&gt; ?a <text:s/>&lt;created&gt; <text:s/>?b</text:p>
          </table:table-cell>
          <table:table-cell office:value-type="float" office:value="0.001959731">
            <text:p>0.001959731</text:p>
          </table:table-cell>
          <table:table-cell office:value-type="float" office:value="0.113683541">
            <text:p>0.113683541</text:p>
          </table:table-cell>
          <table:table-cell office:value-type="percentage" office:value="0.689612713">
            <text:p>68.96%</text:p>
          </table:table-cell>
          <table:table-cell office:value-type="percentage" office:value="0.902822556">
            <text:p>90.28%</text:p>
          </table:table-cell>
          <table:table-cell office:value-type="float" office:value="29683">
            <text:p>29683</text:p>
          </table:table-cell>
          <table:table-cell office:value-type="float" office:value="43043">
            <text:p>4304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citizenship&gt; <text:s/>?b <text:s text:c="2"/>=&gt; ?a <text:s/>&lt;isCitizenOf&gt; <text:s/>?b</text:p>
          </table:table-cell>
          <table:table-cell office:value-type="float" office:value="0.000171921">
            <text:p>0.000171921</text:p>
          </table:table-cell>
          <table:table-cell office:value-type="float" office:value="0.059778242">
            <text:p>0.059778242</text:p>
          </table:table-cell>
          <table:table-cell office:value-type="percentage" office:value="0.664794486">
            <text:p>66.48%</text:p>
          </table:table-cell>
          <table:table-cell office:value-type="percentage" office:value="0.899481865">
            <text:p>89.95%</text:p>
          </table:table-cell>
          <table:table-cell office:value-type="float" office:value="2604">
            <text:p>2604</text:p>
          </table:table-cell>
          <table:table-cell office:value-type="float" office:value="3917">
            <text:p>391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octoralAdvisor&gt; <text:s/>?b <text:s text:c="2"/>=&gt; ?a <text:s/>&lt;hasAcademicAdvisor&gt; <text:s/>?b</text:p>
          </table:table-cell>
          <table:table-cell office:value-type="float" office:value="0.000162546">
            <text:p>0.000162546</text:p>
          </table:table-cell>
          <table:table-cell office:value-type="float" office:value="0.850431779">
            <text:p>0.850431779</text:p>
          </table:table-cell>
          <table:table-cell office:value-type="percentage" office:value="0.683129856">
            <text:p>68.31%</text:p>
          </table:table-cell>
          <table:table-cell office:value-type="percentage" office:value="0.8988682">
            <text:p>89.89%</text:p>
          </table:table-cell>
          <table:table-cell office:value-type="float" office:value="2462">
            <text:p>2462</text:p>
          </table:table-cell>
          <table:table-cell office:value-type="float" office:value="3604">
            <text:p>360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principalArea&gt; <text:s/>?b</text:p>
          </table:table-cell>
          <table:table-cell office:value-type="float" office:value="0.000052157">
            <text:p>0.000052157</text:p>
          </table:table-cell>
          <table:table-cell office:value-type="float" office:value="0.71299639">
            <text:p>0.71299639</text:p>
          </table:table-cell>
          <table:table-cell office:value-type="percentage" office:value="0.000669171">
            <text:p>0.07%</text:p>
          </table:table-cell>
          <table:table-cell office:value-type="percentage" office:value="0.89569161">
            <text:p>89.57%</text:p>
          </table:table-cell>
          <table:table-cell office:value-type="float" office:value="790">
            <text:p>79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architect&gt; <text:s/>?a <text:s text:c="2"/>=&gt; ?a <text:s/>&lt;created&gt; <text:s/>?b</text:p>
          </table:table-cell>
          <table:table-cell office:value-type="float" office:value="0.000409666">
            <text:p>0.000409666</text:p>
          </table:table-cell>
          <table:table-cell office:value-type="float" office:value="0.023764659">
            <text:p>0.023764659</text:p>
          </table:table-cell>
          <table:table-cell office:value-type="percentage" office:value="0.537508663">
            <text:p>53.75%</text:p>
          </table:table-cell>
          <table:table-cell office:value-type="percentage" office:value="0.895124062">
            <text:p>89.51%</text:p>
          </table:table-cell>
          <table:table-cell office:value-type="float" office:value="6205">
            <text:p>6205</text:p>
          </table:table-cell>
          <table:table-cell office:value-type="float" office:value="11544">
            <text:p>1154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livesIn&gt; <text:s/>?b</text:p>
          </table:table-cell>
          <table:table-cell office:value-type="float" office:value="0.001677619">
            <text:p>0.001677619</text:p>
          </table:table-cell>
          <table:table-cell office:value-type="float" office:value="0.849378259">
            <text:p>0.849378259</text:p>
          </table:table-cell>
          <table:table-cell office:value-type="percentage" office:value="0.706736385">
            <text:p>70.67%</text:p>
          </table:table-cell>
          <table:table-cell office:value-type="percentage" office:value="0.892832045">
            <text:p>89.28%</text:p>
          </table:table-cell>
          <table:table-cell office:value-type="float" office:value="25410">
            <text:p>25410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sPartOf&gt; <text:s/>?b <text:s text:c="2"/>=&gt; ?a <text:s/>&lt;isLocatedIn&gt; <text:s/>?b</text:p>
          </table:table-cell>
          <table:table-cell office:value-type="float" office:value="0.030356314">
            <text:p>0.030356314</text:p>
          </table:table-cell>
          <table:table-cell office:value-type="float" office:value="0.389466578">
            <text:p>0.389466578</text:p>
          </table:table-cell>
          <table:table-cell office:value-type="percentage" office:value="0.843444284">
            <text:p>84.34%</text:p>
          </table:table-cell>
          <table:table-cell office:value-type="percentage" office:value="0.892134587">
            <text:p>89.21%</text:p>
          </table:table-cell>
          <table:table-cell office:value-type="float" office:value="459791">
            <text:p>459791</text:p>
          </table:table-cell>
          <table:table-cell office:value-type="float" office:value="545135">
            <text:p>5451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KnownFor&gt; <text:s/>?b <text:s text:c="2"/>=&gt; ?a <text:s/>&lt;dbo:notableIdea&gt; <text:s/>?b</text:p>
          </table:table-cell>
          <table:table-cell office:value-type="float" office:value="0.000014591">
            <text:p>0.000014591</text:p>
          </table:table-cell>
          <table:table-cell office:value-type="float" office:value="0.243124312">
            <text:p>0.243124312</text:p>
          </table:table-cell>
          <table:table-cell office:value-type="percentage" office:value="0.559493671">
            <text:p>55.95%</text:p>
          </table:table-cell>
          <table:table-cell office:value-type="percentage" office:value="0.891129032">
            <text:p>89.11%</text:p>
          </table:table-cell>
          <table:table-cell office:value-type="float" office:value="221">
            <text:p>221</text:p>
          </table:table-cell>
          <table:table-cell office:value-type="float" office:value="395">
            <text:p>3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notableIdea&gt; <text:s/>?b <text:s text:c="2"/>=&gt; ?a <text:s/>&lt;isKnownFor&gt; <text:s/>?b</text:p>
          </table:table-cell>
          <table:table-cell office:value-type="float" office:value="0.000014591">
            <text:p>0.000014591</text:p>
          </table:table-cell>
          <table:table-cell office:value-type="float" office:value="0.559493671">
            <text:p>0.559493671</text:p>
          </table:table-cell>
          <table:table-cell office:value-type="percentage" office:value="0.243124312">
            <text:p>24.31%</text:p>
          </table:table-cell>
          <table:table-cell office:value-type="percentage" office:value="0.891129032">
            <text:p>89.11%</text:p>
          </table:table-cell>
          <table:table-cell office:value-type="float" office:value="221">
            <text:p>221</text:p>
          </table:table-cell>
          <table:table-cell office:value-type="float" office:value="909">
            <text:p>90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creator&gt; <text:s/>?a <text:s text:c="2"/>=&gt; ?a <text:s/>&lt;created&gt; <text:s/>?b</text:p>
          </table:table-cell>
          <table:table-cell office:value-type="float" office:value="0.000553528">
            <text:p>0.000553528</text:p>
          </table:table-cell>
          <table:table-cell office:value-type="float" office:value="0.032110057">
            <text:p>0.032110057</text:p>
          </table:table-cell>
          <table:table-cell office:value-type="percentage" office:value="0.377691684">
            <text:p>37.77%</text:p>
          </table:table-cell>
          <table:table-cell office:value-type="percentage" office:value="0.886070598">
            <text:p>88.61%</text:p>
          </table:table-cell>
          <table:table-cell office:value-type="float" office:value="8384">
            <text:p>8384</text:p>
          </table:table-cell>
          <table:table-cell office:value-type="float" office:value="22198">
            <text:p>221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InterestedIn&gt; <text:s/>?b <text:s text:c="2"/>=&gt; ?a <text:s/>&lt;dbo:mainInterest&gt; <text:s/>?b</text:p>
          </table:table-cell>
          <table:table-cell office:value-type="float" office:value="0.000016043">
            <text:p>0.000016043</text:p>
          </table:table-cell>
          <table:table-cell office:value-type="float" office:value="0.09328215">
            <text:p>0.09328215</text:p>
          </table:table-cell>
          <table:table-cell office:value-type="percentage" office:value="0.771428571">
            <text:p>77.14%</text:p>
          </table:table-cell>
          <table:table-cell office:value-type="percentage" office:value="0.883636364">
            <text:p>88.36%</text:p>
          </table:table-cell>
          <table:table-cell office:value-type="float" office:value="243">
            <text:p>243</text:p>
          </table:table-cell>
          <table:table-cell office:value-type="float" office:value="315">
            <text:p>31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foundedBy&gt; <text:s/>?a <text:s text:c="2"/>=&gt; ?a <text:s/>&lt;created&gt; <text:s/>?b</text:p>
          </table:table-cell>
          <table:table-cell office:value-type="float" office:value="0.000291817">
            <text:p>0.000291817</text:p>
          </table:table-cell>
          <table:table-cell office:value-type="float" office:value="0.01692825">
            <text:p>0.01692825</text:p>
          </table:table-cell>
          <table:table-cell office:value-type="percentage" office:value="0.519449994">
            <text:p>51.94%</text:p>
          </table:table-cell>
          <table:table-cell office:value-type="percentage" office:value="0.882940471">
            <text:p>88.29%</text:p>
          </table:table-cell>
          <table:table-cell office:value-type="float" office:value="4420">
            <text:p>4420</text:p>
          </table:table-cell>
          <table:table-cell office:value-type="float" office:value="8509">
            <text:p>850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owningCompany&gt; <text:s/>?a <text:s text:c="2"/>=&gt; ?a <text:s/>&lt;owns&gt; <text:s/>?b</text:p>
          </table:table-cell>
          <table:table-cell office:value-type="float" office:value="0.000336712">
            <text:p>0.000336712</text:p>
          </table:table-cell>
          <table:table-cell office:value-type="float" office:value="0.221248536">
            <text:p>0.221248536</text:p>
          </table:table-cell>
          <table:table-cell office:value-type="percentage" office:value="0.538884193">
            <text:p>53.89%</text:p>
          </table:table-cell>
          <table:table-cell office:value-type="percentage" office:value="0.878250387">
            <text:p>87.83%</text:p>
          </table:table-cell>
          <table:table-cell office:value-type="float" office:value="5100">
            <text:p>5100</text:p>
          </table:table-cell>
          <table:table-cell office:value-type="float" office:value="9464">
            <text:p>9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eadquarter&gt; <text:s/>?b</text:p>
          </table:table-cell>
          <table:table-cell office:value-type="float" office:value="0.000538013">
            <text:p>0.000538013</text:p>
          </table:table-cell>
          <table:table-cell office:value-type="float" office:value="0.299452468">
            <text:p>0.299452468</text:p>
          </table:table-cell>
          <table:table-cell office:value-type="percentage" office:value="0.006902621">
            <text:p>0.69%</text:p>
          </table:table-cell>
          <table:table-cell office:value-type="percentage" office:value="0.87567161">
            <text:p>87.57%</text:p>
          </table:table-cell>
          <table:table-cell office:value-type="float" office:value="8149">
            <text:p>814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officialLanguage&gt; <text:s/>?b <text:s text:c="2"/>=&gt; ?a <text:s/>&lt;hasOfficialLanguage&gt; <text:s/>?b</text:p>
          </table:table-cell>
          <table:table-cell office:value-type="float" office:value="0.000021919">
            <text:p>0.000021919</text:p>
          </table:table-cell>
          <table:table-cell office:value-type="float" office:value="0.465638149">
            <text:p>0.465638149</text:p>
          </table:table-cell>
          <table:table-cell office:value-type="percentage" office:value="0.676171079">
            <text:p>67.62%</text:p>
          </table:table-cell>
          <table:table-cell office:value-type="percentage" office:value="0.866840731">
            <text:p>86.68%</text:p>
          </table:table-cell>
          <table:table-cell office:value-type="float" office:value="332">
            <text:p>332</text:p>
          </table:table-cell>
          <table:table-cell office:value-type="float" office:value="491">
            <text:p>49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influencedBy&gt; <text:s/>?a <text:s text:c="2"/>=&gt; ?a <text:s/>&lt;influences&gt; <text:s/>?b</text:p>
          </table:table-cell>
          <table:table-cell office:value-type="float" office:value="0.000901266">
            <text:p>0.000901266</text:p>
          </table:table-cell>
          <table:table-cell office:value-type="float" office:value="0.589701499">
            <text:p>0.589701499</text:p>
          </table:table-cell>
          <table:table-cell office:value-type="percentage" office:value="0.749725395">
            <text:p>74.97%</text:p>
          </table:table-cell>
          <table:table-cell office:value-type="percentage" office:value="0.8481516">
            <text:p>84.82%</text:p>
          </table:table-cell>
          <table:table-cell office:value-type="float" office:value="13651">
            <text:p>13651</text:p>
          </table:table-cell>
          <table:table-cell office:value-type="float" office:value="18208">
            <text:p>1820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region&gt; <text:s/>?b <text:s text:c="2"/>=&gt; ?a <text:s/>&lt;isLocatedIn&gt; <text:s/>?b</text:p>
          </table:table-cell>
          <table:table-cell office:value-type="float" office:value="0.001543924">
            <text:p>0.001543924</text:p>
          </table:table-cell>
          <table:table-cell office:value-type="float" office:value="0.019808295">
            <text:p>0.019808295</text:p>
          </table:table-cell>
          <table:table-cell office:value-type="percentage" office:value="0.359056641">
            <text:p>35.91%</text:p>
          </table:table-cell>
          <table:table-cell office:value-type="percentage" office:value="0.845444685">
            <text:p>84.54%</text:p>
          </table:table-cell>
          <table:table-cell office:value-type="float" office:value="23385">
            <text:p>23385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federalState&gt; <text:s/>?b</text:p>
          </table:table-cell>
          <table:table-cell office:value-type="float" office:value="0.000029512">
            <text:p>0.000029512</text:p>
          </table:table-cell>
          <table:table-cell office:value-type="float" office:value="0.099355412">
            <text:p>0.099355412</text:p>
          </table:table-cell>
          <table:table-cell office:value-type="percentage" office:value="0.000378632">
            <text:p>0.04%</text:p>
          </table:table-cell>
          <table:table-cell office:value-type="percentage" office:value="0.843396226">
            <text:p>84.34%</text:p>
          </table:table-cell>
          <table:table-cell office:value-type="float" office:value="447">
            <text:p>44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developer&gt; <text:s/>?a <text:s text:c="2"/>=&gt; ?a <text:s/>&lt;created&gt; <text:s/>?b</text:p>
          </table:table-cell>
          <table:table-cell office:value-type="float" office:value="0.000628991">
            <text:p>0.000628991</text:p>
          </table:table-cell>
          <table:table-cell office:value-type="float" office:value="0.036487656">
            <text:p>0.036487656</text:p>
          </table:table-cell>
          <table:table-cell office:value-type="percentage" office:value="0.384184208">
            <text:p>38.42%</text:p>
          </table:table-cell>
          <table:table-cell office:value-type="percentage" office:value="0.840642372">
            <text:p>84.06%</text:p>
          </table:table-cell>
          <table:table-cell office:value-type="float" office:value="9527">
            <text:p>9527</text:p>
          </table:table-cell>
          <table:table-cell office:value-type="float" office:value="24798">
            <text:p>247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edInArea&gt; <text:s/>?b</text:p>
          </table:table-cell>
          <table:table-cell office:value-type="float" office:value="0.000900474">
            <text:p>0.000900474</text:p>
          </table:table-cell>
          <table:table-cell office:value-type="float" office:value="0.480314129">
            <text:p>0.480314129</text:p>
          </table:table-cell>
          <table:table-cell office:value-type="percentage" office:value="0.011552933">
            <text:p>1.16%</text:p>
          </table:table-cell>
          <table:table-cell office:value-type="percentage" office:value="0.838858478">
            <text:p>83.89%</text:p>
          </table:table-cell>
          <table:table-cell office:value-type="float" office:value="13639">
            <text:p>1363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parent&gt; <text:s/>?a <text:s text:c="2"/>=&gt; ?a <text:s/>&lt;hasChild&gt; <text:s/>?b</text:p>
          </table:table-cell>
          <table:table-cell office:value-type="float" office:value="0.000590567">
            <text:p>0.000590567</text:p>
          </table:table-cell>
          <table:table-cell office:value-type="float" office:value="0.596970101">
            <text:p>0.596970101</text:p>
          </table:table-cell>
          <table:table-cell office:value-type="percentage" office:value="0.606852103">
            <text:p>60.69%</text:p>
          </table:table-cell>
          <table:table-cell office:value-type="percentage" office:value="0.838646165">
            <text:p>83.86%</text:p>
          </table:table-cell>
          <table:table-cell office:value-type="float" office:value="8945">
            <text:p>8945</text:p>
          </table:table-cell>
          <table:table-cell office:value-type="float" office:value="14740">
            <text:p>1474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place&gt; <text:s/>?b <text:s text:c="2"/>=&gt; ?a <text:s/>&lt;happenedIn&gt; <text:s/>?b</text:p>
          </table:table-cell>
          <table:table-cell office:value-type="float" office:value="0.000696598">
            <text:p>0.000696598</text:p>
          </table:table-cell>
          <table:table-cell office:value-type="float" office:value="0.933964769">
            <text:p>0.933964769</text:p>
          </table:table-cell>
          <table:table-cell office:value-type="percentage" office:value="0.552061532">
            <text:p>55.21%</text:p>
          </table:table-cell>
          <table:table-cell office:value-type="percentage" office:value="0.830787402">
            <text:p>83.08%</text:p>
          </table:table-cell>
          <table:table-cell office:value-type="float" office:value="10551">
            <text:p>10551</text:p>
          </table:table-cell>
          <table:table-cell office:value-type="float" office:value="19112">
            <text:p>1911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writer&gt; <text:s/>?a <text:s text:c="2"/>=&gt; ?a <text:s/>&lt;created&gt; <text:s/>?b</text:p>
          </table:table-cell>
          <table:table-cell office:value-type="float" office:value="0.004791083">
            <text:p>0.004791083</text:p>
          </table:table-cell>
          <table:table-cell office:value-type="float" office:value="0.277929698">
            <text:p>0.277929698</text:p>
          </table:table-cell>
          <table:table-cell office:value-type="percentage" office:value="0.549678455">
            <text:p>54.97%</text:p>
          </table:table-cell>
          <table:table-cell office:value-type="percentage" office:value="0.830459014">
            <text:p>83.05%</text:p>
          </table:table-cell>
          <table:table-cell office:value-type="float" office:value="72568">
            <text:p>72568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hasCurrency&gt; <text:s/>?a <text:s text:c="2"/>=&gt; ?a <text:s/>&lt;dbo:usingCountry&gt; <text:s/>?b</text:p>
          </table:table-cell>
          <table:table-cell office:value-type="float" office:value="0.000010564">
            <text:p>0.000010564</text:p>
          </table:table-cell>
          <table:table-cell office:value-type="float" office:value="0.380952381">
            <text:p>0.380952381</text:p>
          </table:table-cell>
          <table:table-cell office:value-type="percentage" office:value="0.315581854">
            <text:p>31.56%</text:p>
          </table:table-cell>
          <table:table-cell office:value-type="percentage" office:value="0.829015544">
            <text:p>82.90%</text:p>
          </table:table-cell>
          <table:table-cell office:value-type="float" office:value="160">
            <text:p>160</text:p>
          </table:table-cell>
          <table:table-cell office:value-type="float" office:value="507">
            <text:p>50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created&gt; <text:s/>?b <text:s text:c="2"/>=&gt; ?a <text:s/>&lt;dbo:notableWork&gt; <text:s/>?b</text:p>
          </table:table-cell>
          <table:table-cell office:value-type="float" office:value="0.000179118">
            <text:p>0.000179118</text:p>
          </table:table-cell>
          <table:table-cell office:value-type="float" office:value="0.66138469">
            <text:p>0.66138469</text:p>
          </table:table-cell>
          <table:table-cell office:value-type="percentage" office:value="0.010390575">
            <text:p>1.04%</text:p>
          </table:table-cell>
          <table:table-cell office:value-type="percentage" office:value="0.818401207">
            <text:p>81.84%</text:p>
          </table:table-cell>
          <table:table-cell office:value-type="float" office:value="2713">
            <text:p>2713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starring&gt; <text:s/>?a <text:s text:c="2"/>=&gt; ?a <text:s/>&lt;actedIn&gt; <text:s/>?b</text:p>
          </table:table-cell>
          <table:table-cell office:value-type="float" office:value="0.007506766">
            <text:p>0.007506766</text:p>
          </table:table-cell>
          <table:table-cell office:value-type="float" office:value="0.942856906">
            <text:p>0.942856906</text:p>
          </table:table-cell>
          <table:table-cell office:value-type="percentage" office:value="0.443340976">
            <text:p>44.33%</text:p>
          </table:table-cell>
          <table:table-cell office:value-type="percentage" office:value="0.818098747">
            <text:p>81.81%</text:p>
          </table:table-cell>
          <table:table-cell office:value-type="float" office:value="113701">
            <text:p>113701</text:p>
          </table:table-cell>
          <table:table-cell office:value-type="float" office:value="256464">
            <text:p>256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ion&gt; <text:s/>?b</text:p>
          </table:table-cell>
          <table:table-cell office:value-type="float" office:value="0.006090198">
            <text:p>0.006090198</text:p>
          </table:table-cell>
          <table:table-cell office:value-type="float" office:value="0.372555038">
            <text:p>0.372555038</text:p>
          </table:table-cell>
          <table:table-cell office:value-type="percentage" office:value="0.07813625">
            <text:p>7.81%</text:p>
          </table:table-cell>
          <table:table-cell office:value-type="percentage" office:value="0.816580357">
            <text:p>81.66%</text:p>
          </table:table-cell>
          <table:table-cell office:value-type="float" office:value="92245">
            <text:p>9224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writer&gt; <text:s/>?b</text:p>
          </table:table-cell>
          <table:table-cell office:value-type="float" office:value="0.004791083">
            <text:p>0.004791083</text:p>
          </table:table-cell>
          <table:table-cell office:value-type="float" office:value="0.549678455">
            <text:p>0.549678455</text:p>
          </table:table-cell>
          <table:table-cell office:value-type="percentage" office:value="0.277929698">
            <text:p>27.79%</text:p>
          </table:table-cell>
          <table:table-cell office:value-type="percentage" office:value="0.800838713">
            <text:p>80.08%</text:p>
          </table:table-cell>
          <table:table-cell office:value-type="float" office:value="72568">
            <text:p>7256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WonPrize&gt; <text:s/>?b <text:s text:c="2"/>=&gt; ?a <text:s/>&lt;dbo:award&gt; <text:s/>?b</text:p>
          </table:table-cell>
          <table:table-cell office:value-type="float" office:value="0.001810125">
            <text:p>0.001810125</text:p>
          </table:table-cell>
          <table:table-cell office:value-type="float" office:value="0.50648415">
            <text:p>0.50648415</text:p>
          </table:table-cell>
          <table:table-cell office:value-type="percentage" office:value="0.418241728">
            <text:p>41.82%</text:p>
          </table:table-cell>
          <table:table-cell office:value-type="percentage" office:value="0.799026608">
            <text:p>79.90%</text:p>
          </table:table-cell>
          <table:table-cell office:value-type="float" office:value="27417">
            <text:p>27417</text:p>
          </table:table-cell>
          <table:table-cell office:value-type="float" office:value="65553">
            <text:p>6555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eaderOf&gt; <text:s/>?a <text:s text:c="2"/>=&gt; ?a <text:s/>&lt;dbo:leaderName&gt; <text:s/>?b</text:p>
          </table:table-cell>
          <table:table-cell office:value-type="float" office:value="0.000351699">
            <text:p>0.000351699</text:p>
          </table:table-cell>
          <table:table-cell office:value-type="float" office:value="0.321912014">
            <text:p>0.321912014</text:p>
          </table:table-cell>
          <table:table-cell office:value-type="percentage" office:value="0.539716312">
            <text:p>53.97%</text:p>
          </table:table-cell>
          <table:table-cell office:value-type="percentage" office:value="0.79377142">
            <text:p>79.38%</text:p>
          </table:table-cell>
          <table:table-cell office:value-type="float" office:value="5327">
            <text:p>5327</text:p>
          </table:table-cell>
          <table:table-cell office:value-type="float" office:value="9870">
            <text:p>987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currency&gt; <text:s/>?b <text:s text:c="2"/>=&gt; ?a <text:s/>&lt;hasCurrency&gt; <text:s/>?b</text:p>
          </table:table-cell>
          <table:table-cell office:value-type="float" office:value="0.000029248">
            <text:p>0.000029248</text:p>
          </table:table-cell>
          <table:table-cell office:value-type="float" office:value="0.873767258">
            <text:p>0.873767258</text:p>
          </table:table-cell>
          <table:table-cell office:value-type="percentage" office:value="0.34964483">
            <text:p>34.96%</text:p>
          </table:table-cell>
          <table:table-cell office:value-type="percentage" office:value="0.774475524">
            <text:p>77.45%</text:p>
          </table:table-cell>
          <table:table-cell office:value-type="float" office:value="443">
            <text:p>443</text:p>
          </table:table-cell>
          <table:table-cell office:value-type="float" office:value="1267">
            <text:p>126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reator&gt; <text:s/>?b</text:p>
          </table:table-cell>
          <table:table-cell office:value-type="float" office:value="0.000553528">
            <text:p>0.000553528</text:p>
          </table:table-cell>
          <table:table-cell office:value-type="float" office:value="0.377691684">
            <text:p>0.377691684</text:p>
          </table:table-cell>
          <table:table-cell office:value-type="percentage" office:value="0.032110057">
            <text:p>3.21%</text:p>
          </table:table-cell>
          <table:table-cell office:value-type="percentage" office:value="0.759833243">
            <text:p>75.98%</text:p>
          </table:table-cell>
          <table:table-cell office:value-type="float" office:value="8384">
            <text:p>8384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capital&gt; <text:s/>?b <text:s text:c="2"/>=&gt; ?a <text:s/>&lt;hasCapital&gt; <text:s/>?b</text:p>
          </table:table-cell>
          <table:table-cell office:value-type="float" office:value="0.000070049">
            <text:p>0.000070049</text:p>
          </table:table-cell>
          <table:table-cell office:value-type="float" office:value="0.582327113">
            <text:p>0.582327113</text:p>
          </table:table-cell>
          <table:table-cell office:value-type="percentage" office:value="0.273031395">
            <text:p>27.30%</text:p>
          </table:table-cell>
          <table:table-cell office:value-type="percentage" office:value="0.75948461">
            <text:p>75.95%</text:p>
          </table:table-cell>
          <table:table-cell office:value-type="float" office:value="1061">
            <text:p>1061</text:p>
          </table:table-cell>
          <table:table-cell office:value-type="float" office:value="3886">
            <text:p>38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egion&gt; <text:s/>?b</text:p>
          </table:table-cell>
          <table:table-cell office:value-type="float" office:value="0.001543924">
            <text:p>0.001543924</text:p>
          </table:table-cell>
          <table:table-cell office:value-type="float" office:value="0.359056641">
            <text:p>0.359056641</text:p>
          </table:table-cell>
          <table:table-cell office:value-type="percentage" office:value="0.019808295">
            <text:p>1.98%</text:p>
          </table:table-cell>
          <table:table-cell office:value-type="percentage" office:value="0.750120289">
            <text:p>75.01%</text:p>
          </table:table-cell>
          <table:table-cell office:value-type="float" office:value="23385">
            <text:p>2338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areaOfSearch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26785714">
            <text:p>0.026785714</text:p>
          </table:table-cell>
          <table:table-cell office:value-type="percentage" office:value="0.000007623">
            <text:p>0.00%</text:p>
          </table:table-cell>
          <table:table-cell office:value-type="percentage" office:value="0.75">
            <text:p>75.00%</text:p>
          </table:table-cell>
          <table:table-cell office:value-type="float" office:value="9">
            <text:p>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team&gt; <text:s/>?b <text:s text:c="2"/>=&gt; ?a <text:s/>&lt;isAffiliatedTo&gt; <text:s/>?b</text:p>
          </table:table-cell>
          <table:table-cell office:value-type="float" office:value="0.022491313">
            <text:p>0.022491313</text:p>
          </table:table-cell>
          <table:table-cell office:value-type="float" office:value="0.811386815">
            <text:p>0.811386815</text:p>
          </table:table-cell>
          <table:table-cell office:value-type="percentage" office:value="0.4366737">
            <text:p>43.67%</text:p>
          </table:table-cell>
          <table:table-cell office:value-type="percentage" office:value="0.742970801">
            <text:p>74.30%</text:p>
          </table:table-cell>
          <table:table-cell office:value-type="float" office:value="340664">
            <text:p>340664</text:p>
          </table:table-cell>
          <table:table-cell office:value-type="float" office:value="780134">
            <text:p>78013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developer&gt; <text:s/>?b</text:p>
          </table:table-cell>
          <table:table-cell office:value-type="float" office:value="0.000628991">
            <text:p>0.000628991</text:p>
          </table:table-cell>
          <table:table-cell office:value-type="float" office:value="0.384184208">
            <text:p>0.384184208</text:p>
          </table:table-cell>
          <table:table-cell office:value-type="percentage" office:value="0.036487656">
            <text:p>3.65%</text:p>
          </table:table-cell>
          <table:table-cell office:value-type="percentage" office:value="0.726974437">
            <text:p>72.70%</text:p>
          </table:table-cell>
          <table:table-cell office:value-type="float" office:value="9527">
            <text:p>9527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team&gt; <text:s/>?b <text:s text:c="2"/>=&gt; ?a <text:s/>&lt;playsFor&gt; <text:s/>?b</text:p>
          </table:table-cell>
          <table:table-cell office:value-type="float" office:value="0.021283837">
            <text:p>0.021283837</text:p>
          </table:table-cell>
          <table:table-cell office:value-type="float" office:value="0.930845304">
            <text:p>0.930845304</text:p>
          </table:table-cell>
          <table:table-cell office:value-type="percentage" office:value="0.413230291">
            <text:p>41.32%</text:p>
          </table:table-cell>
          <table:table-cell office:value-type="percentage" office:value="0.724251036">
            <text:p>72.43%</text:p>
          </table:table-cell>
          <table:table-cell office:value-type="float" office:value="322375">
            <text:p>322375</text:p>
          </table:table-cell>
          <table:table-cell office:value-type="float" office:value="780134">
            <text:p>78013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author&gt; <text:s/>?a <text:s text:c="2"/>=&gt; ?a <text:s/>&lt;isKnownFor&gt; <text:s/>?b</text:p>
          </table:table-cell>
          <table:table-cell office:value-type="float" office:value="0.000000858">
            <text:p>0.000000858</text:p>
          </table:table-cell>
          <table:table-cell office:value-type="float" office:value="0.032911392">
            <text:p>0.032911392</text:p>
          </table:table-cell>
          <table:table-cell office:value-type="percentage" office:value="0.000370497">
            <text:p>0.04%</text:p>
          </table:table-cell>
          <table:table-cell office:value-type="percentage" office:value="0.722222222">
            <text:p>72.22%</text:p>
          </table:table-cell>
          <table:table-cell office:value-type="float" office:value="13">
            <text:p>13</text:p>
          </table:table-cell>
          <table:table-cell office:value-type="float" office:value="35088">
            <text:p>3508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award&gt; <text:s/>?b <text:s text:c="2"/>=&gt; ?a <text:s/>&lt;hasWonPrize&gt; <text:s/>?b</text:p>
          </table:table-cell>
          <table:table-cell office:value-type="float" office:value="0.001810125">
            <text:p>0.001810125</text:p>
          </table:table-cell>
          <table:table-cell office:value-type="float" office:value="0.418241728">
            <text:p>0.418241728</text:p>
          </table:table-cell>
          <table:table-cell office:value-type="percentage" office:value="0.50648415">
            <text:p>50.65%</text:p>
          </table:table-cell>
          <table:table-cell office:value-type="percentage" office:value="0.710855869">
            <text:p>71.09%</text:p>
          </table:table-cell>
          <table:table-cell office:value-type="float" office:value="27417">
            <text:p>27417</text:p>
          </table:table-cell>
          <table:table-cell office:value-type="float" office:value="54132">
            <text:p>5413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operator&gt; <text:s/>?a <text:s text:c="2"/>=&gt; ?a <text:s/>&lt;owns&gt; <text:s/>?b</text:p>
          </table:table-cell>
          <table:table-cell office:value-type="float" office:value="0.000085631">
            <text:p>0.000085631</text:p>
          </table:table-cell>
          <table:table-cell office:value-type="float" office:value="0.056266539">
            <text:p>0.056266539</text:p>
          </table:table-cell>
          <table:table-cell office:value-type="percentage" office:value="0.148160841">
            <text:p>14.82%</text:p>
          </table:table-cell>
          <table:table-cell office:value-type="percentage" office:value="0.709130672">
            <text:p>70.91%</text:p>
          </table:table-cell>
          <table:table-cell office:value-type="float" office:value="1297">
            <text:p>1297</text:p>
          </table:table-cell>
          <table:table-cell office:value-type="float" office:value="8754">
            <text:p>875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isPartOf&gt; <text:s/>?b</text:p>
          </table:table-cell>
          <table:table-cell office:value-type="float" office:value="0.030356314">
            <text:p>0.030356314</text:p>
          </table:table-cell>
          <table:table-cell office:value-type="float" office:value="0.843444284">
            <text:p>0.843444284</text:p>
          </table:table-cell>
          <table:table-cell office:value-type="percentage" office:value="0.389466578">
            <text:p>38.95%</text:p>
          </table:table-cell>
          <table:table-cell office:value-type="percentage" office:value="0.705056016">
            <text:p>70.51%</text:p>
          </table:table-cell>
          <table:table-cell office:value-type="float" office:value="459791">
            <text:p>459791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created&gt; <text:s/>?b <text:s text:c="2"/>=&gt; ?a <text:s/>&lt;dbo:significantBuilding&gt; <text:s/>?b</text:p>
          </table:table-cell>
          <table:table-cell office:value-type="float" office:value="0.000025418">
            <text:p>0.000025418</text:p>
          </table:table-cell>
          <table:table-cell office:value-type="float" office:value="0.196028513">
            <text:p>0.196028513</text:p>
          </table:table-cell>
          <table:table-cell office:value-type="percentage" office:value="0.00147452">
            <text:p>0.15%</text:p>
          </table:table-cell>
          <table:table-cell office:value-type="percentage" office:value="0.703839122">
            <text:p>70.38%</text:p>
          </table:table-cell>
          <table:table-cell office:value-type="float" office:value="385">
            <text:p>385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operator&gt; <text:s/>?b</text:p>
          </table:table-cell>
          <table:table-cell office:value-type="float" office:value="0.000085631">
            <text:p>0.000085631</text:p>
          </table:table-cell>
          <table:table-cell office:value-type="float" office:value="0.148160841">
            <text:p>0.148160841</text:p>
          </table:table-cell>
          <table:table-cell office:value-type="percentage" office:value="0.056266539">
            <text:p>5.63%</text:p>
          </table:table-cell>
          <table:table-cell office:value-type="percentage" office:value="0.698062433">
            <text:p>69.81%</text:p>
          </table:table-cell>
          <table:table-cell office:value-type="float" office:value="1297">
            <text:p>1297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influencedBy&gt; <text:s/>?b</text:p>
          </table:table-cell>
          <table:table-cell office:value-type="float" office:value="0.000901266">
            <text:p>0.000901266</text:p>
          </table:table-cell>
          <table:table-cell office:value-type="float" office:value="0.749725395">
            <text:p>0.749725395</text:p>
          </table:table-cell>
          <table:table-cell office:value-type="percentage" office:value="0.589701499">
            <text:p>58.97%</text:p>
          </table:table-cell>
          <table:table-cell office:value-type="percentage" office:value="0.696941849">
            <text:p>69.69%</text:p>
          </table:table-cell>
          <table:table-cell office:value-type="float" office:value="13651">
            <text:p>13651</text:p>
          </table:table-cell>
          <table:table-cell office:value-type="float" office:value="23149">
            <text:p>23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picture&gt; <text:s/>?b</text:p>
          </table:table-cell>
          <table:table-cell office:value-type="float" office:value="0.000031492">
            <text:p>0.000031492</text:p>
          </table:table-cell>
          <table:table-cell office:value-type="float" office:value="0.373824451">
            <text:p>0.373824451</text:p>
          </table:table-cell>
          <table:table-cell office:value-type="percentage" office:value="0.000404043">
            <text:p>0.04%</text:p>
          </table:table-cell>
          <table:table-cell office:value-type="percentage" office:value="0.683381089">
            <text:p>68.34%</text:p>
          </table:table-cell>
          <table:table-cell office:value-type="float" office:value="477">
            <text:p>47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composer&gt; <text:s/>?a <text:s text:c="2"/>=&gt; ?a <text:s/>&lt;created&gt; <text:s/>?b</text:p>
          </table:table-cell>
          <table:table-cell office:value-type="float" office:value="0.000208497">
            <text:p>0.000208497</text:p>
          </table:table-cell>
          <table:table-cell office:value-type="float" office:value="0.01209489">
            <text:p>0.01209489</text:p>
          </table:table-cell>
          <table:table-cell office:value-type="percentage" office:value="0.396434848">
            <text:p>39.64%</text:p>
          </table:table-cell>
          <table:table-cell office:value-type="percentage" office:value="0.651268303">
            <text:p>65.13%</text:p>
          </table:table-cell>
          <table:table-cell office:value-type="float" office:value="3158">
            <text:p>3158</text:p>
          </table:table-cell>
          <table:table-cell office:value-type="float" office:value="7966">
            <text:p>79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country&gt; <text:s/>?b <text:s text:c="2"/>=&gt; ?a <text:s/>&lt;isLocatedIn&gt; <text:s/>?b</text:p>
          </table:table-cell>
          <table:table-cell office:value-type="float" office:value="0.016859044">
            <text:p>0.016859044</text:p>
          </table:table-cell>
          <table:table-cell office:value-type="float" office:value="0.216298792">
            <text:p>0.216298792</text:p>
          </table:table-cell>
          <table:table-cell office:value-type="percentage" office:value="0.436552779">
            <text:p>43.66%</text:p>
          </table:table-cell>
          <table:table-cell office:value-type="percentage" office:value="0.651183251">
            <text:p>65.12%</text:p>
          </table:table-cell>
          <table:table-cell office:value-type="float" office:value="255355">
            <text:p>255355</text:p>
          </table:table-cell>
          <table:table-cell office:value-type="float" office:value="584935">
            <text:p>5849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almaMater&gt; <text:s/>?b <text:s text:c="2"/>=&gt; ?a <text:s/>&lt;graduatedFrom&gt; <text:s/>?b</text:p>
          </table:table-cell>
          <table:table-cell office:value-type="float" office:value="0.001610738">
            <text:p>0.001610738</text:p>
          </table:table-cell>
          <table:table-cell office:value-type="float" office:value="0.928348554">
            <text:p>0.928348554</text:p>
          </table:table-cell>
          <table:table-cell office:value-type="percentage" office:value="0.460529296">
            <text:p>46.05%</text:p>
          </table:table-cell>
          <table:table-cell office:value-type="percentage" office:value="0.639803839">
            <text:p>63.98%</text:p>
          </table:table-cell>
          <table:table-cell office:value-type="float" office:value="24397">
            <text:p>24397</text:p>
          </table:table-cell>
          <table:table-cell office:value-type="float" office:value="52976">
            <text:p>529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usingCountry&gt; <text:s/>?a <text:s text:c="2"/>=&gt; ?a <text:s/>&lt;hasCurrency&gt; <text:s/>?b</text:p>
          </table:table-cell>
          <table:table-cell office:value-type="float" office:value="0.000010564">
            <text:p>0.000010564</text:p>
          </table:table-cell>
          <table:table-cell office:value-type="float" office:value="0.315581854">
            <text:p>0.315581854</text:p>
          </table:table-cell>
          <table:table-cell office:value-type="percentage" office:value="0.380952381">
            <text:p>38.10%</text:p>
          </table:table-cell>
          <table:table-cell office:value-type="percentage" office:value="0.625">
            <text:p>62.50%</text:p>
          </table:table-cell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locatedInArea&gt; <text:s/>?b <text:s text:c="2"/>=&gt; ?a <text:s/>&lt;isLocatedIn&gt; <text:s/>?b</text:p>
          </table:table-cell>
          <table:table-cell office:value-type="float" office:value="0.000900474">
            <text:p>0.000900474</text:p>
          </table:table-cell>
          <table:table-cell office:value-type="float" office:value="0.011552933">
            <text:p>0.011552933</text:p>
          </table:table-cell>
          <table:table-cell office:value-type="percentage" office:value="0.480314129">
            <text:p>48.03%</text:p>
          </table:table-cell>
          <table:table-cell office:value-type="percentage" office:value="0.611641778">
            <text:p>61.16%</text:p>
          </table:table-cell>
          <table:table-cell office:value-type="float" office:value="13639">
            <text:p>13639</text:p>
          </table:table-cell>
          <table:table-cell office:value-type="float" office:value="28396">
            <text:p>2839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city&gt; <text:s/>?b <text:s text:c="2"/>=&gt; ?a <text:s/>&lt;isLocatedIn&gt; <text:s/>?b</text:p>
          </table:table-cell>
          <table:table-cell office:value-type="float" office:value="0.002580667">
            <text:p>0.002580667</text:p>
          </table:table-cell>
          <table:table-cell office:value-type="float" office:value="0.033109542">
            <text:p>0.033109542</text:p>
          </table:table-cell>
          <table:table-cell office:value-type="percentage" office:value="0.461820201">
            <text:p>46.18%</text:p>
          </table:table-cell>
          <table:table-cell office:value-type="percentage" office:value="0.609540443">
            <text:p>60.95%</text:p>
          </table:table-cell>
          <table:table-cell office:value-type="float" office:value="39088">
            <text:p>39088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language&gt; <text:s/>?b <text:s text:c="2"/>=&gt; ?a <text:s/>&lt;hasOfficialLanguage&gt; <text:s/>?b</text:p>
          </table:table-cell>
          <table:table-cell office:value-type="float" office:value="0.000039811">
            <text:p>0.000039811</text:p>
          </table:table-cell>
          <table:table-cell office:value-type="float" office:value="0.8457223">
            <text:p>0.8457223</text:p>
          </table:table-cell>
          <table:table-cell office:value-type="percentage" office:value="0.007218704">
            <text:p>0.72%</text:p>
          </table:table-cell>
          <table:table-cell office:value-type="percentage" office:value="0.594674556">
            <text:p>59.47%</text:p>
          </table:table-cell>
          <table:table-cell office:value-type="float" office:value="603">
            <text:p>603</text:p>
          </table:table-cell>
          <table:table-cell office:value-type="float" office:value="83533">
            <text:p>8353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location&gt; <text:s/>?b <text:s text:c="2"/>=&gt; ?a <text:s/>&lt;isLocatedIn&gt; <text:s/>?b</text:p>
          </table:table-cell>
          <table:table-cell office:value-type="float" office:value="0.006090198">
            <text:p>0.006090198</text:p>
          </table:table-cell>
          <table:table-cell office:value-type="float" office:value="0.07813625">
            <text:p>0.07813625</text:p>
          </table:table-cell>
          <table:table-cell office:value-type="percentage" office:value="0.372555038">
            <text:p>37.26%</text:p>
          </table:table-cell>
          <table:table-cell office:value-type="percentage" office:value="0.593967921">
            <text:p>59.40%</text:p>
          </table:table-cell>
          <table:table-cell office:value-type="float" office:value="92245">
            <text:p>92245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diedIn&gt; <text:s/>?b</text:p>
          </table:table-cell>
          <table:table-cell office:value-type="float" office:value="0.002728689">
            <text:p>0.002728689</text:p>
          </table:table-cell>
          <table:table-cell office:value-type="float" office:value="0.918016037">
            <text:p>0.918016037</text:p>
          </table:table-cell>
          <table:table-cell office:value-type="percentage" office:value="0.206881708">
            <text:p>20.69%</text:p>
          </table:table-cell>
          <table:table-cell office:value-type="percentage" office:value="0.592935843">
            <text:p>59.29%</text:p>
          </table:table-cell>
          <table:table-cell office:value-type="float" office:value="41330">
            <text:p>41330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state&gt; <text:s/>?b <text:s text:c="2"/>=&gt; ?a <text:s/>&lt;isLocatedIn&gt; <text:s/>?b</text:p>
          </table:table-cell>
          <table:table-cell office:value-type="float" office:value="0.001468857">
            <text:p>0.001468857</text:p>
          </table:table-cell>
          <table:table-cell office:value-type="float" office:value="0.018845198">
            <text:p>0.018845198</text:p>
          </table:table-cell>
          <table:table-cell office:value-type="percentage" office:value="0.452112418">
            <text:p>45.21%</text:p>
          </table:table-cell>
          <table:table-cell office:value-type="percentage" office:value="0.586291406">
            <text:p>58.63%</text:p>
          </table:table-cell>
          <table:table-cell office:value-type="float" office:value="22248">
            <text:p>22248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designer&gt; <text:s/>?b</text:p>
          </table:table-cell>
          <table:table-cell office:value-type="float" office:value="0.00014921">
            <text:p>0.00014921</text:p>
          </table:table-cell>
          <table:table-cell office:value-type="float" office:value="0.246671033">
            <text:p>0.246671033</text:p>
          </table:table-cell>
          <table:table-cell office:value-type="percentage" office:value="0.008655621">
            <text:p>0.87%</text:p>
          </table:table-cell>
          <table:table-cell office:value-type="percentage" office:value="0.585795749">
            <text:p>58.58%</text:p>
          </table:table-cell>
          <table:table-cell office:value-type="float" office:value="2260">
            <text:p>226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secretaryGeneral&gt; <text:s/>?b</text:p>
          </table:table-cell>
          <table:table-cell office:value-type="float" office:value="0.000001188">
            <text:p>0.000001188</text:p>
          </table:table-cell>
          <table:table-cell office:value-type="float" office:value="0.169811321">
            <text:p>0.169811321</text:p>
          </table:table-cell>
          <table:table-cell office:value-type="percentage" office:value="0.000042872">
            <text:p>0.00%</text:p>
          </table:table-cell>
          <table:table-cell office:value-type="percentage" office:value="0.5625">
            <text:p>56.25%</text:p>
          </table:table-cell>
          <table:table-cell office:value-type="float" office:value="18">
            <text:p>18</text:p>
          </table:table-cell>
          <table:table-cell office:value-type="float" office:value="419854">
            <text:p>41985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ouncilArea&gt; <text:s/>?b</text:p>
          </table:table-cell>
          <table:table-cell office:value-type="float" office:value="0.000027069">
            <text:p>0.000027069</text:p>
          </table:table-cell>
          <table:table-cell office:value-type="float" office:value="0.20572002">
            <text:p>0.20572002</text:p>
          </table:table-cell>
          <table:table-cell office:value-type="percentage" office:value="0.000347291">
            <text:p>0.03%</text:p>
          </table:table-cell>
          <table:table-cell office:value-type="percentage" office:value="0.55033557">
            <text:p>55.03%</text:p>
          </table:table-cell>
          <table:table-cell office:value-type="float" office:value="410">
            <text:p>41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wasBornIn&gt; <text:s/>?b</text:p>
          </table:table-cell>
          <table:table-cell office:value-type="float" office:value="0.010106381">
            <text:p>0.010106381</text:p>
          </table:table-cell>
          <table:table-cell office:value-type="float" office:value="0.947510461">
            <text:p>0.947510461</text:p>
          </table:table-cell>
          <table:table-cell office:value-type="percentage" office:value="0.199120921">
            <text:p>19.91%</text:p>
          </table:table-cell>
          <table:table-cell office:value-type="percentage" office:value="0.535661546">
            <text:p>53.57%</text:p>
          </table:table-cell>
          <table:table-cell office:value-type="float" office:value="153076">
            <text:p>153076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predecessor&gt; <text:s/>?a <text:s text:c="2"/>=&gt; ?a <text:s/>&lt;hasChild&gt; <text:s/>?b</text:p>
          </table:table-cell>
          <table:table-cell office:value-type="float" office:value="0.000072756">
            <text:p>0.000072756</text:p>
          </table:table-cell>
          <table:table-cell office:value-type="float" office:value="0.073545115">
            <text:p>0.073545115</text:p>
          </table:table-cell>
          <table:table-cell office:value-type="percentage" office:value="0.077073717">
            <text:p>7.71%</text:p>
          </table:table-cell>
          <table:table-cell office:value-type="percentage" office:value="0.53006253">
            <text:p>53.01%</text:p>
          </table:table-cell>
          <table:table-cell office:value-type="float" office:value="1102">
            <text:p>1102</text:p>
          </table:table-cell>
          <table:table-cell office:value-type="float" office:value="14298">
            <text:p>142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nfluences&gt; <text:s/>?b <text:s text:c="2"/>=&gt; ?a <text:s/>&lt;dbo:influenced&gt; <text:s/>?b</text:p>
          </table:table-cell>
          <table:table-cell office:value-type="float" office:value="0.000434227">
            <text:p>0.000434227</text:p>
          </table:table-cell>
          <table:table-cell office:value-type="float" office:value="0.74543806">
            <text:p>0.74543806</text:p>
          </table:table-cell>
          <table:table-cell office:value-type="percentage" office:value="0.284115945">
            <text:p>28.41%</text:p>
          </table:table-cell>
          <table:table-cell office:value-type="percentage" office:value="0.52298028">
            <text:p>52.30%</text:p>
          </table:table-cell>
          <table:table-cell office:value-type="float" office:value="6577">
            <text:p>6577</text:p>
          </table:table-cell>
          <table:table-cell office:value-type="float" office:value="23149">
            <text:p>23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region&gt; <text:s/>?b <text:s text:c="2"/>=&gt; ?a <text:s/>&lt;isPoliticianOf&gt; <text:s/>?b</text:p>
          </table:table-cell>
          <table:table-cell office:value-type="float" office:value="0.000015317">
            <text:p>0.000015317</text:p>
          </table:table-cell>
          <table:table-cell office:value-type="float" office:value="0.061883169">
            <text:p>0.061883169</text:p>
          </table:table-cell>
          <table:table-cell office:value-type="percentage" office:value="0.003562161">
            <text:p>0.36%</text:p>
          </table:table-cell>
          <table:table-cell office:value-type="percentage" office:value="0.503253796">
            <text:p>50.33%</text:p>
          </table:table-cell>
          <table:table-cell office:value-type="float" office:value="232">
            <text:p>232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musicalBand&gt; <text:s/>?b</text:p>
          </table:table-cell>
          <table:table-cell office:value-type="float" office:value="0.001959731">
            <text:p>0.001959731</text:p>
          </table:table-cell>
          <table:table-cell office:value-type="float" office:value="0.689612713">
            <text:p>0.689612713</text:p>
          </table:table-cell>
          <table:table-cell office:value-type="percentage" office:value="0.113683541">
            <text:p>11.37%</text:p>
          </table:table-cell>
          <table:table-cell office:value-type="percentage" office:value="0.501537578">
            <text:p>50.15%</text:p>
          </table:table-cell>
          <table:table-cell office:value-type="float" office:value="29683">
            <text:p>29683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musicalArtist&gt; <text:s/>?b</text:p>
          </table:table-cell>
          <table:table-cell office:value-type="float" office:value="0.001959731">
            <text:p>0.001959731</text:p>
          </table:table-cell>
          <table:table-cell office:value-type="float" office:value="0.689612713">
            <text:p>0.689612713</text:p>
          </table:table-cell>
          <table:table-cell office:value-type="percentage" office:value="0.113683541">
            <text:p>11.37%</text:p>
          </table:table-cell>
          <table:table-cell office:value-type="percentage" office:value="0.501537578">
            <text:p>50.15%</text:p>
          </table:table-cell>
          <table:table-cell office:value-type="float" office:value="29683">
            <text:p>29683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graduatedFrom&gt; <text:s/>?a <text:s text:c="2"/>=&gt; ?a <text:s/>&lt;dbo:rector&gt; <text:s/>?b</text:p>
          </table:table-cell>
          <table:table-cell office:value-type="float" office:value="0.000000396">
            <text:p>0.000000396</text:p>
          </table:table-cell>
          <table:table-cell office:value-type="float" office:value="0.01171875">
            <text:p>0.01171875</text:p>
          </table:table-cell>
          <table:table-cell office:value-type="percentage" office:value="0.000228311">
            <text:p>0.02%</text:p>
          </table:table-cell>
          <table:table-cell office:value-type="percentage" office:value="0.5">
            <text:p>50.00%</text:p>
          </table:table-cell>
          <table:table-cell office:value-type="float" office:value="6">
            <text:p>6</text:p>
          </table:table-cell>
          <table:table-cell office:value-type="float" office:value="26280">
            <text:p>2628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owns&gt; <text:s/>?b <text:s text:c="2"/>=&gt; ?a <text:s/>&lt;dbo:subsidiary&gt; <text:s/>?b</text:p>
          </table:table-cell>
          <table:table-cell office:value-type="float" office:value="0.00000746">
            <text:p>0.00000746</text:p>
          </table:table-cell>
          <table:table-cell office:value-type="float" office:value="0.037504149">
            <text:p>0.037504149</text:p>
          </table:table-cell>
          <table:table-cell office:value-type="percentage" office:value="0.004902173">
            <text:p>0.49%</text:p>
          </table:table-cell>
          <table:table-cell office:value-type="percentage" office:value="0.484978541">
            <text:p>48.50%</text:p>
          </table:table-cell>
          <table:table-cell office:value-type="float" office:value="113">
            <text:p>113</text:p>
          </table:table-cell>
          <table:table-cell office:value-type="float" office:value="23051">
            <text:p>2305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Capital&gt; <text:s/>?b <text:s text:c="2"/>=&gt; ?a <text:s/>&lt;dbo:largestCity&gt; <text:s/>?b</text:p>
          </table:table-cell>
          <table:table-cell office:value-type="float" office:value="0.000004622">
            <text:p>0.000004622</text:p>
          </table:table-cell>
          <table:table-cell office:value-type="float" office:value="0.033686237">
            <text:p>0.033686237</text:p>
          </table:table-cell>
          <table:table-cell office:value-type="percentage" office:value="0.038419319">
            <text:p>3.84%</text:p>
          </table:table-cell>
          <table:table-cell office:value-type="percentage" office:value="0.476190476">
            <text:p>47.62%</text:p>
          </table:table-cell>
          <table:table-cell office:value-type="float" office:value="70">
            <text:p>70</text:p>
          </table:table-cell>
          <table:table-cell office:value-type="float" office:value="1822">
            <text:p>182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eaderOf&gt; <text:s/>?a <text:s text:c="2"/>=&gt; ?a <text:s/>&lt;dbo:commander&gt; <text:s/>?b</text:p>
          </table:table-cell>
          <table:table-cell office:value-type="float" office:value="0.000022844">
            <text:p>0.000022844</text:p>
          </table:table-cell>
          <table:table-cell office:value-type="float" office:value="0.010491207">
            <text:p>0.010491207</text:p>
          </table:table-cell>
          <table:table-cell office:value-type="percentage" office:value="0.035055724">
            <text:p>3.51%</text:p>
          </table:table-cell>
          <table:table-cell office:value-type="percentage" office:value="0.475928473">
            <text:p>47.59%</text:p>
          </table:table-cell>
          <table:table-cell office:value-type="float" office:value="346">
            <text:p>346</text:p>
          </table:table-cell>
          <table:table-cell office:value-type="float" office:value="9870">
            <text:p>987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origin&gt; <text:s/>?b</text:p>
          </table:table-cell>
          <table:table-cell office:value-type="float" office:value="0.000239132">
            <text:p>0.000239132</text:p>
          </table:table-cell>
          <table:table-cell office:value-type="float" office:value="0.219116757">
            <text:p>0.219116757</text:p>
          </table:table-cell>
          <table:table-cell office:value-type="percentage" office:value="0.00306802">
            <text:p>0.31%</text:p>
          </table:table-cell>
          <table:table-cell office:value-type="percentage" office:value="0.474891832">
            <text:p>47.49%</text:p>
          </table:table-cell>
          <table:table-cell office:value-type="float" office:value="3622">
            <text:p>362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largestCity&gt; <text:s/>?b <text:s text:c="2"/>=&gt; ?a <text:s/>&lt;hasCapital&gt; <text:s/>?b</text:p>
          </table:table-cell>
          <table:table-cell office:value-type="float" office:value="0.000004622">
            <text:p>0.000004622</text:p>
          </table:table-cell>
          <table:table-cell office:value-type="float" office:value="0.038419319">
            <text:p>0.038419319</text:p>
          </table:table-cell>
          <table:table-cell office:value-type="percentage" office:value="0.033686237">
            <text:p>3.37%</text:p>
          </table:table-cell>
          <table:table-cell office:value-type="percentage" office:value="0.472972973">
            <text:p>47.30%</text:p>
          </table:table-cell>
          <table:table-cell office:value-type="float" office:value="70">
            <text:p>70</text:p>
          </table:table-cell>
          <table:table-cell office:value-type="float" office:value="2078">
            <text:p>207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rected&gt; <text:s/>?a <text:s text:c="2"/>=&gt; ?a <text:s/>&lt;dbo:writer&gt; <text:s/>?b</text:p>
          </table:table-cell>
          <table:table-cell office:value-type="float" office:value="0.000845676">
            <text:p>0.000845676</text:p>
          </table:table-cell>
          <table:table-cell office:value-type="float" office:value="0.097023913">
            <text:p>0.097023913</text:p>
          </table:table-cell>
          <table:table-cell office:value-type="percentage" office:value="0.322758655">
            <text:p>32.28%</text:p>
          </table:table-cell>
          <table:table-cell office:value-type="percentage" office:value="0.456860577">
            <text:p>45.69%</text:p>
          </table:table-cell>
          <table:table-cell office:value-type="float" office:value="12809">
            <text:p>12809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citizenship&gt; <text:s/>?b <text:s text:c="2"/>=&gt; ?a <text:s/>&lt;livesIn&gt; <text:s/>?b</text:p>
          </table:table-cell>
          <table:table-cell office:value-type="float" office:value="0.000036642">
            <text:p>0.000036642</text:p>
          </table:table-cell>
          <table:table-cell office:value-type="float" office:value="0.018551945">
            <text:p>0.018551945</text:p>
          </table:table-cell>
          <table:table-cell office:value-type="percentage" office:value="0.141690069">
            <text:p>14.17%</text:p>
          </table:table-cell>
          <table:table-cell office:value-type="percentage" office:value="0.449756888">
            <text:p>44.98%</text:p>
          </table:table-cell>
          <table:table-cell office:value-type="float" office:value="555">
            <text:p>555</text:p>
          </table:table-cell>
          <table:table-cell office:value-type="float" office:value="3917">
            <text:p>391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istrict&gt; <text:s/>?b <text:s text:c="2"/>=&gt; ?a <text:s/>&lt;isLocatedIn&gt; <text:s/>?b</text:p>
          </table:table-cell>
          <table:table-cell office:value-type="float" office:value="0.001153866">
            <text:p>0.001153866</text:p>
          </table:table-cell>
          <table:table-cell office:value-type="float" office:value="0.014803916">
            <text:p>0.014803916</text:p>
          </table:table-cell>
          <table:table-cell office:value-type="percentage" office:value="0.282050868">
            <text:p>28.21%</text:p>
          </table:table-cell>
          <table:table-cell office:value-type="percentage" office:value="0.44393924">
            <text:p>44.39%</text:p>
          </table:table-cell>
          <table:table-cell office:value-type="float" office:value="17477">
            <text:p>17477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wroteMusicFor&gt; <text:s/>?a <text:s text:c="2"/>=&gt; ?a <text:s/>&lt;dbo:lyrics&gt; <text:s/>?b</text:p>
          </table:table-cell>
          <table:table-cell office:value-type="float" office:value="0.000025286">
            <text:p>0.000025286</text:p>
          </table:table-cell>
          <table:table-cell office:value-type="float" office:value="0.290812453">
            <text:p>0.290812453</text:p>
          </table:table-cell>
          <table:table-cell office:value-type="percentage" office:value="0.017114259">
            <text:p>1.71%</text:p>
          </table:table-cell>
          <table:table-cell office:value-type="percentage" office:value="0.437714286">
            <text:p>43.77%</text:p>
          </table:table-cell>
          <table:table-cell office:value-type="float" office:value="383">
            <text:p>383</text:p>
          </table:table-cell>
          <table:table-cell office:value-type="float" office:value="22379">
            <text:p>2237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hiefEditor&gt; <text:s/>?b</text:p>
          </table:table-cell>
          <table:table-cell office:value-type="float" office:value="0.000000462">
            <text:p>0.000000462</text:p>
          </table:table-cell>
          <table:table-cell office:value-type="float" office:value="0.056910569">
            <text:p>0.056910569</text:p>
          </table:table-cell>
          <table:table-cell office:value-type="percentage" office:value="0.000026809">
            <text:p>0.00%</text:p>
          </table:table-cell>
          <table:table-cell office:value-type="percentage" office:value="0.4375">
            <text:p>43.75%</text:p>
          </table:table-cell>
          <table:table-cell office:value-type="float" office:value="7">
            <text:p>7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ity&gt; <text:s/>?b</text:p>
          </table:table-cell>
          <table:table-cell office:value-type="float" office:value="0.002580667">
            <text:p>0.002580667</text:p>
          </table:table-cell>
          <table:table-cell office:value-type="float" office:value="0.461820201">
            <text:p>0.461820201</text:p>
          </table:table-cell>
          <table:table-cell office:value-type="percentage" office:value="0.033109542">
            <text:p>3.31%</text:p>
          </table:table-cell>
          <table:table-cell office:value-type="percentage" office:value="0.431068518">
            <text:p>43.11%</text:p>
          </table:table-cell>
          <table:table-cell office:value-type="float" office:value="39088">
            <text:p>39088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residence&gt; <text:s/>?b</text:p>
          </table:table-cell>
          <table:table-cell office:value-type="float" office:value="0.000045885">
            <text:p>0.000045885</text:p>
          </table:table-cell>
          <table:table-cell office:value-type="float" office:value="0.019330255">
            <text:p>0.019330255</text:p>
          </table:table-cell>
          <table:table-cell office:value-type="percentage" office:value="0.01543724">
            <text:p>1.54%</text:p>
          </table:table-cell>
          <table:table-cell office:value-type="percentage" office:value="0.429542645">
            <text:p>42.95%</text:p>
          </table:table-cell>
          <table:table-cell office:value-type="float" office:value="695">
            <text:p>695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eremonialCounty&gt; <text:s/>?b</text:p>
          </table:table-cell>
          <table:table-cell office:value-type="float" office:value="0.000130856">
            <text:p>0.000130856</text:p>
          </table:table-cell>
          <table:table-cell office:value-type="float" office:value="0.523369422">
            <text:p>0.523369422</text:p>
          </table:table-cell>
          <table:table-cell office:value-type="percentage" office:value="0.001678856">
            <text:p>0.17%</text:p>
          </table:table-cell>
          <table:table-cell office:value-type="percentage" office:value="0.4234138">
            <text:p>42.34%</text:p>
          </table:table-cell>
          <table:table-cell office:value-type="float" office:value="1982">
            <text:p>198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created&gt; <text:s/>?b <text:s text:c="2"/>=&gt; ?a <text:s/>&lt;dbo:significantProject&gt; <text:s/>?b</text:p>
          </table:table-cell>
          <table:table-cell office:value-type="float" office:value="0.000002311">
            <text:p>0.000002311</text:p>
          </table:table-cell>
          <table:table-cell office:value-type="float" office:value="0.070993915">
            <text:p>0.070993915</text:p>
          </table:table-cell>
          <table:table-cell office:value-type="percentage" office:value="0.000134047">
            <text:p>0.01%</text:p>
          </table:table-cell>
          <table:table-cell office:value-type="percentage" office:value="0.416666667">
            <text:p>41.67%</text:p>
          </table:table-cell>
          <table:table-cell office:value-type="float" office:value="35">
            <text:p>35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picture&gt; <text:s/>?b</text:p>
          </table:table-cell>
          <table:table-cell office:value-type="float" office:value="0.000006404">
            <text:p>0.000006404</text:p>
          </table:table-cell>
          <table:table-cell office:value-type="float" office:value="0.076018809">
            <text:p>0.076018809</text:p>
          </table:table-cell>
          <table:table-cell office:value-type="percentage" office:value="0.000371502">
            <text:p>0.04%</text:p>
          </table:table-cell>
          <table:table-cell office:value-type="percentage" office:value="0.414529915">
            <text:p>41.45%</text:p>
          </table:table-cell>
          <table:table-cell office:value-type="float" office:value="97">
            <text:p>97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residence&gt; <text:s/>?b</text:p>
          </table:table-cell>
          <table:table-cell office:value-type="float" office:value="0.00014274">
            <text:p>0.00014274</text:p>
          </table:table-cell>
          <table:table-cell office:value-type="float" office:value="0.060132391">
            <text:p>0.060132391</text:p>
          </table:table-cell>
          <table:table-cell office:value-type="percentage" office:value="0.049631551">
            <text:p>4.96%</text:p>
          </table:table-cell>
          <table:table-cell office:value-type="percentage" office:value="0.414176245">
            <text:p>41.42%</text:p>
          </table:table-cell>
          <table:table-cell office:value-type="float" office:value="2162">
            <text:p>2162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omposer&gt; <text:s/>?b</text:p>
          </table:table-cell>
          <table:table-cell office:value-type="float" office:value="0.000208497">
            <text:p>0.000208497</text:p>
          </table:table-cell>
          <table:table-cell office:value-type="float" office:value="0.396434848">
            <text:p>0.396434848</text:p>
          </table:table-cell>
          <table:table-cell office:value-type="percentage" office:value="0.01209489">
            <text:p>1.21%</text:p>
          </table:table-cell>
          <table:table-cell office:value-type="percentage" office:value="0.406958763">
            <text:p>40.70%</text:p>
          </table:table-cell>
          <table:table-cell office:value-type="float" office:value="3158">
            <text:p>315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ieutenancyArea&gt; <text:s/>?b</text:p>
          </table:table-cell>
          <table:table-cell office:value-type="float" office:value="0.000010035">
            <text:p>0.000010035</text:p>
          </table:table-cell>
          <table:table-cell office:value-type="float" office:value="0.137060415">
            <text:p>0.137060415</text:p>
          </table:table-cell>
          <table:table-cell office:value-type="percentage" office:value="0.000128752">
            <text:p>0.01%</text:p>
          </table:table-cell>
          <table:table-cell office:value-type="percentage" office:value="0.4">
            <text:p>40.00%</text:p>
          </table:table-cell>
          <table:table-cell office:value-type="float" office:value="152">
            <text:p>15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AcademicAdvisor&gt; <text:s/>?a <text:s text:c="2"/>=&gt; ?a <text:s/>&lt;dbo:notableStudent&gt; <text:s/>?b</text:p>
          </table:table-cell>
          <table:table-cell office:value-type="float" office:value="0.000003235">
            <text:p>0.000003235</text:p>
          </table:table-cell>
          <table:table-cell office:value-type="float" office:value="0.076682316">
            <text:p>0.076682316</text:p>
          </table:table-cell>
          <table:table-cell office:value-type="percentage" office:value="0.016925734">
            <text:p>1.69%</text:p>
          </table:table-cell>
          <table:table-cell office:value-type="percentage" office:value="0.398373984">
            <text:p>39.84%</text:p>
          </table:table-cell>
          <table:table-cell office:value-type="float" office:value="49">
            <text:p>49</text:p>
          </table:table-cell>
          <table:table-cell office:value-type="float" office:value="2895">
            <text:p>28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hasChild&gt; <text:s/>?a <text:s text:c="2"/>=&gt; ?a <text:s/>&lt;dbo:predecessor&gt; <text:s/>?b</text:p>
          </table:table-cell>
          <table:table-cell office:value-type="float" office:value="0.000072756">
            <text:p>0.000072756</text:p>
          </table:table-cell>
          <table:table-cell office:value-type="float" office:value="0.077073717">
            <text:p>0.077073717</text:p>
          </table:table-cell>
          <table:table-cell office:value-type="percentage" office:value="0.073545115">
            <text:p>7.35%</text:p>
          </table:table-cell>
          <table:table-cell office:value-type="percentage" office:value="0.392729865">
            <text:p>39.27%</text:p>
          </table:table-cell>
          <table:table-cell office:value-type="float" office:value="1102">
            <text:p>1102</text:p>
          </table:table-cell>
          <table:table-cell office:value-type="float" office:value="14984">
            <text:p>1498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successor&gt; <text:s/>?b <text:s text:c="2"/>=&gt; ?a <text:s/>&lt;hasChild&gt; <text:s/>?b</text:p>
          </table:table-cell>
          <table:table-cell office:value-type="float" office:value="0.000069455">
            <text:p>0.000069455</text:p>
          </table:table-cell>
          <table:table-cell office:value-type="float" office:value="0.070208222">
            <text:p>0.070208222</text:p>
          </table:table-cell>
          <table:table-cell office:value-type="percentage" office:value="0.017364321">
            <text:p>1.74%</text:p>
          </table:table-cell>
          <table:table-cell office:value-type="percentage" office:value="0.386906951">
            <text:p>38.69%</text:p>
          </table:table-cell>
          <table:table-cell office:value-type="float" office:value="1052">
            <text:p>1052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notableStudent&gt; <text:s/>?a <text:s text:c="2"/>=&gt; ?a <text:s/>&lt;hasAcademicAdvisor&gt; <text:s/>?b</text:p>
          </table:table-cell>
          <table:table-cell office:value-type="float" office:value="0.000003235">
            <text:p>0.000003235</text:p>
          </table:table-cell>
          <table:table-cell office:value-type="float" office:value="0.016925734">
            <text:p>0.016925734</text:p>
          </table:table-cell>
          <table:table-cell office:value-type="percentage" office:value="0.076682316">
            <text:p>7.67%</text:p>
          </table:table-cell>
          <table:table-cell office:value-type="percentage" office:value="0.385826772">
            <text:p>38.58%</text:p>
          </table:table-cell>
          <table:table-cell office:value-type="float" office:value="49">
            <text:p>49</text:p>
          </table:table-cell>
          <table:table-cell office:value-type="float" office:value="639">
            <text:p>63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lyrics&gt; <text:s/>?a <text:s text:c="2"/>=&gt; ?a <text:s/>&lt;wroteMusicFor&gt; <text:s/>?b</text:p>
          </table:table-cell>
          <table:table-cell office:value-type="float" office:value="0.000025286">
            <text:p>0.000025286</text:p>
          </table:table-cell>
          <table:table-cell office:value-type="float" office:value="0.017114259">
            <text:p>0.017114259</text:p>
          </table:table-cell>
          <table:table-cell office:value-type="percentage" office:value="0.290812453">
            <text:p>29.08%</text:p>
          </table:table-cell>
          <table:table-cell office:value-type="percentage" office:value="0.384538153">
            <text:p>38.45%</text:p>
          </table:table-cell>
          <table:table-cell office:value-type="float" office:value="383">
            <text:p>383</text:p>
          </table:table-cell>
          <table:table-cell office:value-type="float" office:value="1317">
            <text:p>131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keyPerson&gt; <text:s/>?b</text:p>
          </table:table-cell>
          <table:table-cell office:value-type="float" office:value="0.000038821">
            <text:p>0.000038821</text:p>
          </table:table-cell>
          <table:table-cell office:value-type="float" office:value="0.0218628">
            <text:p>0.0218628</text:p>
          </table:table-cell>
          <table:table-cell office:value-type="percentage" office:value="0.002251993">
            <text:p>0.23%</text:p>
          </table:table-cell>
          <table:table-cell office:value-type="percentage" office:value="0.370510397">
            <text:p>37.05%</text:p>
          </table:table-cell>
          <table:table-cell office:value-type="float" office:value="588">
            <text:p>58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livesIn&gt; <text:s/>?b</text:p>
          </table:table-cell>
          <table:table-cell office:value-type="float" office:value="0.000116199">
            <text:p>0.000116199</text:p>
          </table:table-cell>
          <table:table-cell office:value-type="float" office:value="0.058831395">
            <text:p>0.058831395</text:p>
          </table:table-cell>
          <table:table-cell office:value-type="percentage" office:value="0.008809867">
            <text:p>0.88%</text:p>
          </table:table-cell>
          <table:table-cell office:value-type="percentage" office:value="0.369204951">
            <text:p>36.92%</text:p>
          </table:table-cell>
          <table:table-cell office:value-type="float" office:value="1760">
            <text:p>1760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Child&gt; <text:s/>?b <text:s text:c="2"/>=&gt; ?a <text:s/>&lt;dbo:successor&gt; <text:s/>?b</text:p>
          </table:table-cell>
          <table:table-cell office:value-type="float" office:value="0.000069455">
            <text:p>0.000069455</text:p>
          </table:table-cell>
          <table:table-cell office:value-type="float" office:value="0.017364321">
            <text:p>0.017364321</text:p>
          </table:table-cell>
          <table:table-cell office:value-type="percentage" office:value="0.070208222">
            <text:p>7.02%</text:p>
          </table:table-cell>
          <table:table-cell office:value-type="percentage" office:value="0.365658672">
            <text:p>36.57%</text:p>
          </table:table-cell>
          <table:table-cell office:value-type="float" office:value="1052">
            <text:p>1052</text:p>
          </table:table-cell>
          <table:table-cell office:value-type="float" office:value="14984">
            <text:p>1498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created&gt; <text:s/>?b <text:s text:c="2"/>=&gt; ?a <text:s/>&lt;dbo:knownFor&gt; <text:s/>?b</text:p>
          </table:table-cell>
          <table:table-cell office:value-type="float" office:value="0.000051365">
            <text:p>0.000051365</text:p>
          </table:table-cell>
          <table:table-cell office:value-type="float" office:value="0.032445056">
            <text:p>0.032445056</text:p>
          </table:table-cell>
          <table:table-cell office:value-type="percentage" office:value="0.002979678">
            <text:p>0.30%</text:p>
          </table:table-cell>
          <table:table-cell office:value-type="percentage" office:value="0.365601504">
            <text:p>36.56%</text:p>
          </table:table-cell>
          <table:table-cell office:value-type="float" office:value="778">
            <text:p>778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birthPlace&gt; <text:s/>?b</text:p>
          </table:table-cell>
          <table:table-cell office:value-type="float" office:value="0.000801771">
            <text:p>0.000801771</text:p>
          </table:table-cell>
          <table:table-cell office:value-type="float" office:value="0.015796888">
            <text:p>0.015796888</text:p>
          </table:table-cell>
          <table:table-cell office:value-type="percentage" office:value="0.278781479">
            <text:p>27.88%</text:p>
          </table:table-cell>
          <table:table-cell office:value-type="percentage" office:value="0.365222099">
            <text:p>36.52%</text:p>
          </table:table-cell>
          <table:table-cell office:value-type="float" office:value="12144">
            <text:p>12144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executiveProducer&gt; <text:s/>?b</text:p>
          </table:table-cell>
          <table:table-cell office:value-type="float" office:value="0.000097118">
            <text:p>0.000097118</text:p>
          </table:table-cell>
          <table:table-cell office:value-type="float" office:value="0.200517993">
            <text:p>0.200517993</text:p>
          </table:table-cell>
          <table:table-cell office:value-type="percentage" office:value="0.005633814">
            <text:p>0.56%</text:p>
          </table:table-cell>
          <table:table-cell office:value-type="percentage" office:value="0.34874348">
            <text:p>34.87%</text:p>
          </table:table-cell>
          <table:table-cell office:value-type="float" office:value="1471">
            <text:p>1471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foundationPlace&gt; <text:s/>?b</text:p>
          </table:table-cell>
          <table:table-cell office:value-type="float" office:value="0.00011402">
            <text:p>0.00011402</text:p>
          </table:table-cell>
          <table:table-cell office:value-type="float" office:value="0.149549706">
            <text:p>0.149549706</text:p>
          </table:table-cell>
          <table:table-cell office:value-type="percentage" office:value="0.001462858">
            <text:p>0.15%</text:p>
          </table:table-cell>
          <table:table-cell office:value-type="percentage" office:value="0.347834844">
            <text:p>34.78%</text:p>
          </table:table-cell>
          <table:table-cell office:value-type="float" office:value="1727">
            <text:p>172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placeOfBurial&gt; <text:s/>?b</text:p>
          </table:table-cell>
          <table:table-cell office:value-type="float" office:value="0.000001717">
            <text:p>0.000001717</text:p>
          </table:table-cell>
          <table:table-cell office:value-type="float" office:value="0.052313883">
            <text:p>0.052313883</text:p>
          </table:table-cell>
          <table:table-cell office:value-type="percentage" office:value="0.000577508">
            <text:p>0.06%</text:p>
          </table:table-cell>
          <table:table-cell office:value-type="percentage" office:value="0.337662338">
            <text:p>33.77%</text:p>
          </table:table-cell>
          <table:table-cell office:value-type="float" office:value="26">
            <text:p>26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ounty&gt; <text:s/>?b</text:p>
          </table:table-cell>
          <table:table-cell office:value-type="float" office:value="0.000340343">
            <text:p>0.000340343</text:p>
          </table:table-cell>
          <table:table-cell office:value-type="float" office:value="0.25575511">
            <text:p>0.25575511</text:p>
          </table:table-cell>
          <table:table-cell office:value-type="percentage" office:value="0.00436655">
            <text:p>0.44%</text:p>
          </table:table-cell>
          <table:table-cell office:value-type="percentage" office:value="0.333247139">
            <text:p>33.32%</text:p>
          </table:table-cell>
          <table:table-cell office:value-type="float" office:value="5155">
            <text:p>515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ompiler&gt; <text:s/>?b</text:p>
          </table:table-cell>
          <table:table-cell office:value-type="float" office:value="0.000000792">
            <text:p>0.000000792</text:p>
          </table:table-cell>
          <table:table-cell office:value-type="float" office:value="0.043010753">
            <text:p>0.043010753</text:p>
          </table:table-cell>
          <table:table-cell office:value-type="percentage" office:value="0.000045959">
            <text:p>0.00%</text:p>
          </table:table-cell>
          <table:table-cell office:value-type="percentage" office:value="0.324324324">
            <text:p>32.43%</text:p>
          </table:table-cell>
          <table:table-cell office:value-type="float" office:value="12">
            <text:p>1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tate&gt; <text:s/>?b</text:p>
          </table:table-cell>
          <table:table-cell office:value-type="float" office:value="0.001468857">
            <text:p>0.001468857</text:p>
          </table:table-cell>
          <table:table-cell office:value-type="float" office:value="0.452112418">
            <text:p>0.452112418</text:p>
          </table:table-cell>
          <table:table-cell office:value-type="percentage" office:value="0.018845198">
            <text:p>1.88%</text:p>
          </table:table-cell>
          <table:table-cell office:value-type="percentage" office:value="0.32376739">
            <text:p>32.38%</text:p>
          </table:table-cell>
          <table:table-cell office:value-type="float" office:value="22248">
            <text:p>22248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countySeat&gt; <text:s/>?b</text:p>
          </table:table-cell>
          <table:table-cell office:value-type="float" office:value="0.000183343">
            <text:p>0.000183343</text:p>
          </table:table-cell>
          <table:table-cell office:value-type="float" office:value="0.92106136">
            <text:p>0.92106136</text:p>
          </table:table-cell>
          <table:table-cell office:value-type="percentage" office:value="0.002352262">
            <text:p>0.24%</text:p>
          </table:table-cell>
          <table:table-cell office:value-type="percentage" office:value="0.320929158">
            <text:p>32.09%</text:p>
          </table:table-cell>
          <table:table-cell office:value-type="float" office:value="2777">
            <text:p>2777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parentCompany&gt; <text:s/>?b</text:p>
          </table:table-cell>
          <table:table-cell office:value-type="float" office:value="0.000008781">
            <text:p>0.000008781</text:p>
          </table:table-cell>
          <table:table-cell office:value-type="float" office:value="0.016315015">
            <text:p>0.016315015</text:p>
          </table:table-cell>
          <table:table-cell office:value-type="percentage" office:value="0.005769815">
            <text:p>0.58%</text:p>
          </table:table-cell>
          <table:table-cell office:value-type="percentage" office:value="0.318944844">
            <text:p>31.89%</text:p>
          </table:table-cell>
          <table:table-cell office:value-type="float" office:value="133">
            <text:p>133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livesIn&gt; <text:s/>?b <text:s text:c="2"/>=&gt; ?a <text:s/>&lt;dbo:citizenship&gt; <text:s/>?b</text:p>
          </table:table-cell>
          <table:table-cell office:value-type="float" office:value="0.000036642">
            <text:p>0.000036642</text:p>
          </table:table-cell>
          <table:table-cell office:value-type="float" office:value="0.141690069">
            <text:p>0.141690069</text:p>
          </table:table-cell>
          <table:table-cell office:value-type="percentage" office:value="0.018551945">
            <text:p>1.86%</text:p>
          </table:table-cell>
          <table:table-cell office:value-type="percentage" office:value="0.316780822">
            <text:p>31.68%</text:p>
          </table:table-cell>
          <table:table-cell office:value-type="float" office:value="555">
            <text:p>555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relation&gt; <text:s/>?a <text:s text:c="2"/>=&gt; ?a <text:s/>&lt;hasChild&gt; <text:s/>?b</text:p>
          </table:table-cell>
          <table:table-cell office:value-type="float" office:value="0.000014657">
            <text:p>0.000014657</text:p>
          </table:table-cell>
          <table:table-cell office:value-type="float" office:value="0.014815804">
            <text:p>0.014815804</text:p>
          </table:table-cell>
          <table:table-cell office:value-type="percentage" office:value="0.050615595">
            <text:p>5.06%</text:p>
          </table:table-cell>
          <table:table-cell office:value-type="percentage" office:value="0.309192201">
            <text:p>30.92%</text:p>
          </table:table-cell>
          <table:table-cell office:value-type="float" office:value="222">
            <text:p>222</text:p>
          </table:table-cell>
          <table:table-cell office:value-type="float" office:value="4386">
            <text:p>438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mainInterest&gt; <text:s/>?b <text:s text:c="2"/>=&gt; ?a <text:s/>&lt;isInterestedIn&gt; <text:s/>?b</text:p>
          </table:table-cell>
          <table:table-cell office:value-type="float" office:value="0.000016043">
            <text:p>0.000016043</text:p>
          </table:table-cell>
          <table:table-cell office:value-type="float" office:value="0.771428571">
            <text:p>0.771428571</text:p>
          </table:table-cell>
          <table:table-cell office:value-type="percentage" office:value="0.09328215">
            <text:p>9.33%</text:p>
          </table:table-cell>
          <table:table-cell office:value-type="percentage" office:value="0.308375635">
            <text:p>30.84%</text:p>
          </table:table-cell>
          <table:table-cell office:value-type="float" office:value="243">
            <text:p>243</text:p>
          </table:table-cell>
          <table:table-cell office:value-type="float" office:value="2605">
            <text:p>260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nationality&gt; <text:s/>?b <text:s text:c="2"/>=&gt; ?a <text:s/>&lt;livesIn&gt; <text:s/>?b</text:p>
          </table:table-cell>
          <table:table-cell office:value-type="float" office:value="0.000131978">
            <text:p>0.000131978</text:p>
          </table:table-cell>
          <table:table-cell office:value-type="float" office:value="0.066820431">
            <text:p>0.066820431</text:p>
          </table:table-cell>
          <table:table-cell office:value-type="percentage" office:value="0.034122527">
            <text:p>3.41%</text:p>
          </table:table-cell>
          <table:table-cell office:value-type="percentage" office:value="0.303937966">
            <text:p>30.39%</text:p>
          </table:table-cell>
          <table:table-cell office:value-type="float" office:value="1999">
            <text:p>1999</text:p>
          </table:table-cell>
          <table:table-cell office:value-type="float" office:value="58583">
            <text:p>5858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Child&gt; <text:s/>?a <text:s text:c="2"/>=&gt; ?a <text:s/>&lt;dbo:relation&gt; <text:s/>?b</text:p>
          </table:table-cell>
          <table:table-cell office:value-type="float" office:value="0.000014657">
            <text:p>0.000014657</text:p>
          </table:table-cell>
          <table:table-cell office:value-type="float" office:value="0.050615595">
            <text:p>0.050615595</text:p>
          </table:table-cell>
          <table:table-cell office:value-type="percentage" office:value="0.014815804">
            <text:p>1.48%</text:p>
          </table:table-cell>
          <table:table-cell office:value-type="percentage" office:value="0.303278689">
            <text:p>30.33%</text:p>
          </table:table-cell>
          <table:table-cell office:value-type="float" office:value="222">
            <text:p>222</text:p>
          </table:table-cell>
          <table:table-cell office:value-type="float" office:value="14984">
            <text:p>1498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tenant&gt; <text:s/>?b</text:p>
          </table:table-cell>
          <table:table-cell office:value-type="float" office:value="0.000045291">
            <text:p>0.000045291</text:p>
          </table:table-cell>
          <table:table-cell office:value-type="float" office:value="0.055038511">
            <text:p>0.055038511</text:p>
          </table:table-cell>
          <table:table-cell office:value-type="percentage" office:value="0.029760097">
            <text:p>2.98%</text:p>
          </table:table-cell>
          <table:table-cell office:value-type="percentage" office:value="0.301009215">
            <text:p>30.10%</text:p>
          </table:table-cell>
          <table:table-cell office:value-type="float" office:value="686">
            <text:p>686</text:p>
          </table:table-cell>
          <table:table-cell office:value-type="float" office:value="23051">
            <text:p>2305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istrict&gt; <text:s/>?b</text:p>
          </table:table-cell>
          <table:table-cell office:value-type="float" office:value="0.001153866">
            <text:p>0.001153866</text:p>
          </table:table-cell>
          <table:table-cell office:value-type="float" office:value="0.282050868">
            <text:p>0.282050868</text:p>
          </table:table-cell>
          <table:table-cell office:value-type="percentage" office:value="0.014803916">
            <text:p>1.48%</text:p>
          </table:table-cell>
          <table:table-cell office:value-type="percentage" office:value="0.30055547">
            <text:p>30.06%</text:p>
          </table:table-cell>
          <table:table-cell office:value-type="float" office:value="17477">
            <text:p>1747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gameArtist&gt; <text:s/>?b</text:p>
          </table:table-cell>
          <table:table-cell office:value-type="float" office:value="0.000012742">
            <text:p>0.000012742</text:p>
          </table:table-cell>
          <table:table-cell office:value-type="float" office:value="0.406315789">
            <text:p>0.406315789</text:p>
          </table:table-cell>
          <table:table-cell office:value-type="percentage" office:value="0.000739175">
            <text:p>0.07%</text:p>
          </table:table-cell>
          <table:table-cell office:value-type="percentage" office:value="0.300155521">
            <text:p>30.02%</text:p>
          </table:table-cell>
          <table:table-cell office:value-type="float" office:value="193">
            <text:p>193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ountry&gt; <text:s/>?b</text:p>
          </table:table-cell>
          <table:table-cell office:value-type="float" office:value="0.016859044">
            <text:p>0.016859044</text:p>
          </table:table-cell>
          <table:table-cell office:value-type="float" office:value="0.436552779">
            <text:p>0.436552779</text:p>
          </table:table-cell>
          <table:table-cell office:value-type="percentage" office:value="0.216298792">
            <text:p>21.63%</text:p>
          </table:table-cell>
          <table:table-cell office:value-type="percentage" office:value="0.299873289">
            <text:p>29.99%</text:p>
          </table:table-cell>
          <table:table-cell office:value-type="float" office:value="255355">
            <text:p>25535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deathPlace&gt; <text:s/>?b</text:p>
          </table:table-cell>
          <table:table-cell office:value-type="float" office:value="0.000219391">
            <text:p>0.000219391</text:p>
          </table:table-cell>
          <table:table-cell office:value-type="float" office:value="0.01663363">
            <text:p>0.01663363</text:p>
          </table:table-cell>
          <table:table-cell office:value-type="percentage" office:value="0.076283832">
            <text:p>7.63%</text:p>
          </table:table-cell>
          <table:table-cell office:value-type="percentage" office:value="0.299072991">
            <text:p>29.91%</text:p>
          </table:table-cell>
          <table:table-cell office:value-type="float" office:value="3323">
            <text:p>3323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director&gt; <text:s/>?a <text:s text:c="2"/>=&gt; ?a <text:s/>&lt;created&gt; <text:s/>?b</text:p>
          </table:table-cell>
          <table:table-cell office:value-type="float" office:value="0.00063117">
            <text:p>0.00063117</text:p>
          </table:table-cell>
          <table:table-cell office:value-type="float" office:value="0.036614044">
            <text:p>0.036614044</text:p>
          </table:table-cell>
          <table:table-cell office:value-type="percentage" office:value="0.127186856">
            <text:p>12.72%</text:p>
          </table:table-cell>
          <table:table-cell office:value-type="percentage" office:value="0.293873536">
            <text:p>29.39%</text:p>
          </table:table-cell>
          <table:table-cell office:value-type="float" office:value="9560">
            <text:p>9560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producer&gt; <text:s/>?b</text:p>
          </table:table-cell>
          <table:table-cell office:value-type="float" office:value="0.002218999">
            <text:p>0.002218999</text:p>
          </table:table-cell>
          <table:table-cell office:value-type="float" office:value="0.175090384">
            <text:p>0.175090384</text:p>
          </table:table-cell>
          <table:table-cell office:value-type="percentage" office:value="0.128723641">
            <text:p>12.87%</text:p>
          </table:table-cell>
          <table:table-cell office:value-type="percentage" office:value="0.293063609">
            <text:p>29.31%</text:p>
          </table:table-cell>
          <table:table-cell office:value-type="float" office:value="33610">
            <text:p>3361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isLeaderOf&gt; <text:s/>?b</text:p>
          </table:table-cell>
          <table:table-cell office:value-type="float" office:value="0.000036906">
            <text:p>0.000036906</text:p>
          </table:table-cell>
          <table:table-cell office:value-type="float" office:value="0.056636272">
            <text:p>0.056636272</text:p>
          </table:table-cell>
          <table:table-cell office:value-type="percentage" office:value="0.015547644">
            <text:p>1.55%</text:p>
          </table:table-cell>
          <table:table-cell office:value-type="percentage" office:value="0.289337474">
            <text:p>28.93%</text:p>
          </table:table-cell>
          <table:table-cell office:value-type="float" office:value="559">
            <text:p>559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writer&gt; <text:s/>?a <text:s text:c="2"/>=&gt; ?a <text:s/>&lt;directed&gt; <text:s/>?b</text:p>
          </table:table-cell>
          <table:table-cell office:value-type="float" office:value="0.000845676">
            <text:p>0.000845676</text:p>
          </table:table-cell>
          <table:table-cell office:value-type="float" office:value="0.322758655">
            <text:p>0.322758655</text:p>
          </table:table-cell>
          <table:table-cell office:value-type="percentage" office:value="0.097023913">
            <text:p>9.70%</text:p>
          </table:table-cell>
          <table:table-cell office:value-type="percentage" office:value="0.287480923">
            <text:p>28.75%</text:p>
          </table:table-cell>
          <table:table-cell office:value-type="float" office:value="12809">
            <text:p>12809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part&gt; <text:s/>?b</text:p>
          </table:table-cell>
          <table:table-cell office:value-type="float" office:value="0.000365564">
            <text:p>0.000365564</text:p>
          </table:table-cell>
          <table:table-cell office:value-type="float" office:value="0.45624588">
            <text:p>0.45624588</text:p>
          </table:table-cell>
          <table:table-cell office:value-type="percentage" office:value="0.004690123">
            <text:p>0.47%</text:p>
          </table:table-cell>
          <table:table-cell office:value-type="percentage" office:value="0.282990903">
            <text:p>28.30%</text:p>
          </table:table-cell>
          <table:table-cell office:value-type="float" office:value="5537">
            <text:p>5537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producer&gt; <text:s/>?a <text:s text:c="2"/>=&gt; ?a <text:s/>&lt;created&gt; <text:s/>?b</text:p>
          </table:table-cell>
          <table:table-cell office:value-type="float" office:value="0.002218999">
            <text:p>0.002218999</text:p>
          </table:table-cell>
          <table:table-cell office:value-type="float" office:value="0.128723641">
            <text:p>0.128723641</text:p>
          </table:table-cell>
          <table:table-cell office:value-type="percentage" office:value="0.175090384">
            <text:p>17.51%</text:p>
          </table:table-cell>
          <table:table-cell office:value-type="percentage" office:value="0.278687573">
            <text:p>27.87%</text:p>
          </table:table-cell>
          <table:table-cell office:value-type="float" office:value="33610">
            <text:p>33610</text:p>
          </table:table-cell>
          <table:table-cell office:value-type="float" office:value="191958">
            <text:p>1919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owningCompany&gt; <text:s/>?b</text:p>
          </table:table-cell>
          <table:table-cell office:value-type="float" office:value="0.000007394">
            <text:p>0.000007394</text:p>
          </table:table-cell>
          <table:table-cell office:value-type="float" office:value="0.01183432">
            <text:p>0.01183432</text:p>
          </table:table-cell>
          <table:table-cell office:value-type="percentage" office:value="0.000428951">
            <text:p>0.04%</text:p>
          </table:table-cell>
          <table:table-cell office:value-type="percentage" office:value="0.27654321">
            <text:p>27.65%</text:p>
          </table:table-cell>
          <table:table-cell office:value-type="float" office:value="112">
            <text:p>11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isCitizenOf&gt; <text:s/>?b</text:p>
          </table:table-cell>
          <table:table-cell office:value-type="float" office:value="0.00014274">
            <text:p>0.00014274</text:p>
          </table:table-cell>
          <table:table-cell office:value-type="float" office:value="0.049631551">
            <text:p>0.049631551</text:p>
          </table:table-cell>
          <table:table-cell office:value-type="percentage" office:value="0.060132391">
            <text:p>6.01%</text:p>
          </table:table-cell>
          <table:table-cell office:value-type="percentage" office:value="0.275378933">
            <text:p>27.54%</text:p>
          </table:table-cell>
          <table:table-cell office:value-type="float" office:value="2162">
            <text:p>2162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foundedBy&gt; <text:s/>?b</text:p>
          </table:table-cell>
          <table:table-cell office:value-type="float" office:value="0.000291817">
            <text:p>0.000291817</text:p>
          </table:table-cell>
          <table:table-cell office:value-type="float" office:value="0.519449994">
            <text:p>0.519449994</text:p>
          </table:table-cell>
          <table:table-cell office:value-type="percentage" office:value="0.01692825">
            <text:p>1.69%</text:p>
          </table:table-cell>
          <table:table-cell office:value-type="percentage" office:value="0.274193548">
            <text:p>27.42%</text:p>
          </table:table-cell>
          <table:table-cell office:value-type="float" office:value="4420">
            <text:p>4420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unitaryAuthority&gt; <text:s/>?b</text:p>
          </table:table-cell>
          <table:table-cell office:value-type="float" office:value="0.000003565">
            <text:p>0.000003565</text:p>
          </table:table-cell>
          <table:table-cell office:value-type="float" office:value="0.168224299">
            <text:p>0.168224299</text:p>
          </table:table-cell>
          <table:table-cell office:value-type="percentage" office:value="0.000045741">
            <text:p>0.00%</text:p>
          </table:table-cell>
          <table:table-cell office:value-type="percentage" office:value="0.272727273">
            <text:p>27.27%</text:p>
          </table:table-cell>
          <table:table-cell office:value-type="float" office:value="54">
            <text:p>54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broadcastArea&gt; <text:s/>?b</text:p>
          </table:table-cell>
          <table:table-cell office:value-type="float" office:value="0.000149474">
            <text:p>0.000149474</text:p>
          </table:table-cell>
          <table:table-cell office:value-type="float" office:value="0.125512806">
            <text:p>0.125512806</text:p>
          </table:table-cell>
          <table:table-cell office:value-type="percentage" office:value="0.001917724">
            <text:p>0.19%</text:p>
          </table:table-cell>
          <table:table-cell office:value-type="percentage" office:value="0.270522165">
            <text:p>27.05%</text:p>
          </table:table-cell>
          <table:table-cell office:value-type="float" office:value="2264">
            <text:p>2264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billed&gt; <text:s/>?b</text:p>
          </table:table-cell>
          <table:table-cell office:value-type="float" office:value="0.000004489">
            <text:p>0.000004489</text:p>
          </table:table-cell>
          <table:table-cell office:value-type="float" office:value="0.070030896">
            <text:p>0.070030896</text:p>
          </table:table-cell>
          <table:table-cell office:value-type="percentage" office:value="0.000420907">
            <text:p>0.04%</text:p>
          </table:table-cell>
          <table:table-cell office:value-type="percentage" office:value="0.265625">
            <text:p>26.56%</text:p>
          </table:table-cell>
          <table:table-cell office:value-type="float" office:value="68">
            <text:p>68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managerClub&gt; <text:s/>?b <text:s text:c="2"/>=&gt; ?a <text:s/>&lt;isAffiliatedTo&gt; <text:s/>?b</text:p>
          </table:table-cell>
          <table:table-cell office:value-type="float" office:value="0.000588586">
            <text:p>0.000588586</text:p>
          </table:table-cell>
          <table:table-cell office:value-type="float" office:value="0.021233572">
            <text:p>0.021233572</text:p>
          </table:table-cell>
          <table:table-cell office:value-type="percentage" office:value="0.232221933">
            <text:p>23.22%</text:p>
          </table:table-cell>
          <table:table-cell office:value-type="percentage" office:value="0.265414273">
            <text:p>26.54%</text:p>
          </table:table-cell>
          <table:table-cell office:value-type="float" office:value="8915">
            <text:p>8915</text:p>
          </table:table-cell>
          <table:table-cell office:value-type="float" office:value="38390">
            <text:p>3839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formerTeam&gt; <text:s/>?b</text:p>
          </table:table-cell>
          <table:table-cell office:value-type="float" office:value="0.000086159">
            <text:p>0.000086159</text:p>
          </table:table-cell>
          <table:table-cell office:value-type="float" office:value="0.015619203">
            <text:p>0.015619203</text:p>
          </table:table-cell>
          <table:table-cell office:value-type="percentage" office:value="0.003108223">
            <text:p>0.31%</text:p>
          </table:table-cell>
          <table:table-cell office:value-type="percentage" office:value="0.265297825">
            <text:p>26.53%</text:p>
          </table:table-cell>
          <table:table-cell office:value-type="float" office:value="1305">
            <text:p>1305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Country&gt; <text:s/>?b</text:p>
          </table:table-cell>
          <table:table-cell office:value-type="float" office:value="0.000015845">
            <text:p>0.000015845</text:p>
          </table:table-cell>
          <table:table-cell office:value-type="float" office:value="0.430879713">
            <text:p>0.430879713</text:p>
          </table:table-cell>
          <table:table-cell office:value-type="percentage" office:value="0.000203292">
            <text:p>0.02%</text:p>
          </table:table-cell>
          <table:table-cell office:value-type="percentage" office:value="0.26172301">
            <text:p>26.17%</text:p>
          </table:table-cell>
          <table:table-cell office:value-type="float" office:value="240">
            <text:p>24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rected&gt; <text:s/>?a <text:s text:c="2"/>=&gt; ?a <text:s/>&lt;dbo:producer&gt; <text:s/>?b</text:p>
          </table:table-cell>
          <table:table-cell office:value-type="float" office:value="0.000382465">
            <text:p>0.000382465</text:p>
          </table:table-cell>
          <table:table-cell office:value-type="float" office:value="0.030178477">
            <text:p>0.030178477</text:p>
          </table:table-cell>
          <table:table-cell office:value-type="percentage" office:value="0.145970871">
            <text:p>14.60%</text:p>
          </table:table-cell>
          <table:table-cell office:value-type="percentage" office:value="0.260090693">
            <text:p>26.01%</text:p>
          </table:table-cell>
          <table:table-cell office:value-type="float" office:value="5793">
            <text:p>5793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diedIn&gt; <text:s/>?b</text:p>
          </table:table-cell>
          <table:table-cell office:value-type="float" office:value="0.000045885">
            <text:p>0.000045885</text:p>
          </table:table-cell>
          <table:table-cell office:value-type="float" office:value="0.01543724">
            <text:p>0.01543724</text:p>
          </table:table-cell>
          <table:table-cell office:value-type="percentage" office:value="0.019330255">
            <text:p>1.93%</text:p>
          </table:table-cell>
          <table:table-cell office:value-type="percentage" office:value="0.259910247">
            <text:p>25.99%</text:p>
          </table:table-cell>
          <table:table-cell office:value-type="float" office:value="695">
            <text:p>695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country&gt; <text:s/>?b <text:s text:c="2"/>=&gt; ?a <text:s/>&lt;livesIn&gt; <text:s/>?b</text:p>
          </table:table-cell>
          <table:table-cell office:value-type="float" office:value="0.000030832">
            <text:p>0.000030832</text:p>
          </table:table-cell>
          <table:table-cell office:value-type="float" office:value="0.015610376">
            <text:p>0.015610376</text:p>
          </table:table-cell>
          <table:table-cell office:value-type="percentage" office:value="0.000798379">
            <text:p>0.08%</text:p>
          </table:table-cell>
          <table:table-cell office:value-type="percentage" office:value="0.252842447">
            <text:p>25.28%</text:p>
          </table:table-cell>
          <table:table-cell office:value-type="float" office:value="467">
            <text:p>467</text:p>
          </table:table-cell>
          <table:table-cell office:value-type="float" office:value="584935">
            <text:p>5849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Country&gt; <text:s/>?b</text:p>
          </table:table-cell>
          <table:table-cell office:value-type="float" office:value="0.000230615">
            <text:p>0.000230615</text:p>
          </table:table-cell>
          <table:table-cell office:value-type="float" office:value="0.273189426">
            <text:p>0.273189426</text:p>
          </table:table-cell>
          <table:table-cell office:value-type="percentage" office:value="0.00295875">
            <text:p>0.30%</text:p>
          </table:table-cell>
          <table:table-cell office:value-type="percentage" office:value="0.251675193">
            <text:p>25.17%</text:p>
          </table:table-cell>
          <table:table-cell office:value-type="float" office:value="3493">
            <text:p>3493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isPoliticianOf&gt; <text:s/>?b</text:p>
          </table:table-cell>
          <table:table-cell office:value-type="float" office:value="0.000008517">
            <text:p>0.000008517</text:p>
          </table:table-cell>
          <table:table-cell office:value-type="float" office:value="0.034409176">
            <text:p>0.034409176</text:p>
          </table:table-cell>
          <table:table-cell office:value-type="percentage" office:value="0.003587918">
            <text:p>0.36%</text:p>
          </table:table-cell>
          <table:table-cell office:value-type="percentage" office:value="0.23844732">
            <text:p>23.84%</text:p>
          </table:table-cell>
          <table:table-cell office:value-type="float" office:value="129">
            <text:p>129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managerClub&gt; <text:s/>?b <text:s text:c="2"/>=&gt; ?a <text:s/>&lt;playsFor&gt; <text:s/>?b</text:p>
          </table:table-cell>
          <table:table-cell office:value-type="float" office:value="0.000504078">
            <text:p>0.000504078</text:p>
          </table:table-cell>
          <table:table-cell office:value-type="float" office:value="0.022045766">
            <text:p>0.022045766</text:p>
          </table:table-cell>
          <table:table-cell office:value-type="percentage" office:value="0.198879917">
            <text:p>19.89%</text:p>
          </table:table-cell>
          <table:table-cell office:value-type="percentage" office:value="0.236224127">
            <text:p>23.62%</text:p>
          </table:table-cell>
          <table:table-cell office:value-type="float" office:value="7635">
            <text:p>7635</text:p>
          </table:table-cell>
          <table:table-cell office:value-type="float" office:value="38390">
            <text:p>3839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director&gt; <text:s/>?b</text:p>
          </table:table-cell>
          <table:table-cell office:value-type="float" office:value="0.00063117">
            <text:p>0.00063117</text:p>
          </table:table-cell>
          <table:table-cell office:value-type="float" office:value="0.127186856">
            <text:p>0.127186856</text:p>
          </table:table-cell>
          <table:table-cell office:value-type="percentage" office:value="0.036614044">
            <text:p>3.66%</text:p>
          </table:table-cell>
          <table:table-cell office:value-type="percentage" office:value="0.235851384">
            <text:p>23.59%</text:p>
          </table:table-cell>
          <table:table-cell office:value-type="float" office:value="9560">
            <text:p>956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Region&gt; <text:s/>?b</text:p>
          </table:table-cell>
          <table:table-cell office:value-type="float" office:value="0.000013336">
            <text:p>0.000013336</text:p>
          </table:table-cell>
          <table:table-cell office:value-type="float" office:value="0.307458143">
            <text:p>0.307458143</text:p>
          </table:table-cell>
          <table:table-cell office:value-type="percentage" office:value="0.000171104">
            <text:p>0.02%</text:p>
          </table:table-cell>
          <table:table-cell office:value-type="percentage" office:value="0.232718894">
            <text:p>23.27%</text:p>
          </table:table-cell>
          <table:table-cell office:value-type="float" office:value="202">
            <text:p>20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restingPlace&gt; <text:s/>?b</text:p>
          </table:table-cell>
          <table:table-cell office:value-type="float" office:value="0.000044829">
            <text:p>0.000044829</text:p>
          </table:table-cell>
          <table:table-cell office:value-type="float" office:value="0.051741218">
            <text:p>0.051741218</text:p>
          </table:table-cell>
          <table:table-cell office:value-type="percentage" office:value="0.015081851">
            <text:p>1.51%</text:p>
          </table:table-cell>
          <table:table-cell office:value-type="percentage" office:value="0.22962462">
            <text:p>22.96%</text:p>
          </table:table-cell>
          <table:table-cell office:value-type="float" office:value="679">
            <text:p>679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residence&gt; <text:s/>?b</text:p>
          </table:table-cell>
          <table:table-cell office:value-type="float" office:value="0.000138052">
            <text:p>0.000138052</text:p>
          </table:table-cell>
          <table:table-cell office:value-type="float" office:value="0.058157646">
            <text:p>0.058157646</text:p>
          </table:table-cell>
          <table:table-cell office:value-type="percentage" office:value="0.01294288">
            <text:p>1.29%</text:p>
          </table:table-cell>
          <table:table-cell office:value-type="percentage" office:value="0.228125682">
            <text:p>22.81%</text:p>
          </table:table-cell>
          <table:table-cell office:value-type="float" office:value="2091">
            <text:p>2091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livesIn&gt; <text:s/>?b</text:p>
          </table:table-cell>
          <table:table-cell office:value-type="float" office:value="0.000452383">
            <text:p>0.000452383</text:p>
          </table:table-cell>
          <table:table-cell office:value-type="float" office:value="0.229041316">
            <text:p>0.229041316</text:p>
          </table:table-cell>
          <table:table-cell office:value-type="percentage" office:value="0.008913066">
            <text:p>0.89%</text:p>
          </table:table-cell>
          <table:table-cell office:value-type="percentage" office:value="0.228073095">
            <text:p>22.81%</text:p>
          </table:table-cell>
          <table:table-cell office:value-type="float" office:value="6852">
            <text:p>6852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illustrator&gt; <text:s/>?b</text:p>
          </table:table-cell>
          <table:table-cell office:value-type="float" office:value="0.000019212">
            <text:p>0.000019212</text:p>
          </table:table-cell>
          <table:table-cell office:value-type="float" office:value="0.152037618">
            <text:p>0.152037618</text:p>
          </table:table-cell>
          <table:table-cell office:value-type="percentage" office:value="0.001114507">
            <text:p>0.11%</text:p>
          </table:table-cell>
          <table:table-cell office:value-type="percentage" office:value="0.223330775">
            <text:p>22.33%</text:p>
          </table:table-cell>
          <table:table-cell office:value-type="float" office:value="291">
            <text:p>291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stateOfOrigin&gt; <text:s/>?b <text:s text:c="2"/>=&gt; ?a <text:s/>&lt;livesIn&gt; <text:s/>?b</text:p>
          </table:table-cell>
          <table:table-cell office:value-type="float" office:value="0.000031096">
            <text:p>0.000031096</text:p>
          </table:table-cell>
          <table:table-cell office:value-type="float" office:value="0.015744083">
            <text:p>0.015744083</text:p>
          </table:table-cell>
          <table:table-cell office:value-type="percentage" office:value="0.028158068">
            <text:p>2.82%</text:p>
          </table:table-cell>
          <table:table-cell office:value-type="percentage" office:value="0.220505618">
            <text:p>22.05%</text:p>
          </table:table-cell>
          <table:table-cell office:value-type="float" office:value="471">
            <text:p>471</text:p>
          </table:table-cell>
          <table:table-cell office:value-type="float" office:value="16727">
            <text:p>1672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ionCountry&gt; <text:s/>?b</text:p>
          </table:table-cell>
          <table:table-cell office:value-type="float" office:value="0.00014307">
            <text:p>0.00014307</text:p>
          </table:table-cell>
          <table:table-cell office:value-type="float" office:value="0.157967634">
            <text:p>0.157967634</text:p>
          </table:table-cell>
          <table:table-cell office:value-type="percentage" office:value="0.00183556">
            <text:p>0.18%</text:p>
          </table:table-cell>
          <table:table-cell office:value-type="percentage" office:value="0.219420818">
            <text:p>21.94%</text:p>
          </table:table-cell>
          <table:table-cell office:value-type="float" office:value="2167">
            <text:p>216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livesIn&gt; <text:s/>?b <text:s text:c="2"/>=&gt; ?a <text:s/>&lt;dbo:nationality&gt; <text:s/>?b</text:p>
          </table:table-cell>
          <table:table-cell office:value-type="float" office:value="0.000131978">
            <text:p>0.000131978</text:p>
          </table:table-cell>
          <table:table-cell office:value-type="float" office:value="0.034122527">
            <text:p>0.034122527</text:p>
          </table:table-cell>
          <table:table-cell office:value-type="percentage" office:value="0.066820431">
            <text:p>6.68%</text:p>
          </table:table-cell>
          <table:table-cell office:value-type="percentage" office:value="0.21692892">
            <text:p>21.69%</text:p>
          </table:table-cell>
          <table:table-cell office:value-type="float" office:value="1999">
            <text:p>1999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canonizedPlace&gt; <text:s/>?b</text:p>
          </table:table-cell>
          <table:table-cell office:value-type="float" office:value="0.000000792">
            <text:p>0.000000792</text:p>
          </table:table-cell>
          <table:table-cell office:value-type="float" office:value="0.047808765">
            <text:p>0.047808765</text:p>
          </table:table-cell>
          <table:table-cell office:value-type="percentage" office:value="0.000266542">
            <text:p>0.03%</text:p>
          </table:table-cell>
          <table:table-cell office:value-type="percentage" office:value="0.210526316">
            <text:p>21.05%</text:p>
          </table:table-cell>
          <table:table-cell office:value-type="float" office:value="12">
            <text:p>12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orksAt&gt; <text:s/>?b <text:s text:c="2"/>=&gt; ?a <text:s/>&lt;dbo:almaMater&gt; <text:s/>?b</text:p>
          </table:table-cell>
          <table:table-cell office:value-type="float" office:value="0.000047668">
            <text:p>0.000047668</text:p>
          </table:table-cell>
          <table:table-cell office:value-type="float" office:value="0.013628813">
            <text:p>0.013628813</text:p>
          </table:table-cell>
          <table:table-cell office:value-type="percentage" office:value="0.168102445">
            <text:p>16.81%</text:p>
          </table:table-cell>
          <table:table-cell office:value-type="percentage" office:value="0.20867052">
            <text:p>20.87%</text:p>
          </table:table-cell>
          <table:table-cell office:value-type="float" office:value="722">
            <text:p>722</text:p>
          </table:table-cell>
          <table:table-cell office:value-type="float" office:value="4295">
            <text:p>42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commander&gt; <text:s/>?a <text:s text:c="2"/>=&gt; ?a <text:s/>&lt;isLeaderOf&gt; <text:s/>?b</text:p>
          </table:table-cell>
          <table:table-cell office:value-type="float" office:value="0.000022844">
            <text:p>0.000022844</text:p>
          </table:table-cell>
          <table:table-cell office:value-type="float" office:value="0.035055724">
            <text:p>0.035055724</text:p>
          </table:table-cell>
          <table:table-cell office:value-type="percentage" office:value="0.010491207">
            <text:p>1.05%</text:p>
          </table:table-cell>
          <table:table-cell office:value-type="percentage" office:value="0.206320811">
            <text:p>20.63%</text:p>
          </table:table-cell>
          <table:table-cell office:value-type="float" office:value="346">
            <text:p>346</text:p>
          </table:table-cell>
          <table:table-cell office:value-type="float" office:value="32980">
            <text:p>3298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isCitizenOf&gt; <text:s/>?b</text:p>
          </table:table-cell>
          <table:table-cell office:value-type="float" office:value="0.000801771">
            <text:p>0.000801771</text:p>
          </table:table-cell>
          <table:table-cell office:value-type="float" office:value="0.278781479">
            <text:p>0.278781479</text:p>
          </table:table-cell>
          <table:table-cell office:value-type="percentage" office:value="0.015796888">
            <text:p>1.58%</text:p>
          </table:table-cell>
          <table:table-cell office:value-type="percentage" office:value="0.202897098">
            <text:p>20.29%</text:p>
          </table:table-cell>
          <table:table-cell office:value-type="float" office:value="12144">
            <text:p>12144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lAuthority&gt; <text:s/>?b</text:p>
          </table:table-cell>
          <table:table-cell office:value-type="float" office:value="0.000064437">
            <text:p>0.000064437</text:p>
          </table:table-cell>
          <table:table-cell office:value-type="float" office:value="0.382745098">
            <text:p>0.382745098</text:p>
          </table:table-cell>
          <table:table-cell office:value-type="percentage" office:value="0.000826722">
            <text:p>0.08%</text:p>
          </table:table-cell>
          <table:table-cell office:value-type="percentage" office:value="0.18830793">
            <text:p>18.83%</text:p>
          </table:table-cell>
          <table:table-cell office:value-type="float" office:value="976">
            <text:p>976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producer&gt; <text:s/>?a <text:s text:c="2"/>=&gt; ?a <text:s/>&lt;directed&gt; <text:s/>?b</text:p>
          </table:table-cell>
          <table:table-cell office:value-type="float" office:value="0.000382465">
            <text:p>0.000382465</text:p>
          </table:table-cell>
          <table:table-cell office:value-type="float" office:value="0.145970871">
            <text:p>0.145970871</text:p>
          </table:table-cell>
          <table:table-cell office:value-type="percentage" office:value="0.030178477">
            <text:p>3.02%</text:p>
          </table:table-cell>
          <table:table-cell office:value-type="percentage" office:value="0.186246142">
            <text:p>18.62%</text:p>
          </table:table-cell>
          <table:table-cell office:value-type="float" office:value="5793">
            <text:p>5793</text:p>
          </table:table-cell>
          <table:table-cell office:value-type="float" office:value="191958">
            <text:p>1919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managerClub&gt; <text:s/>?b</text:p>
          </table:table-cell>
          <table:table-cell office:value-type="float" office:value="0.000588586">
            <text:p>0.000588586</text:p>
          </table:table-cell>
          <table:table-cell office:value-type="float" office:value="0.232221933">
            <text:p>0.232221933</text:p>
          </table:table-cell>
          <table:table-cell office:value-type="percentage" office:value="0.021233572">
            <text:p>2.12%</text:p>
          </table:table-cell>
          <table:table-cell office:value-type="percentage" office:value="0.185895698">
            <text:p>18.59%</text:p>
          </table:table-cell>
          <table:table-cell office:value-type="float" office:value="8915">
            <text:p>8915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Region&gt; <text:s/>?b</text:p>
          </table:table-cell>
          <table:table-cell office:value-type="float" office:value="0.000013799">
            <text:p>0.000013799</text:p>
          </table:table-cell>
          <table:table-cell office:value-type="float" office:value="0.253948967">
            <text:p>0.253948967</text:p>
          </table:table-cell>
          <table:table-cell office:value-type="percentage" office:value="0.000177034">
            <text:p>0.02%</text:p>
          </table:table-cell>
          <table:table-cell office:value-type="percentage" office:value="0.182692308">
            <text:p>18.27%</text:p>
          </table:table-cell>
          <table:table-cell office:value-type="float" office:value="209">
            <text:p>20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isCitizenOf&gt; <text:s/>?b</text:p>
          </table:table-cell>
          <table:table-cell office:value-type="float" office:value="0.000219391">
            <text:p>0.000219391</text:p>
          </table:table-cell>
          <table:table-cell office:value-type="float" office:value="0.076283832">
            <text:p>0.076283832</text:p>
          </table:table-cell>
          <table:table-cell office:value-type="percentage" office:value="0.01663363">
            <text:p>1.66%</text:p>
          </table:table-cell>
          <table:table-cell office:value-type="percentage" office:value="0.177330701">
            <text:p>17.73%</text:p>
          </table:table-cell>
          <table:table-cell office:value-type="float" office:value="3323">
            <text:p>3323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deathPlace&gt; <text:s/>?b</text:p>
          </table:table-cell>
          <table:table-cell office:value-type="float" office:value="0.000433104">
            <text:p>0.000433104</text:p>
          </table:table-cell>
          <table:table-cell office:value-type="float" office:value="0.032836777">
            <text:p>0.032836777</text:p>
          </table:table-cell>
          <table:table-cell office:value-type="percentage" office:value="0.040605115">
            <text:p>4.06%</text:p>
          </table:table-cell>
          <table:table-cell office:value-type="percentage" office:value="0.175772353">
            <text:p>17.58%</text:p>
          </table:table-cell>
          <table:table-cell office:value-type="float" office:value="6560">
            <text:p>6560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beatifiedPlace&gt; <text:s/>?b</text:p>
          </table:table-cell>
          <table:table-cell office:value-type="float" office:value="0.00000066">
            <text:p>0.00000066</text:p>
          </table:table-cell>
          <table:table-cell office:value-type="float" office:value="0.0390625">
            <text:p>0.0390625</text:p>
          </table:table-cell>
          <table:table-cell office:value-type="percentage" office:value="0.000222119">
            <text:p>0.02%</text:p>
          </table:table-cell>
          <table:table-cell office:value-type="percentage" office:value="0.172413793">
            <text:p>17.24%</text:p>
          </table:table-cell>
          <table:table-cell office:value-type="float" office:value="10">
            <text:p>10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eaderOf&gt; <text:s/>?b <text:s text:c="2"/>=&gt; ?a <text:s/>&lt;dbo:residence&gt; <text:s/>?b</text:p>
          </table:table-cell>
          <table:table-cell office:value-type="float" office:value="0.000036906">
            <text:p>0.000036906</text:p>
          </table:table-cell>
          <table:table-cell office:value-type="float" office:value="0.015547644">
            <text:p>0.015547644</text:p>
          </table:table-cell>
          <table:table-cell office:value-type="percentage" office:value="0.056636272">
            <text:p>5.66%</text:p>
          </table:table-cell>
          <table:table-cell office:value-type="percentage" office:value="0.171209801">
            <text:p>17.12%</text:p>
          </table:table-cell>
          <table:table-cell office:value-type="float" office:value="559">
            <text:p>559</text:p>
          </table:table-cell>
          <table:table-cell office:value-type="float" office:value="9870">
            <text:p>987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draftTeam&gt; <text:s/>?b</text:p>
          </table:table-cell>
          <table:table-cell office:value-type="float" office:value="0.000108144">
            <text:p>0.000108144</text:p>
          </table:table-cell>
          <table:table-cell office:value-type="float" office:value="0.234536082">
            <text:p>0.234536082</text:p>
          </table:table-cell>
          <table:table-cell office:value-type="percentage" office:value="0.003901356">
            <text:p>0.39%</text:p>
          </table:table-cell>
          <table:table-cell office:value-type="percentage" office:value="0.169917012">
            <text:p>16.99%</text:p>
          </table:table-cell>
          <table:table-cell office:value-type="float" office:value="1638">
            <text:p>1638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playsFor&gt; <text:s/>?b <text:s text:c="2"/>=&gt; ?a <text:s/>&lt;dbo:managerClub&gt; <text:s/>?b</text:p>
          </table:table-cell>
          <table:table-cell office:value-type="float" office:value="0.000504078">
            <text:p>0.000504078</text:p>
          </table:table-cell>
          <table:table-cell office:value-type="float" office:value="0.198879917">
            <text:p>0.198879917</text:p>
          </table:table-cell>
          <table:table-cell office:value-type="percentage" office:value="0.022045766">
            <text:p>2.20%</text:p>
          </table:table-cell>
          <table:table-cell office:value-type="percentage" office:value="0.169534806">
            <text:p>16.95%</text:p>
          </table:table-cell>
          <table:table-cell office:value-type="float" office:value="7635">
            <text:p>7635</text:p>
          </table:table-cell>
          <table:table-cell office:value-type="float" office:value="346325">
            <text:p>34632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isPoliticianOf&gt; <text:s/>?b</text:p>
          </table:table-cell>
          <table:table-cell office:value-type="float" office:value="0.000028588">
            <text:p>0.000028588</text:p>
          </table:table-cell>
          <table:table-cell office:value-type="float" office:value="0.115497466">
            <text:p>0.115497466</text:p>
          </table:table-cell>
          <table:table-cell office:value-type="percentage" office:value="0.002167428">
            <text:p>0.22%</text:p>
          </table:table-cell>
          <table:table-cell office:value-type="percentage" office:value="0.168942645">
            <text:p>16.89%</text:p>
          </table:table-cell>
          <table:table-cell office:value-type="float" office:value="433">
            <text:p>433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island&gt; <text:s/>?b</text:p>
          </table:table-cell>
          <table:table-cell office:value-type="float" office:value="0.000003169">
            <text:p>0.000003169</text:p>
          </table:table-cell>
          <table:table-cell office:value-type="float" office:value="0.183908046">
            <text:p>0.183908046</text:p>
          </table:table-cell>
          <table:table-cell office:value-type="percentage" office:value="0.000040658">
            <text:p>0.00%</text:p>
          </table:table-cell>
          <table:table-cell office:value-type="percentage" office:value="0.167832168">
            <text:p>16.78%</text:p>
          </table:table-cell>
          <table:table-cell office:value-type="float" office:value="48">
            <text:p>48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MarriedTo&gt; <text:s/>?a <text:s text:c="2"/>=&gt; ?a <text:s/>&lt;dbo:partner&gt; <text:s/>?b</text:p>
          </table:table-cell>
          <table:table-cell office:value-type="float" office:value="0.000001783">
            <text:p>0.000001783</text:p>
          </table:table-cell>
          <table:table-cell office:value-type="float" office:value="0.03483871">
            <text:p>0.03483871</text:p>
          </table:table-cell>
          <table:table-cell office:value-type="percentage" office:value="0.001136459">
            <text:p>0.11%</text:p>
          </table:table-cell>
          <table:table-cell office:value-type="percentage" office:value="0.165644172">
            <text:p>16.56%</text:p>
          </table:table-cell>
          <table:table-cell office:value-type="float" office:value="27">
            <text:p>27</text:p>
          </table:table-cell>
          <table:table-cell office:value-type="float" office:value="23758">
            <text:p>237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MarriedTo&gt; <text:s/>?b <text:s text:c="2"/>=&gt; ?a <text:s/>&lt;dbo:partner&gt; <text:s/>?b</text:p>
          </table:table-cell>
          <table:table-cell office:value-type="float" office:value="0.000001783">
            <text:p>0.000001783</text:p>
          </table:table-cell>
          <table:table-cell office:value-type="float" office:value="0.03483871">
            <text:p>0.03483871</text:p>
          </table:table-cell>
          <table:table-cell office:value-type="percentage" office:value="0.001136459">
            <text:p>0.11%</text:p>
          </table:table-cell>
          <table:table-cell office:value-type="percentage" office:value="0.165644172">
            <text:p>16.56%</text:p>
          </table:table-cell>
          <table:table-cell office:value-type="float" office:value="27">
            <text:p>27</text:p>
          </table:table-cell>
          <table:table-cell office:value-type="float" office:value="23758">
            <text:p>237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restingPlace&gt; <text:s/>?b <text:s text:c="2"/>=&gt; ?a <text:s/>&lt;diedIn&gt; <text:s/>?b</text:p>
          </table:table-cell>
          <table:table-cell office:value-type="float" office:value="0.000044829">
            <text:p>0.000044829</text:p>
          </table:table-cell>
          <table:table-cell office:value-type="float" office:value="0.015081851">
            <text:p>0.015081851</text:p>
          </table:table-cell>
          <table:table-cell office:value-type="percentage" office:value="0.051741218">
            <text:p>5.17%</text:p>
          </table:table-cell>
          <table:table-cell office:value-type="percentage" office:value="0.162479062">
            <text:p>16.25%</text:p>
          </table:table-cell>
          <table:table-cell office:value-type="float" office:value="679">
            <text:p>679</text:p>
          </table:table-cell>
          <table:table-cell office:value-type="float" office:value="13123">
            <text:p>1312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nfluences&gt; <text:s/>?b <text:s text:c="2"/>=&gt; ?a <text:s/>&lt;dbo:notableStudent&gt; <text:s/>?b</text:p>
          </table:table-cell>
          <table:table-cell office:value-type="float" office:value="0.000001849">
            <text:p>0.000001849</text:p>
          </table:table-cell>
          <table:table-cell office:value-type="float" office:value="0.043818466">
            <text:p>0.043818466</text:p>
          </table:table-cell>
          <table:table-cell office:value-type="percentage" office:value="0.001209555">
            <text:p>0.12%</text:p>
          </table:table-cell>
          <table:table-cell office:value-type="percentage" office:value="0.16091954">
            <text:p>16.09%</text:p>
          </table:table-cell>
          <table:table-cell office:value-type="float" office:value="28">
            <text:p>28</text:p>
          </table:table-cell>
          <table:table-cell office:value-type="float" office:value="23149">
            <text:p>23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placeOfBurial&gt; <text:s/>?b</text:p>
          </table:table-cell>
          <table:table-cell office:value-type="float" office:value="0.000000528">
            <text:p>0.000000528</text:p>
          </table:table-cell>
          <table:table-cell office:value-type="float" office:value="0.016096579">
            <text:p>0.016096579</text:p>
          </table:table-cell>
          <table:table-cell office:value-type="percentage" office:value="0.000049518">
            <text:p>0.00%</text:p>
          </table:table-cell>
          <table:table-cell office:value-type="percentage" office:value="0.16">
            <text:p>16.00%</text:p>
          </table:table-cell>
          <table:table-cell office:value-type="float" office:value="8">
            <text:p>8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wasBornIn&gt; <text:s/>?b</text:p>
          </table:table-cell>
          <table:table-cell office:value-type="float" office:value="0.000138052">
            <text:p>0.000138052</text:p>
          </table:table-cell>
          <table:table-cell office:value-type="float" office:value="0.01294288">
            <text:p>0.01294288</text:p>
          </table:table-cell>
          <table:table-cell office:value-type="percentage" office:value="0.058157646">
            <text:p>5.82%</text:p>
          </table:table-cell>
          <table:table-cell office:value-type="percentage" office:value="0.155742589">
            <text:p>15.57%</text:p>
          </table:table-cell>
          <table:table-cell office:value-type="float" office:value="2091">
            <text:p>2091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Child&gt; <text:s/>?a <text:s text:c="2"/>=&gt; ?a <text:s/>&lt;dbo:relative&gt; <text:s/>?b</text:p>
          </table:table-cell>
          <table:table-cell office:value-type="float" office:value="0.000005546">
            <text:p>0.000005546</text:p>
          </table:table-cell>
          <table:table-cell office:value-type="float" office:value="0.015683346">
            <text:p>0.015683346</text:p>
          </table:table-cell>
          <table:table-cell office:value-type="percentage" office:value="0.00560598">
            <text:p>0.56%</text:p>
          </table:table-cell>
          <table:table-cell office:value-type="percentage" office:value="0.154411765">
            <text:p>15.44%</text:p>
          </table:table-cell>
          <table:table-cell office:value-type="float" office:value="84">
            <text:p>84</text:p>
          </table:table-cell>
          <table:table-cell office:value-type="float" office:value="14984">
            <text:p>1498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livesIn&gt; <text:s/>?b <text:s text:c="2"/>=&gt; ?a <text:s/>&lt;dbo:stateOfOrigin&gt; <text:s/>?b</text:p>
          </table:table-cell>
          <table:table-cell office:value-type="float" office:value="0.000031096">
            <text:p>0.000031096</text:p>
          </table:table-cell>
          <table:table-cell office:value-type="float" office:value="0.028158068">
            <text:p>0.028158068</text:p>
          </table:table-cell>
          <table:table-cell office:value-type="percentage" office:value="0.015744083">
            <text:p>1.57%</text:p>
          </table:table-cell>
          <table:table-cell office:value-type="percentage" office:value="0.144257274">
            <text:p>14.43%</text:p>
          </table:table-cell>
          <table:table-cell office:value-type="float" office:value="471">
            <text:p>471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tenant&gt; <text:s/>?a <text:s text:c="2"/>=&gt; ?a <text:s/>&lt;owns&gt; <text:s/>?b</text:p>
          </table:table-cell>
          <table:table-cell office:value-type="float" office:value="0.000045291">
            <text:p>0.000045291</text:p>
          </table:table-cell>
          <table:table-cell office:value-type="float" office:value="0.029760097">
            <text:p>0.029760097</text:p>
          </table:table-cell>
          <table:table-cell office:value-type="percentage" office:value="0.055038511">
            <text:p>5.50%</text:p>
          </table:table-cell>
          <table:table-cell office:value-type="percentage" office:value="0.13755765">
            <text:p>13.76%</text:p>
          </table:table-cell>
          <table:table-cell office:value-type="float" office:value="686">
            <text:p>686</text:p>
          </table:table-cell>
          <table:table-cell office:value-type="float" office:value="12464">
            <text:p>12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irected&gt; <text:s/>?a <text:s text:c="2"/>=&gt; ?a <text:s/>&lt;dbo:narrator&gt; <text:s/>?b</text:p>
          </table:table-cell>
          <table:table-cell office:value-type="float" office:value="0.000008583">
            <text:p>0.000008583</text:p>
          </table:table-cell>
          <table:table-cell office:value-type="float" office:value="0.036231884">
            <text:p>0.036231884</text:p>
          </table:table-cell>
          <table:table-cell office:value-type="percentage" office:value="0.003275714">
            <text:p>0.33%</text:p>
          </table:table-cell>
          <table:table-cell office:value-type="percentage" office:value="0.134158927">
            <text:p>13.42%</text:p>
          </table:table-cell>
          <table:table-cell office:value-type="float" office:value="130">
            <text:p>130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created&gt; <text:s/>?b <text:s text:c="2"/>=&gt; ?a <text:s/>&lt;dbo:product&gt; <text:s/>?b</text:p>
          </table:table-cell>
          <table:table-cell office:value-type="float" office:value="0.00005427">
            <text:p>0.00005427</text:p>
          </table:table-cell>
          <table:table-cell office:value-type="float" office:value="0.02321706">
            <text:p>0.02321706</text:p>
          </table:table-cell>
          <table:table-cell office:value-type="percentage" office:value="0.003148195">
            <text:p>0.31%</text:p>
          </table:table-cell>
          <table:table-cell office:value-type="percentage" office:value="0.133095855">
            <text:p>13.31%</text:p>
          </table:table-cell>
          <table:table-cell office:value-type="float" office:value="822">
            <text:p>82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frazioni&gt; <text:s/>?b</text:p>
          </table:table-cell>
          <table:table-cell office:value-type="float" office:value="0.000004952">
            <text:p>0.000004952</text:p>
          </table:table-cell>
          <table:table-cell office:value-type="float" office:value="0.06454389">
            <text:p>0.06454389</text:p>
          </table:table-cell>
          <table:table-cell office:value-type="percentage" office:value="0.000063529">
            <text:p>0.01%</text:p>
          </table:table-cell>
          <table:table-cell office:value-type="percentage" office:value="0.130890052">
            <text:p>13.09%</text:p>
          </table:table-cell>
          <table:table-cell office:value-type="float" office:value="75">
            <text:p>75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operatedBy&gt; <text:s/>?b</text:p>
          </table:table-cell>
          <table:table-cell office:value-type="float" office:value="0.000013667">
            <text:p>0.000013667</text:p>
          </table:table-cell>
          <table:table-cell office:value-type="float" office:value="0.019531987">
            <text:p>0.019531987</text:p>
          </table:table-cell>
          <table:table-cell office:value-type="percentage" office:value="0.008980088">
            <text:p>0.90%</text:p>
          </table:table-cell>
          <table:table-cell office:value-type="percentage" office:value="0.130025126">
            <text:p>13.00%</text:p>
          </table:table-cell>
          <table:table-cell office:value-type="float" office:value="207">
            <text:p>207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almaMater&gt; <text:s/>?b <text:s text:c="2"/>=&gt; ?a <text:s/>&lt;worksAt&gt; <text:s/>?b</text:p>
          </table:table-cell>
          <table:table-cell office:value-type="float" office:value="0.000047668">
            <text:p>0.000047668</text:p>
          </table:table-cell>
          <table:table-cell office:value-type="float" office:value="0.168102445">
            <text:p>0.168102445</text:p>
          </table:table-cell>
          <table:table-cell office:value-type="percentage" office:value="0.013628813">
            <text:p>1.36%</text:p>
          </table:table-cell>
          <table:table-cell office:value-type="percentage" office:value="0.128561254">
            <text:p>12.86%</text:p>
          </table:table-cell>
          <table:table-cell office:value-type="float" office:value="722">
            <text:p>722</text:p>
          </table:table-cell>
          <table:table-cell office:value-type="float" office:value="52976">
            <text:p>529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eaderOf&gt; <text:s/>?a <text:s text:c="2"/>=&gt; ?a <text:s/>&lt;dbo:secondCommander&gt; <text:s/>?b</text:p>
          </table:table-cell>
          <table:table-cell office:value-type="float" office:value="0.000002575">
            <text:p>0.000002575</text:p>
          </table:table-cell>
          <table:table-cell office:value-type="float" office:value="0.150579151">
            <text:p>0.150579151</text:p>
          </table:table-cell>
          <table:table-cell office:value-type="percentage" office:value="0.003951368">
            <text:p>0.40%</text:p>
          </table:table-cell>
          <table:table-cell office:value-type="percentage" office:value="0.126623377">
            <text:p>12.66%</text:p>
          </table:table-cell>
          <table:table-cell office:value-type="float" office:value="39">
            <text:p>39</text:p>
          </table:table-cell>
          <table:table-cell office:value-type="float" office:value="9870">
            <text:p>987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ground&gt; <text:s/>?b <text:s text:c="2"/>=&gt; ?a <text:s/>&lt;owns&gt; <text:s/>?b</text:p>
          </table:table-cell>
          <table:table-cell office:value-type="float" office:value="0.000020071">
            <text:p>0.000020071</text:p>
          </table:table-cell>
          <table:table-cell office:value-type="float" office:value="0.013188148">
            <text:p>0.013188148</text:p>
          </table:table-cell>
          <table:table-cell office:value-type="percentage" office:value="0.009936914">
            <text:p>0.99%</text:p>
          </table:table-cell>
          <table:table-cell office:value-type="percentage" office:value="0.123276561">
            <text:p>12.33%</text:p>
          </table:table-cell>
          <table:table-cell office:value-type="float" office:value="304">
            <text:p>304</text:p>
          </table:table-cell>
          <table:table-cell office:value-type="float" office:value="30593">
            <text:p>3059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archipelago&gt; <text:s/>?b</text:p>
          </table:table-cell>
          <table:table-cell office:value-type="float" office:value="0.000018222">
            <text:p>0.000018222</text:p>
          </table:table-cell>
          <table:table-cell office:value-type="float" office:value="0.13925328">
            <text:p>0.13925328</text:p>
          </table:table-cell>
          <table:table-cell office:value-type="percentage" office:value="0.000233786">
            <text:p>0.02%</text:p>
          </table:table-cell>
          <table:table-cell office:value-type="percentage" office:value="0.122340426">
            <text:p>12.23%</text:p>
          </table:table-cell>
          <table:table-cell office:value-type="float" office:value="276">
            <text:p>276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livesIn&gt; <text:s/>?b <text:s text:c="2"/>=&gt; ?a <text:s/>&lt;dbo:education&gt; <text:s/>?b</text:p>
          </table:table-cell>
          <table:table-cell office:value-type="float" office:value="0.000011818">
            <text:p>0.000011818</text:p>
          </table:table-cell>
          <table:table-cell office:value-type="float" office:value="0.016344047">
            <text:p>0.016344047</text:p>
          </table:table-cell>
          <table:table-cell office:value-type="percentage" office:value="0.00598342">
            <text:p>0.60%</text:p>
          </table:table-cell>
          <table:table-cell office:value-type="percentage" office:value="0.114670083">
            <text:p>11.47%</text:p>
          </table:table-cell>
          <table:table-cell office:value-type="float" office:value="179">
            <text:p>179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isPoliticianOf&gt; <text:s/>?b</text:p>
          </table:table-cell>
          <table:table-cell office:value-type="float" office:value="0.000026937">
            <text:p>0.000026937</text:p>
          </table:table-cell>
          <table:table-cell office:value-type="float" office:value="0.108829021">
            <text:p>0.108829021</text:p>
          </table:table-cell>
          <table:table-cell office:value-type="percentage" office:value="0.000530725">
            <text:p>0.05%</text:p>
          </table:table-cell>
          <table:table-cell office:value-type="percentage" office:value="0.112551724">
            <text:p>11.26%</text:p>
          </table:table-cell>
          <table:table-cell office:value-type="float" office:value="408">
            <text:p>408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restingPlace&gt; <text:s/>?b</text:p>
          </table:table-cell>
          <table:table-cell office:value-type="float" office:value="0.000021985">
            <text:p>0.000021985</text:p>
          </table:table-cell>
          <table:table-cell office:value-type="float" office:value="0.025375295">
            <text:p>0.025375295</text:p>
          </table:table-cell>
          <table:table-cell office:value-type="percentage" office:value="0.002061205">
            <text:p>0.21%</text:p>
          </table:table-cell>
          <table:table-cell office:value-type="percentage" office:value="0.112008073">
            <text:p>11.20%</text:p>
          </table:table-cell>
          <table:table-cell office:value-type="float" office:value="333">
            <text:p>333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aintainedBy&gt; <text:s/>?b</text:p>
          </table:table-cell>
          <table:table-cell office:value-type="float" office:value="0.00000099">
            <text:p>0.00000099</text:p>
          </table:table-cell>
          <table:table-cell office:value-type="float" office:value="0.012175325">
            <text:p>0.012175325</text:p>
          </table:table-cell>
          <table:table-cell office:value-type="percentage" office:value="0.000012706">
            <text:p>0.00%</text:p>
          </table:table-cell>
          <table:table-cell office:value-type="percentage" office:value="0.111940299">
            <text:p>11.19%</text:p>
          </table:table-cell>
          <table:table-cell office:value-type="float" office:value="15">
            <text:p>1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rected&gt; <text:s/>?a <text:s text:c="2"/>=&gt; ?a <text:s/>&lt;dbo:editing&gt; <text:s/>?b</text:p>
          </table:table-cell>
          <table:table-cell office:value-type="float" office:value="0.000080085">
            <text:p>0.000080085</text:p>
          </table:table-cell>
          <table:table-cell office:value-type="float" office:value="0.060677305">
            <text:p>0.060677305</text:p>
          </table:table-cell>
          <table:table-cell office:value-type="percentage" office:value="0.030564935">
            <text:p>3.06%</text:p>
          </table:table-cell>
          <table:table-cell office:value-type="percentage" office:value="0.109437026">
            <text:p>10.94%</text:p>
          </table:table-cell>
          <table:table-cell office:value-type="float" office:value="1213">
            <text:p>1213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ubAirport&gt; <text:s/>?b</text:p>
          </table:table-cell>
          <table:table-cell office:value-type="float" office:value="0.000011224">
            <text:p>0.000011224</text:p>
          </table:table-cell>
          <table:table-cell office:value-type="float" office:value="0.0544">
            <text:p>0.0544</text:p>
          </table:table-cell>
          <table:table-cell office:value-type="percentage" office:value="0.000143999">
            <text:p>0.01%</text:p>
          </table:table-cell>
          <table:table-cell office:value-type="percentage" office:value="0.109324759">
            <text:p>10.93%</text:p>
          </table:table-cell>
          <table:table-cell office:value-type="float" office:value="170">
            <text:p>17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isLeaderOf&gt; <text:s/>?b</text:p>
          </table:table-cell>
          <table:table-cell office:value-type="float" office:value="0.000051827">
            <text:p>0.000051827</text:p>
          </table:table-cell>
          <table:table-cell office:value-type="float" office:value="0.079533941">
            <text:p>0.079533941</text:p>
          </table:table-cell>
          <table:table-cell office:value-type="percentage" office:value="0.001021126">
            <text:p>0.10%</text:p>
          </table:table-cell>
          <table:table-cell office:value-type="percentage" office:value="0.108485351">
            <text:p>10.85%</text:p>
          </table:table-cell>
          <table:table-cell office:value-type="float" office:value="785">
            <text:p>785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doctoralAdvisor&gt; <text:s/>?b</text:p>
          </table:table-cell>
          <table:table-cell office:value-type="float" office:value="0.000002773">
            <text:p>0.000002773</text:p>
          </table:table-cell>
          <table:table-cell office:value-type="float" office:value="0.011653718">
            <text:p>0.011653718</text:p>
          </table:table-cell>
          <table:table-cell office:value-type="percentage" office:value="0.001814333">
            <text:p>0.18%</text:p>
          </table:table-cell>
          <table:table-cell office:value-type="percentage" office:value="0.107142857">
            <text:p>10.71%</text:p>
          </table:table-cell>
          <table:table-cell office:value-type="float" office:value="42">
            <text:p>42</text:p>
          </table:table-cell>
          <table:table-cell office:value-type="float" office:value="23149">
            <text:p>2314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nfluencedBy&gt; <text:s/>?b <text:s text:c="2"/>=&gt; ?a <text:s/>&lt;hasAcademicAdvisor&gt; <text:s/>?b</text:p>
          </table:table-cell>
          <table:table-cell office:value-type="float" office:value="0.000002047">
            <text:p>0.000002047</text:p>
          </table:table-cell>
          <table:table-cell office:value-type="float" office:value="0.010708117">
            <text:p>0.010708117</text:p>
          </table:table-cell>
          <table:table-cell office:value-type="percentage" office:value="0.001702548">
            <text:p>0.17%</text:p>
          </table:table-cell>
          <table:table-cell office:value-type="percentage" office:value="0.105802048">
            <text:p>10.58%</text:p>
          </table:table-cell>
          <table:table-cell office:value-type="float" office:value="31">
            <text:p>31</text:p>
          </table:table-cell>
          <table:table-cell office:value-type="float" office:value="18208">
            <text:p>1820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wasBornIn&gt; <text:s/>?b</text:p>
          </table:table-cell>
          <table:table-cell office:value-type="float" office:value="0.000433104">
            <text:p>0.000433104</text:p>
          </table:table-cell>
          <table:table-cell office:value-type="float" office:value="0.040605115">
            <text:p>0.040605115</text:p>
          </table:table-cell>
          <table:table-cell office:value-type="percentage" office:value="0.032836777">
            <text:p>3.28%</text:p>
          </table:table-cell>
          <table:table-cell office:value-type="percentage" office:value="0.104653574">
            <text:p>10.47%</text:p>
          </table:table-cell>
          <table:table-cell office:value-type="float" office:value="6560">
            <text:p>6560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ighestRegion&gt; <text:s/>?b</text:p>
          </table:table-cell>
          <table:table-cell office:value-type="float" office:value="0.00000033">
            <text:p>0.00000033</text:p>
          </table:table-cell>
          <table:table-cell office:value-type="float" office:value="0.03968254">
            <text:p>0.03968254</text:p>
          </table:table-cell>
          <table:table-cell office:value-type="percentage" office:value="0.000004235">
            <text:p>0.00%</text:p>
          </table:table-cell>
          <table:table-cell office:value-type="percentage" office:value="0.104166667">
            <text:p>10.42%</text:p>
          </table:table-cell>
          <table:table-cell office:value-type="float" office:value="5">
            <text:p>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created&gt; <text:s/>?b <text:s text:c="2"/>=&gt; ?a <text:s/>&lt;dbo:board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12672811">
            <text:p>0.012672811</text:p>
          </table:table-cell>
          <table:table-cell office:value-type="percentage" office:value="0.000042129">
            <text:p>0.00%</text:p>
          </table:table-cell>
          <table:table-cell office:value-type="percentage" office:value="0.103773585">
            <text:p>10.38%</text:p>
          </table:table-cell>
          <table:table-cell office:value-type="float" office:value="11">
            <text:p>11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editing&gt; <text:s/>?a <text:s text:c="2"/>=&gt; ?a <text:s/>&lt;directed&gt; <text:s/>?b</text:p>
          </table:table-cell>
          <table:table-cell office:value-type="float" office:value="0.000080085">
            <text:p>0.000080085</text:p>
          </table:table-cell>
          <table:table-cell office:value-type="float" office:value="0.030564935">
            <text:p>0.030564935</text:p>
          </table:table-cell>
          <table:table-cell office:value-type="percentage" office:value="0.060677305">
            <text:p>6.07%</text:p>
          </table:table-cell>
          <table:table-cell office:value-type="percentage" office:value="0.102848906">
            <text:p>10.28%</text:p>
          </table:table-cell>
          <table:table-cell office:value-type="float" office:value="1213">
            <text:p>1213</text:p>
          </table:table-cell>
          <table:table-cell office:value-type="float" office:value="19991">
            <text:p>1999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publisher&gt; <text:s/>?b</text:p>
          </table:table-cell>
          <table:table-cell office:value-type="float" office:value="0.000162678">
            <text:p>0.000162678</text:p>
          </table:table-cell>
          <table:table-cell office:value-type="float" office:value="0.052483599">
            <text:p>0.052483599</text:p>
          </table:table-cell>
          <table:table-cell office:value-type="percentage" office:value="0.009436925">
            <text:p>0.94%</text:p>
          </table:table-cell>
          <table:table-cell office:value-type="percentage" office:value="0.102045888">
            <text:p>10.20%</text:p>
          </table:table-cell>
          <table:table-cell office:value-type="float" office:value="2464">
            <text:p>2464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egionServed&gt; <text:s/>?b</text:p>
          </table:table-cell>
          <table:table-cell office:value-type="float" office:value="0.000026277">
            <text:p>0.000026277</text:p>
          </table:table-cell>
          <table:table-cell office:value-type="float" office:value="0.038973756">
            <text:p>0.038973756</text:p>
          </table:table-cell>
          <table:table-cell office:value-type="percentage" office:value="0.000337126">
            <text:p>0.03%</text:p>
          </table:table-cell>
          <table:table-cell office:value-type="percentage" office:value="0.099103586">
            <text:p>9.91%</text:p>
          </table:table-cell>
          <table:table-cell office:value-type="float" office:value="398">
            <text:p>398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KnownFor&gt; <text:s/>?b <text:s text:c="2"/>=&gt; ?a <text:s/>&lt;dbo:philosophicalSchool&gt; <text:s/>?b</text:p>
          </table:table-cell>
          <table:table-cell office:value-type="float" office:value="0.000001386">
            <text:p>0.000001386</text:p>
          </table:table-cell>
          <table:table-cell office:value-type="float" office:value="0.015184382">
            <text:p>0.015184382</text:p>
          </table:table-cell>
          <table:table-cell office:value-type="percentage" office:value="0.053164557">
            <text:p>5.32%</text:p>
          </table:table-cell>
          <table:table-cell office:value-type="percentage" office:value="0.089361702">
            <text:p>8.94%</text:p>
          </table:table-cell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place&gt; <text:s/>?a <text:s text:c="2"/>=&gt; ?a <text:s/>&lt;participatedIn&gt; <text:s/>?b</text:p>
          </table:table-cell>
          <table:table-cell office:value-type="float" office:value="0.000070578">
            <text:p>0.000070578</text:p>
          </table:table-cell>
          <table:table-cell office:value-type="float" office:value="0.071110224">
            <text:p>0.071110224</text:p>
          </table:table-cell>
          <table:table-cell office:value-type="percentage" office:value="0.055933445">
            <text:p>5.59%</text:p>
          </table:table-cell>
          <table:table-cell office:value-type="percentage" office:value="0.087501023">
            <text:p>8.75%</text:p>
          </table:table-cell>
          <table:table-cell office:value-type="float" office:value="1069">
            <text:p>1069</text:p>
          </table:table-cell>
          <table:table-cell office:value-type="float" office:value="19112">
            <text:p>191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academicAdvisor&gt; <text:s/>?b</text:p>
          </table:table-cell>
          <table:table-cell office:value-type="float" office:value="0.000001386">
            <text:p>0.000001386</text:p>
          </table:table-cell>
          <table:table-cell office:value-type="float" office:value="0.039473684">
            <text:p>0.039473684</text:p>
          </table:table-cell>
          <table:table-cell office:value-type="percentage" office:value="0.000907167">
            <text:p>0.09%</text:p>
          </table:table-cell>
          <table:table-cell office:value-type="percentage" office:value="0.086065574">
            <text:p>8.61%</text:p>
          </table:table-cell>
          <table:table-cell office:value-type="float" office:value="21">
            <text:p>21</text:p>
          </table:table-cell>
          <table:table-cell office:value-type="float" office:value="23149">
            <text:p>23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narrator&gt; <text:s/>?b</text:p>
          </table:table-cell>
          <table:table-cell office:value-type="float" office:value="0.000009771">
            <text:p>0.000009771</text:p>
          </table:table-cell>
          <table:table-cell office:value-type="float" office:value="0.041248606">
            <text:p>0.041248606</text:p>
          </table:table-cell>
          <table:table-cell office:value-type="percentage" office:value="0.000566828">
            <text:p>0.06%</text:p>
          </table:table-cell>
          <table:table-cell office:value-type="percentage" office:value="0.085106383">
            <text:p>8.51%</text:p>
          </table:table-cell>
          <table:table-cell office:value-type="float" office:value="148">
            <text:p>14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sportCountry&gt; <text:s/>?b</text:p>
          </table:table-cell>
          <table:table-cell office:value-type="float" office:value="0.000000132">
            <text:p>0.000000132</text:p>
          </table:table-cell>
          <table:table-cell office:value-type="float" office:value="0.017094017">
            <text:p>0.017094017</text:p>
          </table:table-cell>
          <table:table-cell office:value-type="percentage" office:value="0.00001238">
            <text:p>0.00%</text:p>
          </table:table-cell>
          <table:table-cell office:value-type="percentage" office:value="0.083333333">
            <text:p>8.33%</text:p>
          </table:table-cell>
          <table:table-cell office:value-type="float" office:value="2">
            <text:p>2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livesIn&gt; <text:s/>?a <text:s text:c="2"/>=&gt; ?a <text:s/>&lt;dbo:memberOfParliament&gt; <text:s/>?b</text:p>
          </table:table-cell>
          <table:table-cell office:value-type="float" office:value="0.000000264">
            <text:p>0.000000264</text:p>
          </table:table-cell>
          <table:table-cell office:value-type="float" office:value="0.011080332">
            <text:p>0.011080332</text:p>
          </table:table-cell>
          <table:table-cell office:value-type="percentage" office:value="0.000133708">
            <text:p>0.01%</text:p>
          </table:table-cell>
          <table:table-cell office:value-type="percentage" office:value="0.08">
            <text:p>8.00%</text:p>
          </table:table-cell>
          <table:table-cell office:value-type="float" office:value="4">
            <text:p>4</text:p>
          </table:table-cell>
          <table:table-cell office:value-type="float" office:value="29916">
            <text:p>2991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participatedIn&gt; <text:s/>?a <text:s text:c="2"/>=&gt; ?a <text:s/>&lt;dbo:place&gt; <text:s/>?b</text:p>
          </table:table-cell>
          <table:table-cell office:value-type="float" office:value="0.000070578">
            <text:p>0.000070578</text:p>
          </table:table-cell>
          <table:table-cell office:value-type="float" office:value="0.055933445">
            <text:p>0.055933445</text:p>
          </table:table-cell>
          <table:table-cell office:value-type="percentage" office:value="0.071110224">
            <text:p>7.11%</text:p>
          </table:table-cell>
          <table:table-cell office:value-type="percentage" office:value="0.075212833">
            <text:p>7.52%</text:p>
          </table:table-cell>
          <table:table-cell office:value-type="float" office:value="1069">
            <text:p>1069</text:p>
          </table:table-cell>
          <table:table-cell office:value-type="float" office:value="15033">
            <text:p>1503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overArtist&gt; <text:s/>?b</text:p>
          </table:table-cell>
          <table:table-cell office:value-type="float" office:value="0.000010564">
            <text:p>0.000010564</text:p>
          </table:table-cell>
          <table:table-cell office:value-type="float" office:value="0.058458166">
            <text:p>0.058458166</text:p>
          </table:table-cell>
          <table:table-cell office:value-type="percentage" office:value="0.000612787">
            <text:p>0.06%</text:p>
          </table:table-cell>
          <table:table-cell office:value-type="percentage" office:value="0.074418605">
            <text:p>7.44%</text:p>
          </table:table-cell>
          <table:table-cell office:value-type="float" office:value="160">
            <text:p>16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party&gt; <text:s/>?b <text:s text:c="2"/>=&gt; ?a <text:s/>&lt;isLeaderOf&gt; <text:s/>?b</text:p>
          </table:table-cell>
          <table:table-cell office:value-type="float" office:value="0.000015383">
            <text:p>0.000015383</text:p>
          </table:table-cell>
          <table:table-cell office:value-type="float" office:value="0.02360689">
            <text:p>0.02360689</text:p>
          </table:table-cell>
          <table:table-cell office:value-type="percentage" office:value="0.004905883">
            <text:p>0.49%</text:p>
          </table:table-cell>
          <table:table-cell office:value-type="percentage" office:value="0.073757518">
            <text:p>7.38%</text:p>
          </table:table-cell>
          <table:table-cell office:value-type="float" office:value="233">
            <text:p>233</text:p>
          </table:table-cell>
          <table:table-cell office:value-type="float" office:value="47494">
            <text:p>4749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beatifiedPlace&gt; <text:s/>?b</text:p>
          </table:table-cell>
          <table:table-cell office:value-type="float" office:value="0.000000264">
            <text:p>0.000000264</text:p>
          </table:table-cell>
          <table:table-cell office:value-type="float" office:value="0.015625">
            <text:p>0.015625</text:p>
          </table:table-cell>
          <table:table-cell office:value-type="percentage" office:value="0.000024759">
            <text:p>0.00%</text:p>
          </table:table-cell>
          <table:table-cell office:value-type="percentage" office:value="0.072727273">
            <text:p>7.27%</text:p>
          </table:table-cell>
          <table:table-cell office:value-type="float" office:value="4">
            <text:p>4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reativeDirector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63829787">
            <text:p>0.063829787</text:p>
          </table:table-cell>
          <table:table-cell office:value-type="percentage" office:value="0.000034469">
            <text:p>0.00%</text:p>
          </table:table-cell>
          <table:table-cell office:value-type="percentage" office:value="0.072">
            <text:p>7.20%</text:p>
          </table:table-cell>
          <table:table-cell office:value-type="float" office:value="9">
            <text:p>9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created&gt; <text:s/>?b <text:s text:c="2"/>=&gt; ?a <text:s/>&lt;dbo:employer&gt; <text:s/>?b</text:p>
          </table:table-cell>
          <table:table-cell office:value-type="float" office:value="0.000002707">
            <text:p>0.000002707</text:p>
          </table:table-cell>
          <table:table-cell office:value-type="float" office:value="0.011208311">
            <text:p>0.011208311</text:p>
          </table:table-cell>
          <table:table-cell office:value-type="percentage" office:value="0.000157027">
            <text:p>0.02%</text:p>
          </table:table-cell>
          <table:table-cell office:value-type="percentage" office:value="0.071678322">
            <text:p>7.17%</text:p>
          </table:table-cell>
          <table:table-cell office:value-type="float" office:value="41">
            <text:p>41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philosophicalSchool&gt; <text:s/>?b <text:s text:c="2"/>=&gt; ?a <text:s/>&lt;isKnownFor&gt; <text:s/>?b</text:p>
          </table:table-cell>
          <table:table-cell office:value-type="float" office:value="0.000001386">
            <text:p>0.000001386</text:p>
          </table:table-cell>
          <table:table-cell office:value-type="float" office:value="0.053164557">
            <text:p>0.053164557</text:p>
          </table:table-cell>
          <table:table-cell office:value-type="percentage" office:value="0.015184382">
            <text:p>1.52%</text:p>
          </table:table-cell>
          <table:table-cell office:value-type="percentage" office:value="0.071672355">
            <text:p>7.17%</text:p>
          </table:table-cell>
          <table:table-cell office:value-type="float" office:value="21">
            <text:p>21</text:p>
          </table:table-cell>
          <table:table-cell office:value-type="float" office:value="1383">
            <text:p>138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musicComposer&gt; <text:s/>?b</text:p>
          </table:table-cell>
          <table:table-cell office:value-type="float" office:value="0.000088734">
            <text:p>0.000088734</text:p>
          </table:table-cell>
          <table:table-cell office:value-type="float" office:value="0.033954828">
            <text:p>0.033954828</text:p>
          </table:table-cell>
          <table:table-cell office:value-type="percentage" office:value="0.005147414">
            <text:p>0.51%</text:p>
          </table:table-cell>
          <table:table-cell office:value-type="percentage" office:value="0.069959919">
            <text:p>7.00%</text:p>
          </table:table-cell>
          <table:table-cell office:value-type="float" office:value="1344">
            <text:p>1344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leader&gt; <text:s/>?b</text:p>
          </table:table-cell>
          <table:table-cell office:value-type="float" office:value="0.000039019">
            <text:p>0.000039019</text:p>
          </table:table-cell>
          <table:table-cell office:value-type="float" office:value="0.131537948">
            <text:p>0.131537948</text:p>
          </table:table-cell>
          <table:table-cell office:value-type="percentage" office:value="0.001407632">
            <text:p>0.14%</text:p>
          </table:table-cell>
          <table:table-cell office:value-type="percentage" office:value="0.069244288">
            <text:p>6.92%</text:p>
          </table:table-cell>
          <table:table-cell office:value-type="float" office:value="591">
            <text:p>591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InterestedIn&gt; <text:s/>?b <text:s text:c="2"/>=&gt; ?a <text:s/>&lt;dbo:philosophicalSchool&gt; <text:s/>?b</text:p>
          </table:table-cell>
          <table:table-cell office:value-type="float" office:value="0.000001056">
            <text:p>0.000001056</text:p>
          </table:table-cell>
          <table:table-cell office:value-type="float" office:value="0.011569053">
            <text:p>0.011569053</text:p>
          </table:table-cell>
          <table:table-cell office:value-type="percentage" office:value="0.050793651">
            <text:p>5.08%</text:p>
          </table:table-cell>
          <table:table-cell office:value-type="percentage" office:value="0.068965517">
            <text:p>6.90%</text:p>
          </table:table-cell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owns&gt; <text:s/>?a <text:s text:c="2"/>=&gt; ?a <text:s/>&lt;dbo:broadcastNetwork&gt; <text:s/>?b</text:p>
          </table:table-cell>
          <table:table-cell office:value-type="float" office:value="0.000012808">
            <text:p>0.000012808</text:p>
          </table:table-cell>
          <table:table-cell office:value-type="float" office:value="0.017582019">
            <text:p>0.017582019</text:p>
          </table:table-cell>
          <table:table-cell office:value-type="percentage" office:value="0.008416121">
            <text:p>0.84%</text:p>
          </table:table-cell>
          <table:table-cell office:value-type="percentage" office:value="0.067808459">
            <text:p>6.78%</text:p>
          </table:table-cell>
          <table:table-cell office:value-type="float" office:value="194">
            <text:p>194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diedIn&gt; <text:s/>?b</text:p>
          </table:table-cell>
          <table:table-cell office:value-type="float" office:value="0.000309643">
            <text:p>0.000309643</text:p>
          </table:table-cell>
          <table:table-cell office:value-type="float" office:value="0.104173608">
            <text:p>0.104173608</text:p>
          </table:table-cell>
          <table:table-cell office:value-type="percentage" office:value="0.006100742">
            <text:p>0.61%</text:p>
          </table:table-cell>
          <table:table-cell office:value-type="percentage" office:value="0.065053055">
            <text:p>6.51%</text:p>
          </table:table-cell>
          <table:table-cell office:value-type="float" office:value="4690">
            <text:p>4690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owns&gt; <text:s/>?a <text:s text:c="2"/>=&gt; ?a <text:s/>&lt;dbo:foundedBy&gt; <text:s/>?b</text:p>
          </table:table-cell>
          <table:table-cell office:value-type="float" office:value="0.00000746">
            <text:p>0.00000746</text:p>
          </table:table-cell>
          <table:table-cell office:value-type="float" office:value="0.013280056">
            <text:p>0.013280056</text:p>
          </table:table-cell>
          <table:table-cell office:value-type="percentage" office:value="0.004902173">
            <text:p>0.49%</text:p>
          </table:table-cell>
          <table:table-cell office:value-type="percentage" office:value="0.063340807">
            <text:p>6.33%</text:p>
          </table:table-cell>
          <table:table-cell office:value-type="float" office:value="113">
            <text:p>113</text:p>
          </table:table-cell>
          <table:table-cell office:value-type="float" office:value="23051">
            <text:p>2305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majorIsland&gt; <text:s/>?b</text:p>
          </table:table-cell>
          <table:table-cell office:value-type="float" office:value="0.000001519">
            <text:p>0.000001519</text:p>
          </table:table-cell>
          <table:table-cell office:value-type="float" office:value="0.065714286">
            <text:p>0.065714286</text:p>
          </table:table-cell>
          <table:table-cell office:value-type="percentage" office:value="0.000019482">
            <text:p>0.00%</text:p>
          </table:table-cell>
          <table:table-cell office:value-type="percentage" office:value="0.063186813">
            <text:p>6.32%</text:p>
          </table:table-cell>
          <table:table-cell office:value-type="float" office:value="23">
            <text:p>23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location&gt; <text:s/>?a <text:s text:c="2"/>=&gt; ?a <text:s/>&lt;owns&gt; <text:s/>?b</text:p>
          </table:table-cell>
          <table:table-cell office:value-type="float" office:value="0.000063579">
            <text:p>0.000063579</text:p>
          </table:table-cell>
          <table:table-cell office:value-type="float" office:value="0.041776929">
            <text:p>0.041776929</text:p>
          </table:table-cell>
          <table:table-cell office:value-type="percentage" office:value="0.003889322">
            <text:p>0.39%</text:p>
          </table:table-cell>
          <table:table-cell office:value-type="percentage" office:value="0.063130982">
            <text:p>6.31%</text:p>
          </table:table-cell>
          <table:table-cell office:value-type="float" office:value="963">
            <text:p>963</text:p>
          </table:table-cell>
          <table:table-cell office:value-type="float" office:value="247601">
            <text:p>24760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canonizedPlace&gt; <text:s/>?b</text:p>
          </table:table-cell>
          <table:table-cell office:value-type="float" office:value="0.000000198">
            <text:p>0.000000198</text:p>
          </table:table-cell>
          <table:table-cell office:value-type="float" office:value="0.011952191">
            <text:p>0.011952191</text:p>
          </table:table-cell>
          <table:table-cell office:value-type="percentage" office:value="0.000018569">
            <text:p>0.00%</text:p>
          </table:table-cell>
          <table:table-cell office:value-type="percentage" office:value="0.0625">
            <text:p>6.25%</text:p>
          </table:table-cell>
          <table:table-cell office:value-type="float" office:value="3">
            <text:p>3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anthem&gt; <text:s/>?b <text:s text:c="2"/>=&gt; ?a <text:s/>&lt;hasOfficialLanguage&gt; <text:s/>?b</text:p>
          </table:table-cell>
          <table:table-cell office:value-type="float" office:value="0.000000858">
            <text:p>0.000000858</text:p>
          </table:table-cell>
          <table:table-cell office:value-type="float" office:value="0.018232819">
            <text:p>0.018232819</text:p>
          </table:table-cell>
          <table:table-cell office:value-type="percentage" office:value="0.01884058">
            <text:p>1.88%</text:p>
          </table:table-cell>
          <table:table-cell office:value-type="percentage" office:value="0.060747664">
            <text:p>6.07%</text:p>
          </table:table-cell>
          <table:table-cell office:value-type="float" office:value="13">
            <text:p>13</text:p>
          </table:table-cell>
          <table:table-cell office:value-type="float" office:value="690">
            <text:p>69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starring&gt; <text:s/>?b</text:p>
          </table:table-cell>
          <table:table-cell office:value-type="float" office:value="0.000195095">
            <text:p>0.000195095</text:p>
          </table:table-cell>
          <table:table-cell office:value-type="float" office:value="0.011522085">
            <text:p>0.011522085</text:p>
          </table:table-cell>
          <table:table-cell office:value-type="percentage" office:value="0.011317416">
            <text:p>1.13%</text:p>
          </table:table-cell>
          <table:table-cell office:value-type="percentage" office:value="0.060309815">
            <text:p>6.03%</text:p>
          </table:table-cell>
          <table:table-cell office:value-type="float" office:value="2955">
            <text:p>2955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actedIn&gt; <text:s/>?a <text:s text:c="2"/>=&gt; ?a <text:s/>&lt;dbo:narrator&gt; <text:s/>?b</text:p>
          </table:table-cell>
          <table:table-cell office:value-type="float" office:value="0.000011422">
            <text:p>0.000011422</text:p>
          </table:table-cell>
          <table:table-cell office:value-type="float" office:value="0.048216276">
            <text:p>0.048216276</text:p>
          </table:table-cell>
          <table:table-cell office:value-type="percentage" office:value="0.001434589">
            <text:p>0.14%</text:p>
          </table:table-cell>
          <table:table-cell office:value-type="percentage" office:value="0.059614059">
            <text:p>5.96%</text:p>
          </table:table-cell>
          <table:table-cell office:value-type="float" office:value="173">
            <text:p>173</text:p>
          </table:table-cell>
          <table:table-cell office:value-type="float" office:value="120592">
            <text:p>12059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presenter&gt; <text:s/>?b</text:p>
          </table:table-cell>
          <table:table-cell office:value-type="float" office:value="0.000015515">
            <text:p>0.000015515</text:p>
          </table:table-cell>
          <table:table-cell office:value-type="float" office:value="0.033984093">
            <text:p>0.033984093</text:p>
          </table:table-cell>
          <table:table-cell office:value-type="percentage" office:value="0.000900031">
            <text:p>0.09%</text:p>
          </table:table-cell>
          <table:table-cell office:value-type="percentage" office:value="0.059060065">
            <text:p>5.91%</text:p>
          </table:table-cell>
          <table:table-cell office:value-type="float" office:value="235">
            <text:p>235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chairperson&gt; <text:s/>?b</text:p>
          </table:table-cell>
          <table:table-cell office:value-type="float" office:value="0.000000132">
            <text:p>0.000000132</text:p>
          </table:table-cell>
          <table:table-cell office:value-type="float" office:value="0.011428571">
            <text:p>0.011428571</text:p>
          </table:table-cell>
          <table:table-cell office:value-type="percentage" office:value="0.00000766">
            <text:p>0.00%</text:p>
          </table:table-cell>
          <table:table-cell office:value-type="percentage" office:value="0.058823529">
            <text:p>5.88%</text:p>
          </table:table-cell>
          <table:table-cell office:value-type="float" office:value="2">
            <text:p>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editing&gt; <text:s/>?b</text:p>
          </table:table-cell>
          <table:table-cell office:value-type="float" office:value="0.000045159">
            <text:p>0.000045159</text:p>
          </table:table-cell>
          <table:table-cell office:value-type="float" office:value="0.034215397">
            <text:p>0.034215397</text:p>
          </table:table-cell>
          <table:table-cell office:value-type="percentage" office:value="0.002619666">
            <text:p>0.26%</text:p>
          </table:table-cell>
          <table:table-cell office:value-type="percentage" office:value="0.057522496">
            <text:p>5.75%</text:p>
          </table:table-cell>
          <table:table-cell office:value-type="float" office:value="684">
            <text:p>684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graduatedFrom&gt; <text:s/>?b <text:s text:c="2"/>=&gt; ?a <text:s/>&lt;dbo:employer&gt; <text:s/>?b</text:p>
          </table:table-cell>
          <table:table-cell office:value-type="float" office:value="0.000002443">
            <text:p>0.000002443</text:p>
          </table:table-cell>
          <table:table-cell office:value-type="float" office:value="0.010114817">
            <text:p>0.010114817</text:p>
          </table:table-cell>
          <table:table-cell office:value-type="percentage" office:value="0.001407915">
            <text:p>0.14%</text:p>
          </table:table-cell>
          <table:table-cell office:value-type="percentage" office:value="0.057010786">
            <text:p>5.70%</text:p>
          </table:table-cell>
          <table:table-cell office:value-type="float" office:value="37">
            <text:p>37</text:p>
          </table:table-cell>
          <table:table-cell office:value-type="float" office:value="26280">
            <text:p>2628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garrison&gt; <text:s/>?b</text:p>
          </table:table-cell>
          <table:table-cell office:value-type="float" office:value="0.00000515">
            <text:p>0.00000515</text:p>
          </table:table-cell>
          <table:table-cell office:value-type="float" office:value="0.011229485">
            <text:p>0.011229485</text:p>
          </table:table-cell>
          <table:table-cell office:value-type="percentage" office:value="0.00006607">
            <text:p>0.01%</text:p>
          </table:table-cell>
          <table:table-cell office:value-type="percentage" office:value="0.056809905">
            <text:p>5.68%</text:p>
          </table:table-cell>
          <table:table-cell office:value-type="float" office:value="78">
            <text:p>78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owner&gt; <text:s/>?b</text:p>
          </table:table-cell>
          <table:table-cell office:value-type="float" office:value="0.000054138">
            <text:p>0.000054138</text:p>
          </table:table-cell>
          <table:table-cell office:value-type="float" office:value="0.022029982">
            <text:p>0.022029982</text:p>
          </table:table-cell>
          <table:table-cell office:value-type="percentage" office:value="0.000694582">
            <text:p>0.07%</text:p>
          </table:table-cell>
          <table:table-cell office:value-type="percentage" office:value="0.055581916">
            <text:p>5.56%</text:p>
          </table:table-cell>
          <table:table-cell office:value-type="float" office:value="820">
            <text:p>82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governingBody&gt; <text:s/>?b</text:p>
          </table:table-cell>
          <table:table-cell office:value-type="float" office:value="0.000005744">
            <text:p>0.000005744</text:p>
          </table:table-cell>
          <table:table-cell office:value-type="float" office:value="0.048414023">
            <text:p>0.048414023</text:p>
          </table:table-cell>
          <table:table-cell office:value-type="percentage" office:value="0.000073693">
            <text:p>0.01%</text:p>
          </table:table-cell>
          <table:table-cell office:value-type="percentage" office:value="0.055168041">
            <text:p>5.52%</text:p>
          </table:table-cell>
          <table:table-cell office:value-type="float" office:value="87">
            <text:p>8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OfficialLanguage&gt; <text:s/>?b <text:s text:c="2"/>=&gt; ?a <text:s/>&lt;dbo:regionalLanguage&gt; <text:s/>?b</text:p>
          </table:table-cell>
          <table:table-cell office:value-type="float" office:value="0.000000396">
            <text:p>0.000000396</text:p>
          </table:table-cell>
          <table:table-cell office:value-type="float" office:value="0.034285714">
            <text:p>0.034285714</text:p>
          </table:table-cell>
          <table:table-cell office:value-type="percentage" office:value="0.008415147">
            <text:p>0.84%</text:p>
          </table:table-cell>
          <table:table-cell office:value-type="percentage" office:value="0.054545455">
            <text:p>5.45%</text:p>
          </table:table-cell>
          <table:table-cell office:value-type="float" office:value="6">
            <text:p>6</text:p>
          </table:table-cell>
          <table:table-cell office:value-type="float" office:value="713">
            <text:p>71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operator&gt; <text:s/>?b</text:p>
          </table:table-cell>
          <table:table-cell office:value-type="float" office:value="0.000011026">
            <text:p>0.000011026</text:p>
          </table:table-cell>
          <table:table-cell office:value-type="float" office:value="0.019076993">
            <text:p>0.019076993</text:p>
          </table:table-cell>
          <table:table-cell office:value-type="percentage" office:value="0.000141458">
            <text:p>0.01%</text:p>
          </table:table-cell>
          <table:table-cell office:value-type="percentage" office:value="0.054468363">
            <text:p>5.45%</text:p>
          </table:table-cell>
          <table:table-cell office:value-type="float" office:value="167">
            <text:p>16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philosophicalSchool&gt; <text:s/>?b <text:s text:c="2"/>=&gt; ?a <text:s/>&lt;isInterestedIn&gt; <text:s/>?b</text:p>
          </table:table-cell>
          <table:table-cell office:value-type="float" office:value="0.000001056">
            <text:p>0.000001056</text:p>
          </table:table-cell>
          <table:table-cell office:value-type="float" office:value="0.050793651">
            <text:p>0.050793651</text:p>
          </table:table-cell>
          <table:table-cell office:value-type="percentage" office:value="0.011569053">
            <text:p>1.16%</text:p>
          </table:table-cell>
          <table:table-cell office:value-type="percentage" office:value="0.050793651">
            <text:p>5.08%</text:p>
          </table:table-cell>
          <table:table-cell office:value-type="float" office:value="16">
            <text:p>16</text:p>
          </table:table-cell>
          <table:table-cell office:value-type="float" office:value="1383">
            <text:p>138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OfficialLanguage&gt; <text:s/>?b <text:s text:c="2"/>=&gt; ?a <text:s/>&lt;dbo:anthem&gt; <text:s/>?b</text:p>
          </table:table-cell>
          <table:table-cell office:value-type="float" office:value="0.000000858">
            <text:p>0.000000858</text:p>
          </table:table-cell>
          <table:table-cell office:value-type="float" office:value="0.01884058">
            <text:p>0.01884058</text:p>
          </table:table-cell>
          <table:table-cell office:value-type="percentage" office:value="0.018232819">
            <text:p>1.82%</text:p>
          </table:table-cell>
          <table:table-cell office:value-type="percentage" office:value="0.049808429">
            <text:p>4.98%</text:p>
          </table:table-cell>
          <table:table-cell office:value-type="float" office:value="13">
            <text:p>13</text:p>
          </table:table-cell>
          <table:table-cell office:value-type="float" office:value="713">
            <text:p>71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twinCountry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37974684">
            <text:p>0.037974684</text:p>
          </table:table-cell>
          <table:table-cell office:value-type="percentage" office:value="0.000007623">
            <text:p>0.00%</text:p>
          </table:table-cell>
          <table:table-cell office:value-type="percentage" office:value="0.04787234">
            <text:p>4.79%</text:p>
          </table:table-cell>
          <table:table-cell office:value-type="float" office:value="9">
            <text:p>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rected&gt; <text:s/>?a <text:s text:c="2"/>=&gt; ?a <text:s/>&lt;dbo:cinematography&gt; <text:s/>?b</text:p>
          </table:table-cell>
          <table:table-cell office:value-type="float" office:value="0.000045753">
            <text:p>0.000045753</text:p>
          </table:table-cell>
          <table:table-cell office:value-type="float" office:value="0.027034407">
            <text:p>0.027034407</text:p>
          </table:table-cell>
          <table:table-cell office:value-type="percentage" office:value="0.017462077">
            <text:p>1.75%</text:p>
          </table:table-cell>
          <table:table-cell office:value-type="percentage" office:value="0.046407286">
            <text:p>4.64%</text:p>
          </table:table-cell>
          <table:table-cell office:value-type="float" office:value="693">
            <text:p>693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nearestCity&gt; <text:s/>?b</text:p>
          </table:table-cell>
          <table:table-cell office:value-type="float" office:value="0.000018816">
            <text:p>0.000018816</text:p>
          </table:table-cell>
          <table:table-cell office:value-type="float" office:value="0.026017893">
            <text:p>0.026017893</text:p>
          </table:table-cell>
          <table:table-cell office:value-type="percentage" office:value="0.00024141">
            <text:p>0.02%</text:p>
          </table:table-cell>
          <table:table-cell office:value-type="percentage" office:value="0.045629203">
            <text:p>4.56%</text:p>
          </table:table-cell>
          <table:table-cell office:value-type="float" office:value="285">
            <text:p>28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ompany&gt; <text:s/>?b</text:p>
          </table:table-cell>
          <table:table-cell office:value-type="float" office:value="0.00001195">
            <text:p>0.00001195</text:p>
          </table:table-cell>
          <table:table-cell office:value-type="float" office:value="0.026220484">
            <text:p>0.026220484</text:p>
          </table:table-cell>
          <table:table-cell office:value-type="percentage" office:value="0.000693216">
            <text:p>0.07%</text:p>
          </table:table-cell>
          <table:table-cell office:value-type="percentage" office:value="0.045534591">
            <text:p>4.55%</text:p>
          </table:table-cell>
          <table:table-cell office:value-type="float" office:value="181">
            <text:p>181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cinematography&gt; <text:s/>?a <text:s text:c="2"/>=&gt; ?a <text:s/>&lt;directed&gt; <text:s/>?b</text:p>
          </table:table-cell>
          <table:table-cell office:value-type="float" office:value="0.000045753">
            <text:p>0.000045753</text:p>
          </table:table-cell>
          <table:table-cell office:value-type="float" office:value="0.017462077">
            <text:p>0.017462077</text:p>
          </table:table-cell>
          <table:table-cell office:value-type="percentage" office:value="0.027034407">
            <text:p>2.70%</text:p>
          </table:table-cell>
          <table:table-cell office:value-type="percentage" office:value="0.045341534">
            <text:p>4.53%</text:p>
          </table:table-cell>
          <table:table-cell office:value-type="float" office:value="693">
            <text:p>693</text:p>
          </table:table-cell>
          <table:table-cell office:value-type="float" office:value="25634">
            <text:p>256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school&gt; <text:s/>?b</text:p>
          </table:table-cell>
          <table:table-cell office:value-type="float" office:value="0.000001585">
            <text:p>0.000001585</text:p>
          </table:table-cell>
          <table:table-cell office:value-type="float" office:value="0.014405762">
            <text:p>0.014405762</text:p>
          </table:table-cell>
          <table:table-cell office:value-type="percentage" office:value="0.000148555">
            <text:p>0.01%</text:p>
          </table:table-cell>
          <table:table-cell office:value-type="percentage" office:value="0.045283019">
            <text:p>4.53%</text:p>
          </table:table-cell>
          <table:table-cell office:value-type="float" office:value="24">
            <text:p>24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endingTheme&gt; <text:s/>?b</text:p>
          </table:table-cell>
          <table:table-cell office:value-type="float" office:value="0.00000099">
            <text:p>0.00000099</text:p>
          </table:table-cell>
          <table:table-cell office:value-type="float" office:value="0.025817556">
            <text:p>0.025817556</text:p>
          </table:table-cell>
          <table:table-cell office:value-type="percentage" office:value="0.000057449">
            <text:p>0.01%</text:p>
          </table:table-cell>
          <table:table-cell office:value-type="percentage" office:value="0.045180723">
            <text:p>4.52%</text:p>
          </table:table-cell>
          <table:table-cell office:value-type="float" office:value="15">
            <text:p>15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gameEngine&gt; <text:s/>?b</text:p>
          </table:table-cell>
          <table:table-cell office:value-type="float" office:value="0.000003367">
            <text:p>0.000003367</text:p>
          </table:table-cell>
          <table:table-cell office:value-type="float" office:value="0.023798413">
            <text:p>0.023798413</text:p>
          </table:table-cell>
          <table:table-cell office:value-type="percentage" office:value="0.000195326">
            <text:p>0.02%</text:p>
          </table:table-cell>
          <table:table-cell office:value-type="percentage" office:value="0.044776119">
            <text:p>4.48%</text:p>
          </table:table-cell>
          <table:table-cell office:value-type="float" office:value="51">
            <text:p>51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voice&gt; <text:s/>?b</text:p>
          </table:table-cell>
          <table:table-cell office:value-type="float" office:value="0.000007262">
            <text:p>0.000007262</text:p>
          </table:table-cell>
          <table:table-cell office:value-type="float" office:value="0.016427718">
            <text:p>0.016427718</text:p>
          </table:table-cell>
          <table:table-cell office:value-type="percentage" office:value="0.000421291">
            <text:p>0.04%</text:p>
          </table:table-cell>
          <table:table-cell office:value-type="percentage" office:value="0.043720191">
            <text:p>4.37%</text:p>
          </table:table-cell>
          <table:table-cell office:value-type="float" office:value="110">
            <text:p>110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translator&gt; <text:s/>?b</text:p>
          </table:table-cell>
          <table:table-cell office:value-type="float" office:value="0.000001452">
            <text:p>0.000001452</text:p>
          </table:table-cell>
          <table:table-cell office:value-type="float" office:value="0.028608583">
            <text:p>0.028608583</text:p>
          </table:table-cell>
          <table:table-cell office:value-type="percentage" office:value="0.000084258">
            <text:p>0.01%</text:p>
          </table:table-cell>
          <table:table-cell office:value-type="percentage" office:value="0.040219378">
            <text:p>4.02%</text:p>
          </table:table-cell>
          <table:table-cell office:value-type="float" office:value="22">
            <text:p>2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highestMountain&gt; <text:s/>?b</text:p>
          </table:table-cell>
          <table:table-cell office:value-type="float" office:value="0.00000033">
            <text:p>0.00000033</text:p>
          </table:table-cell>
          <table:table-cell office:value-type="float" office:value="0.038167939">
            <text:p>0.038167939</text:p>
          </table:table-cell>
          <table:table-cell office:value-type="percentage" office:value="0.000004235">
            <text:p>0.00%</text:p>
          </table:table-cell>
          <table:table-cell office:value-type="percentage" office:value="0.0390625">
            <text:p>3.91%</text:p>
          </table:table-cell>
          <table:table-cell office:value-type="float" office:value="5">
            <text:p>5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ampus&gt; <text:s/>?b</text:p>
          </table:table-cell>
          <table:table-cell office:value-type="float" office:value="0.00002456">
            <text:p>0.00002456</text:p>
          </table:table-cell>
          <table:table-cell office:value-type="float" office:value="0.057371993">
            <text:p>0.057371993</text:p>
          </table:table-cell>
          <table:table-cell office:value-type="percentage" office:value="0.000315103">
            <text:p>0.03%</text:p>
          </table:table-cell>
          <table:table-cell office:value-type="percentage" office:value="0.037466009">
            <text:p>3.75%</text:p>
          </table:table-cell>
          <table:table-cell office:value-type="float" office:value="372">
            <text:p>37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network&gt; <text:s/>?b</text:p>
          </table:table-cell>
          <table:table-cell office:value-type="float" office:value="0.00001677">
            <text:p>0.00001677</text:p>
          </table:table-cell>
          <table:table-cell office:value-type="float" office:value="0.014419529">
            <text:p>0.014419529</text:p>
          </table:table-cell>
          <table:table-cell office:value-type="percentage" office:value="0.0009728">
            <text:p>0.10%</text:p>
          </table:table-cell>
          <table:table-cell office:value-type="percentage" office:value="0.036902513">
            <text:p>3.69%</text:p>
          </table:table-cell>
          <table:table-cell office:value-type="float" office:value="254">
            <text:p>254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ighestPlace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10856454">
            <text:p>0.010856454</text:p>
          </table:table-cell>
          <table:table-cell office:value-type="percentage" office:value="0.000007623">
            <text:p>0.00%</text:p>
          </table:table-cell>
          <table:table-cell office:value-type="percentage" office:value="0.036437247">
            <text:p>3.64%</text:p>
          </table:table-cell>
          <table:table-cell office:value-type="float" office:value="9">
            <text:p>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unicipality&gt; <text:s/>?b</text:p>
          </table:table-cell>
          <table:table-cell office:value-type="float" office:value="0.000002113">
            <text:p>0.000002113</text:p>
          </table:table-cell>
          <table:table-cell office:value-type="float" office:value="0.017306652">
            <text:p>0.017306652</text:p>
          </table:table-cell>
          <table:table-cell office:value-type="percentage" office:value="0.000027106">
            <text:p>0.00%</text:p>
          </table:table-cell>
          <table:table-cell office:value-type="percentage" office:value="0.033023736">
            <text:p>3.30%</text:p>
          </table:table-cell>
          <table:table-cell office:value-type="float" office:value="32">
            <text:p>3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AcademicAdvisor&gt; <text:s/>?b <text:s text:c="2"/>=&gt; ?a <text:s/>&lt;dbo:academicAdvisor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16917293">
            <text:p>0.016917293</text:p>
          </table:table-cell>
          <table:table-cell office:value-type="percentage" office:value="0.003108808">
            <text:p>0.31%</text:p>
          </table:table-cell>
          <table:table-cell office:value-type="percentage" office:value="0.030716724">
            <text:p>3.07%</text:p>
          </table:table-cell>
          <table:table-cell office:value-type="float" office:value="9">
            <text:p>9</text:p>
          </table:table-cell>
          <table:table-cell office:value-type="float" office:value="2895">
            <text:p>28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jurisdiction&gt; <text:s/>?b</text:p>
          </table:table-cell>
          <table:table-cell office:value-type="float" office:value="0.00000132">
            <text:p>0.00000132</text:p>
          </table:table-cell>
          <table:table-cell office:value-type="float" office:value="0.01150748">
            <text:p>0.01150748</text:p>
          </table:table-cell>
          <table:table-cell office:value-type="percentage" office:value="0.000016941">
            <text:p>0.00%</text:p>
          </table:table-cell>
          <table:table-cell office:value-type="percentage" office:value="0.029985007">
            <text:p>3.00%</text:p>
          </table:table-cell>
          <table:table-cell office:value-type="float" office:value="20">
            <text:p>2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writer&gt; <text:s/>?a <text:s text:c="2"/>=&gt; ?a <text:s/>&lt;actedIn&gt; <text:s/>?b</text:p>
          </table:table-cell>
          <table:table-cell office:value-type="float" office:value="0.00008464">
            <text:p>0.00008464</text:p>
          </table:table-cell>
          <table:table-cell office:value-type="float" office:value="0.010630888">
            <text:p>0.010630888</text:p>
          </table:table-cell>
          <table:table-cell office:value-type="percentage" office:value="0.009710723">
            <text:p>0.97%</text:p>
          </table:table-cell>
          <table:table-cell office:value-type="percentage" office:value="0.028864772">
            <text:p>2.89%</text:p>
          </table:table-cell>
          <table:table-cell office:value-type="float" office:value="1282">
            <text:p>1282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starring&gt; <text:s/>?a <text:s text:c="2"/>=&gt; ?a <text:s/>&lt;created&gt; <text:s/>?b</text:p>
          </table:table-cell>
          <table:table-cell office:value-type="float" office:value="0.000195095">
            <text:p>0.000195095</text:p>
          </table:table-cell>
          <table:table-cell office:value-type="float" office:value="0.011317416">
            <text:p>0.011317416</text:p>
          </table:table-cell>
          <table:table-cell office:value-type="percentage" office:value="0.011522085">
            <text:p>1.15%</text:p>
          </table:table-cell>
          <table:table-cell office:value-type="percentage" office:value="0.0281118">
            <text:p>2.81%</text:p>
          </table:table-cell>
          <table:table-cell office:value-type="float" office:value="2955">
            <text:p>2955</text:p>
          </table:table-cell>
          <table:table-cell office:value-type="float" office:value="256464">
            <text:p>256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director&gt; <text:s/>?a <text:s text:c="2"/>=&gt; ?a <text:s/>&lt;edited&gt; <text:s/>?b</text:p>
          </table:table-cell>
          <table:table-cell office:value-type="float" office:value="0.000009639">
            <text:p>0.000009639</text:p>
          </table:table-cell>
          <table:table-cell office:value-type="float" office:value="0.025659051">
            <text:p>0.025659051</text:p>
          </table:table-cell>
          <table:table-cell office:value-type="percentage" office:value="0.001942393">
            <text:p>0.19%</text:p>
          </table:table-cell>
          <table:table-cell office:value-type="percentage" office:value="0.026779164">
            <text:p>2.68%</text:p>
          </table:table-cell>
          <table:table-cell office:value-type="float" office:value="146">
            <text:p>146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chairperson&gt; <text:s/>?b</text:p>
          </table:table-cell>
          <table:table-cell office:value-type="float" office:value="0.00000066">
            <text:p>0.00000066</text:p>
          </table:table-cell>
          <table:table-cell office:value-type="float" office:value="0.057142857">
            <text:p>0.057142857</text:p>
          </table:table-cell>
          <table:table-cell office:value-type="percentage" office:value="0.000023818">
            <text:p>0.00%</text:p>
          </table:table-cell>
          <table:table-cell office:value-type="percentage" office:value="0.026595745">
            <text:p>2.66%</text:p>
          </table:table-cell>
          <table:table-cell office:value-type="float" office:value="10">
            <text:p>10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notableIdea&gt; <text:s/>?b <text:s text:c="2"/>=&gt; ?a <text:s/>&lt;isInterestedIn&gt; <text:s/>?b</text:p>
          </table:table-cell>
          <table:table-cell office:value-type="float" office:value="0.000000396">
            <text:p>0.000000396</text:p>
          </table:table-cell>
          <table:table-cell office:value-type="float" office:value="0.019047619">
            <text:p>0.019047619</text:p>
          </table:table-cell>
          <table:table-cell office:value-type="percentage" office:value="0.00660066">
            <text:p>0.66%</text:p>
          </table:table-cell>
          <table:table-cell office:value-type="percentage" office:value="0.026548673">
            <text:p>2.65%</text:p>
          </table:table-cell>
          <table:table-cell office:value-type="float" office:value="6">
            <text:p>6</text:p>
          </table:table-cell>
          <table:table-cell office:value-type="float" office:value="909">
            <text:p>90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ppenedIn&gt; <text:s/>?b <text:s text:c="2"/>=&gt; ?a <text:s/>&lt;dbo:territory&gt; <text:s/>?b</text:p>
          </table:table-cell>
          <table:table-cell office:value-type="float" office:value="0.000003895">
            <text:p>0.000003895</text:p>
          </table:table-cell>
          <table:table-cell office:value-type="float" office:value="0.082517483">
            <text:p>0.082517483</text:p>
          </table:table-cell>
          <table:table-cell office:value-type="percentage" office:value="0.005222625">
            <text:p>0.52%</text:p>
          </table:table-cell>
          <table:table-cell office:value-type="percentage" office:value="0.026222222">
            <text:p>2.62%</text:p>
          </table:table-cell>
          <table:table-cell office:value-type="float" office:value="59">
            <text:p>59</text:p>
          </table:table-cell>
          <table:table-cell office:value-type="float" office:value="11297">
            <text:p>1129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openingTheme&gt; <text:s/>?b</text:p>
          </table:table-cell>
          <table:table-cell office:value-type="float" office:value="0.000002773">
            <text:p>0.000002773</text:p>
          </table:table-cell>
          <table:table-cell office:value-type="float" office:value="0.016006098">
            <text:p>0.016006098</text:p>
          </table:table-cell>
          <table:table-cell office:value-type="percentage" office:value="0.000160857">
            <text:p>0.02%</text:p>
          </table:table-cell>
          <table:table-cell office:value-type="percentage" office:value="0.024896266">
            <text:p>2.49%</text:p>
          </table:table-cell>
          <table:table-cell office:value-type="float" office:value="42">
            <text:p>4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istributingCompany&gt; <text:s/>?b</text:p>
          </table:table-cell>
          <table:table-cell office:value-type="float" office:value="0.000001651">
            <text:p>0.000001651</text:p>
          </table:table-cell>
          <table:table-cell office:value-type="float" office:value="0.020391517">
            <text:p>0.020391517</text:p>
          </table:table-cell>
          <table:table-cell office:value-type="percentage" office:value="0.000021176">
            <text:p>0.00%</text:p>
          </table:table-cell>
          <table:table-cell office:value-type="percentage" office:value="0.024295432">
            <text:p>2.43%</text:p>
          </table:table-cell>
          <table:table-cell office:value-type="float" office:value="25">
            <text:p>2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istributingLabel&gt; <text:s/>?b</text:p>
          </table:table-cell>
          <table:table-cell office:value-type="float" office:value="0.000001651">
            <text:p>0.000001651</text:p>
          </table:table-cell>
          <table:table-cell office:value-type="float" office:value="0.020391517">
            <text:p>0.020391517</text:p>
          </table:table-cell>
          <table:table-cell office:value-type="percentage" office:value="0.000021176">
            <text:p>0.00%</text:p>
          </table:table-cell>
          <table:table-cell office:value-type="percentage" office:value="0.024295432">
            <text:p>2.43%</text:p>
          </table:table-cell>
          <table:table-cell office:value-type="float" office:value="25">
            <text:p>2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engineer&gt; <text:s/>?b</text:p>
          </table:table-cell>
          <table:table-cell office:value-type="float" office:value="0.000000198">
            <text:p>0.000000198</text:p>
          </table:table-cell>
          <table:table-cell office:value-type="float" office:value="0.015075377">
            <text:p>0.015075377</text:p>
          </table:table-cell>
          <table:table-cell office:value-type="percentage" office:value="0.00001149">
            <text:p>0.00%</text:p>
          </table:table-cell>
          <table:table-cell office:value-type="percentage" office:value="0.023809524">
            <text:p>2.38%</text:p>
          </table:table-cell>
          <table:table-cell office:value-type="float" office:value="3">
            <text:p>3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portrayer&gt; <text:s/>?b</text:p>
          </table:table-cell>
          <table:table-cell office:value-type="float" office:value="0.000004357">
            <text:p>0.000004357</text:p>
          </table:table-cell>
          <table:table-cell office:value-type="float" office:value="0.015438596">
            <text:p>0.015438596</text:p>
          </table:table-cell>
          <table:table-cell office:value-type="percentage" office:value="0.000252775">
            <text:p>0.03%</text:p>
          </table:table-cell>
          <table:table-cell office:value-type="percentage" office:value="0.023338048">
            <text:p>2.33%</text:p>
          </table:table-cell>
          <table:table-cell office:value-type="float" office:value="66">
            <text:p>66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previousEditor&gt; <text:s/>?b</text:p>
          </table:table-cell>
          <table:table-cell office:value-type="float" office:value="0.000000132">
            <text:p>0.000000132</text:p>
          </table:table-cell>
          <table:table-cell office:value-type="float" office:value="0.011560694">
            <text:p>0.011560694</text:p>
          </table:table-cell>
          <table:table-cell office:value-type="percentage" office:value="0.00000766">
            <text:p>0.00%</text:p>
          </table:table-cell>
          <table:table-cell office:value-type="percentage" office:value="0.022222222">
            <text:p>2.22%</text:p>
          </table:table-cell>
          <table:table-cell office:value-type="float" office:value="2">
            <text:p>2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spokenIn&gt; <text:s/>?a <text:s text:c="2"/>=&gt; ?a <text:s/>&lt;hasOfficialLanguage&gt; <text:s/>?b</text:p>
          </table:table-cell>
          <table:table-cell office:value-type="float" office:value="0.000008583">
            <text:p>0.000008583</text:p>
          </table:table-cell>
          <table:table-cell office:value-type="float" office:value="0.182328191">
            <text:p>0.182328191</text:p>
          </table:table-cell>
          <table:table-cell office:value-type="percentage" office:value="0.009056078">
            <text:p>0.91%</text:p>
          </table:table-cell>
          <table:table-cell office:value-type="percentage" office:value="0.022203245">
            <text:p>2.22%</text:p>
          </table:table-cell>
          <table:table-cell office:value-type="float" office:value="130">
            <text:p>130</text:p>
          </table:table-cell>
          <table:table-cell office:value-type="float" office:value="14355">
            <text:p>1435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inematography&gt; <text:s/>?b</text:p>
          </table:table-cell>
          <table:table-cell office:value-type="float" office:value="0.000020335">
            <text:p>0.000020335</text:p>
          </table:table-cell>
          <table:table-cell office:value-type="float" office:value="0.012015292">
            <text:p>0.012015292</text:p>
          </table:table-cell>
          <table:table-cell office:value-type="percentage" office:value="0.001179616">
            <text:p>0.12%</text:p>
          </table:table-cell>
          <table:table-cell office:value-type="percentage" office:value="0.019602851">
            <text:p>1.96%</text:p>
          </table:table-cell>
          <table:table-cell office:value-type="float" office:value="308">
            <text:p>30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district&gt; <text:s/>?a <text:s text:c="2"/>=&gt; ?a <text:s/>&lt;hasCapital&gt; <text:s/>?b</text:p>
          </table:table-cell>
          <table:table-cell office:value-type="float" office:value="0.000003763">
            <text:p>0.000003763</text:p>
          </table:table-cell>
          <table:table-cell office:value-type="float" office:value="0.031284303">
            <text:p>0.031284303</text:p>
          </table:table-cell>
          <table:table-cell office:value-type="percentage" office:value="0.000919889">
            <text:p>0.09%</text:p>
          </table:table-cell>
          <table:table-cell office:value-type="percentage" office:value="0.019480519">
            <text:p>1.95%</text:p>
          </table:table-cell>
          <table:table-cell office:value-type="float" office:value="57">
            <text:p>57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livesIn&gt; <text:s/>?a <text:s text:c="2"/>=&gt; ?a <text:s/>&lt;dbo:mayor&gt; <text:s/>?b</text:p>
          </table:table-cell>
          <table:table-cell office:value-type="float" office:value="0.000000462">
            <text:p>0.000000462</text:p>
          </table:table-cell>
          <table:table-cell office:value-type="float" office:value="0.01088647">
            <text:p>0.01088647</text:p>
          </table:table-cell>
          <table:table-cell office:value-type="percentage" office:value="0.000233989">
            <text:p>0.02%</text:p>
          </table:table-cell>
          <table:table-cell office:value-type="percentage" office:value="0.019073569">
            <text:p>1.91%</text:p>
          </table:table-cell>
          <table:table-cell office:value-type="float" office:value="7">
            <text:p>7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otherParty&gt; <text:s/>?b</text:p>
          </table:table-cell>
          <table:table-cell office:value-type="float" office:value="0.000001386">
            <text:p>0.000001386</text:p>
          </table:table-cell>
          <table:table-cell office:value-type="float" office:value="0.011679644">
            <text:p>0.011679644</text:p>
          </table:table-cell>
          <table:table-cell office:value-type="percentage" office:value="0.000050017">
            <text:p>0.01%</text:p>
          </table:table-cell>
          <table:table-cell office:value-type="percentage" office:value="0.018567639">
            <text:p>1.86%</text:p>
          </table:table-cell>
          <table:table-cell office:value-type="float" office:value="21">
            <text:p>21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livesIn&gt; <text:s/>?a <text:s text:c="2"/>=&gt; ?a <text:s/>&lt;dbo:leaderName&gt; <text:s/>?b</text:p>
          </table:table-cell>
          <table:table-cell office:value-type="float" office:value="0.000019212">
            <text:p>0.000019212</text:p>
          </table:table-cell>
          <table:table-cell office:value-type="float" office:value="0.017585207">
            <text:p>0.017585207</text:p>
          </table:table-cell>
          <table:table-cell office:value-type="percentage" office:value="0.009727236">
            <text:p>0.97%</text:p>
          </table:table-cell>
          <table:table-cell office:value-type="percentage" office:value="0.018389788">
            <text:p>1.84%</text:p>
          </table:table-cell>
          <table:table-cell office:value-type="float" office:value="291">
            <text:p>291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starring&gt; <text:s/>?a <text:s text:c="2"/>=&gt; ?a <text:s/>&lt;directed&gt; <text:s/>?b</text:p>
          </table:table-cell>
          <table:table-cell office:value-type="float" office:value="0.000125442">
            <text:p>0.000125442</text:p>
          </table:table-cell>
          <table:table-cell office:value-type="float" office:value="0.047875825">
            <text:p>0.047875825</text:p>
          </table:table-cell>
          <table:table-cell office:value-type="percentage" office:value="0.007408447">
            <text:p>0.74%</text:p>
          </table:table-cell>
          <table:table-cell office:value-type="percentage" office:value="0.01735667">
            <text:p>1.74%</text:p>
          </table:table-cell>
          <table:table-cell office:value-type="float" office:value="1900">
            <text:p>1900</text:p>
          </table:table-cell>
          <table:table-cell office:value-type="float" office:value="256464">
            <text:p>256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ntainRange&gt; <text:s/>?b</text:p>
          </table:table-cell>
          <table:table-cell office:value-type="float" office:value="0.000011026">
            <text:p>0.000011026</text:p>
          </table:table-cell>
          <table:table-cell office:value-type="float" office:value="0.020890668">
            <text:p>0.020890668</text:p>
          </table:table-cell>
          <table:table-cell office:value-type="percentage" office:value="0.000141458">
            <text:p>0.01%</text:p>
          </table:table-cell>
          <table:table-cell office:value-type="percentage" office:value="0.015821885">
            <text:p>1.58%</text:p>
          </table:table-cell>
          <table:table-cell office:value-type="float" office:value="167">
            <text:p>16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director&gt; <text:s/>?a <text:s text:c="2"/>=&gt; ?a <text:s/>&lt;wroteMusicFor&gt; <text:s/>?b</text:p>
          </table:table-cell>
          <table:table-cell office:value-type="float" office:value="0.000017364">
            <text:p>0.000017364</text:p>
          </table:table-cell>
          <table:table-cell office:value-type="float" office:value="0.011752089">
            <text:p>0.011752089</text:p>
          </table:table-cell>
          <table:table-cell office:value-type="percentage" office:value="0.003498969">
            <text:p>0.35%</text:p>
          </table:table-cell>
          <table:table-cell office:value-type="percentage" office:value="0.014920293">
            <text:p>1.49%</text:p>
          </table:table-cell>
          <table:table-cell office:value-type="float" office:value="263">
            <text:p>263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series&gt; <text:s/>?b</text:p>
          </table:table-cell>
          <table:table-cell office:value-type="float" office:value="0.000011884">
            <text:p>0.000011884</text:p>
          </table:table-cell>
          <table:table-cell office:value-type="float" office:value="0.010042962">
            <text:p>0.010042962</text:p>
          </table:table-cell>
          <table:table-cell office:value-type="percentage" office:value="0.000689386">
            <text:p>0.07%</text:p>
          </table:table-cell>
          <table:table-cell office:value-type="percentage" office:value="0.014857615">
            <text:p>1.49%</text:p>
          </table:table-cell>
          <table:table-cell office:value-type="float" office:value="180">
            <text:p>18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edIn&gt; <text:s/>?a <text:s text:c="2"/>=&gt; ?a <text:s/>&lt;dbo:saint&gt; <text:s/>?b</text:p>
          </table:table-cell>
          <table:table-cell office:value-type="float" office:value="0.000001386">
            <text:p>0.000001386</text:p>
          </table:table-cell>
          <table:table-cell office:value-type="float" office:value="0.010971787">
            <text:p>0.010971787</text:p>
          </table:table-cell>
          <table:table-cell office:value-type="percentage" office:value="0.000466449">
            <text:p>0.05%</text:p>
          </table:table-cell>
          <table:table-cell office:value-type="percentage" office:value="0.01372549">
            <text:p>1.37%</text:p>
          </table:table-cell>
          <table:table-cell office:value-type="float" office:value="21">
            <text:p>21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worksAt&gt; <text:s/>?a <text:s text:c="2"/>=&gt; ?a <text:s/>&lt;dbo:viceChancellor&gt; <text:s/>?b</text:p>
          </table:table-cell>
          <table:table-cell office:value-type="float" office:value="0.00000033">
            <text:p>0.00000033</text:p>
          </table:table-cell>
          <table:table-cell office:value-type="float" office:value="0.01984127">
            <text:p>0.01984127</text:p>
          </table:table-cell>
          <table:table-cell office:value-type="percentage" office:value="0.001164144">
            <text:p>0.12%</text:p>
          </table:table-cell>
          <table:table-cell office:value-type="percentage" office:value="0.01344086">
            <text:p>1.34%</text:p>
          </table:table-cell>
          <table:table-cell office:value-type="float" office:value="5">
            <text:p>5</text:p>
          </table:table-cell>
          <table:table-cell office:value-type="float" office:value="4295">
            <text:p>42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authority&gt; <text:s/>?b</text:p>
          </table:table-cell>
          <table:table-cell office:value-type="float" office:value="0.000000264">
            <text:p>0.000000264</text:p>
          </table:table-cell>
          <table:table-cell office:value-type="float" office:value="0.023121387">
            <text:p>0.023121387</text:p>
          </table:table-cell>
          <table:table-cell office:value-type="percentage" office:value="0.000003388">
            <text:p>0.00%</text:p>
          </table:table-cell>
          <table:table-cell office:value-type="percentage" office:value="0.012987013">
            <text:p>1.30%</text:p>
          </table:table-cell>
          <table:table-cell office:value-type="float" office:value="4">
            <text:p>4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actedIn&gt; <text:s/>?b <text:s text:c="2"/>=&gt; ?a <text:s/>&lt;dbo:associatedAct&gt; <text:s/>?b</text:p>
          </table:table-cell>
          <table:table-cell office:value-type="float" office:value="0.000000132">
            <text:p>0.000000132</text:p>
          </table:table-cell>
          <table:table-cell office:value-type="float" office:value="0.017699115">
            <text:p>0.017699115</text:p>
          </table:table-cell>
          <table:table-cell office:value-type="percentage" office:value="0.000016585">
            <text:p>0.00%</text:p>
          </table:table-cell>
          <table:table-cell office:value-type="percentage" office:value="0.01242236">
            <text:p>1.24%</text:p>
          </table:table-cell>
          <table:table-cell office:value-type="float" office:value="2">
            <text:p>2</text:p>
          </table:table-cell>
          <table:table-cell office:value-type="float" office:value="120592">
            <text:p>12059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writer&gt; <text:s/>?a <text:s text:c="2"/>=&gt; ?a <text:s/>&lt;wroteMusicFor&gt; <text:s/>?b</text:p>
          </table:table-cell>
          <table:table-cell office:value-type="float" office:value="0.000018552">
            <text:p>0.000018552</text:p>
          </table:table-cell>
          <table:table-cell office:value-type="float" office:value="0.012556414">
            <text:p>0.012556414</text:p>
          </table:table-cell>
          <table:table-cell office:value-type="percentage" office:value="0.002128482">
            <text:p>0.21%</text:p>
          </table:table-cell>
          <table:table-cell office:value-type="percentage" office:value="0.011985498">
            <text:p>1.20%</text:p>
          </table:table-cell>
          <table:table-cell office:value-type="float" office:value="281">
            <text:p>281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participatedIn&gt; <text:s/>?a <text:s text:c="2"/>=&gt; ?a <text:s/>&lt;dbo:territory&gt; <text:s/>?b</text:p>
          </table:table-cell>
          <table:table-cell office:value-type="float" office:value="0.000003103">
            <text:p>0.000003103</text:p>
          </table:table-cell>
          <table:table-cell office:value-type="float" office:value="0.065734266">
            <text:p>0.065734266</text:p>
          </table:table-cell>
          <table:table-cell office:value-type="percentage" office:value="0.003126455">
            <text:p>0.31%</text:p>
          </table:table-cell>
          <table:table-cell office:value-type="percentage" office:value="0.011862696">
            <text:p>1.19%</text:p>
          </table:table-cell>
          <table:table-cell office:value-type="float" office:value="47">
            <text:p>47</text:p>
          </table:table-cell>
          <table:table-cell office:value-type="float" office:value="15033">
            <text:p>1503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writer&gt; <text:s/>?a <text:s text:c="2"/>=&gt; ?a <text:s/>&lt;edited&gt; <text:s/>?b</text:p>
          </table:table-cell>
          <table:table-cell office:value-type="float" office:value="0.000006272">
            <text:p>0.000006272</text:p>
          </table:table-cell>
          <table:table-cell office:value-type="float" office:value="0.016695958">
            <text:p>0.016695958</text:p>
          </table:table-cell>
          <table:table-cell office:value-type="percentage" office:value="0.000719593">
            <text:p>0.07%</text:p>
          </table:table-cell>
          <table:table-cell office:value-type="percentage" office:value="0.011339222">
            <text:p>1.13%</text:p>
          </table:table-cell>
          <table:table-cell office:value-type="float" office:value="95">
            <text:p>95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&gt; <text:s/>?b</text:p>
          </table:table-cell>
          <table:table-cell office:value-type="float" office:value="0.00000132">
            <text:p>0.00000132</text:p>
          </table:table-cell>
          <table:table-cell office:value-type="float" office:value="0.01325381">
            <text:p>0.01325381</text:p>
          </table:table-cell>
          <table:table-cell office:value-type="percentage" office:value="0.000016941">
            <text:p>0.00%</text:p>
          </table:table-cell>
          <table:table-cell office:value-type="percentage" office:value="0.010881393">
            <text:p>1.09%</text:p>
          </table:table-cell>
          <table:table-cell office:value-type="float" office:value="20">
            <text:p>2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commander&gt; <text:s/>?a <text:s text:c="2"/>=&gt; ?a <text:s/>&lt;participatedIn&gt; <text:s/>?b</text:p>
          </table:table-cell>
          <table:table-cell office:value-type="float" office:value="0.000014987">
            <text:p>0.000014987</text:p>
          </table:table-cell>
          <table:table-cell office:value-type="float" office:value="0.015100113">
            <text:p>0.015100113</text:p>
          </table:table-cell>
          <table:table-cell office:value-type="percentage" office:value="0.006882959">
            <text:p>0.69%</text:p>
          </table:table-cell>
          <table:table-cell office:value-type="percentage" office:value="0.010841014">
            <text:p>1.08%</text:p>
          </table:table-cell>
          <table:table-cell office:value-type="float" office:value="227">
            <text:p>227</text:p>
          </table:table-cell>
          <table:table-cell office:value-type="float" office:value="32980">
            <text:p>3298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producer&gt; <text:s/>?a <text:s text:c="2"/>=&gt; ?a <text:s/>&lt;edited&gt; <text:s/>?b</text:p>
          </table:table-cell>
          <table:table-cell office:value-type="float" office:value="0.000004556">
            <text:p>0.000004556</text:p>
          </table:table-cell>
          <table:table-cell office:value-type="float" office:value="0.012126538">
            <text:p>0.012126538</text:p>
          </table:table-cell>
          <table:table-cell office:value-type="percentage" office:value="0.000359454">
            <text:p>0.04%</text:p>
          </table:table-cell>
          <table:table-cell office:value-type="percentage" office:value="0.010243468">
            <text:p>1.02%</text:p>
          </table:table-cell>
          <table:table-cell office:value-type="float" office:value="69">
            <text:p>69</text:p>
          </table:table-cell>
          <table:table-cell office:value-type="float" office:value="191958">
            <text:p>1919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metropolitanBorough&gt; <text:s/>?b</text:p>
          </table:table-cell>
          <table:table-cell office:value-type="float" office:value="0.000000858">
            <text:p>0.000000858</text:p>
          </table:table-cell>
          <table:table-cell office:value-type="float" office:value="0.010450161">
            <text:p>0.010450161</text:p>
          </table:table-cell>
          <table:table-cell office:value-type="percentage" office:value="0.000011012">
            <text:p>0.00%</text:p>
          </table:table-cell>
          <table:table-cell office:value-type="percentage" office:value="0.01018011">
            <text:p>1.02%</text:p>
          </table:table-cell>
          <table:table-cell office:value-type="float" office:value="13">
            <text:p>13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influenced&gt; <text:s/>?b</text:p>
          </table:table-cell>
          <table:table-cell office:value-type="float" office:value="0.000008385">
            <text:p>0.000008385</text:p>
          </table:table-cell>
          <table:table-cell office:value-type="float" office:value="0.014394197">
            <text:p>0.014394197</text:p>
          </table:table-cell>
          <table:table-cell office:value-type="percentage" office:value="0.005486198">
            <text:p>0.55%</text:p>
          </table:table-cell>
          <table:table-cell office:value-type="percentage" office:value="0.009770734">
            <text:p>0.98%</text:p>
          </table:table-cell>
          <table:table-cell office:value-type="float" office:value="127">
            <text:p>127</text:p>
          </table:table-cell>
          <table:table-cell office:value-type="float" office:value="23149">
            <text:p>23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actedIn&gt; <text:s/>?a <text:s text:c="2"/>=&gt; ?a <text:s/>&lt;dbo:director&gt; <text:s/>?b</text:p>
          </table:table-cell>
          <table:table-cell office:value-type="float" office:value="0.000065824">
            <text:p>0.000065824</text:p>
          </table:table-cell>
          <table:table-cell office:value-type="float" office:value="0.013264152">
            <text:p>0.013264152</text:p>
          </table:table-cell>
          <table:table-cell office:value-type="percentage" office:value="0.008267547">
            <text:p>0.83%</text:p>
          </table:table-cell>
          <table:table-cell office:value-type="percentage" office:value="0.009571537">
            <text:p>0.96%</text:p>
          </table:table-cell>
          <table:table-cell office:value-type="float" office:value="997">
            <text:p>997</text:p>
          </table:table-cell>
          <table:table-cell office:value-type="float" office:value="120592">
            <text:p>12059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nfluencedBy&gt; <text:s/>?b <text:s text:c="2"/>=&gt; ?a <text:s/>&lt;isInterestedIn&gt; <text:s/>?b</text:p>
          </table:table-cell>
          <table:table-cell office:value-type="float" office:value="0.000000528">
            <text:p>0.000000528</text:p>
          </table:table-cell>
          <table:table-cell office:value-type="float" office:value="0.025396825">
            <text:p>0.025396825</text:p>
          </table:table-cell>
          <table:table-cell office:value-type="percentage" office:value="0.000439367">
            <text:p>0.04%</text:p>
          </table:table-cell>
          <table:table-cell office:value-type="percentage" office:value="0.009478673">
            <text:p>0.95%</text:p>
          </table:table-cell>
          <table:table-cell office:value-type="float" office:value="8">
            <text:p>8</text:p>
          </table:table-cell>
          <table:table-cell office:value-type="float" office:value="18208">
            <text:p>1820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Place&gt; <text:s/>?b</text:p>
          </table:table-cell>
          <table:table-cell office:value-type="float" office:value="0.000004093">
            <text:p>0.000004093</text:p>
          </table:table-cell>
          <table:table-cell office:value-type="float" office:value="0.013304721">
            <text:p>0.013304721</text:p>
          </table:table-cell>
          <table:table-cell office:value-type="percentage" office:value="0.000052517">
            <text:p>0.01%</text:p>
          </table:table-cell>
          <table:table-cell office:value-type="percentage" office:value="0.009408194">
            <text:p>0.94%</text:p>
          </table:table-cell>
          <table:table-cell office:value-type="float" office:value="62">
            <text:p>6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Mountain&gt; <text:s/>?b</text:p>
          </table:table-cell>
          <table:table-cell office:value-type="float" office:value="0.000004093">
            <text:p>0.000004093</text:p>
          </table:table-cell>
          <table:table-cell office:value-type="float" office:value="0.013304721">
            <text:p>0.013304721</text:p>
          </table:table-cell>
          <table:table-cell office:value-type="percentage" office:value="0.000052517">
            <text:p>0.01%</text:p>
          </table:table-cell>
          <table:table-cell office:value-type="percentage" office:value="0.009408194">
            <text:p>0.94%</text:p>
          </table:table-cell>
          <table:table-cell office:value-type="float" office:value="62">
            <text:p>6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iverMouth&gt; <text:s/>?b</text:p>
          </table:table-cell>
          <table:table-cell office:value-type="float" office:value="0.000013667">
            <text:p>0.000013667</text:p>
          </table:table-cell>
          <table:table-cell office:value-type="float" office:value="0.012700945">
            <text:p>0.012700945</text:p>
          </table:table-cell>
          <table:table-cell office:value-type="percentage" office:value="0.00017534">
            <text:p>0.02%</text:p>
          </table:table-cell>
          <table:table-cell office:value-type="percentage" office:value="0.008610649">
            <text:p>0.86%</text:p>
          </table:table-cell>
          <table:table-cell office:value-type="float" office:value="207">
            <text:p>20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majorShrine&gt; <text:s/>?b</text:p>
          </table:table-cell>
          <table:table-cell office:value-type="float" office:value="0.000005084">
            <text:p>0.000005084</text:p>
          </table:table-cell>
          <table:table-cell office:value-type="float" office:value="0.062754686">
            <text:p>0.062754686</text:p>
          </table:table-cell>
          <table:table-cell office:value-type="percentage" office:value="0.001710313">
            <text:p>0.17%</text:p>
          </table:table-cell>
          <table:table-cell office:value-type="percentage" office:value="0.007625272">
            <text:p>0.76%</text:p>
          </table:table-cell>
          <table:table-cell office:value-type="float" office:value="77">
            <text:p>77</text:p>
          </table:table-cell>
          <table:table-cell office:value-type="float" office:value="45021">
            <text:p>4502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isPartOf&gt; <text:s/>?a <text:s text:c="2"/>=&gt; ?a <text:s/>&lt;hasCapital&gt; <text:s/>?b</text:p>
          </table:table-cell>
          <table:table-cell office:value-type="float" office:value="0.000024692">
            <text:p>0.000024692</text:p>
          </table:table-cell>
          <table:table-cell office:value-type="float" office:value="0.205268935">
            <text:p>0.205268935</text:p>
          </table:table-cell>
          <table:table-cell office:value-type="percentage" office:value="0.000686069">
            <text:p>0.07%</text:p>
          </table:table-cell>
          <table:table-cell office:value-type="percentage" office:value="0.007438641">
            <text:p>0.74%</text:p>
          </table:table-cell>
          <table:table-cell office:value-type="float" office:value="374">
            <text:p>374</text:p>
          </table:table-cell>
          <table:table-cell office:value-type="float" office:value="545135">
            <text:p>5451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Mountain&gt; <text:s/>?b</text:p>
          </table:table-cell>
          <table:table-cell office:value-type="float" office:value="0.000004027">
            <text:p>0.000004027</text:p>
          </table:table-cell>
          <table:table-cell office:value-type="float" office:value="0.0110748">
            <text:p>0.0110748</text:p>
          </table:table-cell>
          <table:table-cell office:value-type="percentage" office:value="0.00005167">
            <text:p>0.01%</text:p>
          </table:table-cell>
          <table:table-cell office:value-type="percentage" office:value="0.007149555">
            <text:p>0.71%</text:p>
          </table:table-cell>
          <table:table-cell office:value-type="float" office:value="61">
            <text:p>61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Place&gt; <text:s/>?b</text:p>
          </table:table-cell>
          <table:table-cell office:value-type="float" office:value="0.000004027">
            <text:p>0.000004027</text:p>
          </table:table-cell>
          <table:table-cell office:value-type="float" office:value="0.0110748">
            <text:p>0.0110748</text:p>
          </table:table-cell>
          <table:table-cell office:value-type="percentage" office:value="0.00005167">
            <text:p>0.01%</text:p>
          </table:table-cell>
          <table:table-cell office:value-type="percentage" office:value="0.007149555">
            <text:p>0.71%</text:p>
          </table:table-cell>
          <table:table-cell office:value-type="float" office:value="61">
            <text:p>61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highestPlace&gt; <text:s/>?b</text:p>
          </table:table-cell>
          <table:table-cell office:value-type="float" office:value="0.000001254">
            <text:p>0.000001254</text:p>
          </table:table-cell>
          <table:table-cell office:value-type="float" office:value="0.02291918">
            <text:p>0.02291918</text:p>
          </table:table-cell>
          <table:table-cell office:value-type="percentage" office:value="0.000016094">
            <text:p>0.00%</text:p>
          </table:table-cell>
          <table:table-cell office:value-type="percentage" office:value="0.006725664">
            <text:p>0.67%</text:p>
          </table:table-cell>
          <table:table-cell office:value-type="float" office:value="19">
            <text:p>1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largestCity&gt; <text:s/>?b</text:p>
          </table:table-cell>
          <table:table-cell office:value-type="float" office:value="0.000108474">
            <text:p>0.000108474</text:p>
          </table:table-cell>
          <table:table-cell office:value-type="float" office:value="0.7906641">
            <text:p>0.7906641</text:p>
          </table:table-cell>
          <table:table-cell office:value-type="percentage" office:value="0.001391705">
            <text:p>0.14%</text:p>
          </table:table-cell>
          <table:table-cell office:value-type="percentage" office:value="0.005905314">
            <text:p>0.59%</text:p>
          </table:table-cell>
          <table:table-cell office:value-type="float" office:value="1643">
            <text:p>1643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basedOn&gt; <text:s/>?b</text:p>
          </table:table-cell>
          <table:table-cell office:value-type="float" office:value="0.000002509">
            <text:p>0.000002509</text:p>
          </table:table-cell>
          <table:table-cell office:value-type="float" office:value="0.02062975">
            <text:p>0.02062975</text:p>
          </table:table-cell>
          <table:table-cell office:value-type="percentage" office:value="0.000145537">
            <text:p>0.01%</text:p>
          </table:table-cell>
          <table:table-cell office:value-type="percentage" office:value="0.005829115">
            <text:p>0.58%</text:p>
          </table:table-cell>
          <table:table-cell office:value-type="float" office:value="38">
            <text:p>38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showJudge&gt; <text:s/>?b</text:p>
          </table:table-cell>
          <table:table-cell office:value-type="float" office:value="0.000001188">
            <text:p>0.000001188</text:p>
          </table:table-cell>
          <table:table-cell office:value-type="float" office:value="0.013667426">
            <text:p>0.013667426</text:p>
          </table:table-cell>
          <table:table-cell office:value-type="percentage" office:value="0.000068939">
            <text:p>0.01%</text:p>
          </table:table-cell>
          <table:table-cell office:value-type="percentage" office:value="0.005672865">
            <text:p>0.57%</text:p>
          </table:table-cell>
          <table:table-cell office:value-type="float" office:value="18">
            <text:p>18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manager&gt; <text:s/>?b</text:p>
          </table:table-cell>
          <table:table-cell office:value-type="float" office:value="0.00007302">
            <text:p>0.00007302</text:p>
          </table:table-cell>
          <table:table-cell office:value-type="float" office:value="0.104025583">
            <text:p>0.104025583</text:p>
          </table:table-cell>
          <table:table-cell office:value-type="percentage" office:value="0.002634249">
            <text:p>0.26%</text:p>
          </table:table-cell>
          <table:table-cell office:value-type="percentage" office:value="0.00474149">
            <text:p>0.47%</text:p>
          </table:table-cell>
          <table:table-cell office:value-type="float" office:value="1106">
            <text:p>1106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starring&gt; <text:s/>?a <text:s text:c="2"/>=&gt; ?a <text:s/>&lt;wroteMusicFor&gt; <text:s/>?b</text:p>
          </table:table-cell>
          <table:table-cell office:value-type="float" office:value="0.000018684">
            <text:p>0.000018684</text:p>
          </table:table-cell>
          <table:table-cell office:value-type="float" office:value="0.012645784">
            <text:p>0.012645784</text:p>
          </table:table-cell>
          <table:table-cell office:value-type="percentage" office:value="0.001103469">
            <text:p>0.11%</text:p>
          </table:table-cell>
          <table:table-cell office:value-type="percentage" office:value="0.003907275">
            <text:p>0.39%</text:p>
          </table:table-cell>
          <table:table-cell office:value-type="float" office:value="283">
            <text:p>283</text:p>
          </table:table-cell>
          <table:table-cell office:value-type="float" office:value="256464">
            <text:p>256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iedIn&gt; <text:s/>?a <text:s text:c="2"/>=&gt; ?a <text:s/>&lt;dbo:foundingPerson&gt; <text:s/>?b</text:p>
          </table:table-cell>
          <table:table-cell office:value-type="float" office:value="0.000000132">
            <text:p>0.000000132</text:p>
          </table:table-cell>
          <table:table-cell office:value-type="float" office:value="0.013157895">
            <text:p>0.013157895</text:p>
          </table:table-cell>
          <table:table-cell office:value-type="percentage" office:value="0.000044424">
            <text:p>0.00%</text:p>
          </table:table-cell>
          <table:table-cell office:value-type="percentage" office:value="0.00311042">
            <text:p>0.31%</text:p>
          </table:table-cell>
          <table:table-cell office:value-type="float" office:value="2">
            <text:p>2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highschool&gt; <text:s/>?b</text:p>
          </table:table-cell>
          <table:table-cell office:value-type="float" office:value="0.000002641">
            <text:p>0.000002641</text:p>
          </table:table-cell>
          <table:table-cell office:value-type="float" office:value="0.030557678">
            <text:p>0.030557678</text:p>
          </table:table-cell>
          <table:table-cell office:value-type="percentage" office:value="0.000247592">
            <text:p>0.02%</text:p>
          </table:table-cell>
          <table:table-cell office:value-type="percentage" office:value="0.002362809">
            <text:p>0.24%</text:p>
          </table:table-cell>
          <table:table-cell office:value-type="float" office:value="40">
            <text:p>40</text:p>
          </table:table-cell>
          <table:table-cell office:value-type="float" office:value="161556">
            <text:p>16155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wasBornIn&gt; <text:s/>?a <text:s text:c="2"/>=&gt; ?a <text:s/>&lt;dbo:leaderName&gt; <text:s/>?b</text:p>
          </table:table-cell>
          <table:table-cell office:value-type="float" office:value="0.00001096">
            <text:p>0.00001096</text:p>
          </table:table-cell>
          <table:table-cell office:value-type="float" office:value="0.010031424">
            <text:p>0.010031424</text:p>
          </table:table-cell>
          <table:table-cell office:value-type="percentage" office:value="0.001027507">
            <text:p>0.10%</text:p>
          </table:table-cell>
          <table:table-cell office:value-type="percentage" office:value="0.00187613">
            <text:p>0.19%</text:p>
          </table:table-cell>
          <table:table-cell office:value-type="float" office:value="166">
            <text:p>166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playsFor&gt; <text:s/>?a <text:s text:c="2"/>=&gt; ?a <text:s/>&lt;dbo:manager&gt; <text:s/>?b</text:p>
          </table:table-cell>
          <table:table-cell office:value-type="float" office:value="0.000026871">
            <text:p>0.000026871</text:p>
          </table:table-cell>
          <table:table-cell office:value-type="float" office:value="0.038280662">
            <text:p>0.038280662</text:p>
          </table:table-cell>
          <table:table-cell office:value-type="percentage" office:value="0.001175197">
            <text:p>0.12%</text:p>
          </table:table-cell>
          <table:table-cell office:value-type="percentage" office:value="0.001783812">
            <text:p>0.18%</text:p>
          </table:table-cell>
          <table:table-cell office:value-type="float" office:value="407">
            <text:p>407</text:p>
          </table:table-cell>
          <table:table-cell office:value-type="float" office:value="346325">
            <text:p>34632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capital&gt; <text:s/>?b</text:p>
          </table:table-cell>
          <table:table-cell office:value-type="float" office:value="0.000031096">
            <text:p>0.000031096</text:p>
          </table:table-cell>
          <table:table-cell office:value-type="float" office:value="0.121204323">
            <text:p>0.121204323</text:p>
          </table:table-cell>
          <table:table-cell office:value-type="percentage" office:value="0.000398961">
            <text:p>0.04%</text:p>
          </table:table-cell>
          <table:table-cell office:value-type="percentage" office:value="0.001126406">
            <text:p>0.11%</text:p>
          </table:table-cell>
          <table:table-cell office:value-type="float" office:value="471">
            <text:p>471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majorShrine&gt; <text:s/>?b</text:p>
          </table:table-cell>
          <table:table-cell office:value-type="float" office:value="0.000001585">
            <text:p>0.000001585</text:p>
          </table:table-cell>
          <table:table-cell office:value-type="float" office:value="0.019559902">
            <text:p>0.019559902</text:p>
          </table:table-cell>
          <table:table-cell office:value-type="percentage" office:value="0.000148555">
            <text:p>0.01%</text:p>
          </table:table-cell>
          <table:table-cell office:value-type="percentage" office:value="0.001090265">
            <text:p>0.11%</text:p>
          </table:table-cell>
          <table:table-cell office:value-type="float" office:value="24">
            <text:p>24</text:p>
          </table:table-cell>
          <table:table-cell office:value-type="float" office:value="161556">
            <text:p>16155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targetAirport&gt; <text:s/>?b</text:p>
          </table:table-cell>
          <table:table-cell office:value-type="float" office:value="0.000002707">
            <text:p>0.000002707</text:p>
          </table:table-cell>
          <table:table-cell office:value-type="float" office:value="0.037892791">
            <text:p>0.037892791</text:p>
          </table:table-cell>
          <table:table-cell office:value-type="percentage" office:value="0.000034729">
            <text:p>0.00%</text:p>
          </table:table-cell>
          <table:table-cell office:value-type="percentage" office:value="0.000827063">
            <text:p>0.08%</text:p>
          </table:table-cell>
          <table:table-cell office:value-type="float" office:value="41">
            <text:p>41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chairman&gt; <text:s/>?b</text:p>
          </table:table-cell>
          <table:table-cell office:value-type="float" office:value="0.000003895">
            <text:p>0.000003895</text:p>
          </table:table-cell>
          <table:table-cell office:value-type="float" office:value="0.011573166">
            <text:p>0.011573166</text:p>
          </table:table-cell>
          <table:table-cell office:value-type="percentage" office:value="0.000140525">
            <text:p>0.01%</text:p>
          </table:table-cell>
          <table:table-cell office:value-type="percentage" office:value="0.000481157">
            <text:p>0.05%</text:p>
          </table:table-cell>
          <table:table-cell office:value-type="float" office:value="59">
            <text:p>59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ighestMountain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6870229">
            <text:p>0.06870229</text:p>
          </table:table-cell>
          <table:table-cell office:value-type="percentage" office:value="0.000007623">
            <text:p>0.00%</text:p>
          </table:table-cell>
          <table:table-cell office:value-type="percentage" office:value="0.000429041">
            <text:p>0.04%</text:p>
          </table:table-cell>
          <table:table-cell office:value-type="float" office:value="9">
            <text:p>9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opponent&gt; <text:s/>?b</text:p>
          </table:table-cell>
          <table:table-cell office:value-type="float" office:value="0.000000198">
            <text:p>0.000000198</text:p>
          </table:table-cell>
          <table:table-cell office:value-type="float" office:value="0.010344828">
            <text:p>0.010344828</text:p>
          </table:table-cell>
          <table:table-cell office:value-type="percentage" office:value="0.000007145">
            <text:p>0.00%</text:p>
          </table:table-cell>
          <table:table-cell office:value-type="percentage" office:value="0.000377929">
            <text:p>0.04%</text:p>
          </table:table-cell>
          <table:table-cell office:value-type="float" office:value="3">
            <text:p>3</text:p>
          </table:table-cell>
          <table:table-cell office:value-type="float" office:value="419854">
            <text:p>41985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outeStartLocation&gt; <text:s/>?b</text:p>
          </table:table-cell>
          <table:table-cell office:value-type="float" office:value="0.000000396">
            <text:p>0.000000396</text:p>
          </table:table-cell>
          <table:table-cell office:value-type="float" office:value="0.051724138">
            <text:p>0.051724138</text:p>
          </table:table-cell>
          <table:table-cell office:value-type="percentage" office:value="0.000005082">
            <text:p>0.00%</text:p>
          </table:table-cell>
          <table:table-cell office:value-type="percentage" office:value="0.000369299">
            <text:p>0.04%</text:p>
          </table:table-cell>
          <table:table-cell office:value-type="float" office:value="6">
            <text:p>6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country&gt; <text:s/>?a <text:s text:c="2"/>=&gt; ?a <text:s/>&lt;hasCapital&gt; <text:s/>?b</text:p>
          </table:table-cell>
          <table:table-cell office:value-type="float" office:value="0.000011356">
            <text:p>0.000011356</text:p>
          </table:table-cell>
          <table:table-cell office:value-type="float" office:value="0.094401756">
            <text:p>0.094401756</text:p>
          </table:table-cell>
          <table:table-cell office:value-type="percentage" office:value="0.00029405">
            <text:p>0.03%</text:p>
          </table:table-cell>
          <table:table-cell office:value-type="percentage" office:value="0.000327357">
            <text:p>0.03%</text:p>
          </table:table-cell>
          <table:table-cell office:value-type="float" office:value="172">
            <text:p>172</text:p>
          </table:table-cell>
          <table:table-cell office:value-type="float" office:value="584935">
            <text:p>5849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outeEndLocation&gt; <text:s/>?b</text:p>
          </table:table-cell>
          <table:table-cell office:value-type="float" office:value="0.000000264">
            <text:p>0.000000264</text:p>
          </table:table-cell>
          <table:table-cell office:value-type="float" office:value="0.037037037">
            <text:p>0.037037037</text:p>
          </table:table-cell>
          <table:table-cell office:value-type="percentage" office:value="0.000003388">
            <text:p>0.00%</text:p>
          </table:table-cell>
          <table:table-cell office:value-type="percentage" office:value="0.000249766">
            <text:p>0.02%</text:p>
          </table:table-cell>
          <table:table-cell office:value-type="float" office:value="4">
            <text:p>4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estination&gt; <text:s/>?b</text:p>
          </table:table-cell>
          <table:table-cell office:value-type="float" office:value="0.000001254">
            <text:p>0.000001254</text:p>
          </table:table-cell>
          <table:table-cell office:value-type="float" office:value="0.036259542">
            <text:p>0.036259542</text:p>
          </table:table-cell>
          <table:table-cell office:value-type="percentage" office:value="0.000016094">
            <text:p>0.00%</text:p>
          </table:table-cell>
          <table:table-cell office:value-type="percentage" office:value="0.000110844">
            <text:p>0.01%</text:p>
          </table:table-cell>
          <table:table-cell office:value-type="float" office:value="19">
            <text:p>19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</table:table>
      <table:table table:name="C-subsumption" table:style-name="ta1" table:print="false"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6" office:value-type="string">
            <text:p>Rule</text:p>
          </table:table-cell>
          <table:table-cell table:style-name="ce6" office:value-type="string">
            <text:p>Support</text:p>
          </table:table-cell>
          <table:table-cell table:style-name="ce6" office:value-type="string">
            <text:p>Head coverage</text:p>
          </table:table-cell>
          <table:table-cell table:style-name="ce7" office:value-type="string">
            <text:p>Confidence</text:p>
          </table:table-cell>
          <table:table-cell table:style-name="ce7" office:value-type="string">
            <text:p>PCA Confidence</text:p>
          </table:table-cell>
          <table:table-cell table:style-name="ce6" office:value-type="string">
            <text:p>Cardinality</text:p>
          </table:table-cell>
          <table:table-cell table:style-name="ce6" office:value-type="string">
            <text:p>Body size</text:p>
          </table:table-cell>
          <table:table-cell table:style-name="ce6" office:value-type="string">
            <text:p>Functional variable</text:p>
          </table:table-cell>
        </table:table-row>
        <table:table-row table:style-name="ro1">
          <table:table-cell office:value-type="string">
            <text:p>?a <text:s/>rdf:type <text:s/>&lt;wordnet_administrative_district_108491826&gt; <text:s text:c="2"/>=&gt; ?a <text:s/>&lt;dbo:itype&gt; <text:s/>&lt;http://schema.org/Place&gt;</text:p>
          </table:table-cell>
          <table:table-cell office:value-type="float" office:value="0.010584921">
            <text:p>0.010584921</text:p>
          </table:table-cell>
          <table:table-cell office:value-type="float" office:value="0.014933044">
            <text:p>0.014933044</text:p>
          </table:table-cell>
          <table:table-cell office:value-type="percentage" office:value="0.950458168">
            <text:p>95.05%</text:p>
          </table:table-cell>
          <table:table-cell office:value-type="percentage" office:value="0.999979746">
            <text:p>100.00%</text:p>
          </table:table-cell>
          <table:table-cell office:value-type="float" office:value="197490">
            <text:p>197490</text:p>
          </table:table-cell>
          <table:table-cell office:value-type="float" office:value="207784">
            <text:p>20778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administrative_district_108491826&gt; <text:s text:c="2"/>=&gt; ?a <text:s/>&lt;dbo:itype&gt; <text:s/>&lt;dbo:Place&gt;</text:p>
          </table:table-cell>
          <table:table-cell office:value-type="float" office:value="0.010584921">
            <text:p>0.010584921</text:p>
          </table:table-cell>
          <table:table-cell office:value-type="float" office:value="0.014933044">
            <text:p>0.014933044</text:p>
          </table:table-cell>
          <table:table-cell office:value-type="percentage" office:value="0.950458168">
            <text:p>95.05%</text:p>
          </table:table-cell>
          <table:table-cell office:value-type="percentage" office:value="0.999979746">
            <text:p>100.00%</text:p>
          </table:table-cell>
          <table:table-cell office:value-type="float" office:value="197490">
            <text:p>197490</text:p>
          </table:table-cell>
          <table:table-cell office:value-type="float" office:value="207784">
            <text:p>20778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administrative_district_108491826&gt; <text:s text:c="2"/>=&gt; ?a <text:s/>&lt;dbo:itype&gt; <text:s/>&lt;dbo:PopulatedPlace&gt;</text:p>
          </table:table-cell>
          <table:table-cell office:value-type="float" office:value="0.010582509">
            <text:p>0.010582509</text:p>
          </table:table-cell>
          <table:table-cell office:value-type="float" office:value="0.014929641">
            <text:p>0.014929641</text:p>
          </table:table-cell>
          <table:table-cell office:value-type="percentage" office:value="0.950241597">
            <text:p>95.02%</text:p>
          </table:table-cell>
          <table:table-cell office:value-type="percentage" office:value="0.999751891">
            <text:p>99.98%</text:p>
          </table:table-cell>
          <table:table-cell office:value-type="float" office:value="197445">
            <text:p>197445</text:p>
          </table:table-cell>
          <table:table-cell office:value-type="float" office:value="207784">
            <text:p>20778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site_108651247&gt; <text:s text:c="2"/>=&gt; ?a <text:s/>&lt;dbo:itype&gt; <text:s/>&lt;http://schema.org/Place&gt;</text:p>
          </table:table-cell>
          <table:table-cell office:value-type="float" office:value="0.007968464">
            <text:p>0.007968464</text:p>
          </table:table-cell>
          <table:table-cell office:value-type="float" office:value="0.011241787">
            <text:p>0.011241787</text:p>
          </table:table-cell>
          <table:table-cell office:value-type="percentage" office:value="0.788381589">
            <text:p>78.84%</text:p>
          </table:table-cell>
          <table:table-cell office:value-type="percentage" office:value="0.999623476">
            <text:p>99.96%</text:p>
          </table:table-cell>
          <table:table-cell office:value-type="float" office:value="148673">
            <text:p>148673</text:p>
          </table:table-cell>
          <table:table-cell office:value-type="float" office:value="188580">
            <text:p>18858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site_108651247&gt; <text:s text:c="2"/>=&gt; ?a <text:s/>&lt;dbo:itype&gt; <text:s/>&lt;dbo:Place&gt;</text:p>
          </table:table-cell>
          <table:table-cell office:value-type="float" office:value="0.007968464">
            <text:p>0.007968464</text:p>
          </table:table-cell>
          <table:table-cell office:value-type="float" office:value="0.011241787">
            <text:p>0.011241787</text:p>
          </table:table-cell>
          <table:table-cell office:value-type="percentage" office:value="0.788381589">
            <text:p>78.84%</text:p>
          </table:table-cell>
          <table:table-cell office:value-type="percentage" office:value="0.999623476">
            <text:p>99.96%</text:p>
          </table:table-cell>
          <table:table-cell office:value-type="float" office:value="148673">
            <text:p>148673</text:p>
          </table:table-cell>
          <table:table-cell office:value-type="float" office:value="188580">
            <text:p>18858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player_110439851&gt; <text:s text:c="2"/>=&gt; ?a <text:s/>&lt;dbo:itype&gt; <text:s/>&lt;dbo:Agent&gt;</text:p>
          </table:table-cell>
          <table:table-cell office:value-type="float" office:value="0.007530628">
            <text:p>0.007530628</text:p>
          </table:table-cell>
          <table:table-cell office:value-type="float" office:value="0.010624094">
            <text:p>0.010624094</text:p>
          </table:table-cell>
          <table:table-cell office:value-type="percentage" office:value="0.826698361">
            <text:p>82.67%</text:p>
          </table:table-cell>
          <table:table-cell office:value-type="percentage" office:value="0.999544704">
            <text:p>99.95%</text:p>
          </table:table-cell>
          <table:table-cell office:value-type="float" office:value="140504">
            <text:p>140504</text:p>
          </table:table-cell>
          <table:table-cell office:value-type="float" office:value="169958">
            <text:p>1699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player_110439851&gt; <text:s text:c="2"/>=&gt; ?a <text:s/>&lt;dbo:itype&gt; <text:s/>&lt;dbo:Person&gt;</text:p>
          </table:table-cell>
          <table:table-cell office:value-type="float" office:value="0.007529932">
            <text:p>0.007529932</text:p>
          </table:table-cell>
          <table:table-cell office:value-type="float" office:value="0.010623111">
            <text:p>0.010623111</text:p>
          </table:table-cell>
          <table:table-cell office:value-type="percentage" office:value="0.826621871">
            <text:p>82.66%</text:p>
          </table:table-cell>
          <table:table-cell office:value-type="percentage" office:value="0.999452222">
            <text:p>99.95%</text:p>
          </table:table-cell>
          <table:table-cell office:value-type="float" office:value="140491">
            <text:p>140491</text:p>
          </table:table-cell>
          <table:table-cell office:value-type="float" office:value="169958">
            <text:p>1699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player_110439851&gt; <text:s text:c="2"/>=&gt; ?a <text:s/>&lt;dbo:itype&gt; <text:s/>&lt;http://xmlns.com/foaf/0.1/Person&gt;</text:p>
          </table:table-cell>
          <table:table-cell office:value-type="float" office:value="0.007529932">
            <text:p>0.007529932</text:p>
          </table:table-cell>
          <table:table-cell office:value-type="float" office:value="0.010623111">
            <text:p>0.010623111</text:p>
          </table:table-cell>
          <table:table-cell office:value-type="percentage" office:value="0.826621871">
            <text:p>82.66%</text:p>
          </table:table-cell>
          <table:table-cell office:value-type="percentage" office:value="0.999452222">
            <text:p>99.95%</text:p>
          </table:table-cell>
          <table:table-cell office:value-type="float" office:value="140491">
            <text:p>140491</text:p>
          </table:table-cell>
          <table:table-cell office:value-type="float" office:value="169958">
            <text:p>1699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player_110439851&gt; <text:s text:c="2"/>=&gt; ?a <text:s/>&lt;dbo:itype&gt; <text:s/>&lt;http://schema.org/Person&gt;</text:p>
          </table:table-cell>
          <table:table-cell office:value-type="float" office:value="0.007529932">
            <text:p>0.007529932</text:p>
          </table:table-cell>
          <table:table-cell office:value-type="float" office:value="0.010623111">
            <text:p>0.010623111</text:p>
          </table:table-cell>
          <table:table-cell office:value-type="percentage" office:value="0.826621871">
            <text:p>82.66%</text:p>
          </table:table-cell>
          <table:table-cell office:value-type="percentage" office:value="0.999452222">
            <text:p>99.95%</text:p>
          </table:table-cell>
          <table:table-cell office:value-type="float" office:value="140491">
            <text:p>140491</text:p>
          </table:table-cell>
          <table:table-cell office:value-type="float" office:value="169958">
            <text:p>1699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person_100007846&gt; <text:s text:c="2"/>=&gt; ?a <text:s/>&lt;dbo:itype&gt; <text:s/>&lt;dbo:Agent&gt;</text:p>
          </table:table-cell>
          <table:table-cell office:value-type="float" office:value="0.022344373">
            <text:p>0.022344373</text:p>
          </table:table-cell>
          <table:table-cell office:value-type="float" office:value="0.031523097">
            <text:p>0.031523097</text:p>
          </table:table-cell>
          <table:table-cell office:value-type="percentage" office:value="0.512244151">
            <text:p>51.22%</text:p>
          </table:table-cell>
          <table:table-cell office:value-type="percentage" office:value="0.998979201">
            <text:p>99.90%</text:p>
          </table:table-cell>
          <table:table-cell office:value-type="float" office:value="416894">
            <text:p>416894</text:p>
          </table:table-cell>
          <table:table-cell office:value-type="float" office:value="813858">
            <text:p>8138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administrative_district_108491826&gt; <text:s text:c="2"/>=&gt; ?a <text:s/>&lt;dbo:itype&gt; <text:s/>&lt;dbo:Settlement&gt;</text:p>
          </table:table-cell>
          <table:table-cell office:value-type="float" office:value="0.010568896">
            <text:p>0.010568896</text:p>
          </table:table-cell>
          <table:table-cell office:value-type="float" office:value="0.014910435">
            <text:p>0.014910435</text:p>
          </table:table-cell>
          <table:table-cell office:value-type="percentage" office:value="0.949019174">
            <text:p>94.90%</text:p>
          </table:table-cell>
          <table:table-cell office:value-type="percentage" office:value="0.998465776">
            <text:p>99.85%</text:p>
          </table:table-cell>
          <table:table-cell office:value-type="float" office:value="197191">
            <text:p>197191</text:p>
          </table:table-cell>
          <table:table-cell office:value-type="float" office:value="207784">
            <text:p>20778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person_100007846&gt; <text:s text:c="2"/>=&gt; ?a <text:s/>&lt;dbo:itype&gt; <text:s/>&lt;dbo:Person&gt;</text:p>
          </table:table-cell>
          <table:table-cell office:value-type="float" office:value="0.022284719">
            <text:p>0.022284719</text:p>
          </table:table-cell>
          <table:table-cell office:value-type="float" office:value="0.031438939">
            <text:p>0.031438939</text:p>
          </table:table-cell>
          <table:table-cell office:value-type="percentage" office:value="0.51087659">
            <text:p>51.09%</text:p>
          </table:table-cell>
          <table:table-cell office:value-type="percentage" office:value="0.996312182">
            <text:p>99.63%</text:p>
          </table:table-cell>
          <table:table-cell office:value-type="float" office:value="415781">
            <text:p>415781</text:p>
          </table:table-cell>
          <table:table-cell office:value-type="float" office:value="813858">
            <text:p>8138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person_100007846&gt; <text:s text:c="2"/>=&gt; ?a <text:s/>&lt;dbo:itype&gt; <text:s/>&lt;http://xmlns.com/foaf/0.1/Person&gt;</text:p>
          </table:table-cell>
          <table:table-cell office:value-type="float" office:value="0.022284719">
            <text:p>0.022284719</text:p>
          </table:table-cell>
          <table:table-cell office:value-type="float" office:value="0.031438939">
            <text:p>0.031438939</text:p>
          </table:table-cell>
          <table:table-cell office:value-type="percentage" office:value="0.51087659">
            <text:p>51.09%</text:p>
          </table:table-cell>
          <table:table-cell office:value-type="percentage" office:value="0.996312182">
            <text:p>99.63%</text:p>
          </table:table-cell>
          <table:table-cell office:value-type="float" office:value="415781">
            <text:p>415781</text:p>
          </table:table-cell>
          <table:table-cell office:value-type="float" office:value="813858">
            <text:p>8138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person_100007846&gt; <text:s text:c="2"/>=&gt; ?a <text:s/>&lt;dbo:itype&gt; <text:s/>&lt;http://schema.org/Person&gt;</text:p>
          </table:table-cell>
          <table:table-cell office:value-type="float" office:value="0.022284719">
            <text:p>0.022284719</text:p>
          </table:table-cell>
          <table:table-cell office:value-type="float" office:value="0.031438939">
            <text:p>0.031438939</text:p>
          </table:table-cell>
          <table:table-cell office:value-type="percentage" office:value="0.51087659">
            <text:p>51.09%</text:p>
          </table:table-cell>
          <table:table-cell office:value-type="percentage" office:value="0.996312182">
            <text:p>99.63%</text:p>
          </table:table-cell>
          <table:table-cell office:value-type="float" office:value="415781">
            <text:p>415781</text:p>
          </table:table-cell>
          <table:table-cell office:value-type="float" office:value="813858">
            <text:p>8138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Album&gt; <text:s text:c="2"/>=&gt; ?a <text:s/>rdf:type <text:s/>&lt;wordnet_album_106591815&gt;</text:p>
          </table:table-cell>
          <table:table-cell office:value-type="float" office:value="0.004752308">
            <text:p>0.004752308</text:p>
          </table:table-cell>
          <table:table-cell office:value-type="float" office:value="0.016319742">
            <text:p>0.016319742</text:p>
          </table:table-cell>
          <table:table-cell office:value-type="percentage" office:value="0.789920533">
            <text:p>78.99%</text:p>
          </table:table-cell>
          <table:table-cell office:value-type="percentage" office:value="0.992644754">
            <text:p>99.26%</text:p>
          </table:table-cell>
          <table:table-cell office:value-type="float" office:value="88667">
            <text:p>88667</text:p>
          </table:table-cell>
          <table:table-cell office:value-type="float" office:value="112248">
            <text:p>11224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schema.org/MusicAlbum&gt; <text:s text:c="2"/>=&gt; ?a <text:s/>rdf:type <text:s/>&lt;wordnet_album_106591815&gt;</text:p>
          </table:table-cell>
          <table:table-cell office:value-type="float" office:value="0.004752308">
            <text:p>0.004752308</text:p>
          </table:table-cell>
          <table:table-cell office:value-type="float" office:value="0.016319742">
            <text:p>0.016319742</text:p>
          </table:table-cell>
          <table:table-cell office:value-type="percentage" office:value="0.789920533">
            <text:p>78.99%</text:p>
          </table:table-cell>
          <table:table-cell office:value-type="percentage" office:value="0.992644754">
            <text:p>99.26%</text:p>
          </table:table-cell>
          <table:table-cell office:value-type="float" office:value="88667">
            <text:p>88667</text:p>
          </table:table-cell>
          <table:table-cell office:value-type="float" office:value="112248">
            <text:p>11224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site_108651247&gt; <text:s text:c="2"/>=&gt; ?a <text:s/>&lt;dbo:itype&gt; <text:s/>&lt;dbo:PopulatedPlace&gt;</text:p>
          </table:table-cell>
          <table:table-cell office:value-type="float" office:value="0.007767689">
            <text:p>0.007767689</text:p>
          </table:table-cell>
          <table:table-cell office:value-type="float" office:value="0.010958536">
            <text:p>0.010958536</text:p>
          </table:table-cell>
          <table:table-cell office:value-type="percentage" office:value="0.76851734">
            <text:p>76.85%</text:p>
          </table:table-cell>
          <table:table-cell office:value-type="percentage" office:value="0.974436727">
            <text:p>97.44%</text:p>
          </table:table-cell>
          <table:table-cell office:value-type="float" office:value="144927">
            <text:p>144927</text:p>
          </table:table-cell>
          <table:table-cell office:value-type="float" office:value="188580">
            <text:p>18858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SoccerPlayer&gt; <text:s text:c="2"/>=&gt; ?a <text:s/>rdf:type <text:s/>&lt;wordnet_person_100007846&gt;</text:p>
          </table:table-cell>
          <table:table-cell office:value-type="float" office:value="0.00399053">
            <text:p>0.00399053</text:p>
          </table:table-cell>
          <table:table-cell office:value-type="float" office:value="0.013703746">
            <text:p>0.013703746</text:p>
          </table:table-cell>
          <table:table-cell office:value-type="percentage" office:value="0.914241509">
            <text:p>91.42%</text:p>
          </table:table-cell>
          <table:table-cell office:value-type="percentage" office:value="0.952401663">
            <text:p>95.24%</text:p>
          </table:table-cell>
          <table:table-cell office:value-type="float" office:value="74454">
            <text:p>74454</text:p>
          </table:table-cell>
          <table:table-cell office:value-type="float" office:value="81438">
            <text:p>8143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site_108651247&gt; <text:s text:c="2"/>=&gt; ?a <text:s/>&lt;dbo:itype&gt; <text:s/>&lt;dbo:Settlement&gt;</text:p>
          </table:table-cell>
          <table:table-cell office:value-type="float" office:value="0.00755732">
            <text:p>0.00755732</text:p>
          </table:table-cell>
          <table:table-cell office:value-type="float" office:value="0.01066175">
            <text:p>0.01066175</text:p>
          </table:table-cell>
          <table:table-cell office:value-type="percentage" office:value="0.747703892">
            <text:p>74.77%</text:p>
          </table:table-cell>
          <table:table-cell office:value-type="percentage" office:value="0.948046447">
            <text:p>94.80%</text:p>
          </table:table-cell>
          <table:table-cell office:value-type="float" office:value="141002">
            <text:p>141002</text:p>
          </table:table-cell>
          <table:table-cell office:value-type="float" office:value="188580">
            <text:p>18858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SoccerPlayer&gt; <text:s text:c="2"/>=&gt; ?a <text:s/>rdf:type <text:s/>&lt;wordnet_football_player_110101634&gt;</text:p>
          </table:table-cell>
          <table:table-cell office:value-type="float" office:value="0.003921818">
            <text:p>0.003921818</text:p>
          </table:table-cell>
          <table:table-cell office:value-type="float" office:value="0.013467785">
            <text:p>0.013467785</text:p>
          </table:table-cell>
          <table:table-cell office:value-type="percentage" office:value="0.898499472">
            <text:p>89.85%</text:p>
          </table:table-cell>
          <table:table-cell office:value-type="percentage" office:value="0.936002558">
            <text:p>93.60%</text:p>
          </table:table-cell>
          <table:table-cell office:value-type="float" office:value="73172">
            <text:p>73172</text:p>
          </table:table-cell>
          <table:table-cell office:value-type="float" office:value="81438">
            <text:p>8143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Village&gt; <text:s text:c="2"/>=&gt; ?a <text:s/>rdf:type <text:s/>&lt;wordnet_administrative_district_108491826&gt;</text:p>
          </table:table-cell>
          <table:table-cell office:value-type="float" office:value="0.004399798">
            <text:p>0.004399798</text:p>
          </table:table-cell>
          <table:table-cell office:value-type="float" office:value="0.015109202">
            <text:p>0.015109202</text:p>
          </table:table-cell>
          <table:table-cell office:value-type="percentage" office:value="0.886903347">
            <text:p>88.69%</text:p>
          </table:table-cell>
          <table:table-cell office:value-type="percentage" office:value="0.913786386">
            <text:p>91.38%</text:p>
          </table:table-cell>
          <table:table-cell office:value-type="float" office:value="82090">
            <text:p>82090</text:p>
          </table:table-cell>
          <table:table-cell office:value-type="float" office:value="92558">
            <text:p>925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Artist&gt; <text:s text:c="2"/>=&gt; ?a <text:s/>rdf:type <text:s/>&lt;wordnet_person_100007846&gt;</text:p>
          </table:table-cell>
          <table:table-cell office:value-type="float" office:value="0.002938469">
            <text:p>0.002938469</text:p>
          </table:table-cell>
          <table:table-cell office:value-type="float" office:value="0.0100909">
            <text:p>0.0100909</text:p>
          </table:table-cell>
          <table:table-cell office:value-type="percentage" office:value="0.8976962">
            <text:p>89.77%</text:p>
          </table:table-cell>
          <table:table-cell office:value-type="percentage" office:value="0.913247714">
            <text:p>91.32%</text:p>
          </table:table-cell>
          <table:table-cell office:value-type="float" office:value="54825">
            <text:p>54825</text:p>
          </table:table-cell>
          <table:table-cell office:value-type="float" office:value="61073">
            <text:p>6107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Athlete&gt; <text:s text:c="2"/>=&gt; ?a <text:s/>rdf:type <text:s/>&lt;wordnet_person_100007846&gt;</text:p>
          </table:table-cell>
          <table:table-cell office:value-type="float" office:value="0.008759774">
            <text:p>0.008759774</text:p>
          </table:table-cell>
          <table:table-cell office:value-type="float" office:value="0.030081649">
            <text:p>0.030081649</text:p>
          </table:table-cell>
          <table:table-cell office:value-type="percentage" office:value="0.882841956">
            <text:p>88.28%</text:p>
          </table:table-cell>
          <table:table-cell office:value-type="percentage" office:value="0.91194014">
            <text:p>91.19%</text:p>
          </table:table-cell>
          <table:table-cell office:value-type="float" office:value="163437">
            <text:p>163437</text:p>
          </table:table-cell>
          <table:table-cell office:value-type="float" office:value="185126">
            <text:p>18512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Person&gt; <text:s text:c="2"/>=&gt; ?a <text:s/>rdf:type <text:s/>&lt;wordnet_person_100007846&gt;</text:p>
          </table:table-cell>
          <table:table-cell office:value-type="float" office:value="0.022284719">
            <text:p>0.022284719</text:p>
          </table:table-cell>
          <table:table-cell office:value-type="float" office:value="0.076527214">
            <text:p>0.076527214</text:p>
          </table:table-cell>
          <table:table-cell office:value-type="percentage" office:value="0.544469674">
            <text:p>54.45%</text:p>
          </table:table-cell>
          <table:table-cell office:value-type="percentage" office:value="0.887175482">
            <text:p>88.72%</text:p>
          </table:table-cell>
          <table:table-cell office:value-type="float" office:value="415781">
            <text:p>415781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xmlns.com/foaf/0.1/Person&gt; <text:s text:c="2"/>=&gt; ?a <text:s/>rdf:type <text:s/>&lt;wordnet_person_100007846&gt;</text:p>
          </table:table-cell>
          <table:table-cell office:value-type="float" office:value="0.022284719">
            <text:p>0.022284719</text:p>
          </table:table-cell>
          <table:table-cell office:value-type="float" office:value="0.076527214">
            <text:p>0.076527214</text:p>
          </table:table-cell>
          <table:table-cell office:value-type="percentage" office:value="0.544469674">
            <text:p>54.45%</text:p>
          </table:table-cell>
          <table:table-cell office:value-type="percentage" office:value="0.887175482">
            <text:p>88.72%</text:p>
          </table:table-cell>
          <table:table-cell office:value-type="float" office:value="415781">
            <text:p>415781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schema.org/Person&gt; <text:s text:c="2"/>=&gt; ?a <text:s/>rdf:type <text:s/>&lt;wordnet_person_100007846&gt;</text:p>
          </table:table-cell>
          <table:table-cell office:value-type="float" office:value="0.022284719">
            <text:p>0.022284719</text:p>
          </table:table-cell>
          <table:table-cell office:value-type="float" office:value="0.076527214">
            <text:p>0.076527214</text:p>
          </table:table-cell>
          <table:table-cell office:value-type="percentage" office:value="0.544469674">
            <text:p>54.45%</text:p>
          </table:table-cell>
          <table:table-cell office:value-type="percentage" office:value="0.887175482">
            <text:p>88.72%</text:p>
          </table:table-cell>
          <table:table-cell office:value-type="float" office:value="415781">
            <text:p>415781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SoccerPlayer&gt; <text:s text:c="2"/>=&gt; ?a <text:s/>rdf:type <text:s/>&lt;wordnet_player_110439851&gt;</text:p>
          </table:table-cell>
          <table:table-cell office:value-type="float" office:value="0.003654689">
            <text:p>0.003654689</text:p>
          </table:table-cell>
          <table:table-cell office:value-type="float" office:value="0.012550448">
            <text:p>0.012550448</text:p>
          </table:table-cell>
          <table:table-cell office:value-type="percentage" office:value="0.837299541">
            <text:p>83.73%</text:p>
          </table:table-cell>
          <table:table-cell office:value-type="percentage" office:value="0.872248161">
            <text:p>87.22%</text:p>
          </table:table-cell>
          <table:table-cell office:value-type="float" office:value="68188">
            <text:p>68188</text:p>
          </table:table-cell>
          <table:table-cell office:value-type="float" office:value="81438">
            <text:p>8143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Athlete&gt; <text:s text:c="2"/>=&gt; ?a <text:s/>rdf:type <text:s/>&lt;wordnet_player_110439851&gt;</text:p>
          </table:table-cell>
          <table:table-cell office:value-type="float" office:value="0.006832738">
            <text:p>0.006832738</text:p>
          </table:table-cell>
          <table:table-cell office:value-type="float" office:value="0.02346408">
            <text:p>0.02346408</text:p>
          </table:table-cell>
          <table:table-cell office:value-type="percentage" office:value="0.688628286">
            <text:p>68.86%</text:p>
          </table:table-cell>
          <table:table-cell office:value-type="percentage" office:value="0.71132525">
            <text:p>71.13%</text:p>
          </table:table-cell>
          <table:table-cell office:value-type="float" office:value="127483">
            <text:p>127483</text:p>
          </table:table-cell>
          <table:table-cell office:value-type="float" office:value="185126">
            <text:p>18512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MusicalWork&gt; <text:s text:c="2"/>=&gt; ?a <text:s/>rdf:type <text:s/>&lt;wordnet_album_106591815&gt;</text:p>
          </table:table-cell>
          <table:table-cell office:value-type="float" office:value="0.004768065">
            <text:p>0.004768065</text:p>
          </table:table-cell>
          <table:table-cell office:value-type="float" office:value="0.016373854">
            <text:p>0.016373854</text:p>
          </table:table-cell>
          <table:table-cell office:value-type="percentage" office:value="0.559256931">
            <text:p>55.93%</text:p>
          </table:table-cell>
          <table:table-cell office:value-type="percentage" office:value="0.6826141">
            <text:p>68.26%</text:p>
          </table:table-cell>
          <table:table-cell office:value-type="float" office:value="88961">
            <text:p>88961</text:p>
          </table:table-cell>
          <table:table-cell office:value-type="float" office:value="159070">
            <text:p>15907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Village&gt; <text:s text:c="2"/>=&gt; ?a <text:s/>rdf:type <text:s/>&lt;wordnet_village_108672738&gt;</text:p>
          </table:table-cell>
          <table:table-cell office:value-type="float" office:value="0.003234112">
            <text:p>0.003234112</text:p>
          </table:table-cell>
          <table:table-cell office:value-type="float" office:value="0.011106156">
            <text:p>0.011106156</text:p>
          </table:table-cell>
          <table:table-cell office:value-type="percentage" office:value="0.65192636">
            <text:p>65.19%</text:p>
          </table:table-cell>
          <table:table-cell office:value-type="percentage" office:value="0.671686982">
            <text:p>67.17%</text:p>
          </table:table-cell>
          <table:table-cell office:value-type="float" office:value="60341">
            <text:p>60341</text:p>
          </table:table-cell>
          <table:table-cell office:value-type="float" office:value="92558">
            <text:p>925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Agent&gt; <text:s text:c="2"/>=&gt; ?a <text:s/>rdf:type <text:s/>&lt;wordnet_person_100007846&gt;</text:p>
          </table:table-cell>
          <table:table-cell office:value-type="float" office:value="0.022344373">
            <text:p>0.022344373</text:p>
          </table:table-cell>
          <table:table-cell office:value-type="float" office:value="0.076732069">
            <text:p>0.076732069</text:p>
          </table:table-cell>
          <table:table-cell office:value-type="percentage" office:value="0.43586457">
            <text:p>43.59%</text:p>
          </table:table-cell>
          <table:table-cell office:value-type="percentage" office:value="0.657857239">
            <text:p>65.79%</text:p>
          </table:table-cell>
          <table:table-cell office:value-type="float" office:value="416894">
            <text:p>416894</text:p>
          </table:table-cell>
          <table:table-cell office:value-type="float" office:value="956476">
            <text:p>9564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Settlement&gt; <text:s text:c="2"/>=&gt; ?a <text:s/>rdf:type <text:s/>&lt;wordnet_administrative_district_108491826&gt;</text:p>
          </table:table-cell>
          <table:table-cell office:value-type="float" office:value="0.010568896">
            <text:p>0.010568896</text:p>
          </table:table-cell>
          <table:table-cell office:value-type="float" office:value="0.036294294">
            <text:p>0.036294294</text:p>
          </table:table-cell>
          <table:table-cell office:value-type="percentage" office:value="0.565811598">
            <text:p>56.58%</text:p>
          </table:table-cell>
          <table:table-cell office:value-type="percentage" office:value="0.598735069">
            <text:p>59.87%</text:p>
          </table:table-cell>
          <table:table-cell office:value-type="float" office:value="197191">
            <text:p>197191</text:p>
          </table:table-cell>
          <table:table-cell office:value-type="float" office:value="348510">
            <text:p>34851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PopulatedPlace&gt; <text:s text:c="2"/>=&gt; ?a <text:s/>rdf:type <text:s/>&lt;wordnet_administrative_district_108491826&gt;</text:p>
          </table:table-cell>
          <table:table-cell office:value-type="float" office:value="0.010582509">
            <text:p>0.010582509</text:p>
          </table:table-cell>
          <table:table-cell office:value-type="float" office:value="0.036341044">
            <text:p>0.036341044</text:p>
          </table:table-cell>
          <table:table-cell office:value-type="percentage" office:value="0.509990856">
            <text:p>51.00%</text:p>
          </table:table-cell>
          <table:table-cell office:value-type="percentage" office:value="0.542143863">
            <text:p>54.21%</text:p>
          </table:table-cell>
          <table:table-cell office:value-type="float" office:value="197445">
            <text:p>197445</text:p>
          </table:table-cell>
          <table:table-cell office:value-type="float" office:value="387154">
            <text:p>3871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Athlete&gt; <text:s text:c="2"/>=&gt; ?a <text:s/>rdf:type <text:s/>&lt;wordnet_football_player_110101634&gt;</text:p>
          </table:table-cell>
          <table:table-cell office:value-type="float" office:value="0.00500191">
            <text:p>0.00500191</text:p>
          </table:table-cell>
          <table:table-cell office:value-type="float" office:value="0.017176893">
            <text:p>0.017176893</text:p>
          </table:table-cell>
          <table:table-cell office:value-type="percentage" office:value="0.504110714">
            <text:p>50.41%</text:p>
          </table:table-cell>
          <table:table-cell office:value-type="percentage" office:value="0.520726039">
            <text:p>52.07%</text:p>
          </table:table-cell>
          <table:table-cell office:value-type="float" office:value="93324">
            <text:p>93324</text:p>
          </table:table-cell>
          <table:table-cell office:value-type="float" office:value="185126">
            <text:p>18512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Settlement&gt; <text:s text:c="2"/>=&gt; ?a <text:s/>rdf:type <text:s/>&lt;wordnet_site_108651247&gt;</text:p>
          </table:table-cell>
          <table:table-cell office:value-type="float" office:value="0.00755732">
            <text:p>0.00755732</text:p>
          </table:table-cell>
          <table:table-cell office:value-type="float" office:value="0.025952341">
            <text:p>0.025952341</text:p>
          </table:table-cell>
          <table:table-cell office:value-type="percentage" office:value="0.404585234">
            <text:p>40.46%</text:p>
          </table:table-cell>
          <table:table-cell office:value-type="percentage" office:value="0.428127258">
            <text:p>42.81%</text:p>
          </table:table-cell>
          <table:table-cell office:value-type="float" office:value="141002">
            <text:p>141002</text:p>
          </table:table-cell>
          <table:table-cell office:value-type="float" office:value="348510">
            <text:p>34851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PopulatedPlace&gt; <text:s text:c="2"/>=&gt; ?a <text:s/>rdf:type <text:s/>&lt;wordnet_site_108651247&gt;</text:p>
          </table:table-cell>
          <table:table-cell office:value-type="float" office:value="0.007767689">
            <text:p>0.007767689</text:p>
          </table:table-cell>
          <table:table-cell office:value-type="float" office:value="0.026674763">
            <text:p>0.026674763</text:p>
          </table:table-cell>
          <table:table-cell office:value-type="percentage" office:value="0.37433941">
            <text:p>37.43%</text:p>
          </table:table-cell>
          <table:table-cell office:value-type="percentage" office:value="0.397940103">
            <text:p>39.79%</text:p>
          </table:table-cell>
          <table:table-cell office:value-type="float" office:value="144927">
            <text:p>144927</text:p>
          </table:table-cell>
          <table:table-cell office:value-type="float" office:value="387154">
            <text:p>3871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rdf:type <text:s/>&lt;wordnet_person_100007846&gt; <text:s text:c="2"/>=&gt; ?a <text:s/>&lt;dbo:itype&gt; <text:s/>&lt;dbo:Athlete&gt;</text:p>
          </table:table-cell>
          <table:table-cell office:value-type="float" office:value="0.008759774">
            <text:p>0.008759774</text:p>
          </table:table-cell>
          <table:table-cell office:value-type="float" office:value="0.012358154">
            <text:p>0.012358154</text:p>
          </table:table-cell>
          <table:table-cell office:value-type="percentage" office:value="0.200817587">
            <text:p>20.08%</text:p>
          </table:table-cell>
          <table:table-cell office:value-type="percentage" office:value="0.391634717">
            <text:p>39.16%</text:p>
          </table:table-cell>
          <table:table-cell office:value-type="float" office:value="163437">
            <text:p>163437</text:p>
          </table:table-cell>
          <table:table-cell office:value-type="float" office:value="813858">
            <text:p>81385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Place&gt; <text:s text:c="2"/>=&gt; ?a <text:s/>rdf:type <text:s/>&lt;wordnet_administrative_district_108491826&gt;</text:p>
          </table:table-cell>
          <table:table-cell office:value-type="float" office:value="0.010584921">
            <text:p>0.010584921</text:p>
          </table:table-cell>
          <table:table-cell office:value-type="float" office:value="0.036349327">
            <text:p>0.036349327</text:p>
          </table:table-cell>
          <table:table-cell office:value-type="percentage" office:value="0.344833607">
            <text:p>34.48%</text:p>
          </table:table-cell>
          <table:table-cell office:value-type="percentage" office:value="0.377348036">
            <text:p>37.73%</text:p>
          </table:table-cell>
          <table:table-cell office:value-type="float" office:value="197490">
            <text:p>197490</text:p>
          </table:table-cell>
          <table:table-cell office:value-type="float" office:value="572711">
            <text:p>57271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schema.org/Place&gt; <text:s text:c="2"/>=&gt; ?a <text:s/>rdf:type <text:s/>&lt;wordnet_administrative_district_108491826&gt;</text:p>
          </table:table-cell>
          <table:table-cell office:value-type="float" office:value="0.010584921">
            <text:p>0.010584921</text:p>
          </table:table-cell>
          <table:table-cell office:value-type="float" office:value="0.036349327">
            <text:p>0.036349327</text:p>
          </table:table-cell>
          <table:table-cell office:value-type="percentage" office:value="0.344833607">
            <text:p>34.48%</text:p>
          </table:table-cell>
          <table:table-cell office:value-type="percentage" office:value="0.377348036">
            <text:p>37.73%</text:p>
          </table:table-cell>
          <table:table-cell office:value-type="float" office:value="197490">
            <text:p>197490</text:p>
          </table:table-cell>
          <table:table-cell office:value-type="float" office:value="572711">
            <text:p>57271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schema.org/CreativeWork&gt; <text:s text:c="2"/>=&gt; ?a <text:s/>rdf:type <text:s/>&lt;wordnet_album_106591815&gt;</text:p>
          </table:table-cell>
          <table:table-cell office:value-type="float" office:value="0.00483951">
            <text:p>0.00483951</text:p>
          </table:table-cell>
          <table:table-cell office:value-type="float" office:value="0.016619202">
            <text:p>0.016619202</text:p>
          </table:table-cell>
          <table:table-cell office:value-type="percentage" office:value="0.270935103">
            <text:p>27.09%</text:p>
          </table:table-cell>
          <table:table-cell office:value-type="percentage" office:value="0.341630628">
            <text:p>34.16%</text:p>
          </table:table-cell>
          <table:table-cell office:value-type="float" office:value="90294">
            <text:p>90294</text:p>
          </table:table-cell>
          <table:table-cell office:value-type="float" office:value="333268">
            <text:p>33326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Work&gt; <text:s text:c="2"/>=&gt; ?a <text:s/>rdf:type <text:s/>&lt;wordnet_album_106591815&gt;</text:p>
          </table:table-cell>
          <table:table-cell office:value-type="float" office:value="0.00483951">
            <text:p>0.00483951</text:p>
          </table:table-cell>
          <table:table-cell office:value-type="float" office:value="0.016619202">
            <text:p>0.016619202</text:p>
          </table:table-cell>
          <table:table-cell office:value-type="percentage" office:value="0.270935103">
            <text:p>27.09%</text:p>
          </table:table-cell>
          <table:table-cell office:value-type="percentage" office:value="0.341630628">
            <text:p>34.16%</text:p>
          </table:table-cell>
          <table:table-cell office:value-type="float" office:value="90294">
            <text:p>90294</text:p>
          </table:table-cell>
          <table:table-cell office:value-type="float" office:value="333268">
            <text:p>33326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Person&gt; <text:s text:c="2"/>=&gt; ?a <text:s/>rdf:type <text:s/>&lt;wordnet_player_110439851&gt;</text:p>
          </table:table-cell>
          <table:table-cell office:value-type="float" office:value="0.007529932">
            <text:p>0.007529932</text:p>
          </table:table-cell>
          <table:table-cell office:value-type="float" office:value="0.025858288">
            <text:p>0.025858288</text:p>
          </table:table-cell>
          <table:table-cell office:value-type="percentage" office:value="0.18397447">
            <text:p>18.40%</text:p>
          </table:table-cell>
          <table:table-cell office:value-type="percentage" office:value="0.299773608">
            <text:p>29.98%</text:p>
          </table:table-cell>
          <table:table-cell office:value-type="float" office:value="140491">
            <text:p>140491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xmlns.com/foaf/0.1/Person&gt; <text:s text:c="2"/>=&gt; ?a <text:s/>rdf:type <text:s/>&lt;wordnet_player_110439851&gt;</text:p>
          </table:table-cell>
          <table:table-cell office:value-type="float" office:value="0.007529932">
            <text:p>0.007529932</text:p>
          </table:table-cell>
          <table:table-cell office:value-type="float" office:value="0.025858288">
            <text:p>0.025858288</text:p>
          </table:table-cell>
          <table:table-cell office:value-type="percentage" office:value="0.18397447">
            <text:p>18.40%</text:p>
          </table:table-cell>
          <table:table-cell office:value-type="percentage" office:value="0.299773608">
            <text:p>29.98%</text:p>
          </table:table-cell>
          <table:table-cell office:value-type="float" office:value="140491">
            <text:p>140491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schema.org/Person&gt; <text:s text:c="2"/>=&gt; ?a <text:s/>rdf:type <text:s/>&lt;wordnet_player_110439851&gt;</text:p>
          </table:table-cell>
          <table:table-cell office:value-type="float" office:value="0.007529932">
            <text:p>0.007529932</text:p>
          </table:table-cell>
          <table:table-cell office:value-type="float" office:value="0.025858288">
            <text:p>0.025858288</text:p>
          </table:table-cell>
          <table:table-cell office:value-type="percentage" office:value="0.18397447">
            <text:p>18.40%</text:p>
          </table:table-cell>
          <table:table-cell office:value-type="percentage" office:value="0.299773608">
            <text:p>29.98%</text:p>
          </table:table-cell>
          <table:table-cell office:value-type="float" office:value="140491">
            <text:p>140491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schema.org/Place&gt; <text:s text:c="2"/>=&gt; ?a <text:s/>rdf:type <text:s/>&lt;wordnet_site_108651247&gt;</text:p>
          </table:table-cell>
          <table:table-cell office:value-type="float" office:value="0.007968464">
            <text:p>0.007968464</text:p>
          </table:table-cell>
          <table:table-cell office:value-type="float" office:value="0.027364239">
            <text:p>0.027364239</text:p>
          </table:table-cell>
          <table:table-cell office:value-type="percentage" office:value="0.259595154">
            <text:p>25.96%</text:p>
          </table:table-cell>
          <table:table-cell office:value-type="percentage" office:value="0.284072432">
            <text:p>28.41%</text:p>
          </table:table-cell>
          <table:table-cell office:value-type="float" office:value="148673">
            <text:p>148673</text:p>
          </table:table-cell>
          <table:table-cell office:value-type="float" office:value="572711">
            <text:p>57271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Place&gt; <text:s text:c="2"/>=&gt; ?a <text:s/>rdf:type <text:s/>&lt;wordnet_site_108651247&gt;</text:p>
          </table:table-cell>
          <table:table-cell office:value-type="float" office:value="0.007968464">
            <text:p>0.007968464</text:p>
          </table:table-cell>
          <table:table-cell office:value-type="float" office:value="0.027364239">
            <text:p>0.027364239</text:p>
          </table:table-cell>
          <table:table-cell office:value-type="percentage" office:value="0.259595154">
            <text:p>25.96%</text:p>
          </table:table-cell>
          <table:table-cell office:value-type="percentage" office:value="0.284072432">
            <text:p>28.41%</text:p>
          </table:table-cell>
          <table:table-cell office:value-type="float" office:value="148673">
            <text:p>148673</text:p>
          </table:table-cell>
          <table:table-cell office:value-type="float" office:value="572711">
            <text:p>57271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PopulatedPlace&gt; <text:s text:c="2"/>=&gt; ?a <text:s/>rdf:type <text:s/>&lt;wordnet_village_108672738&gt;</text:p>
          </table:table-cell>
          <table:table-cell office:value-type="float" office:value="0.005001642">
            <text:p>0.005001642</text:p>
          </table:table-cell>
          <table:table-cell office:value-type="float" office:value="0.017175973">
            <text:p>0.017175973</text:p>
          </table:table-cell>
          <table:table-cell office:value-type="percentage" office:value="0.24103845">
            <text:p>24.10%</text:p>
          </table:table-cell>
          <table:table-cell office:value-type="percentage" office:value="0.256235018">
            <text:p>25.62%</text:p>
          </table:table-cell>
          <table:table-cell office:value-type="float" office:value="93319">
            <text:p>93319</text:p>
          </table:table-cell>
          <table:table-cell office:value-type="float" office:value="387154">
            <text:p>3871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Settlement&gt; <text:s text:c="2"/>=&gt; ?a <text:s/>rdf:type <text:s/>&lt;wordnet_village_108672738&gt;</text:p>
          </table:table-cell>
          <table:table-cell office:value-type="float" office:value="0.00451782">
            <text:p>0.00451782</text:p>
          </table:table-cell>
          <table:table-cell office:value-type="float" office:value="0.015514494">
            <text:p>0.015514494</text:p>
          </table:table-cell>
          <table:table-cell office:value-type="percentage" office:value="0.241863935">
            <text:p>24.19%</text:p>
          </table:table-cell>
          <table:table-cell office:value-type="percentage" office:value="0.255937525">
            <text:p>25.59%</text:p>
          </table:table-cell>
          <table:table-cell office:value-type="float" office:value="84292">
            <text:p>84292</text:p>
          </table:table-cell>
          <table:table-cell office:value-type="float" office:value="348510">
            <text:p>34851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xmlns.com/foaf/0.1/Person&gt; <text:s text:c="2"/>=&gt; ?a <text:s/>rdf:type <text:s/>&lt;wordnet_football_player_110101634&gt;</text:p>
          </table:table-cell>
          <table:table-cell office:value-type="float" office:value="0.005694708">
            <text:p>0.005694708</text:p>
          </table:table-cell>
          <table:table-cell office:value-type="float" office:value="0.019556008">
            <text:p>0.019556008</text:p>
          </table:table-cell>
          <table:table-cell office:value-type="percentage" office:value="0.139135513">
            <text:p>13.91%</text:p>
          </table:table-cell>
          <table:table-cell office:value-type="percentage" office:value="0.226711646">
            <text:p>22.67%</text:p>
          </table:table-cell>
          <table:table-cell office:value-type="float" office:value="106250">
            <text:p>106250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Person&gt; <text:s text:c="2"/>=&gt; ?a <text:s/>rdf:type <text:s/>&lt;wordnet_football_player_110101634&gt;</text:p>
          </table:table-cell>
          <table:table-cell office:value-type="float" office:value="0.005694708">
            <text:p>0.005694708</text:p>
          </table:table-cell>
          <table:table-cell office:value-type="float" office:value="0.019556008">
            <text:p>0.019556008</text:p>
          </table:table-cell>
          <table:table-cell office:value-type="percentage" office:value="0.139135513">
            <text:p>13.91%</text:p>
          </table:table-cell>
          <table:table-cell office:value-type="percentage" office:value="0.226711646">
            <text:p>22.67%</text:p>
          </table:table-cell>
          <table:table-cell office:value-type="float" office:value="106250">
            <text:p>106250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schema.org/Person&gt; <text:s text:c="2"/>=&gt; ?a <text:s/>rdf:type <text:s/>&lt;wordnet_football_player_110101634&gt;</text:p>
          </table:table-cell>
          <table:table-cell office:value-type="float" office:value="0.005694708">
            <text:p>0.005694708</text:p>
          </table:table-cell>
          <table:table-cell office:value-type="float" office:value="0.019556008">
            <text:p>0.019556008</text:p>
          </table:table-cell>
          <table:table-cell office:value-type="percentage" office:value="0.139135513">
            <text:p>13.91%</text:p>
          </table:table-cell>
          <table:table-cell office:value-type="percentage" office:value="0.226711646">
            <text:p>22.67%</text:p>
          </table:table-cell>
          <table:table-cell office:value-type="float" office:value="106250">
            <text:p>106250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Agent&gt; <text:s text:c="2"/>=&gt; ?a <text:s/>rdf:type <text:s/>&lt;wordnet_player_110439851&gt;</text:p>
          </table:table-cell>
          <table:table-cell office:value-type="float" office:value="0.007530628">
            <text:p>0.007530628</text:p>
          </table:table-cell>
          <table:table-cell office:value-type="float" office:value="0.025860681">
            <text:p>0.025860681</text:p>
          </table:table-cell>
          <table:table-cell office:value-type="percentage" office:value="0.14689757">
            <text:p>14.69%</text:p>
          </table:table-cell>
          <table:table-cell office:value-type="percentage" office:value="0.221714809">
            <text:p>22.17%</text:p>
          </table:table-cell>
          <table:table-cell office:value-type="float" office:value="140504">
            <text:p>140504</text:p>
          </table:table-cell>
          <table:table-cell office:value-type="float" office:value="956476">
            <text:p>9564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Place&gt; <text:s text:c="2"/>=&gt; ?a <text:s/>rdf:type <text:s/>&lt;wordnet_village_108672738&gt;</text:p>
          </table:table-cell>
          <table:table-cell office:value-type="float" office:value="0.005005983">
            <text:p>0.005005983</text:p>
          </table:table-cell>
          <table:table-cell office:value-type="float" office:value="0.017190881">
            <text:p>0.017190881</text:p>
          </table:table-cell>
          <table:table-cell office:value-type="percentage" office:value="0.163083999">
            <text:p>16.31%</text:p>
          </table:table-cell>
          <table:table-cell office:value-type="percentage" office:value="0.178461221">
            <text:p>17.85%</text:p>
          </table:table-cell>
          <table:table-cell office:value-type="float" office:value="93400">
            <text:p>93400</text:p>
          </table:table-cell>
          <table:table-cell office:value-type="float" office:value="572711">
            <text:p>57271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schema.org/Place&gt; <text:s text:c="2"/>=&gt; ?a <text:s/>rdf:type <text:s/>&lt;wordnet_village_108672738&gt;</text:p>
          </table:table-cell>
          <table:table-cell office:value-type="float" office:value="0.005005983">
            <text:p>0.005005983</text:p>
          </table:table-cell>
          <table:table-cell office:value-type="float" office:value="0.017190881">
            <text:p>0.017190881</text:p>
          </table:table-cell>
          <table:table-cell office:value-type="percentage" office:value="0.163083999">
            <text:p>16.31%</text:p>
          </table:table-cell>
          <table:table-cell office:value-type="percentage" office:value="0.178461221">
            <text:p>17.85%</text:p>
          </table:table-cell>
          <table:table-cell office:value-type="float" office:value="93400">
            <text:p>93400</text:p>
          </table:table-cell>
          <table:table-cell office:value-type="float" office:value="572711">
            <text:p>57271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Agent&gt; <text:s text:c="2"/>=&gt; ?a <text:s/>rdf:type <text:s/>&lt;wordnet_football_player_110101634&gt;</text:p>
          </table:table-cell>
          <table:table-cell office:value-type="float" office:value="0.005694708">
            <text:p>0.005694708</text:p>
          </table:table-cell>
          <table:table-cell office:value-type="float" office:value="0.019556008">
            <text:p>0.019556008</text:p>
          </table:table-cell>
          <table:table-cell office:value-type="percentage" office:value="0.111084857">
            <text:p>11.11%</text:p>
          </table:table-cell>
          <table:table-cell office:value-type="percentage" office:value="0.167662119">
            <text:p>16.77%</text:p>
          </table:table-cell>
          <table:table-cell office:value-type="float" office:value="106250">
            <text:p>106250</text:p>
          </table:table-cell>
          <table:table-cell office:value-type="float" office:value="956476">
            <text:p>9564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Person&gt; <text:s text:c="2"/>=&gt; ?a <text:s/>rdf:type <text:s/>&lt;wordnet_alumnus_109786338&gt;</text:p>
          </table:table-cell>
          <table:table-cell office:value-type="float" office:value="0.003257587">
            <text:p>0.003257587</text:p>
          </table:table-cell>
          <table:table-cell office:value-type="float" office:value="0.011186773">
            <text:p>0.011186773</text:p>
          </table:table-cell>
          <table:table-cell office:value-type="percentage" office:value="0.079590752">
            <text:p>7.96%</text:p>
          </table:table-cell>
          <table:table-cell office:value-type="percentage" office:value="0.129687597">
            <text:p>12.97%</text:p>
          </table:table-cell>
          <table:table-cell office:value-type="float" office:value="60779">
            <text:p>60779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schema.org/Person&gt; <text:s text:c="2"/>=&gt; ?a <text:s/>rdf:type <text:s/>&lt;wordnet_alumnus_109786338&gt;</text:p>
          </table:table-cell>
          <table:table-cell office:value-type="float" office:value="0.003257587">
            <text:p>0.003257587</text:p>
          </table:table-cell>
          <table:table-cell office:value-type="float" office:value="0.011186773">
            <text:p>0.011186773</text:p>
          </table:table-cell>
          <table:table-cell office:value-type="percentage" office:value="0.079590752">
            <text:p>7.96%</text:p>
          </table:table-cell>
          <table:table-cell office:value-type="percentage" office:value="0.129687597">
            <text:p>12.97%</text:p>
          </table:table-cell>
          <table:table-cell office:value-type="float" office:value="60779">
            <text:p>60779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http://xmlns.com/foaf/0.1/Person&gt; <text:s text:c="2"/>=&gt; ?a <text:s/>rdf:type <text:s/>&lt;wordnet_alumnus_109786338&gt;</text:p>
          </table:table-cell>
          <table:table-cell office:value-type="float" office:value="0.003257587">
            <text:p>0.003257587</text:p>
          </table:table-cell>
          <table:table-cell office:value-type="float" office:value="0.011186773">
            <text:p>0.011186773</text:p>
          </table:table-cell>
          <table:table-cell office:value-type="percentage" office:value="0.079590752">
            <text:p>7.96%</text:p>
          </table:table-cell>
          <table:table-cell office:value-type="percentage" office:value="0.129687597">
            <text:p>12.97%</text:p>
          </table:table-cell>
          <table:table-cell office:value-type="float" office:value="60779">
            <text:p>60779</text:p>
          </table:table-cell>
          <table:table-cell office:value-type="float" office:value="763644">
            <text:p>76364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type&gt; <text:s/>&lt;dbo:Agent&gt; <text:s text:c="2"/>=&gt; ?a <text:s/>rdf:type <text:s/>&lt;wordnet_alumnus_109786338&gt;</text:p>
          </table:table-cell>
          <table:table-cell office:value-type="float" office:value="0.003262358">
            <text:p>0.003262358</text:p>
          </table:table-cell>
          <table:table-cell office:value-type="float" office:value="0.011203154">
            <text:p>0.011203154</text:p>
          </table:table-cell>
          <table:table-cell office:value-type="percentage" office:value="0.06363777">
            <text:p>6.36%</text:p>
          </table:table-cell>
          <table:table-cell office:value-type="percentage" office:value="0.096049486">
            <text:p>9.60%</text:p>
          </table:table-cell>
          <table:table-cell office:value-type="float" office:value="60868">
            <text:p>60868</text:p>
          </table:table-cell>
          <table:table-cell office:value-type="float" office:value="956476">
            <text:p>956476</text:p>
          </table:table-cell>
          <table:table-cell office:value-type="string">
            <text:p>?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6/28/2013</text:date>, <text:time>14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Galárraga</meta:initial-creator>
    <meta:creation-date>2013-06-28T14:44:24</meta:creation-date>
    <dc:date>2013-06-28T14:48:52</dc:date>
    <dc:creator>Luis Galárraga</dc:creator>
    <meta:editing-duration>PT00H04M28S</meta:editing-duration>
    <meta:editing-cycles>5</meta:editing-cycles>
    <meta:generator>OpenOffice.org/3.2$Unix OpenOffice.org_project/320m19$Build-9505</meta:generator>
    <meta:document-statistic meta:table-count="4" meta:cell-count="7200" meta:object-count="0"/>
  </office:meta>
</office:document-meta>
</file>